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23mm"/>
    </style:style>
    <style:style style:name="co4" style:family="table-column">
      <style:table-column-properties fo:break-before="auto" style:column-width="12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Close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e N</text:p>
          </table:table-cell>
          <table:table-cell office:value-type="string" calcext:value-type="string">
            <text:p>Close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office:value-type="float" office:value="167200" calcext:value-type="float">
            <text:p>167200</text:p>
          </table:table-cell>
          <table:table-cell table:formula="of:=([.D2]-MIN([.$D$2:.$D$263]))/(MAX([.$D$2:.$D$263])-MIN([.$D$2:.$D$263]))" office:value-type="float" office:value="0.0152078804471408" calcext:value-type="float">
            <text:p>0.0152078804</text:p>
          </table:table-cell>
          <table:table-cell table:style-name="ce2" table:formula="of:=([.B2]-MIN([.$B$2:.$B$263]))/(MAX([.$B$2:.$B$263])-MIN([.$B$2:.$B$263]))" office:value-type="float" office:value="0.277227722772277" calcext:value-type="float">
            <text:p>0.2772277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84.5" calcext:value-type="float">
            <text:p>84.5</text:p>
          </table:table-cell>
          <table:table-cell office:value-type="float" office:value="0" calcext:value-type="float">
            <text:p>0</text:p>
          </table:table-cell>
          <table:table-cell office:value-type="float" office:value="49400" calcext:value-type="float">
            <text:p>49400</text:p>
          </table:table-cell>
          <table:table-cell table:formula="of:=([.D3]-MIN([.$D$2:.$D$263]))/(MAX([.$D$2:.$D$263])-MIN([.$D$2:.$D$263]))" office:value-type="float" office:value="0.00449323740483705" calcext:value-type="float">
            <text:p>0.0044932374</text:p>
          </table:table-cell>
          <table:table-cell table:style-name="ce2" table:formula="of:=([.B3]-MIN([.$B$2:.$B$263]))/(MAX([.$B$2:.$B$263])-MIN([.$B$2:.$B$263]))" office:value-type="float" office:value="0.237623762376238" calcext:value-type="float">
            <text:p>0.23762376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5.5" calcext:value-type="float">
            <text:p>85.5</text:p>
          </table:table-cell>
          <table:table-cell office:value-type="float" office:value="0" calcext:value-type="float">
            <text:p>0</text:p>
          </table:table-cell>
          <table:table-cell office:value-type="float" office:value="219200" calcext:value-type="float">
            <text:p>219200</text:p>
          </table:table-cell>
          <table:table-cell table:formula="of:=([.D4]-MIN([.$D$2:.$D$263]))/(MAX([.$D$2:.$D$263])-MIN([.$D$2:.$D$263]))" office:value-type="float" office:value="0.0199376040311798" calcext:value-type="float">
            <text:p>0.019937604</text:p>
          </table:table-cell>
          <table:table-cell table:style-name="ce2" table:formula="of:=([.B4]-MIN([.$B$2:.$B$263]))/(MAX([.$B$2:.$B$263])-MIN([.$B$2:.$B$263]))" office:value-type="float" office:value="0.277227722772277" calcext:value-type="float">
            <text:p>0.2772277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380000" calcext:value-type="float">
            <text:p>380000</text:p>
          </table:table-cell>
          <table:table-cell table:formula="of:=([.D5]-MIN([.$D$2:.$D$263]))/(MAX([.$D$2:.$D$263])-MIN([.$D$2:.$D$263]))" office:value-type="float" office:value="0.0345633646525927" calcext:value-type="float">
            <text:p>0.0345633647</text:p>
          </table:table-cell>
          <table:table-cell table:style-name="ce2" table:formula="of:=([.B5]-MIN([.$B$2:.$B$263]))/(MAX([.$B$2:.$B$263])-MIN([.$B$2:.$B$263]))" office:value-type="float" office:value="0.297029702970297" calcext:value-type="float">
            <text:p>0.2970297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60800" calcext:value-type="float">
            <text:p>260800</text:p>
          </table:table-cell>
          <table:table-cell table:formula="of:=([.D6]-MIN([.$D$2:.$D$263]))/(MAX([.$D$2:.$D$263])-MIN([.$D$2:.$D$263]))" office:value-type="float" office:value="0.023721382898411" calcext:value-type="float">
            <text:p>0.0237213829</text:p>
          </table:table-cell>
          <table:table-cell table:style-name="ce2" table:formula="of:=([.B6]-MIN([.$B$2:.$B$263]))/(MAX([.$B$2:.$B$263])-MIN([.$B$2:.$B$263]))" office:value-type="float" office:value="0.217821782178218" calcext:value-type="float">
            <text:p>0.21782178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85.25" calcext:value-type="float">
            <text:p>85.25</text:p>
          </table:table-cell>
          <table:table-cell office:value-type="float" office:value="0" calcext:value-type="float">
            <text:p>0</text:p>
          </table:table-cell>
          <table:table-cell office:value-type="float" office:value="272000" calcext:value-type="float">
            <text:p>272000</text:p>
          </table:table-cell>
          <table:table-cell table:formula="of:=([.D7]-MIN([.$D$2:.$D$263]))/(MAX([.$D$2:.$D$263])-MIN([.$D$2:.$D$263]))" office:value-type="float" office:value="0.0247400925934348" calcext:value-type="float">
            <text:p>0.0247400926</text:p>
          </table:table-cell>
          <table:table-cell table:style-name="ce2" table:formula="of:=([.B7]-MIN([.$B$2:.$B$263]))/(MAX([.$B$2:.$B$263])-MIN([.$B$2:.$B$263]))" office:value-type="float" office:value="0.267326732673267" calcext:value-type="float">
            <text:p>0.26732673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89400" calcext:value-type="float">
            <text:p>489400</text:p>
          </table:table-cell>
          <table:table-cell table:formula="of:=([.D8]-MIN([.$D$2:.$D$263]))/(MAX([.$D$2:.$D$263])-MIN([.$D$2:.$D$263]))" office:value-type="float" office:value="0.0445139754236286" calcext:value-type="float">
            <text:p>0.0445139754</text:p>
          </table:table-cell>
          <table:table-cell table:style-name="ce2" table:formula="of:=([.B8]-MIN([.$B$2:.$B$263]))/(MAX([.$B$2:.$B$263])-MIN([.$B$2:.$B$263]))" office:value-type="float" office:value="0.257425742574257" calcext:value-type="float">
            <text:p>0.25742574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5.75" calcext:value-type="float">
            <text:p>85.75</text:p>
          </table:table-cell>
          <table:table-cell office:value-type="float" office:value="0" calcext:value-type="float">
            <text:p>0</text:p>
          </table:table-cell>
          <table:table-cell office:value-type="float" office:value="97100" calcext:value-type="float">
            <text:p>97100</text:p>
          </table:table-cell>
          <table:table-cell table:formula="of:=([.D9]-MIN([.$D$2:.$D$263]))/(MAX([.$D$2:.$D$263])-MIN([.$D$2:.$D$263]))" office:value-type="float" office:value="0.00883184923096514" calcext:value-type="float">
            <text:p>0.0088318492</text:p>
          </table:table-cell>
          <table:table-cell table:style-name="ce2" table:formula="of:=([.B9]-MIN([.$B$2:.$B$263]))/(MAX([.$B$2:.$B$263])-MIN([.$B$2:.$B$263]))" office:value-type="float" office:value="0.287128712871287" calcext:value-type="float">
            <text:p>0.28712871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22000" calcext:value-type="float">
            <text:p>822000</text:p>
          </table:table-cell>
          <table:table-cell table:formula="of:=([.D10]-MIN([.$D$2:.$D$263]))/(MAX([.$D$2:.$D$263])-MIN([.$D$2:.$D$263]))" office:value-type="float" office:value="0.0747660151169242" calcext:value-type="float">
            <text:p>0.0747660151</text:p>
          </table:table-cell>
          <table:table-cell table:style-name="ce2" table:formula="of:=([.B10]-MIN([.$B$2:.$B$263]))/(MAX([.$B$2:.$B$263])-MIN([.$B$2:.$B$263]))" office:value-type="float" office:value="0.376237623762376" calcext:value-type="float">
            <text:p>0.37623762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94.25" calcext:value-type="float">
            <text:p>94.25</text:p>
          </table:table-cell>
          <table:table-cell office:value-type="float" office:value="0" calcext:value-type="float">
            <text:p>0</text:p>
          </table:table-cell>
          <table:table-cell office:value-type="float" office:value="11700" calcext:value-type="float">
            <text:p>11700</text:p>
          </table:table-cell>
          <table:table-cell table:formula="of:=([.D11]-MIN([.$D$2:.$D$263]))/(MAX([.$D$2:.$D$263])-MIN([.$D$2:.$D$263]))" office:value-type="float" office:value="0.00106418780640878" calcext:value-type="float">
            <text:p>0.0010641878</text:p>
          </table:table-cell>
          <table:table-cell table:style-name="ce2" table:formula="of:=([.B11]-MIN([.$B$2:.$B$263]))/(MAX([.$B$2:.$B$263])-MIN([.$B$2:.$B$263]))" office:value-type="float" office:value="0.623762376237624" calcext:value-type="float">
            <text:p>0.6237623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00" calcext:value-type="float">
            <text:p>22300</text:p>
          </table:table-cell>
          <table:table-cell table:formula="of:=([.D12]-MIN([.$D$2:.$D$263]))/(MAX([.$D$2:.$D$263])-MIN([.$D$2:.$D$263]))" office:value-type="float" office:value="0.00202832376777057" calcext:value-type="float">
            <text:p>0.0020283238</text:p>
          </table:table-cell>
          <table:table-cell table:style-name="ce2" table:formula="of:=([.B12]-MIN([.$B$2:.$B$263]))/(MAX([.$B$2:.$B$263])-MIN([.$B$2:.$B$263]))" office:value-type="float" office:value="0.653465346534653" calcext:value-type="float">
            <text:p>0.65346534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95.75" calcext:value-type="float">
            <text:p>95.75</text:p>
          </table:table-cell>
          <table:table-cell office:value-type="float" office:value="0" calcext:value-type="float">
            <text:p>0</text:p>
          </table:table-cell>
          <table:table-cell office:value-type="float" office:value="34700" calcext:value-type="float">
            <text:p>34700</text:p>
          </table:table-cell>
          <table:table-cell table:formula="of:=([.D13]-MIN([.$D$2:.$D$263]))/(MAX([.$D$2:.$D$263])-MIN([.$D$2:.$D$263]))" office:value-type="float" office:value="0.00315618093011833" calcext:value-type="float">
            <text:p>0.0031561809</text:p>
          </table:table-cell>
          <table:table-cell table:style-name="ce2" table:formula="of:=([.B13]-MIN([.$B$2:.$B$263]))/(MAX([.$B$2:.$B$263])-MIN([.$B$2:.$B$263]))" office:value-type="float" office:value="0.683168316831683" calcext:value-type="float">
            <text:p>0.68316831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93.75" calcext:value-type="float">
            <text:p>93.75</text:p>
          </table:table-cell>
          <table:table-cell office:value-type="float" office:value="0" calcext:value-type="float">
            <text:p>0</text:p>
          </table:table-cell>
          <table:table-cell office:value-type="float" office:value="38800" calcext:value-type="float">
            <text:p>38800</text:p>
          </table:table-cell>
          <table:table-cell table:formula="of:=([.D14]-MIN([.$D$2:.$D$263]))/(MAX([.$D$2:.$D$263])-MIN([.$D$2:.$D$263]))" office:value-type="float" office:value="0.00352910144347526" calcext:value-type="float">
            <text:p>0.0035291014</text:p>
          </table:table-cell>
          <table:table-cell table:style-name="ce2" table:formula="of:=([.B14]-MIN([.$B$2:.$B$263]))/(MAX([.$B$2:.$B$263])-MIN([.$B$2:.$B$263]))" office:value-type="float" office:value="0.603960396039604" calcext:value-type="float">
            <text:p>0.6039603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92.25" calcext:value-type="float">
            <text:p>92.25</text:p>
          </table:table-cell>
          <table:table-cell office:value-type="float" office:value="0" calcext:value-type="float">
            <text:p>0</text:p>
          </table:table-cell>
          <table:table-cell office:value-type="float" office:value="26400" calcext:value-type="float">
            <text:p>26400</text:p>
          </table:table-cell>
          <table:table-cell table:formula="of:=([.D15]-MIN([.$D$2:.$D$263]))/(MAX([.$D$2:.$D$263])-MIN([.$D$2:.$D$263]))" office:value-type="float" office:value="0.00240124428112749" calcext:value-type="float">
            <text:p>0.0024012443</text:p>
          </table:table-cell>
          <table:table-cell table:style-name="ce2" table:formula="of:=([.B15]-MIN([.$B$2:.$B$263]))/(MAX([.$B$2:.$B$263])-MIN([.$B$2:.$B$263]))" office:value-type="float" office:value="0.544554455445545" calcext:value-type="float">
            <text:p>0.54455445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92.75" calcext:value-type="float">
            <text:p>92.75</text:p>
          </table:table-cell>
          <table:table-cell office:value-type="float" office:value="0" calcext:value-type="float">
            <text:p>0</text:p>
          </table:table-cell>
          <table:table-cell office:value-type="float" office:value="18100" calcext:value-type="float">
            <text:p>18100</text:p>
          </table:table-cell>
          <table:table-cell table:formula="of:=([.D16]-MIN([.$D$2:.$D$263]))/(MAX([.$D$2:.$D$263])-MIN([.$D$2:.$D$263]))" office:value-type="float" office:value="0.00164630763213665" calcext:value-type="float">
            <text:p>0.0016463076</text:p>
          </table:table-cell>
          <table:table-cell table:style-name="ce2" table:formula="of:=([.B16]-MIN([.$B$2:.$B$263]))/(MAX([.$B$2:.$B$263])-MIN([.$B$2:.$B$263]))" office:value-type="float" office:value="0.564356435643564" calcext:value-type="float">
            <text:p>0.56435643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90.75" calcext:value-type="float">
            <text:p>90.75</text:p>
          </table:table-cell>
          <table:table-cell office:value-type="float" office:value="0" calcext:value-type="float">
            <text:p>0</text:p>
          </table:table-cell>
          <table:table-cell office:value-type="float" office:value="22700" calcext:value-type="float">
            <text:p>22700</text:p>
          </table:table-cell>
          <table:table-cell table:formula="of:=([.D17]-MIN([.$D$2:.$D$263]))/(MAX([.$D$2:.$D$263])-MIN([.$D$2:.$D$263]))" office:value-type="float" office:value="0.00206470625687856" calcext:value-type="float">
            <text:p>0.0020647063</text:p>
          </table:table-cell>
          <table:table-cell table:style-name="ce2" table:formula="of:=([.B17]-MIN([.$B$2:.$B$263]))/(MAX([.$B$2:.$B$263])-MIN([.$B$2:.$B$263]))" office:value-type="float" office:value="0.485148514851485" calcext:value-type="float">
            <text:p>0.48514851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88.75" calcext:value-type="float">
            <text:p>88.75</text:p>
          </table:table-cell>
          <table:table-cell office:value-type="float" office:value="0" calcext:value-type="float">
            <text:p>0</text:p>
          </table:table-cell>
          <table:table-cell office:value-type="float" office:value="24800" calcext:value-type="float">
            <text:p>24800</text:p>
          </table:table-cell>
          <table:table-cell table:formula="of:=([.D18]-MIN([.$D$2:.$D$263]))/(MAX([.$D$2:.$D$263])-MIN([.$D$2:.$D$263]))" office:value-type="float" office:value="0.00225571432469552" calcext:value-type="float">
            <text:p>0.0022557143</text:p>
          </table:table-cell>
          <table:table-cell table:style-name="ce2" table:formula="of:=([.B18]-MIN([.$B$2:.$B$263]))/(MAX([.$B$2:.$B$263])-MIN([.$B$2:.$B$263]))" office:value-type="float" office:value="0.405940594059406" calcext:value-type="float">
            <text:p>0.40594059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87.25" calcext:value-type="float">
            <text:p>87.25</text:p>
          </table:table-cell>
          <table:table-cell office:value-type="float" office:value="0" calcext:value-type="float">
            <text:p>0</text:p>
          </table:table-cell>
          <table:table-cell office:value-type="float" office:value="34100" calcext:value-type="float">
            <text:p>34100</text:p>
          </table:table-cell>
          <table:table-cell table:formula="of:=([.D19]-MIN([.$D$2:.$D$263]))/(MAX([.$D$2:.$D$263])-MIN([.$D$2:.$D$263]))" office:value-type="float" office:value="0.00310160719645635" calcext:value-type="float">
            <text:p>0.0031016072</text:p>
          </table:table-cell>
          <table:table-cell table:style-name="ce2" table:formula="of:=([.B19]-MIN([.$B$2:.$B$263]))/(MAX([.$B$2:.$B$263])-MIN([.$B$2:.$B$263]))" office:value-type="float" office:value="0.346534653465346" calcext:value-type="float">
            <text:p>0.34653465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88.75" calcext:value-type="float">
            <text:p>88.75</text:p>
          </table:table-cell>
          <table:table-cell office:value-type="float" office:value="0" calcext:value-type="float">
            <text:p>0</text:p>
          </table:table-cell>
          <table:table-cell office:value-type="float" office:value="24200" calcext:value-type="float">
            <text:p>24200</text:p>
          </table:table-cell>
          <table:table-cell table:formula="of:=([.D20]-MIN([.$D$2:.$D$263]))/(MAX([.$D$2:.$D$263])-MIN([.$D$2:.$D$263]))" office:value-type="float" office:value="0.00220114059103353" calcext:value-type="float">
            <text:p>0.0022011406</text:p>
          </table:table-cell>
          <table:table-cell table:style-name="ce2" table:formula="of:=([.B20]-MIN([.$B$2:.$B$263]))/(MAX([.$B$2:.$B$263])-MIN([.$B$2:.$B$263]))" office:value-type="float" office:value="0.405940594059406" calcext:value-type="float">
            <text:p>0.40594059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88.5" calcext:value-type="float">
            <text:p>88.5</text:p>
          </table:table-cell>
          <table:table-cell office:value-type="float" office:value="0" calcext:value-type="float">
            <text:p>0</text:p>
          </table:table-cell>
          <table:table-cell office:value-type="float" office:value="20900" calcext:value-type="float">
            <text:p>20900</text:p>
          </table:table-cell>
          <table:table-cell table:formula="of:=([.D21]-MIN([.$D$2:.$D$263]))/(MAX([.$D$2:.$D$263])-MIN([.$D$2:.$D$263]))" office:value-type="float" office:value="0.0019009850558926" calcext:value-type="float">
            <text:p>0.0019009851</text:p>
          </table:table-cell>
          <table:table-cell table:style-name="ce2" table:formula="of:=([.B21]-MIN([.$B$2:.$B$263]))/(MAX([.$B$2:.$B$263])-MIN([.$B$2:.$B$263]))" office:value-type="float" office:value="0.396039603960396" calcext:value-type="float">
            <text:p>0.3960396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90.25" calcext:value-type="float">
            <text:p>90.25</text:p>
          </table:table-cell>
          <table:table-cell office:value-type="float" office:value="0" calcext:value-type="float">
            <text:p>0</text:p>
          </table:table-cell>
          <table:table-cell office:value-type="float" office:value="17100" calcext:value-type="float">
            <text:p>17100</text:p>
          </table:table-cell>
          <table:table-cell table:formula="of:=([.D22]-MIN([.$D$2:.$D$263]))/(MAX([.$D$2:.$D$263])-MIN([.$D$2:.$D$263]))" office:value-type="float" office:value="0.00155535140936667" calcext:value-type="float">
            <text:p>0.0015553514</text:p>
          </table:table-cell>
          <table:table-cell table:style-name="ce2" table:formula="of:=([.B22]-MIN([.$B$2:.$B$263]))/(MAX([.$B$2:.$B$263])-MIN([.$B$2:.$B$263]))" office:value-type="float" office:value="0.465346534653465" calcext:value-type="float">
            <text:p>0.465346534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52200" calcext:value-type="float">
            <text:p>52200</text:p>
          </table:table-cell>
          <table:table-cell table:formula="of:=([.D23]-MIN([.$D$2:.$D$263]))/(MAX([.$D$2:.$D$263])-MIN([.$D$2:.$D$263]))" office:value-type="float" office:value="0.004747914828593" calcext:value-type="float">
            <text:p>0.0047479148</text:p>
          </table:table-cell>
          <table:table-cell table:style-name="ce2" table:formula="of:=([.B23]-MIN([.$B$2:.$B$263]))/(MAX([.$B$2:.$B$263])-MIN([.$B$2:.$B$263]))" office:value-type="float" office:value="0.435643564356436" calcext:value-type="float">
            <text:p>0.43564356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office:value-type="float" office:value="77700" calcext:value-type="float">
            <text:p>77700</text:p>
          </table:table-cell>
          <table:table-cell table:formula="of:=([.D24]-MIN([.$D$2:.$D$263]))/(MAX([.$D$2:.$D$263])-MIN([.$D$2:.$D$263]))" office:value-type="float" office:value="0.00706729850922751" calcext:value-type="float">
            <text:p>0.0070672985</text:p>
          </table:table-cell>
          <table:table-cell table:style-name="ce2" table:formula="of:=([.B24]-MIN([.$B$2:.$B$263]))/(MAX([.$B$2:.$B$263])-MIN([.$B$2:.$B$263]))" office:value-type="float" office:value="0.514851485148515" calcext:value-type="float">
            <text:p>0.51485148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88.25" calcext:value-type="float">
            <text:p>88.25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table:formula="of:=([.D25]-MIN([.$D$2:.$D$263]))/(MAX([.$D$2:.$D$263])-MIN([.$D$2:.$D$263]))" office:value-type="float" office:value="0.000782223515821835" calcext:value-type="float">
            <text:p>0.0007822235</text:p>
          </table:table-cell>
          <table:table-cell table:style-name="ce2" table:formula="of:=([.B25]-MIN([.$B$2:.$B$263]))/(MAX([.$B$2:.$B$263])-MIN([.$B$2:.$B$263]))" office:value-type="float" office:value="0.386138613861386" calcext:value-type="float">
            <text:p>0.38613861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42600" calcext:value-type="float">
            <text:p>42600</text:p>
          </table:table-cell>
          <table:table-cell table:formula="of:=([.D26]-MIN([.$D$2:.$D$263]))/(MAX([.$D$2:.$D$263])-MIN([.$D$2:.$D$263]))" office:value-type="float" office:value="0.00387473509000118" calcext:value-type="float">
            <text:p>0.0038747351</text:p>
          </table:table-cell>
          <table:table-cell table:style-name="ce2" table:formula="of:=([.B26]-MIN([.$B$2:.$B$263]))/(MAX([.$B$2:.$B$263])-MIN([.$B$2:.$B$263]))" office:value-type="float" office:value="0.415841584158416" calcext:value-type="float">
            <text:p>0.415841584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4400" calcext:value-type="float">
            <text:p>4400</text:p>
          </table:table-cell>
          <table:table-cell table:formula="of:=([.D27]-MIN([.$D$2:.$D$263]))/(MAX([.$D$2:.$D$263])-MIN([.$D$2:.$D$263]))" office:value-type="float" office:value="0.000400207380187916" calcext:value-type="float">
            <text:p>0.0004002074</text:p>
          </table:table-cell>
          <table:table-cell table:style-name="ce2" table:formula="of:=([.B27]-MIN([.$B$2:.$B$263]))/(MAX([.$B$2:.$B$263])-MIN([.$B$2:.$B$263]))" office:value-type="float" office:value="0.435643564356436" calcext:value-type="float">
            <text:p>0.43564356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16900" calcext:value-type="float">
            <text:p>16900</text:p>
          </table:table-cell>
          <table:table-cell table:formula="of:=([.D28]-MIN([.$D$2:.$D$263]))/(MAX([.$D$2:.$D$263])-MIN([.$D$2:.$D$263]))" office:value-type="float" office:value="0.00153716016481268" calcext:value-type="float">
            <text:p>0.0015371602</text:p>
          </table:table-cell>
          <table:table-cell table:style-name="ce2" table:formula="of:=([.B28]-MIN([.$B$2:.$B$263]))/(MAX([.$B$2:.$B$263])-MIN([.$B$2:.$B$263]))" office:value-type="float" office:value="0.435643564356436" calcext:value-type="float">
            <text:p>0.43564356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89.75" calcext:value-type="float">
            <text:p>89.75</text:p>
          </table:table-cell>
          <table:table-cell office:value-type="float" office:value="0" calcext:value-type="float">
            <text:p>0</text:p>
          </table:table-cell>
          <table:table-cell office:value-type="float" office:value="578900" calcext:value-type="float">
            <text:p>578900</text:p>
          </table:table-cell>
          <table:table-cell table:formula="of:=([.D29]-MIN([.$D$2:.$D$263]))/(MAX([.$D$2:.$D$263])-MIN([.$D$2:.$D$263]))" office:value-type="float" office:value="0.0526545573615419" calcext:value-type="float">
            <text:p>0.0526545574</text:p>
          </table:table-cell>
          <table:table-cell table:style-name="ce2" table:formula="of:=([.B29]-MIN([.$B$2:.$B$263]))/(MAX([.$B$2:.$B$263])-MIN([.$B$2:.$B$263]))" office:value-type="float" office:value="0.445544554455446" calcext:value-type="float">
            <text:p>0.44554455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  <table:table-cell table:formula="of:=([.D30]-MIN([.$D$2:.$D$263]))/(MAX([.$D$2:.$D$263])-MIN([.$D$2:.$D$263]))" office:value-type="float" office:value="0.000482067980680898" calcext:value-type="float">
            <text:p>0.000482068</text:p>
          </table:table-cell>
          <table:table-cell table:style-name="ce2" table:formula="of:=([.B30]-MIN([.$B$2:.$B$263]))/(MAX([.$B$2:.$B$263])-MIN([.$B$2:.$B$263]))" office:value-type="float" office:value="0.475247524752475" calcext:value-type="float">
            <text:p>0.47524752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91.25" calcext:value-type="float">
            <text:p>91.25</text:p>
          </table:table-cell>
          <table:table-cell office:value-type="float" office:value="0" calcext:value-type="float">
            <text:p>0</text:p>
          </table:table-cell>
          <table:table-cell office:value-type="float" office:value="13400" calcext:value-type="float">
            <text:p>13400</text:p>
          </table:table-cell>
          <table:table-cell table:formula="of:=([.D31]-MIN([.$D$2:.$D$263]))/(MAX([.$D$2:.$D$263])-MIN([.$D$2:.$D$263]))" office:value-type="float" office:value="0.00121881338511774" calcext:value-type="float">
            <text:p>0.0012188134</text:p>
          </table:table-cell>
          <table:table-cell table:style-name="ce2" table:formula="of:=([.B31]-MIN([.$B$2:.$B$263]))/(MAX([.$B$2:.$B$263])-MIN([.$B$2:.$B$263]))" office:value-type="float" office:value="0.504950495049505" calcext:value-type="float">
            <text:p>0.5049504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89.5" calcext:value-type="float">
            <text:p>89.5</text:p>
          </table:table-cell>
          <table:table-cell office:value-type="float" office:value="0" calcext:value-type="float">
            <text:p>0</text:p>
          </table:table-cell>
          <table:table-cell office:value-type="float" office:value="33500" calcext:value-type="float">
            <text:p>33500</text:p>
          </table:table-cell>
          <table:table-cell table:formula="of:=([.D32]-MIN([.$D$2:.$D$263]))/(MAX([.$D$2:.$D$263])-MIN([.$D$2:.$D$263]))" office:value-type="float" office:value="0.00304703346279436" calcext:value-type="float">
            <text:p>0.0030470335</text:p>
          </table:table-cell>
          <table:table-cell table:style-name="ce2" table:formula="of:=([.B32]-MIN([.$B$2:.$B$263]))/(MAX([.$B$2:.$B$263])-MIN([.$B$2:.$B$263]))" office:value-type="float" office:value="0.435643564356436" calcext:value-type="float">
            <text:p>0.43564356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 office:value-type="float" office:value="31400" calcext:value-type="float">
            <text:p>31400</text:p>
          </table:table-cell>
          <table:table-cell table:formula="of:=([.D33]-MIN([.$D$2:.$D$263]))/(MAX([.$D$2:.$D$263])-MIN([.$D$2:.$D$263]))" office:value-type="float" office:value="0.0028560253949774" calcext:value-type="float">
            <text:p>0.0028560254</text:p>
          </table:table-cell>
          <table:table-cell table:style-name="ce2" table:formula="of:=([.B33]-MIN([.$B$2:.$B$263]))/(MAX([.$B$2:.$B$263])-MIN([.$B$2:.$B$263]))" office:value-type="float" office:value="0.475247524752475" calcext:value-type="float">
            <text:p>0.47524752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7400" calcext:value-type="float">
            <text:p>17400</text:p>
          </table:table-cell>
          <table:table-cell table:formula="of:=([.D34]-MIN([.$D$2:.$D$263]))/(MAX([.$D$2:.$D$263])-MIN([.$D$2:.$D$263]))" office:value-type="float" office:value="0.00158263827619767" calcext:value-type="float">
            <text:p>0.0015826383</text:p>
          </table:table-cell>
          <table:table-cell table:style-name="ce2" table:formula="of:=([.B34]-MIN([.$B$2:.$B$263]))/(MAX([.$B$2:.$B$263])-MIN([.$B$2:.$B$263]))" office:value-type="float" office:value="0.455445544554455" calcext:value-type="float">
            <text:p>0.45544554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91.75" calcext:value-type="float">
            <text:p>91.75</text:p>
          </table:table-cell>
          <table:table-cell office:value-type="float" office:value="0" calcext:value-type="float">
            <text:p>0</text:p>
          </table:table-cell>
          <table:table-cell office:value-type="float" office:value="186800" calcext:value-type="float">
            <text:p>186800</text:p>
          </table:table-cell>
          <table:table-cell table:formula="of:=([.D35]-MIN([.$D$2:.$D$263]))/(MAX([.$D$2:.$D$263])-MIN([.$D$2:.$D$263]))" office:value-type="float" office:value="0.0169906224134324" calcext:value-type="float">
            <text:p>0.0169906224</text:p>
          </table:table-cell>
          <table:table-cell table:style-name="ce2" table:formula="of:=([.B35]-MIN([.$B$2:.$B$263]))/(MAX([.$B$2:.$B$263])-MIN([.$B$2:.$B$263]))" office:value-type="float" office:value="0.524752475247525" calcext:value-type="float">
            <text:p>0.524752475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90.75" calcext:value-type="float">
            <text:p>90.75</text:p>
          </table:table-cell>
          <table:table-cell office:value-type="float" office:value="0" calcext:value-type="float">
            <text:p>0</text:p>
          </table:table-cell>
          <table:table-cell office:value-type="float" office:value="10900" calcext:value-type="float">
            <text:p>10900</text:p>
          </table:table-cell>
          <table:table-cell table:formula="of:=([.D36]-MIN([.$D$2:.$D$263]))/(MAX([.$D$2:.$D$263])-MIN([.$D$2:.$D$263]))" office:value-type="float" office:value="0.000991422828192791" calcext:value-type="float">
            <text:p>0.0009914228</text:p>
          </table:table-cell>
          <table:table-cell table:style-name="ce2" table:formula="of:=([.B36]-MIN([.$B$2:.$B$263]))/(MAX([.$B$2:.$B$263])-MIN([.$B$2:.$B$263]))" office:value-type="float" office:value="0.485148514851485" calcext:value-type="float">
            <text:p>0.48514851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88.75" calcext:value-type="float">
            <text:p>88.75</text:p>
          </table:table-cell>
          <table:table-cell office:value-type="float" office:value="0" calcext:value-type="float">
            <text:p>0</text:p>
          </table:table-cell>
          <table:table-cell office:value-type="float" office:value="16600" calcext:value-type="float">
            <text:p>16600</text:p>
          </table:table-cell>
          <table:table-cell table:formula="of:=([.D37]-MIN([.$D$2:.$D$263]))/(MAX([.$D$2:.$D$263])-MIN([.$D$2:.$D$263]))" office:value-type="float" office:value="0.00150987329798168" calcext:value-type="float">
            <text:p>0.0015098733</text:p>
          </table:table-cell>
          <table:table-cell table:style-name="ce2" table:formula="of:=([.B37]-MIN([.$B$2:.$B$263]))/(MAX([.$B$2:.$B$263])-MIN([.$B$2:.$B$263]))" office:value-type="float" office:value="0.405940594059406" calcext:value-type="float">
            <text:p>0.40594059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89.75" calcext:value-type="float">
            <text:p>89.75</text:p>
          </table:table-cell>
          <table:table-cell office:value-type="float" office:value="0" calcext:value-type="float">
            <text:p>0</text:p>
          </table:table-cell>
          <table:table-cell office:value-type="float" office:value="25700" calcext:value-type="float">
            <text:p>25700</text:p>
          </table:table-cell>
          <table:table-cell table:formula="of:=([.D38]-MIN([.$D$2:.$D$263]))/(MAX([.$D$2:.$D$263])-MIN([.$D$2:.$D$263]))" office:value-type="float" office:value="0.00233757492518851" calcext:value-type="float">
            <text:p>0.0023375749</text:p>
          </table:table-cell>
          <table:table-cell table:style-name="ce2" table:formula="of:=([.B38]-MIN([.$B$2:.$B$263]))/(MAX([.$B$2:.$B$263])-MIN([.$B$2:.$B$263]))" office:value-type="float" office:value="0.445544554455446" calcext:value-type="float">
            <text:p>0.44554455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52800" calcext:value-type="float">
            <text:p>52800</text:p>
          </table:table-cell>
          <table:table-cell table:formula="of:=([.D39]-MIN([.$D$2:.$D$263]))/(MAX([.$D$2:.$D$263])-MIN([.$D$2:.$D$263]))" office:value-type="float" office:value="0.00480248856225499" calcext:value-type="float">
            <text:p>0.0048024886</text:p>
          </table:table-cell>
          <table:table-cell table:style-name="ce2" table:formula="of:=([.B39]-MIN([.$B$2:.$B$263]))/(MAX([.$B$2:.$B$263])-MIN([.$B$2:.$B$263]))" office:value-type="float" office:value="0.336633663366337" calcext:value-type="float">
            <text:p>0.33663366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88.25" calcext:value-type="float">
            <text:p>88.25</text:p>
          </table:table-cell>
          <table:table-cell office:value-type="float" office:value="0" calcext:value-type="float">
            <text:p>0</text:p>
          </table:table-cell>
          <table:table-cell office:value-type="float" office:value="39500" calcext:value-type="float">
            <text:p>39500</text:p>
          </table:table-cell>
          <table:table-cell table:formula="of:=([.D40]-MIN([.$D$2:.$D$263]))/(MAX([.$D$2:.$D$263])-MIN([.$D$2:.$D$263]))" office:value-type="float" office:value="0.00359277079941424" calcext:value-type="float">
            <text:p>0.0035927708</text:p>
          </table:table-cell>
          <table:table-cell table:style-name="ce2" table:formula="of:=([.B40]-MIN([.$B$2:.$B$263]))/(MAX([.$B$2:.$B$263])-MIN([.$B$2:.$B$263]))" office:value-type="float" office:value="0.386138613861386" calcext:value-type="float">
            <text:p>0.38613861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91.5" calcext:value-type="float">
            <text:p>91.5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table:formula="of:=([.D41]-MIN([.$D$2:.$D$263]))/(MAX([.$D$2:.$D$263])-MIN([.$D$2:.$D$263]))" office:value-type="float" office:value="0.00100051845046979" calcext:value-type="float">
            <text:p>0.0010005185</text:p>
          </table:table-cell>
          <table:table-cell table:style-name="ce2" table:formula="of:=([.B41]-MIN([.$B$2:.$B$263]))/(MAX([.$B$2:.$B$263])-MIN([.$B$2:.$B$263]))" office:value-type="float" office:value="0.514851485148515" calcext:value-type="float">
            <text:p>0.51485148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4200" calcext:value-type="float">
            <text:p>14200</text:p>
          </table:table-cell>
          <table:table-cell table:formula="of:=([.D42]-MIN([.$D$2:.$D$263]))/(MAX([.$D$2:.$D$263])-MIN([.$D$2:.$D$263]))" office:value-type="float" office:value="0.00129157836333373" calcext:value-type="float">
            <text:p>0.0012915784</text:p>
          </table:table-cell>
          <table:table-cell table:style-name="ce2" table:formula="of:=([.B42]-MIN([.$B$2:.$B$263]))/(MAX([.$B$2:.$B$263])-MIN([.$B$2:.$B$263]))" office:value-type="float" office:value="0.534653465346535" calcext:value-type="float">
            <text:p>0.53465346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91.25" calcext:value-type="float">
            <text:p>91.25</text:p>
          </table:table-cell>
          <table:table-cell office:value-type="float" office:value="0" calcext:value-type="float">
            <text:p>0</text:p>
          </table:table-cell>
          <table:table-cell office:value-type="float" office:value="279000" calcext:value-type="float">
            <text:p>279000</text:p>
          </table:table-cell>
          <table:table-cell table:formula="of:=([.D43]-MIN([.$D$2:.$D$263]))/(MAX([.$D$2:.$D$263])-MIN([.$D$2:.$D$263]))" office:value-type="float" office:value="0.0253767861528246" calcext:value-type="float">
            <text:p>0.0253767862</text:p>
          </table:table-cell>
          <table:table-cell table:style-name="ce2" table:formula="of:=([.B43]-MIN([.$B$2:.$B$263]))/(MAX([.$B$2:.$B$263])-MIN([.$B$2:.$B$263]))" office:value-type="float" office:value="0.504950495049505" calcext:value-type="float">
            <text:p>0.50495049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66000" calcext:value-type="float">
            <text:p>66000</text:p>
          </table:table-cell>
          <table:table-cell table:formula="of:=([.D44]-MIN([.$D$2:.$D$263]))/(MAX([.$D$2:.$D$263])-MIN([.$D$2:.$D$263]))" office:value-type="float" office:value="0.00600311070281873" calcext:value-type="float">
            <text:p>0.0060031107</text:p>
          </table:table-cell>
          <table:table-cell table:style-name="ce2" table:formula="of:=([.B44]-MIN([.$B$2:.$B$263]))/(MAX([.$B$2:.$B$263])-MIN([.$B$2:.$B$263]))" office:value-type="float" office:value="0.356435643564356" calcext:value-type="float">
            <text:p>0.35643564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49500" calcext:value-type="float">
            <text:p>49500</text:p>
          </table:table-cell>
          <table:table-cell table:formula="of:=([.D45]-MIN([.$D$2:.$D$263]))/(MAX([.$D$2:.$D$263])-MIN([.$D$2:.$D$263]))" office:value-type="float" office:value="0.00450233302711405" calcext:value-type="float">
            <text:p>0.004502333</text:p>
          </table:table-cell>
          <table:table-cell table:style-name="ce2" table:formula="of:=([.B45]-MIN([.$B$2:.$B$263]))/(MAX([.$B$2:.$B$263])-MIN([.$B$2:.$B$263]))" office:value-type="float" office:value="0.297029702970297" calcext:value-type="float">
            <text:p>0.2970297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5500" calcext:value-type="float">
            <text:p>65500</text:p>
          </table:table-cell>
          <table:table-cell table:formula="of:=([.D46]-MIN([.$D$2:.$D$263]))/(MAX([.$D$2:.$D$263])-MIN([.$D$2:.$D$263]))" office:value-type="float" office:value="0.00595763259143374" calcext:value-type="float">
            <text:p>0.0059576326</text:p>
          </table:table-cell>
          <table:table-cell table:style-name="ce2" table:formula="of:=([.B46]-MIN([.$B$2:.$B$263]))/(MAX([.$B$2:.$B$263])-MIN([.$B$2:.$B$263]))" office:value-type="float" office:value="0.336633663366337" calcext:value-type="float">
            <text:p>0.33663366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92.75" calcext:value-type="float">
            <text:p>92.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D47]-MIN([.$D$2:.$D$263]))/(MAX([.$D$2:.$D$263])-MIN([.$D$2:.$D$263]))" office:value-type="float" office:value="0" calcext:value-type="float">
            <text:p>0</text:p>
          </table:table-cell>
          <table:table-cell table:style-name="ce2" table:formula="of:=([.B47]-MIN([.$B$2:.$B$263]))/(MAX([.$B$2:.$B$263])-MIN([.$B$2:.$B$263]))" office:value-type="float" office:value="0.564356435643564" calcext:value-type="float">
            <text:p>0.56435643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92.75" calcext:value-type="float">
            <text:p>92.75</text:p>
          </table:table-cell>
          <table:table-cell office:value-type="float" office:value="0" calcext:value-type="float">
            <text:p>0</text:p>
          </table:table-cell>
          <table:table-cell office:value-type="float" office:value="138300" calcext:value-type="float">
            <text:p>138300</text:p>
          </table:table-cell>
          <table:table-cell table:formula="of:=([.D48]-MIN([.$D$2:.$D$263]))/(MAX([.$D$2:.$D$263])-MIN([.$D$2:.$D$263]))" office:value-type="float" office:value="0.0125792456090883" calcext:value-type="float">
            <text:p>0.0125792456</text:p>
          </table:table-cell>
          <table:table-cell table:style-name="ce2" table:formula="of:=([.B48]-MIN([.$B$2:.$B$263]))/(MAX([.$B$2:.$B$263])-MIN([.$B$2:.$B$263]))" office:value-type="float" office:value="0.564356435643564" calcext:value-type="float">
            <text:p>0.5643564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89.25" calcext:value-type="float">
            <text:p>89.25</text:p>
          </table:table-cell>
          <table:table-cell office:value-type="float" office:value="0" calcext:value-type="float">
            <text:p>0</text:p>
          </table:table-cell>
          <table:table-cell office:value-type="float" office:value="166800" calcext:value-type="float">
            <text:p>166800</text:p>
          </table:table-cell>
          <table:table-cell table:formula="of:=([.D49]-MIN([.$D$2:.$D$263]))/(MAX([.$D$2:.$D$263])-MIN([.$D$2:.$D$263]))" office:value-type="float" office:value="0.0151714979580328" calcext:value-type="float">
            <text:p>0.015171498</text:p>
          </table:table-cell>
          <table:table-cell table:style-name="ce2" table:formula="of:=([.B49]-MIN([.$B$2:.$B$263]))/(MAX([.$B$2:.$B$263])-MIN([.$B$2:.$B$263]))" office:value-type="float" office:value="0.425742574257426" calcext:value-type="float">
            <text:p>0.42574257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88.75" calcext:value-type="float">
            <text:p>88.75</text:p>
          </table:table-cell>
          <table:table-cell office:value-type="float" office:value="0" calcext:value-type="float">
            <text:p>0</text:p>
          </table:table-cell>
          <table:table-cell office:value-type="float" office:value="71800" calcext:value-type="float">
            <text:p>71800</text:p>
          </table:table-cell>
          <table:table-cell table:formula="of:=([.D50]-MIN([.$D$2:.$D$263]))/(MAX([.$D$2:.$D$263])-MIN([.$D$2:.$D$263]))" office:value-type="float" office:value="0.00653065679488462" calcext:value-type="float">
            <text:p>0.0065306568</text:p>
          </table:table-cell>
          <table:table-cell table:style-name="ce2" table:formula="of:=([.B50]-MIN([.$B$2:.$B$263]))/(MAX([.$B$2:.$B$263])-MIN([.$B$2:.$B$263]))" office:value-type="float" office:value="0.405940594059406" calcext:value-type="float">
            <text:p>0.40594059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90.25" calcext:value-type="float">
            <text:p>90.25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formula="of:=([.D51]-MIN([.$D$2:.$D$263]))/(MAX([.$D$2:.$D$263])-MIN([.$D$2:.$D$263]))" office:value-type="float" office:value="0.000500259225234894" calcext:value-type="float">
            <text:p>0.0005002592</text:p>
          </table:table-cell>
          <table:table-cell table:style-name="ce2" table:formula="of:=([.B51]-MIN([.$B$2:.$B$263]))/(MAX([.$B$2:.$B$263])-MIN([.$B$2:.$B$263]))" office:value-type="float" office:value="0.465346534653465" calcext:value-type="float">
            <text:p>0.465346534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float" office:value="88.5" calcext:value-type="float">
            <text:p>88.5</text:p>
          </table:table-cell>
          <table:table-cell table:formula="of:=(SUM([.B36:.B51]))/15" office:value-type="float" office:value="95.5666666666667" calcext:value-type="float">
            <text:p>95.5666666667</text:p>
          </table:table-cell>
          <table:table-cell office:value-type="float" office:value="235200" calcext:value-type="float">
            <text:p>235200</text:p>
          </table:table-cell>
          <table:table-cell table:formula="of:=([.D52]-MIN([.$D$2:.$D$263]))/(MAX([.$D$2:.$D$263])-MIN([.$D$2:.$D$263]))" office:value-type="float" office:value="0.0213929035954995" calcext:value-type="float">
            <text:p>0.0213929036</text:p>
          </table:table-cell>
          <table:table-cell table:style-name="ce2" table:formula="of:=([.B52]-MIN([.$B$2:.$B$263]))/(MAX([.$B$2:.$B$263])-MIN([.$B$2:.$B$263]))" office:value-type="float" office:value="0.396039603960396" calcext:value-type="float">
            <text:p>0.3960396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float" office:value="88.5" calcext:value-type="float">
            <text:p>88.5</text:p>
          </table:table-cell>
          <table:table-cell table:formula="of:=(SUM([.B37:.B52]))/15" office:value-type="float" office:value="95.4166666666667" calcext:value-type="float">
            <text:p>95.4166666667</text:p>
          </table:table-cell>
          <table:table-cell office:value-type="float" office:value="97500" calcext:value-type="float">
            <text:p>97500</text:p>
          </table:table-cell>
          <table:table-cell table:formula="of:=([.D53]-MIN([.$D$2:.$D$263]))/(MAX([.$D$2:.$D$263])-MIN([.$D$2:.$D$263]))" office:value-type="float" office:value="0.00886823172007313" calcext:value-type="float">
            <text:p>0.0088682317</text:p>
          </table:table-cell>
          <table:table-cell table:style-name="ce2" table:formula="of:=([.B53]-MIN([.$B$2:.$B$263]))/(MAX([.$B$2:.$B$263])-MIN([.$B$2:.$B$263]))" office:value-type="float" office:value="0.396039603960396" calcext:value-type="float">
            <text:p>0.3960396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90.5" calcext:value-type="float">
            <text:p>90.5</text:p>
          </table:table-cell>
          <table:table-cell table:formula="of:=(SUM([.B38:.B53]))/15" office:value-type="float" office:value="95.4" calcext:value-type="float">
            <text:p>95.4</text:p>
          </table:table-cell>
          <table:table-cell office:value-type="float" office:value="103200" calcext:value-type="float">
            <text:p>103200</text:p>
          </table:table-cell>
          <table:table-cell table:formula="of:=([.D54]-MIN([.$D$2:.$D$263]))/(MAX([.$D$2:.$D$263])-MIN([.$D$2:.$D$263]))" office:value-type="float" office:value="0.00938668218986202" calcext:value-type="float">
            <text:p>0.0093866822</text:p>
          </table:table-cell>
          <table:table-cell table:style-name="ce2" table:formula="of:=([.B54]-MIN([.$B$2:.$B$263]))/(MAX([.$B$2:.$B$263])-MIN([.$B$2:.$B$263]))" office:value-type="float" office:value="0.475247524752475" calcext:value-type="float">
            <text:p>0.47524752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float" office:value="91.75" calcext:value-type="float">
            <text:p>91.75</text:p>
          </table:table-cell>
          <table:table-cell table:formula="of:=(SUM([.B39:.B54]))/15" office:value-type="float" office:value="95.45" calcext:value-type="float">
            <text:p>95.45</text:p>
          </table:table-cell>
          <table:table-cell office:value-type="float" office:value="63100" calcext:value-type="float">
            <text:p>63100</text:p>
          </table:table-cell>
          <table:table-cell table:formula="of:=([.D55]-MIN([.$D$2:.$D$263]))/(MAX([.$D$2:.$D$263])-MIN([.$D$2:.$D$263]))" office:value-type="float" office:value="0.00573933765678579" calcext:value-type="float">
            <text:p>0.0057393377</text:p>
          </table:table-cell>
          <table:table-cell table:style-name="ce2" table:formula="of:=([.B55]-MIN([.$B$2:.$B$263]))/(MAX([.$B$2:.$B$263])-MIN([.$B$2:.$B$263]))" office:value-type="float" office:value="0.524752475247525" calcext:value-type="float">
            <text:p>0.524752475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92.75" calcext:value-type="float">
            <text:p>92.75</text:p>
          </table:table-cell>
          <table:table-cell table:formula="of:=(SUM([.B40:.B55]))/15" office:value-type="float" office:value="95.7666666666667" calcext:value-type="float">
            <text:p>95.7666666667</text:p>
          </table:table-cell>
          <table:table-cell office:value-type="float" office:value="49400" calcext:value-type="float">
            <text:p>49400</text:p>
          </table:table-cell>
          <table:table-cell table:formula="of:=([.D56]-MIN([.$D$2:.$D$263]))/(MAX([.$D$2:.$D$263])-MIN([.$D$2:.$D$263]))" office:value-type="float" office:value="0.00449323740483705" calcext:value-type="float">
            <text:p>0.0044932374</text:p>
          </table:table-cell>
          <table:table-cell table:style-name="ce2" table:formula="of:=([.B56]-MIN([.$B$2:.$B$263]))/(MAX([.$B$2:.$B$263])-MIN([.$B$2:.$B$263]))" office:value-type="float" office:value="0.564356435643564" calcext:value-type="float">
            <text:p>0.56435643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92" calcext:value-type="float">
            <text:p>92</text:p>
          </table:table-cell>
          <table:table-cell table:formula="of:=(SUM([.B41:.B56]))/15" office:value-type="float" office:value="96.0666666666667" calcext:value-type="float">
            <text:p>96.0666666667</text:p>
          </table:table-cell>
          <table:table-cell office:value-type="float" office:value="49500" calcext:value-type="float">
            <text:p>49500</text:p>
          </table:table-cell>
          <table:table-cell table:formula="of:=([.D57]-MIN([.$D$2:.$D$263]))/(MAX([.$D$2:.$D$263])-MIN([.$D$2:.$D$263]))" office:value-type="float" office:value="0.00450233302711405" calcext:value-type="float">
            <text:p>0.004502333</text:p>
          </table:table-cell>
          <table:table-cell table:style-name="ce2" table:formula="of:=([.B57]-MIN([.$B$2:.$B$263]))/(MAX([.$B$2:.$B$263])-MIN([.$B$2:.$B$263]))" office:value-type="float" office:value="0.534653465346535" calcext:value-type="float">
            <text:p>0.53465346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94.75" calcext:value-type="float">
            <text:p>94.75</text:p>
          </table:table-cell>
          <table:table-cell table:formula="of:=(SUM([.B42:.B57]))/15" office:value-type="float" office:value="96.1" calcext:value-type="float">
            <text:p>96.1</text:p>
          </table:table-cell>
          <table:table-cell office:value-type="float" office:value="39600" calcext:value-type="float">
            <text:p>39600</text:p>
          </table:table-cell>
          <table:table-cell table:formula="of:=([.D58]-MIN([.$D$2:.$D$263]))/(MAX([.$D$2:.$D$263])-MIN([.$D$2:.$D$263]))" office:value-type="float" office:value="0.00360186642169124" calcext:value-type="float">
            <text:p>0.0036018664</text:p>
          </table:table-cell>
          <table:table-cell table:style-name="ce2" table:formula="of:=([.B58]-MIN([.$B$2:.$B$263]))/(MAX([.$B$2:.$B$263])-MIN([.$B$2:.$B$263]))" office:value-type="float" office:value="0.643564356435644" calcext:value-type="float">
            <text:p>0.64356435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float" office:value="95" calcext:value-type="float">
            <text:p>95</text:p>
          </table:table-cell>
          <table:table-cell table:formula="of:=(SUM([.B43:.B58]))/15" office:value-type="float" office:value="96.2833333333333" calcext:value-type="float">
            <text:p>96.2833333333</text:p>
          </table:table-cell>
          <table:table-cell office:value-type="float" office:value="42800" calcext:value-type="float">
            <text:p>42800</text:p>
          </table:table-cell>
          <table:table-cell table:formula="of:=([.D59]-MIN([.$D$2:.$D$263]))/(MAX([.$D$2:.$D$263])-MIN([.$D$2:.$D$263]))" office:value-type="float" office:value="0.00389292633455518" calcext:value-type="float">
            <text:p>0.0038929263</text:p>
          </table:table-cell>
          <table:table-cell table:style-name="ce2" table:formula="of:=([.B59]-MIN([.$B$2:.$B$263]))/(MAX([.$B$2:.$B$263])-MIN([.$B$2:.$B$263]))" office:value-type="float" office:value="0.653465346534653" calcext:value-type="float">
            <text:p>0.65346534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97" calcext:value-type="float">
            <text:p>97</text:p>
          </table:table-cell>
          <table:table-cell table:formula="of:=(SUM([.B44:.B59]))/15" office:value-type="float" office:value="96.5333333333333" calcext:value-type="float">
            <text:p>96.5333333333</text:p>
          </table:table-cell>
          <table:table-cell office:value-type="float" office:value="269800" calcext:value-type="float">
            <text:p>269800</text:p>
          </table:table-cell>
          <table:table-cell table:formula="of:=([.D60]-MIN([.$D$2:.$D$263]))/(MAX([.$D$2:.$D$263])-MIN([.$D$2:.$D$263]))" office:value-type="float" office:value="0.0245399889033408" calcext:value-type="float">
            <text:p>0.0245399889</text:p>
          </table:table-cell>
          <table:table-cell table:style-name="ce2" table:formula="of:=([.B60]-MIN([.$B$2:.$B$263]))/(MAX([.$B$2:.$B$263])-MIN([.$B$2:.$B$263]))" office:value-type="float" office:value="0.732673267326733" calcext:value-type="float">
            <text:p>0.73267326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97.25" calcext:value-type="float">
            <text:p>97.25</text:p>
          </table:table-cell>
          <table:table-cell table:formula="of:=(SUM([.B45:.B60]))/15" office:value-type="float" office:value="97.1666666666667" calcext:value-type="float">
            <text:p>97.1666666667</text:p>
          </table:table-cell>
          <table:table-cell office:value-type="float" office:value="0" calcext:value-type="float">
            <text:p>0</text:p>
          </table:table-cell>
          <table:table-cell table:formula="of:=([.D61]-MIN([.$D$2:.$D$263]))/(MAX([.$D$2:.$D$263])-MIN([.$D$2:.$D$263]))" office:value-type="float" office:value="0" calcext:value-type="float">
            <text:p>0</text:p>
          </table:table-cell>
          <table:table-cell table:style-name="ce2" table:formula="of:=([.B61]-MIN([.$B$2:.$B$263]))/(MAX([.$B$2:.$B$263])-MIN([.$B$2:.$B$263]))" office:value-type="float" office:value="0.742574257425743" calcext:value-type="float">
            <text:p>0.742574257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97.25" calcext:value-type="float">
            <text:p>97.25</text:p>
          </table:table-cell>
          <table:table-cell table:formula="of:=(SUM([.B46:.B61]))/15" office:value-type="float" office:value="97.9166666666667" calcext:value-type="float">
            <text:p>97.9166666667</text:p>
          </table:table-cell>
          <table:table-cell office:value-type="float" office:value="66300" calcext:value-type="float">
            <text:p>66300</text:p>
          </table:table-cell>
          <table:table-cell table:formula="of:=([.D62]-MIN([.$D$2:.$D$263]))/(MAX([.$D$2:.$D$263])-MIN([.$D$2:.$D$263]))" office:value-type="float" office:value="0.00603039756964973" calcext:value-type="float">
            <text:p>0.0060303976</text:p>
          </table:table-cell>
          <table:table-cell table:style-name="ce2" table:formula="of:=([.B62]-MIN([.$B$2:.$B$263]))/(MAX([.$B$2:.$B$263])-MIN([.$B$2:.$B$263]))" office:value-type="float" office:value="0.742574257425743" calcext:value-type="float">
            <text:p>0.74257425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98" calcext:value-type="float">
            <text:p>98</text:p>
          </table:table-cell>
          <table:table-cell table:formula="of:=(SUM([.B47:.B62]))/15" office:value-type="float" office:value="98.6" calcext:value-type="float">
            <text:p>98.6</text:p>
          </table:table-cell>
          <table:table-cell office:value-type="float" office:value="110300" calcext:value-type="float">
            <text:p>110300</text:p>
          </table:table-cell>
          <table:table-cell table:formula="of:=([.D63]-MIN([.$D$2:.$D$263]))/(MAX([.$D$2:.$D$263])-MIN([.$D$2:.$D$263]))" office:value-type="float" office:value="0.0100324713715289" calcext:value-type="float">
            <text:p>0.0100324714</text:p>
          </table:table-cell>
          <table:table-cell table:style-name="ce2" table:formula="of:=([.B63]-MIN([.$B$2:.$B$263]))/(MAX([.$B$2:.$B$263])-MIN([.$B$2:.$B$263]))" office:value-type="float" office:value="0.772277227722772" calcext:value-type="float">
            <text:p>0.772277227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96" calcext:value-type="float">
            <text:p>96</text:p>
          </table:table-cell>
          <table:table-cell table:formula="of:=(SUM([.B48:.B63]))/15" office:value-type="float" office:value="98.95" calcext:value-type="float">
            <text:p>98.95</text:p>
          </table:table-cell>
          <table:table-cell office:value-type="float" office:value="4914700" calcext:value-type="float">
            <text:p>4914700</text:p>
          </table:table-cell>
          <table:table-cell table:formula="of:=([.D64]-MIN([.$D$2:.$D$263]))/(MAX([.$D$2:.$D$263])-MIN([.$D$2:.$D$263]))" office:value-type="float" office:value="0.447022548047625" calcext:value-type="float">
            <text:p>0.447022548</text:p>
          </table:table-cell>
          <table:table-cell table:style-name="ce2" table:formula="of:=([.B64]-MIN([.$B$2:.$B$263]))/(MAX([.$B$2:.$B$263])-MIN([.$B$2:.$B$263]))" office:value-type="float" office:value="0.693069306930693" calcext:value-type="float">
            <text:p>0.69306930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95" calcext:value-type="float">
            <text:p>95</text:p>
          </table:table-cell>
          <table:table-cell table:formula="of:=(SUM([.B49:.B64]))/15" office:value-type="float" office:value="99.1666666666667" calcext:value-type="float">
            <text:p>99.1666666667</text:p>
          </table:table-cell>
          <table:table-cell office:value-type="float" office:value="192700" calcext:value-type="float">
            <text:p>192700</text:p>
          </table:table-cell>
          <table:table-cell table:formula="of:=([.D65]-MIN([.$D$2:.$D$263]))/(MAX([.$D$2:.$D$263])-MIN([.$D$2:.$D$263]))" office:value-type="float" office:value="0.0175272641277753" calcext:value-type="float">
            <text:p>0.0175272641</text:p>
          </table:table-cell>
          <table:table-cell table:style-name="ce2" table:formula="of:=([.B65]-MIN([.$B$2:.$B$263]))/(MAX([.$B$2:.$B$263])-MIN([.$B$2:.$B$263]))" office:value-type="float" office:value="0.653465346534653" calcext:value-type="float">
            <text:p>0.653465346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50:.B65]))/15" office:value-type="float" office:value="99.55" calcext:value-type="float">
            <text:p>99.55</text:p>
          </table:table-cell>
          <table:table-cell office:value-type="float" office:value="7900" calcext:value-type="float">
            <text:p>7900</text:p>
          </table:table-cell>
          <table:table-cell table:formula="of:=([.D66]-MIN([.$D$2:.$D$263]))/(MAX([.$D$2:.$D$263])-MIN([.$D$2:.$D$263]))" office:value-type="float" office:value="0.000718554159882848" calcext:value-type="float">
            <text:p>0.0007185542</text:p>
          </table:table-cell>
          <table:table-cell table:style-name="ce2" table:formula="of:=([.B66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92.75" calcext:value-type="float">
            <text:p>92.75</text:p>
          </table:table-cell>
          <table:table-cell table:formula="of:=(SUM([.B51:.B66]))/15" office:value-type="float" office:value="99.8" calcext:value-type="float">
            <text:p>99.8</text:p>
          </table:table-cell>
          <table:table-cell office:value-type="float" office:value="24600" calcext:value-type="float">
            <text:p>24600</text:p>
          </table:table-cell>
          <table:table-cell table:formula="of:=([.D67]-MIN([.$D$2:.$D$263]))/(MAX([.$D$2:.$D$263])-MIN([.$D$2:.$D$263]))" office:value-type="float" office:value="0.00223752308014153" calcext:value-type="float">
            <text:p>0.0022375231</text:p>
          </table:table-cell>
          <table:table-cell table:style-name="ce2" table:formula="of:=([.B67]-MIN([.$B$2:.$B$263]))/(MAX([.$B$2:.$B$263])-MIN([.$B$2:.$B$263]))" office:value-type="float" office:value="0.564356435643564" calcext:value-type="float">
            <text:p>0.56435643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93" calcext:value-type="float">
            <text:p>93</text:p>
          </table:table-cell>
          <table:table-cell table:formula="of:=(SUM([.B52:.B67]))/15" office:value-type="float" office:value="99.9666666666667" calcext:value-type="float">
            <text:p>99.9666666667</text:p>
          </table:table-cell>
          <table:table-cell office:value-type="float" office:value="35800" calcext:value-type="float">
            <text:p>35800</text:p>
          </table:table-cell>
          <table:table-cell table:formula="of:=([.D68]-MIN([.$D$2:.$D$263]))/(MAX([.$D$2:.$D$263])-MIN([.$D$2:.$D$263]))" office:value-type="float" office:value="0.00325623277516531" calcext:value-type="float">
            <text:p>0.0032562328</text:p>
          </table:table-cell>
          <table:table-cell table:style-name="ce2" table:formula="of:=([.B68]-MIN([.$B$2:.$B$263]))/(MAX([.$B$2:.$B$263])-MIN([.$B$2:.$B$263]))" office:value-type="float" office:value="0.574257425742574" calcext:value-type="float">
            <text:p>0.574257425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93" calcext:value-type="float">
            <text:p>93</text:p>
          </table:table-cell>
          <table:table-cell table:formula="of:=(SUM([.B53:.B68]))/15" office:value-type="float" office:value="100.266666666667" calcext:value-type="float">
            <text:p>100.2666666667</text:p>
          </table:table-cell>
          <table:table-cell office:value-type="float" office:value="70400" calcext:value-type="float">
            <text:p>70400</text:p>
          </table:table-cell>
          <table:table-cell table:formula="of:=([.D69]-MIN([.$D$2:.$D$263]))/(MAX([.$D$2:.$D$263])-MIN([.$D$2:.$D$263]))" office:value-type="float" office:value="0.00640331808300665" calcext:value-type="float">
            <text:p>0.0064033181</text:p>
          </table:table-cell>
          <table:table-cell table:style-name="ce2" table:formula="of:=([.B69]-MIN([.$B$2:.$B$263]))/(MAX([.$B$2:.$B$263])-MIN([.$B$2:.$B$263]))" office:value-type="float" office:value="0.574257425742574" calcext:value-type="float">
            <text:p>0.57425742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92.75" calcext:value-type="float">
            <text:p>92.75</text:p>
          </table:table-cell>
          <table:table-cell table:formula="of:=(SUM([.B54:.B69]))/15" office:value-type="float" office:value="100.566666666667" calcext:value-type="float">
            <text:p>100.5666666667</text:p>
          </table:table-cell>
          <table:table-cell office:value-type="float" office:value="77800" calcext:value-type="float">
            <text:p>77800</text:p>
          </table:table-cell>
          <table:table-cell table:formula="of:=([.D70]-MIN([.$D$2:.$D$263]))/(MAX([.$D$2:.$D$263])-MIN([.$D$2:.$D$263]))" office:value-type="float" office:value="0.00707639413150451" calcext:value-type="float">
            <text:p>0.0070763941</text:p>
          </table:table-cell>
          <table:table-cell table:style-name="ce2" table:formula="of:=([.B70]-MIN([.$B$2:.$B$263]))/(MAX([.$B$2:.$B$263])-MIN([.$B$2:.$B$263]))" office:value-type="float" office:value="0.564356435643564" calcext:value-type="float">
            <text:p>0.56435643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94.75" calcext:value-type="float">
            <text:p>94.75</text:p>
          </table:table-cell>
          <table:table-cell table:formula="of:=(SUM([.B55:.B70]))/15" office:value-type="float" office:value="100.716666666667" calcext:value-type="float">
            <text:p>100.7166666667</text:p>
          </table:table-cell>
          <table:table-cell office:value-type="float" office:value="23400" calcext:value-type="float">
            <text:p>23400</text:p>
          </table:table-cell>
          <table:table-cell table:formula="of:=([.D71]-MIN([.$D$2:.$D$263]))/(MAX([.$D$2:.$D$263])-MIN([.$D$2:.$D$263]))" office:value-type="float" office:value="0.00212837561281755" calcext:value-type="float">
            <text:p>0.0021283756</text:p>
          </table:table-cell>
          <table:table-cell table:style-name="ce2" table:formula="of:=([.B71]-MIN([.$B$2:.$B$263]))/(MAX([.$B$2:.$B$263])-MIN([.$B$2:.$B$263]))" office:value-type="float" office:value="0.643564356435644" calcext:value-type="float">
            <text:p>0.64356435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92.75" calcext:value-type="float">
            <text:p>92.75</text:p>
          </table:table-cell>
          <table:table-cell table:formula="of:=(SUM([.B56:.B71]))/15" office:value-type="float" office:value="100.916666666667" calcext:value-type="float">
            <text:p>100.9166666667</text:p>
          </table:table-cell>
          <table:table-cell office:value-type="float" office:value="61500" calcext:value-type="float">
            <text:p>61500</text:p>
          </table:table-cell>
          <table:table-cell table:formula="of:=([.D72]-MIN([.$D$2:.$D$263]))/(MAX([.$D$2:.$D$263])-MIN([.$D$2:.$D$263]))" office:value-type="float" office:value="0.00559380770035382" calcext:value-type="float">
            <text:p>0.0055938077</text:p>
          </table:table-cell>
          <table:table-cell table:style-name="ce2" table:formula="of:=([.B72]-MIN([.$B$2:.$B$263]))/(MAX([.$B$2:.$B$263])-MIN([.$B$2:.$B$263]))" office:value-type="float" office:value="0.564356435643564" calcext:value-type="float">
            <text:p>0.56435643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91" calcext:value-type="float">
            <text:p>91</text:p>
          </table:table-cell>
          <table:table-cell table:formula="of:=(SUM([.B57:.B72]))/15" office:value-type="float" office:value="100.916666666667" calcext:value-type="float">
            <text:p>100.9166666667</text:p>
          </table:table-cell>
          <table:table-cell office:value-type="float" office:value="48400" calcext:value-type="float">
            <text:p>48400</text:p>
          </table:table-cell>
          <table:table-cell table:formula="of:=([.D73]-MIN([.$D$2:.$D$263]))/(MAX([.$D$2:.$D$263])-MIN([.$D$2:.$D$263]))" office:value-type="float" office:value="0.00440228118206707" calcext:value-type="float">
            <text:p>0.0044022812</text:p>
          </table:table-cell>
          <table:table-cell table:style-name="ce2" table:formula="of:=([.B73]-MIN([.$B$2:.$B$263]))/(MAX([.$B$2:.$B$263])-MIN([.$B$2:.$B$263]))" office:value-type="float" office:value="0.495049504950495" calcext:value-type="float">
            <text:p>0.4950495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92.75" calcext:value-type="float">
            <text:p>92.75</text:p>
          </table:table-cell>
          <table:table-cell table:formula="of:=(SUM([.B58:.B73]))/15" office:value-type="float" office:value="100.85" calcext:value-type="float">
            <text:p>100.85</text:p>
          </table:table-cell>
          <table:table-cell office:value-type="float" office:value="20700" calcext:value-type="float">
            <text:p>20700</text:p>
          </table:table-cell>
          <table:table-cell table:formula="of:=([.D74]-MIN([.$D$2:.$D$263]))/(MAX([.$D$2:.$D$263])-MIN([.$D$2:.$D$263]))" office:value-type="float" office:value="0.0018827938113386" calcext:value-type="float">
            <text:p>0.0018827938</text:p>
          </table:table-cell>
          <table:table-cell table:style-name="ce2" table:formula="of:=([.B74]-MIN([.$B$2:.$B$263]))/(MAX([.$B$2:.$B$263])-MIN([.$B$2:.$B$263]))" office:value-type="float" office:value="0.564356435643564" calcext:value-type="float">
            <text:p>0.56435643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float" office:value="93.75" calcext:value-type="float">
            <text:p>93.75</text:p>
          </table:table-cell>
          <table:table-cell table:formula="of:=(SUM([.B59:.B74]))/15" office:value-type="float" office:value="100.716666666667" calcext:value-type="float">
            <text:p>100.7166666667</text:p>
          </table:table-cell>
          <table:table-cell office:value-type="float" office:value="78100" calcext:value-type="float">
            <text:p>78100</text:p>
          </table:table-cell>
          <table:table-cell table:formula="of:=([.D75]-MIN([.$D$2:.$D$263]))/(MAX([.$D$2:.$D$263])-MIN([.$D$2:.$D$263]))" office:value-type="float" office:value="0.0071036809983355" calcext:value-type="float">
            <text:p>0.007103681</text:p>
          </table:table-cell>
          <table:table-cell table:style-name="ce2" table:formula="of:=([.B75]-MIN([.$B$2:.$B$263]))/(MAX([.$B$2:.$B$263])-MIN([.$B$2:.$B$263]))" office:value-type="float" office:value="0.603960396039604" calcext:value-type="float">
            <text:p>0.6039603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94.5" calcext:value-type="float">
            <text:p>94.5</text:p>
          </table:table-cell>
          <table:table-cell table:formula="of:=(SUM([.B60:.B75]))/15" office:value-type="float" office:value="100.633333333333" calcext:value-type="float">
            <text:p>100.6333333333</text:p>
          </table:table-cell>
          <table:table-cell office:value-type="float" office:value="29800" calcext:value-type="float">
            <text:p>29800</text:p>
          </table:table-cell>
          <table:table-cell table:formula="of:=([.D76]-MIN([.$D$2:.$D$263]))/(MAX([.$D$2:.$D$263])-MIN([.$D$2:.$D$263]))" office:value-type="float" office:value="0.00271049543854543" calcext:value-type="float">
            <text:p>0.0027104954</text:p>
          </table:table-cell>
          <table:table-cell table:style-name="ce2" table:formula="of:=([.B76]-MIN([.$B$2:.$B$263]))/(MAX([.$B$2:.$B$263])-MIN([.$B$2:.$B$263]))" office:value-type="float" office:value="0.633663366336634" calcext:value-type="float">
            <text:p>0.633663366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float" office:value="94.25" calcext:value-type="float">
            <text:p>94.25</text:p>
          </table:table-cell>
          <table:table-cell table:formula="of:=(SUM([.B61:.B76]))/15" office:value-type="float" office:value="100.466666666667" calcext:value-type="float">
            <text:p>100.4666666667</text:p>
          </table:table-cell>
          <table:table-cell office:value-type="float" office:value="198800" calcext:value-type="float">
            <text:p>198800</text:p>
          </table:table-cell>
          <table:table-cell table:formula="of:=([.D77]-MIN([.$D$2:.$D$263]))/(MAX([.$D$2:.$D$263])-MIN([.$D$2:.$D$263]))" office:value-type="float" office:value="0.0180820970866722" calcext:value-type="float">
            <text:p>0.0180820971</text:p>
          </table:table-cell>
          <table:table-cell table:style-name="ce2" table:formula="of:=([.B77]-MIN([.$B$2:.$B$263]))/(MAX([.$B$2:.$B$263])-MIN([.$B$2:.$B$263]))" office:value-type="float" office:value="0.623762376237624" calcext:value-type="float">
            <text:p>0.623762376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62:.B77]))/15" office:value-type="float" office:value="100.266666666667" calcext:value-type="float">
            <text:p>100.2666666667</text:p>
          </table:table-cell>
          <table:table-cell office:value-type="float" office:value="24600" calcext:value-type="float">
            <text:p>24600</text:p>
          </table:table-cell>
          <table:table-cell table:formula="of:=([.D78]-MIN([.$D$2:.$D$263]))/(MAX([.$D$2:.$D$263])-MIN([.$D$2:.$D$263]))" office:value-type="float" office:value="0.00223752308014153" calcext:value-type="float">
            <text:p>0.0022375231</text:p>
          </table:table-cell>
          <table:table-cell table:style-name="ce2" table:formula="of:=([.B78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63:.B78]))/15" office:value-type="float" office:value="99.95" calcext:value-type="float">
            <text:p>99.95</text:p>
          </table:table-cell>
          <table:table-cell office:value-type="float" office:value="122200" calcext:value-type="float">
            <text:p>122200</text:p>
          </table:table-cell>
          <table:table-cell table:formula="of:=([.D79]-MIN([.$D$2:.$D$263]))/(MAX([.$D$2:.$D$263])-MIN([.$D$2:.$D$263]))" office:value-type="float" office:value="0.0111148504224917" calcext:value-type="float">
            <text:p>0.0111148504</text:p>
          </table:table-cell>
          <table:table-cell table:style-name="ce2" table:formula="of:=([.B79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float" office:value="94.25" calcext:value-type="float">
            <text:p>94.25</text:p>
          </table:table-cell>
          <table:table-cell table:formula="of:=(SUM([.B64:.B79]))/15" office:value-type="float" office:value="99.5833333333333" calcext:value-type="float">
            <text:p>99.5833333333</text:p>
          </table:table-cell>
          <table:table-cell office:value-type="float" office:value="52800" calcext:value-type="float">
            <text:p>52800</text:p>
          </table:table-cell>
          <table:table-cell table:formula="of:=([.D80]-MIN([.$D$2:.$D$263]))/(MAX([.$D$2:.$D$263])-MIN([.$D$2:.$D$263]))" office:value-type="float" office:value="0.00480248856225499" calcext:value-type="float">
            <text:p>0.0048024886</text:p>
          </table:table-cell>
          <table:table-cell table:style-name="ce2" table:formula="of:=([.B80]-MIN([.$B$2:.$B$263]))/(MAX([.$B$2:.$B$263])-MIN([.$B$2:.$B$263]))" office:value-type="float" office:value="0.623762376237624" calcext:value-type="float">
            <text:p>0.62376237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91.5" calcext:value-type="float">
            <text:p>91.5</text:p>
          </table:table-cell>
          <table:table-cell table:formula="of:=(SUM([.B65:.B80]))/15" office:value-type="float" office:value="99.4666666666667" calcext:value-type="float">
            <text:p>99.4666666667</text:p>
          </table:table-cell>
          <table:table-cell office:value-type="float" office:value="43700" calcext:value-type="float">
            <text:p>43700</text:p>
          </table:table-cell>
          <table:table-cell table:formula="of:=([.D81]-MIN([.$D$2:.$D$263]))/(MAX([.$D$2:.$D$263])-MIN([.$D$2:.$D$263]))" office:value-type="float" office:value="0.00397478693504816" calcext:value-type="float">
            <text:p>0.0039747869</text:p>
          </table:table-cell>
          <table:table-cell table:style-name="ce2" table:formula="of:=([.B81]-MIN([.$B$2:.$B$263]))/(MAX([.$B$2:.$B$263])-MIN([.$B$2:.$B$263]))" office:value-type="float" office:value="0.514851485148515" calcext:value-type="float">
            <text:p>0.51485148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float" office:value="91.25" calcext:value-type="float">
            <text:p>91.25</text:p>
          </table:table-cell>
          <table:table-cell table:formula="of:=(SUM([.B66:.B81]))/15" office:value-type="float" office:value="99.2333333333333" calcext:value-type="float">
            <text:p>99.2333333333</text:p>
          </table:table-cell>
          <table:table-cell office:value-type="float" office:value="164400" calcext:value-type="float">
            <text:p>164400</text:p>
          </table:table-cell>
          <table:table-cell table:formula="of:=([.D82]-MIN([.$D$2:.$D$263]))/(MAX([.$D$2:.$D$263])-MIN([.$D$2:.$D$263]))" office:value-type="float" office:value="0.0149532030233848" calcext:value-type="float">
            <text:p>0.014953203</text:p>
          </table:table-cell>
          <table:table-cell table:style-name="ce2" table:formula="of:=([.B82]-MIN([.$B$2:.$B$263]))/(MAX([.$B$2:.$B$263])-MIN([.$B$2:.$B$263]))" office:value-type="float" office:value="0.504950495049505" calcext:value-type="float">
            <text:p>0.5049504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67:.B82]))/15" office:value-type="float" office:value="99.15" calcext:value-type="float">
            <text:p>99.15</text:p>
          </table:table-cell>
          <table:table-cell office:value-type="float" office:value="0" calcext:value-type="float">
            <text:p>0</text:p>
          </table:table-cell>
          <table:table-cell table:formula="of:=([.D83]-MIN([.$D$2:.$D$263]))/(MAX([.$D$2:.$D$263])-MIN([.$D$2:.$D$263]))" office:value-type="float" office:value="0" calcext:value-type="float">
            <text:p>0</text:p>
          </table:table-cell>
          <table:table-cell table:style-name="ce2" table:formula="of:=([.B83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68:.B83]))/15" office:value-type="float" office:value="99.1333333333333" calcext:value-type="float">
            <text:p>99.1333333333</text:p>
          </table:table-cell>
          <table:table-cell office:value-type="float" office:value="123000" calcext:value-type="float">
            <text:p>123000</text:p>
          </table:table-cell>
          <table:table-cell table:formula="of:=([.D84]-MIN([.$D$2:.$D$263]))/(MAX([.$D$2:.$D$263])-MIN([.$D$2:.$D$263]))" office:value-type="float" office:value="0.0111876154007076" calcext:value-type="float">
            <text:p>0.0111876154</text:p>
          </table:table-cell>
          <table:table-cell table:style-name="ce2" table:formula="of:=([.B84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94.25" calcext:value-type="float">
            <text:p>94.25</text:p>
          </table:table-cell>
          <table:table-cell table:formula="of:=(SUM([.B69:.B84]))/15" office:value-type="float" office:value="99.1" calcext:value-type="float">
            <text:p>99.1</text:p>
          </table:table-cell>
          <table:table-cell office:value-type="float" office:value="33700" calcext:value-type="float">
            <text:p>33700</text:p>
          </table:table-cell>
          <table:table-cell table:formula="of:=([.D85]-MIN([.$D$2:.$D$263]))/(MAX([.$D$2:.$D$263])-MIN([.$D$2:.$D$263]))" office:value-type="float" office:value="0.00306522470734835" calcext:value-type="float">
            <text:p>0.0030652247</text:p>
          </table:table-cell>
          <table:table-cell table:style-name="ce2" table:formula="of:=([.B85]-MIN([.$B$2:.$B$263]))/(MAX([.$B$2:.$B$263])-MIN([.$B$2:.$B$263]))" office:value-type="float" office:value="0.623762376237624" calcext:value-type="float">
            <text:p>0.62376237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97.5" calcext:value-type="float">
            <text:p>97.5</text:p>
          </table:table-cell>
          <table:table-cell table:formula="of:=(SUM([.B70:.B85]))/15" office:value-type="float" office:value="99.1833333333333" calcext:value-type="float">
            <text:p>99.1833333333</text:p>
          </table:table-cell>
          <table:table-cell office:value-type="float" office:value="31400" calcext:value-type="float">
            <text:p>31400</text:p>
          </table:table-cell>
          <table:table-cell table:formula="of:=([.D86]-MIN([.$D$2:.$D$263]))/(MAX([.$D$2:.$D$263])-MIN([.$D$2:.$D$263]))" office:value-type="float" office:value="0.0028560253949774" calcext:value-type="float">
            <text:p>0.0028560254</text:p>
          </table:table-cell>
          <table:table-cell table:style-name="ce2" table:formula="of:=([.B86]-MIN([.$B$2:.$B$263]))/(MAX([.$B$2:.$B$263])-MIN([.$B$2:.$B$263]))" office:value-type="float" office:value="0.752475247524752" calcext:value-type="float">
            <text:p>0.75247524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96.25" calcext:value-type="float">
            <text:p>96.25</text:p>
          </table:table-cell>
          <table:table-cell table:formula="of:=(SUM([.B71:.B86]))/15" office:value-type="float" office:value="99.5" calcext:value-type="float">
            <text:p>99.5</text:p>
          </table:table-cell>
          <table:table-cell office:value-type="float" office:value="80500" calcext:value-type="float">
            <text:p>80500</text:p>
          </table:table-cell>
          <table:table-cell table:formula="of:=([.D87]-MIN([.$D$2:.$D$263]))/(MAX([.$D$2:.$D$263])-MIN([.$D$2:.$D$263]))" office:value-type="float" office:value="0.00732197593298346" calcext:value-type="float">
            <text:p>0.0073219759</text:p>
          </table:table-cell>
          <table:table-cell table:style-name="ce2" table:formula="of:=([.B87]-MIN([.$B$2:.$B$263]))/(MAX([.$B$2:.$B$263])-MIN([.$B$2:.$B$263]))" office:value-type="float" office:value="0.702970297029703" calcext:value-type="float">
            <text:p>0.7029702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float" office:value="97.75" calcext:value-type="float">
            <text:p>97.75</text:p>
          </table:table-cell>
          <table:table-cell table:formula="of:=(SUM([.B72:.B87]))/15" office:value-type="float" office:value="99.6" calcext:value-type="float">
            <text:p>99.6</text:p>
          </table:table-cell>
          <table:table-cell office:value-type="float" office:value="27600" calcext:value-type="float">
            <text:p>27600</text:p>
          </table:table-cell>
          <table:table-cell table:formula="of:=([.D88]-MIN([.$D$2:.$D$263]))/(MAX([.$D$2:.$D$263])-MIN([.$D$2:.$D$263]))" office:value-type="float" office:value="0.00251039174845147" calcext:value-type="float">
            <text:p>0.0025103917</text:p>
          </table:table-cell>
          <table:table-cell table:style-name="ce2" table:formula="of:=([.B88]-MIN([.$B$2:.$B$263]))/(MAX([.$B$2:.$B$263])-MIN([.$B$2:.$B$263]))" office:value-type="float" office:value="0.762376237623762" calcext:value-type="float">
            <text:p>0.76237623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98.5" calcext:value-type="float">
            <text:p>98.5</text:p>
          </table:table-cell>
          <table:table-cell table:formula="of:=(SUM([.B73:.B88]))/15" office:value-type="float" office:value="99.9333333333333" calcext:value-type="float">
            <text:p>99.9333333333</text:p>
          </table:table-cell>
          <table:table-cell office:value-type="float" office:value="29600" calcext:value-type="float">
            <text:p>29600</text:p>
          </table:table-cell>
          <table:table-cell table:formula="of:=([.D89]-MIN([.$D$2:.$D$263]))/(MAX([.$D$2:.$D$263])-MIN([.$D$2:.$D$263]))" office:value-type="float" office:value="0.00269230419399143" calcext:value-type="float">
            <text:p>0.0026923042</text:p>
          </table:table-cell>
          <table:table-cell table:style-name="ce2" table:formula="of:=([.B89]-MIN([.$B$2:.$B$263]))/(MAX([.$B$2:.$B$263])-MIN([.$B$2:.$B$263]))" office:value-type="float" office:value="0.792079207920792" calcext:value-type="float">
            <text:p>0.792079207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float" office:value="99.25" calcext:value-type="float">
            <text:p>99.25</text:p>
          </table:table-cell>
          <table:table-cell table:formula="of:=(SUM([.B74:.B89]))/15" office:value-type="float" office:value="100.433333333333" calcext:value-type="float">
            <text:p>100.4333333333</text:p>
          </table:table-cell>
          <table:table-cell office:value-type="float" office:value="44100" calcext:value-type="float">
            <text:p>44100</text:p>
          </table:table-cell>
          <table:table-cell table:formula="of:=([.D90]-MIN([.$D$2:.$D$263]))/(MAX([.$D$2:.$D$263])-MIN([.$D$2:.$D$263]))" office:value-type="float" office:value="0.00401116942415615" calcext:value-type="float">
            <text:p>0.0040111694</text:p>
          </table:table-cell>
          <table:table-cell table:style-name="ce2" table:formula="of:=([.B90]-MIN([.$B$2:.$B$263]))/(MAX([.$B$2:.$B$263])-MIN([.$B$2:.$B$263]))" office:value-type="float" office:value="0.821782178217822" calcext:value-type="float">
            <text:p>0.82178217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99" calcext:value-type="float">
            <text:p>99</text:p>
          </table:table-cell>
          <table:table-cell table:formula="of:=(SUM([.B75:.B90]))/15" office:value-type="float" office:value="100.866666666667" calcext:value-type="float">
            <text:p>100.8666666667</text:p>
          </table:table-cell>
          <table:table-cell office:value-type="float" office:value="276600" calcext:value-type="float">
            <text:p>276600</text:p>
          </table:table-cell>
          <table:table-cell table:formula="of:=([.D91]-MIN([.$D$2:.$D$263]))/(MAX([.$D$2:.$D$263])-MIN([.$D$2:.$D$263]))" office:value-type="float" office:value="0.0251584912181767" calcext:value-type="float">
            <text:p>0.0251584912</text:p>
          </table:table-cell>
          <table:table-cell table:style-name="ce2" table:formula="of:=([.B91]-MIN([.$B$2:.$B$263]))/(MAX([.$B$2:.$B$263])-MIN([.$B$2:.$B$263]))" office:value-type="float" office:value="0.811881188118812" calcext:value-type="float">
            <text:p>0.81188118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float" office:value="98.75" calcext:value-type="float">
            <text:p>98.75</text:p>
          </table:table-cell>
          <table:table-cell table:formula="of:=(SUM([.B76:.B91]))/15" office:value-type="float" office:value="101.216666666667" calcext:value-type="float">
            <text:p>101.2166666667</text:p>
          </table:table-cell>
          <table:table-cell office:value-type="float" office:value="57200" calcext:value-type="float">
            <text:p>57200</text:p>
          </table:table-cell>
          <table:table-cell table:formula="of:=([.D92]-MIN([.$D$2:.$D$263]))/(MAX([.$D$2:.$D$263])-MIN([.$D$2:.$D$263]))" office:value-type="float" office:value="0.0052026959424429" calcext:value-type="float">
            <text:p>0.0052026959</text:p>
          </table:table-cell>
          <table:table-cell table:style-name="ce2" table:formula="of:=([.B92]-MIN([.$B$2:.$B$263]))/(MAX([.$B$2:.$B$263])-MIN([.$B$2:.$B$263]))" office:value-type="float" office:value="0.801980198019802" calcext:value-type="float">
            <text:p>0.80198019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97.5" calcext:value-type="float">
            <text:p>97.5</text:p>
          </table:table-cell>
          <table:table-cell table:formula="of:=(SUM([.B77:.B92]))/15" office:value-type="float" office:value="101.5" calcext:value-type="float">
            <text:p>101.5</text:p>
          </table:table-cell>
          <table:table-cell office:value-type="float" office:value="90900" calcext:value-type="float">
            <text:p>90900</text:p>
          </table:table-cell>
          <table:table-cell table:formula="of:=([.D93]-MIN([.$D$2:.$D$263]))/(MAX([.$D$2:.$D$263])-MIN([.$D$2:.$D$263]))" office:value-type="float" office:value="0.00826792064979126" calcext:value-type="float">
            <text:p>0.0082679206</text:p>
          </table:table-cell>
          <table:table-cell table:style-name="ce2" table:formula="of:=([.B93]-MIN([.$B$2:.$B$263]))/(MAX([.$B$2:.$B$263])-MIN([.$B$2:.$B$263]))" office:value-type="float" office:value="0.752475247524752" calcext:value-type="float">
            <text:p>0.75247524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float" office:value="97.75" calcext:value-type="float">
            <text:p>97.75</text:p>
          </table:table-cell>
          <table:table-cell table:formula="of:=(SUM([.B78:.B93]))/15" office:value-type="float" office:value="101.716666666667" calcext:value-type="float">
            <text:p>101.7166666667</text:p>
          </table:table-cell>
          <table:table-cell office:value-type="float" office:value="96600" calcext:value-type="float">
            <text:p>96600</text:p>
          </table:table-cell>
          <table:table-cell table:formula="of:=([.D94]-MIN([.$D$2:.$D$263]))/(MAX([.$D$2:.$D$263])-MIN([.$D$2:.$D$263]))" office:value-type="float" office:value="0.00878637111958015" calcext:value-type="float">
            <text:p>0.0087863711</text:p>
          </table:table-cell>
          <table:table-cell table:style-name="ce2" table:formula="of:=([.B94]-MIN([.$B$2:.$B$263]))/(MAX([.$B$2:.$B$263])-MIN([.$B$2:.$B$263]))" office:value-type="float" office:value="0.762376237623762" calcext:value-type="float">
            <text:p>0.762376237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96.25" calcext:value-type="float">
            <text:p>96.25</text:p>
          </table:table-cell>
          <table:table-cell table:formula="of:=(SUM([.B79:.B94]))/15" office:value-type="float" office:value="102.066666666667" calcext:value-type="float">
            <text:p>102.0666666667</text:p>
          </table:table-cell>
          <table:table-cell office:value-type="float" office:value="69500" calcext:value-type="float">
            <text:p>69500</text:p>
          </table:table-cell>
          <table:table-cell table:formula="of:=([.D95]-MIN([.$D$2:.$D$263]))/(MAX([.$D$2:.$D$263])-MIN([.$D$2:.$D$263]))" office:value-type="float" office:value="0.00632145748251367" calcext:value-type="float">
            <text:p>0.0063214575</text:p>
          </table:table-cell>
          <table:table-cell table:style-name="ce2" table:formula="of:=([.B95]-MIN([.$B$2:.$B$263]))/(MAX([.$B$2:.$B$263])-MIN([.$B$2:.$B$263]))" office:value-type="float" office:value="0.702970297029703" calcext:value-type="float">
            <text:p>0.70297029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96.25" calcext:value-type="float">
            <text:p>96.25</text:p>
          </table:table-cell>
          <table:table-cell table:formula="of:=(SUM([.B80:.B95]))/15" office:value-type="float" office:value="102.316666666667" calcext:value-type="float">
            <text:p>102.3166666667</text:p>
          </table:table-cell>
          <table:table-cell office:value-type="float" office:value="63200" calcext:value-type="float">
            <text:p>63200</text:p>
          </table:table-cell>
          <table:table-cell table:formula="of:=([.D96]-MIN([.$D$2:.$D$263]))/(MAX([.$D$2:.$D$263])-MIN([.$D$2:.$D$263]))" office:value-type="float" office:value="0.00574843327906279" calcext:value-type="float">
            <text:p>0.0057484333</text:p>
          </table:table-cell>
          <table:table-cell table:style-name="ce2" table:formula="of:=([.B96]-MIN([.$B$2:.$B$263]))/(MAX([.$B$2:.$B$263])-MIN([.$B$2:.$B$263]))" office:value-type="float" office:value="0.702970297029703" calcext:value-type="float">
            <text:p>0.70297029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float" office:value="96.25" calcext:value-type="float">
            <text:p>96.25</text:p>
          </table:table-cell>
          <table:table-cell table:formula="of:=(SUM([.B81:.B96]))/15" office:value-type="float" office:value="102.45" calcext:value-type="float">
            <text:p>102.45</text:p>
          </table:table-cell>
          <table:table-cell office:value-type="float" office:value="82000" calcext:value-type="float">
            <text:p>82000</text:p>
          </table:table-cell>
          <table:table-cell table:formula="of:=([.D97]-MIN([.$D$2:.$D$263]))/(MAX([.$D$2:.$D$263])-MIN([.$D$2:.$D$263]))" office:value-type="float" office:value="0.00745841026713843" calcext:value-type="float">
            <text:p>0.0074584103</text:p>
          </table:table-cell>
          <table:table-cell table:style-name="ce2" table:formula="of:=([.B97]-MIN([.$B$2:.$B$263]))/(MAX([.$B$2:.$B$263])-MIN([.$B$2:.$B$263]))" office:value-type="float" office:value="0.702970297029703" calcext:value-type="float">
            <text:p>0.70297029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float" office:value="97.25" calcext:value-type="float">
            <text:p>97.25</text:p>
          </table:table-cell>
          <table:table-cell table:formula="of:=(SUM([.B82:.B97]))/15" office:value-type="float" office:value="102.766666666667" calcext:value-type="float">
            <text:p>102.7666666667</text:p>
          </table:table-cell>
          <table:table-cell office:value-type="float" office:value="214000" calcext:value-type="float">
            <text:p>214000</text:p>
          </table:table-cell>
          <table:table-cell table:formula="of:=([.D98]-MIN([.$D$2:.$D$263]))/(MAX([.$D$2:.$D$263])-MIN([.$D$2:.$D$263]))" office:value-type="float" office:value="0.0194646316727759" calcext:value-type="float">
            <text:p>0.0194646317</text:p>
          </table:table-cell>
          <table:table-cell table:style-name="ce2" table:formula="of:=([.B98]-MIN([.$B$2:.$B$263]))/(MAX([.$B$2:.$B$263])-MIN([.$B$2:.$B$263]))" office:value-type="float" office:value="0.742574257425743" calcext:value-type="float">
            <text:p>0.742574257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float" office:value="95.25" calcext:value-type="float">
            <text:p>95.25</text:p>
          </table:table-cell>
          <table:table-cell table:formula="of:=(SUM([.B83:.B98]))/15" office:value-type="float" office:value="103.166666666667" calcext:value-type="float">
            <text:p>103.1666666667</text:p>
          </table:table-cell>
          <table:table-cell office:value-type="float" office:value="39100" calcext:value-type="float">
            <text:p>39100</text:p>
          </table:table-cell>
          <table:table-cell table:formula="of:=([.D99]-MIN([.$D$2:.$D$263]))/(MAX([.$D$2:.$D$263])-MIN([.$D$2:.$D$263]))" office:value-type="float" office:value="0.00355638831030625" calcext:value-type="float">
            <text:p>0.0035563883</text:p>
          </table:table-cell>
          <table:table-cell table:style-name="ce2" table:formula="of:=([.B99]-MIN([.$B$2:.$B$263]))/(MAX([.$B$2:.$B$263])-MIN([.$B$2:.$B$263]))" office:value-type="float" office:value="0.663366336633663" calcext:value-type="float">
            <text:p>0.66336633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float" office:value="95.25" calcext:value-type="float">
            <text:p>95.25</text:p>
          </table:table-cell>
          <table:table-cell table:formula="of:=(SUM([.B84:.B99]))/15" office:value-type="float" office:value="103.35" calcext:value-type="float">
            <text:p>103.35</text:p>
          </table:table-cell>
          <table:table-cell office:value-type="float" office:value="129000" calcext:value-type="float">
            <text:p>129000</text:p>
          </table:table-cell>
          <table:table-cell table:formula="of:=([.D100]-MIN([.$D$2:.$D$263]))/(MAX([.$D$2:.$D$263])-MIN([.$D$2:.$D$263]))" office:value-type="float" office:value="0.0117333527373275" calcext:value-type="float">
            <text:p>0.0117333527</text:p>
          </table:table-cell>
          <table:table-cell table:style-name="ce2" table:formula="of:=([.B100]-MIN([.$B$2:.$B$263]))/(MAX([.$B$2:.$B$263])-MIN([.$B$2:.$B$263]))" office:value-type="float" office:value="0.663366336633663" calcext:value-type="float">
            <text:p>0.66336633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95.5" calcext:value-type="float">
            <text:p>95.5</text:p>
          </table:table-cell>
          <table:table-cell table:formula="of:=(SUM([.B85:.B100]))/15" office:value-type="float" office:value="103.533333333333" calcext:value-type="float">
            <text:p>103.5333333333</text:p>
          </table:table-cell>
          <table:table-cell office:value-type="float" office:value="205800" calcext:value-type="float">
            <text:p>205800</text:p>
          </table:table-cell>
          <table:table-cell table:formula="of:=([.D101]-MIN([.$D$2:.$D$263]))/(MAX([.$D$2:.$D$263])-MIN([.$D$2:.$D$263]))" office:value-type="float" office:value="0.0187187906460621" calcext:value-type="float">
            <text:p>0.0187187906</text:p>
          </table:table-cell>
          <table:table-cell table:style-name="ce2" table:formula="of:=([.B101]-MIN([.$B$2:.$B$263]))/(MAX([.$B$2:.$B$263])-MIN([.$B$2:.$B$263]))" office:value-type="float" office:value="0.673267326732673" calcext:value-type="float">
            <text:p>0.67326732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float" office:value="90.75" calcext:value-type="float">
            <text:p>90.75</text:p>
          </table:table-cell>
          <table:table-cell table:formula="of:=(SUM([.B86:.B101]))/15" office:value-type="float" office:value="103.616666666667" calcext:value-type="float">
            <text:p>103.6166666667</text:p>
          </table:table-cell>
          <table:table-cell office:value-type="float" office:value="125800" calcext:value-type="float">
            <text:p>125800</text:p>
          </table:table-cell>
          <table:table-cell table:formula="of:=([.D102]-MIN([.$D$2:.$D$263]))/(MAX([.$D$2:.$D$263])-MIN([.$D$2:.$D$263]))" office:value-type="float" office:value="0.0114422928244636" calcext:value-type="float">
            <text:p>0.0114422928</text:p>
          </table:table-cell>
          <table:table-cell table:style-name="ce2" table:formula="of:=([.B102]-MIN([.$B$2:.$B$263]))/(MAX([.$B$2:.$B$263])-MIN([.$B$2:.$B$263]))" office:value-type="float" office:value="0.485148514851485" calcext:value-type="float">
            <text:p>0.48514851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float" office:value="88.5" calcext:value-type="float">
            <text:p>88.5</text:p>
          </table:table-cell>
          <table:table-cell table:formula="of:=(SUM([.B87:.B102]))/15" office:value-type="float" office:value="103.166666666667" calcext:value-type="float">
            <text:p>103.1666666667</text:p>
          </table:table-cell>
          <table:table-cell office:value-type="float" office:value="24500" calcext:value-type="float">
            <text:p>24500</text:p>
          </table:table-cell>
          <table:table-cell table:formula="of:=([.D103]-MIN([.$D$2:.$D$263]))/(MAX([.$D$2:.$D$263])-MIN([.$D$2:.$D$263]))" office:value-type="float" office:value="0.00222842745786453" calcext:value-type="float">
            <text:p>0.0022284275</text:p>
          </table:table-cell>
          <table:table-cell table:style-name="ce2" table:formula="of:=([.B103]-MIN([.$B$2:.$B$263]))/(MAX([.$B$2:.$B$263])-MIN([.$B$2:.$B$263]))" office:value-type="float" office:value="0.396039603960396" calcext:value-type="float">
            <text:p>0.3960396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float" office:value="88.75" calcext:value-type="float">
            <text:p>88.75</text:p>
          </table:table-cell>
          <table:table-cell table:formula="of:=(SUM([.B88:.B103]))/15" office:value-type="float" office:value="102.65" calcext:value-type="float">
            <text:p>102.65</text:p>
          </table:table-cell>
          <table:table-cell office:value-type="float" office:value="31500" calcext:value-type="float">
            <text:p>31500</text:p>
          </table:table-cell>
          <table:table-cell table:formula="of:=([.D104]-MIN([.$D$2:.$D$263]))/(MAX([.$D$2:.$D$263])-MIN([.$D$2:.$D$263]))" office:value-type="float" office:value="0.0028651210172544" calcext:value-type="float">
            <text:p>0.002865121</text:p>
          </table:table-cell>
          <table:table-cell table:style-name="ce2" table:formula="of:=([.B104]-MIN([.$B$2:.$B$263]))/(MAX([.$B$2:.$B$263])-MIN([.$B$2:.$B$263]))" office:value-type="float" office:value="0.405940594059406" calcext:value-type="float">
            <text:p>0.40594059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float" office:value="87" calcext:value-type="float">
            <text:p>87</text:p>
          </table:table-cell>
          <table:table-cell table:formula="of:=(SUM([.B89:.B104]))/15" office:value-type="float" office:value="102.05" calcext:value-type="float">
            <text:p>102.05</text:p>
          </table:table-cell>
          <table:table-cell office:value-type="float" office:value="85900" calcext:value-type="float">
            <text:p>85900</text:p>
          </table:table-cell>
          <table:table-cell table:formula="of:=([.D105]-MIN([.$D$2:.$D$263]))/(MAX([.$D$2:.$D$263])-MIN([.$D$2:.$D$263]))" office:value-type="float" office:value="0.00781313953594135" calcext:value-type="float">
            <text:p>0.0078131395</text:p>
          </table:table-cell>
          <table:table-cell table:style-name="ce2" table:formula="of:=([.B105]-MIN([.$B$2:.$B$263]))/(MAX([.$B$2:.$B$263])-MIN([.$B$2:.$B$263]))" office:value-type="float" office:value="0.336633663366337" calcext:value-type="float">
            <text:p>0.336633663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float" office:value="86.25" calcext:value-type="float">
            <text:p>86.25</text:p>
          </table:table-cell>
          <table:table-cell table:formula="of:=(SUM([.B90:.B105]))/15" office:value-type="float" office:value="101.283333333333" calcext:value-type="float">
            <text:p>101.2833333333</text:p>
          </table:table-cell>
          <table:table-cell office:value-type="float" office:value="22400" calcext:value-type="float">
            <text:p>22400</text:p>
          </table:table-cell>
          <table:table-cell table:formula="of:=([.D106]-MIN([.$D$2:.$D$263]))/(MAX([.$D$2:.$D$263])-MIN([.$D$2:.$D$263]))" office:value-type="float" office:value="0.00203741939004757" calcext:value-type="float">
            <text:p>0.0020374194</text:p>
          </table:table-cell>
          <table:table-cell table:style-name="ce2" table:formula="of:=([.B106]-MIN([.$B$2:.$B$263]))/(MAX([.$B$2:.$B$263])-MIN([.$B$2:.$B$263]))" office:value-type="float" office:value="0.306930693069307" calcext:value-type="float">
            <text:p>0.30693069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float" office:value="86" calcext:value-type="float">
            <text:p>86</text:p>
          </table:table-cell>
          <table:table-cell table:formula="of:=(SUM([.B91:.B106]))/15" office:value-type="float" office:value="100.416666666667" calcext:value-type="float">
            <text:p>100.4166666667</text:p>
          </table:table-cell>
          <table:table-cell office:value-type="float" office:value="33600" calcext:value-type="float">
            <text:p>33600</text:p>
          </table:table-cell>
          <table:table-cell table:formula="of:=([.D107]-MIN([.$D$2:.$D$263]))/(MAX([.$D$2:.$D$263])-MIN([.$D$2:.$D$263]))" office:value-type="float" office:value="0.00305612908507136" calcext:value-type="float">
            <text:p>0.0030561291</text:p>
          </table:table-cell>
          <table:table-cell table:style-name="ce2" table:formula="of:=([.B107]-MIN([.$B$2:.$B$263]))/(MAX([.$B$2:.$B$263])-MIN([.$B$2:.$B$263]))" office:value-type="float" office:value="0.297029702970297" calcext:value-type="float">
            <text:p>0.2970297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float" office:value="87.25" calcext:value-type="float">
            <text:p>87.25</text:p>
          </table:table-cell>
          <table:table-cell table:formula="of:=(SUM([.B92:.B107]))/15" office:value-type="float" office:value="99.55" calcext:value-type="float">
            <text:p>99.55</text:p>
          </table:table-cell>
          <table:table-cell office:value-type="float" office:value="36800" calcext:value-type="float">
            <text:p>36800</text:p>
          </table:table-cell>
          <table:table-cell table:formula="of:=([.D108]-MIN([.$D$2:.$D$263]))/(MAX([.$D$2:.$D$263])-MIN([.$D$2:.$D$263]))" office:value-type="float" office:value="0.00334718899793529" calcext:value-type="float">
            <text:p>0.003347189</text:p>
          </table:table-cell>
          <table:table-cell table:style-name="ce2" table:formula="of:=([.B108]-MIN([.$B$2:.$B$263]))/(MAX([.$B$2:.$B$263])-MIN([.$B$2:.$B$263]))" office:value-type="float" office:value="0.346534653465346" calcext:value-type="float">
            <text:p>0.346534653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float" office:value="86.75" calcext:value-type="float">
            <text:p>86.75</text:p>
          </table:table-cell>
          <table:table-cell table:formula="of:=(SUM([.B93:.B108]))/15" office:value-type="float" office:value="98.7833333333333" calcext:value-type="float">
            <text:p>98.7833333333</text:p>
          </table:table-cell>
          <table:table-cell office:value-type="float" office:value="52000" calcext:value-type="float">
            <text:p>52000</text:p>
          </table:table-cell>
          <table:table-cell table:formula="of:=([.D109]-MIN([.$D$2:.$D$263]))/(MAX([.$D$2:.$D$263])-MIN([.$D$2:.$D$263]))" office:value-type="float" office:value="0.004729723584039" calcext:value-type="float">
            <text:p>0.0047297236</text:p>
          </table:table-cell>
          <table:table-cell table:style-name="ce2" table:formula="of:=([.B109]-MIN([.$B$2:.$B$263]))/(MAX([.$B$2:.$B$263])-MIN([.$B$2:.$B$263]))" office:value-type="float" office:value="0.326732673267327" calcext:value-type="float">
            <text:p>0.326732673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float" office:value="86.25" calcext:value-type="float">
            <text:p>86.25</text:p>
          </table:table-cell>
          <table:table-cell table:formula="of:=(SUM([.B94:.B109]))/15" office:value-type="float" office:value="98.0666666666667" calcext:value-type="float">
            <text:p>98.0666666667</text:p>
          </table:table-cell>
          <table:table-cell office:value-type="float" office:value="86700" calcext:value-type="float">
            <text:p>86700</text:p>
          </table:table-cell>
          <table:table-cell table:formula="of:=([.D110]-MIN([.$D$2:.$D$263]))/(MAX([.$D$2:.$D$263])-MIN([.$D$2:.$D$263]))" office:value-type="float" office:value="0.00788590451415734" calcext:value-type="float">
            <text:p>0.0078859045</text:p>
          </table:table-cell>
          <table:table-cell table:style-name="ce2" table:formula="of:=([.B110]-MIN([.$B$2:.$B$263]))/(MAX([.$B$2:.$B$263])-MIN([.$B$2:.$B$263]))" office:value-type="float" office:value="0.306930693069307" calcext:value-type="float">
            <text:p>0.30693069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90.75" calcext:value-type="float">
            <text:p>90.75</text:p>
          </table:table-cell>
          <table:table-cell table:formula="of:=(SUM([.B95:.B110]))/15"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table:formula="of:=([.D111]-MIN([.$D$2:.$D$263]))/(MAX([.$D$2:.$D$263])-MIN([.$D$2:.$D$263]))" office:value-type="float" office:value="0" calcext:value-type="float">
            <text:p>0</text:p>
          </table:table-cell>
          <table:table-cell table:style-name="ce2" table:formula="of:=([.B111]-MIN([.$B$2:.$B$263]))/(MAX([.$B$2:.$B$263])-MIN([.$B$2:.$B$263]))" office:value-type="float" office:value="0.485148514851485" calcext:value-type="float">
            <text:p>0.485148514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float" office:value="90.75" calcext:value-type="float">
            <text:p>90.75</text:p>
          </table:table-cell>
          <table:table-cell table:formula="of:=(SUM([.B96:.B111]))/15" office:value-type="float" office:value="96.9333333333333" calcext:value-type="float">
            <text:p>96.9333333333</text:p>
          </table:table-cell>
          <table:table-cell office:value-type="float" office:value="0" calcext:value-type="float">
            <text:p>0</text:p>
          </table:table-cell>
          <table:table-cell table:formula="of:=([.D112]-MIN([.$D$2:.$D$263]))/(MAX([.$D$2:.$D$263])-MIN([.$D$2:.$D$263]))" office:value-type="float" office:value="0" calcext:value-type="float">
            <text:p>0</text:p>
          </table:table-cell>
          <table:table-cell table:style-name="ce2" table:formula="of:=([.B112]-MIN([.$B$2:.$B$263]))/(MAX([.$B$2:.$B$263])-MIN([.$B$2:.$B$263]))" office:value-type="float" office:value="0.485148514851485" calcext:value-type="float">
            <text:p>0.485148514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float" office:value="90.75" calcext:value-type="float">
            <text:p>90.75</text:p>
          </table:table-cell>
          <table:table-cell table:formula="of:=(SUM([.B97:.B112]))/15" office:value-type="float" office:value="96.5666666666667" calcext:value-type="float">
            <text:p>96.5666666667</text:p>
          </table:table-cell>
          <table:table-cell office:value-type="float" office:value="147300" calcext:value-type="float">
            <text:p>147300</text:p>
          </table:table-cell>
          <table:table-cell table:formula="of:=([.D113]-MIN([.$D$2:.$D$263]))/(MAX([.$D$2:.$D$263])-MIN([.$D$2:.$D$263]))" office:value-type="float" office:value="0.0133978516140182" calcext:value-type="float">
            <text:p>0.0133978516</text:p>
          </table:table-cell>
          <table:table-cell table:style-name="ce2" table:formula="of:=([.B113]-MIN([.$B$2:.$B$263]))/(MAX([.$B$2:.$B$263])-MIN([.$B$2:.$B$263]))" office:value-type="float" office:value="0.485148514851485" calcext:value-type="float">
            <text:p>0.48514851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float" office:value="87.75" calcext:value-type="float">
            <text:p>87.75</text:p>
          </table:table-cell>
          <table:table-cell table:formula="of:=(SUM([.B98:.B113]))/15" office:value-type="float" office:value="96.2" calcext:value-type="float">
            <text:p>96.2</text:p>
          </table:table-cell>
          <table:table-cell office:value-type="float" office:value="116100" calcext:value-type="float">
            <text:p>116100</text:p>
          </table:table-cell>
          <table:table-cell table:formula="of:=([.D114]-MIN([.$D$2:.$D$263]))/(MAX([.$D$2:.$D$263])-MIN([.$D$2:.$D$263]))" office:value-type="float" office:value="0.0105600174635948" calcext:value-type="float">
            <text:p>0.0105600175</text:p>
          </table:table-cell>
          <table:table-cell table:style-name="ce2" table:formula="of:=([.B114]-MIN([.$B$2:.$B$263]))/(MAX([.$B$2:.$B$263])-MIN([.$B$2:.$B$263]))" office:value-type="float" office:value="0.366336633663366" calcext:value-type="float">
            <text:p>0.3663366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float" office:value="90" calcext:value-type="float">
            <text:p>90</text:p>
          </table:table-cell>
          <table:table-cell table:formula="of:=(SUM([.B99:.B114]))/15" office:value-type="float" office:value="95.5666666666667" calcext:value-type="float">
            <text:p>95.5666666667</text:p>
          </table:table-cell>
          <table:table-cell office:value-type="float" office:value="75500" calcext:value-type="float">
            <text:p>75500</text:p>
          </table:table-cell>
          <table:table-cell table:formula="of:=([.D115]-MIN([.$D$2:.$D$263]))/(MAX([.$D$2:.$D$263])-MIN([.$D$2:.$D$263]))" office:value-type="float" office:value="0.00686719481913355" calcext:value-type="float">
            <text:p>0.0068671948</text:p>
          </table:table-cell>
          <table:table-cell table:style-name="ce2" table:formula="of:=([.B115]-MIN([.$B$2:.$B$263]))/(MAX([.$B$2:.$B$263])-MIN([.$B$2:.$B$263]))" office:value-type="float" office:value="0.455445544554455" calcext:value-type="float">
            <text:p>0.455445544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float" office:value="89" calcext:value-type="float">
            <text:p>89</text:p>
          </table:table-cell>
          <table:table-cell table:formula="of:=(SUM([.B100:.B115]))/15" office:value-type="float" office:value="95.2166666666667" calcext:value-type="float">
            <text:p>95.2166666667</text:p>
          </table:table-cell>
          <table:table-cell office:value-type="float" office:value="244700" calcext:value-type="float">
            <text:p>244700</text:p>
          </table:table-cell>
          <table:table-cell table:formula="of:=([.D116]-MIN([.$D$2:.$D$263]))/(MAX([.$D$2:.$D$263])-MIN([.$D$2:.$D$263]))" office:value-type="float" office:value="0.0222569877118143" calcext:value-type="float">
            <text:p>0.0222569877</text:p>
          </table:table-cell>
          <table:table-cell table:style-name="ce2" table:formula="of:=([.B116]-MIN([.$B$2:.$B$263]))/(MAX([.$B$2:.$B$263])-MIN([.$B$2:.$B$263]))" office:value-type="float" office:value="0.415841584158416" calcext:value-type="float">
            <text:p>0.41584158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86.75" calcext:value-type="float">
            <text:p>86.75</text:p>
          </table:table-cell>
          <table:table-cell table:formula="of:=(SUM([.B101:.B116]))/15" office:value-type="float" office:value="94.8" calcext:value-type="float">
            <text:p>94.8</text:p>
          </table:table-cell>
          <table:table-cell office:value-type="float" office:value="63700" calcext:value-type="float">
            <text:p>63700</text:p>
          </table:table-cell>
          <table:table-cell table:formula="of:=([.D117]-MIN([.$D$2:.$D$263]))/(MAX([.$D$2:.$D$263])-MIN([.$D$2:.$D$263]))" office:value-type="float" office:value="0.00579391139044778" calcext:value-type="float">
            <text:p>0.0057939114</text:p>
          </table:table-cell>
          <table:table-cell table:style-name="ce2" table:formula="of:=([.B117]-MIN([.$B$2:.$B$263]))/(MAX([.$B$2:.$B$263])-MIN([.$B$2:.$B$263]))" office:value-type="float" office:value="0.326732673267327" calcext:value-type="float">
            <text:p>0.32673267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float" office:value="85.75" calcext:value-type="float">
            <text:p>85.75</text:p>
          </table:table-cell>
          <table:table-cell table:formula="of:=(SUM([.B102:.B117]))/15" office:value-type="float" office:value="94.2166666666667" calcext:value-type="float">
            <text:p>94.2166666667</text:p>
          </table:table-cell>
          <table:table-cell office:value-type="float" office:value="252000" calcext:value-type="float">
            <text:p>252000</text:p>
          </table:table-cell>
          <table:table-cell table:formula="of:=([.D118]-MIN([.$D$2:.$D$263]))/(MAX([.$D$2:.$D$263])-MIN([.$D$2:.$D$263]))" office:value-type="float" office:value="0.0229209681380352" calcext:value-type="float">
            <text:p>0.0229209681</text:p>
          </table:table-cell>
          <table:table-cell table:style-name="ce2" table:formula="of:=([.B118]-MIN([.$B$2:.$B$263]))/(MAX([.$B$2:.$B$263])-MIN([.$B$2:.$B$263]))" office:value-type="float" office:value="0.287128712871287" calcext:value-type="float">
            <text:p>0.28712871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float" office:value="85.5" calcext:value-type="float">
            <text:p>85.5</text:p>
          </table:table-cell>
          <table:table-cell table:formula="of:=(SUM([.B103:.B118]))/15" office:value-type="float" office:value="93.8833333333333" calcext:value-type="float">
            <text:p>93.8833333333</text:p>
          </table:table-cell>
          <table:table-cell office:value-type="float" office:value="53100" calcext:value-type="float">
            <text:p>53100</text:p>
          </table:table-cell>
          <table:table-cell table:formula="of:=([.D119]-MIN([.$D$2:.$D$263]))/(MAX([.$D$2:.$D$263])-MIN([.$D$2:.$D$263]))" office:value-type="float" office:value="0.00482977542908598" calcext:value-type="float">
            <text:p>0.0048297754</text:p>
          </table:table-cell>
          <table:table-cell table:style-name="ce2" table:formula="of:=([.B119]-MIN([.$B$2:.$B$263]))/(MAX([.$B$2:.$B$263])-MIN([.$B$2:.$B$263]))" office:value-type="float" office:value="0.277227722772277" calcext:value-type="float">
            <text:p>0.27722772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float" office:value="84.5" calcext:value-type="float">
            <text:p>84.5</text:p>
          </table:table-cell>
          <table:table-cell table:formula="of:=(SUM([.B104:.B119]))/15" office:value-type="float" office:value="93.6833333333333" calcext:value-type="float">
            <text:p>93.6833333333</text:p>
          </table:table-cell>
          <table:table-cell office:value-type="float" office:value="103000" calcext:value-type="float">
            <text:p>103000</text:p>
          </table:table-cell>
          <table:table-cell table:formula="of:=([.D120]-MIN([.$D$2:.$D$263]))/(MAX([.$D$2:.$D$263])-MIN([.$D$2:.$D$263]))" office:value-type="float" office:value="0.00936849094530802" calcext:value-type="float">
            <text:p>0.0093684909</text:p>
          </table:table-cell>
          <table:table-cell table:style-name="ce2" table:formula="of:=([.B120]-MIN([.$B$2:.$B$263]))/(MAX([.$B$2:.$B$263])-MIN([.$B$2:.$B$263]))" office:value-type="float" office:value="0.237623762376238" calcext:value-type="float">
            <text:p>0.23762376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85" calcext:value-type="float">
            <text:p>85</text:p>
          </table:table-cell>
          <table:table-cell table:formula="of:=(SUM([.B105:.B120]))/15" office:value-type="float" office:value="93.4" calcext:value-type="float">
            <text:p>93.4</text:p>
          </table:table-cell>
          <table:table-cell office:value-type="float" office:value="25700" calcext:value-type="float">
            <text:p>25700</text:p>
          </table:table-cell>
          <table:table-cell table:formula="of:=([.D121]-MIN([.$D$2:.$D$263]))/(MAX([.$D$2:.$D$263])-MIN([.$D$2:.$D$263]))" office:value-type="float" office:value="0.00233757492518851" calcext:value-type="float">
            <text:p>0.0023375749</text:p>
          </table:table-cell>
          <table:table-cell table:style-name="ce2" table:formula="of:=([.B121]-MIN([.$B$2:.$B$263]))/(MAX([.$B$2:.$B$263])-MIN([.$B$2:.$B$263]))" office:value-type="float" office:value="0.257425742574257" calcext:value-type="float">
            <text:p>0.25742574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float" office:value="84.5" calcext:value-type="float">
            <text:p>84.5</text:p>
          </table:table-cell>
          <table:table-cell table:formula="of:=(SUM([.B106:.B121]))/15" office:value-type="float" office:value="93.2666666666667" calcext:value-type="float">
            <text:p>93.2666666667</text:p>
          </table:table-cell>
          <table:table-cell office:value-type="float" office:value="142500" calcext:value-type="float">
            <text:p>142500</text:p>
          </table:table-cell>
          <table:table-cell table:formula="of:=([.D122]-MIN([.$D$2:.$D$263]))/(MAX([.$D$2:.$D$263])-MIN([.$D$2:.$D$263]))" office:value-type="float" office:value="0.0129612617447223" calcext:value-type="float">
            <text:p>0.0129612617</text:p>
          </table:table-cell>
          <table:table-cell table:style-name="ce2" table:formula="of:=([.B122]-MIN([.$B$2:.$B$263]))/(MAX([.$B$2:.$B$263])-MIN([.$B$2:.$B$263]))" office:value-type="float" office:value="0.237623762376238" calcext:value-type="float">
            <text:p>0.23762376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float" office:value="82.5" calcext:value-type="float">
            <text:p>82.5</text:p>
          </table:table-cell>
          <table:table-cell table:formula="of:=(SUM([.B107:.B122]))/15" office:value-type="float" office:value="93.15" calcext:value-type="float">
            <text:p>93.15</text:p>
          </table:table-cell>
          <table:table-cell office:value-type="float" office:value="61000" calcext:value-type="float">
            <text:p>61000</text:p>
          </table:table-cell>
          <table:table-cell table:formula="of:=([.D123]-MIN([.$D$2:.$D$263]))/(MAX([.$D$2:.$D$263])-MIN([.$D$2:.$D$263]))" office:value-type="float" office:value="0.00554832958896883" calcext:value-type="float">
            <text:p>0.0055483296</text:p>
          </table:table-cell>
          <table:table-cell table:style-name="ce2" table:formula="of:=([.B123]-MIN([.$B$2:.$B$263]))/(MAX([.$B$2:.$B$263])-MIN([.$B$2:.$B$263]))" office:value-type="float" office:value="0.158415841584158" calcext:value-type="float">
            <text:p>0.15841584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float" office:value="82.5" calcext:value-type="float">
            <text:p>82.5</text:p>
          </table:table-cell>
          <table:table-cell table:formula="of:=(SUM([.B108:.B123]))/15" office:value-type="float" office:value="92.9166666666667" calcext:value-type="float">
            <text:p>92.9166666667</text:p>
          </table:table-cell>
          <table:table-cell office:value-type="float" office:value="84300" calcext:value-type="float">
            <text:p>84300</text:p>
          </table:table-cell>
          <table:table-cell table:formula="of:=([.D124]-MIN([.$D$2:.$D$263]))/(MAX([.$D$2:.$D$263])-MIN([.$D$2:.$D$263]))" office:value-type="float" office:value="0.00766760957950938" calcext:value-type="float">
            <text:p>0.0076676096</text:p>
          </table:table-cell>
          <table:table-cell table:style-name="ce2" table:formula="of:=([.B124]-MIN([.$B$2:.$B$263]))/(MAX([.$B$2:.$B$263])-MIN([.$B$2:.$B$263]))" office:value-type="float" office:value="0.158415841584158" calcext:value-type="float">
            <text:p>0.15841584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float" office:value="82.5" calcext:value-type="float">
            <text:p>82.5</text:p>
          </table:table-cell>
          <table:table-cell table:formula="of:=(SUM([.B109:.B124]))/15" office:value-type="float" office:value="92.6" calcext:value-type="float">
            <text:p>92.6</text:p>
          </table:table-cell>
          <table:table-cell office:value-type="float" office:value="351200" calcext:value-type="float">
            <text:p>351200</text:p>
          </table:table-cell>
          <table:table-cell table:formula="of:=([.D125]-MIN([.$D$2:.$D$263]))/(MAX([.$D$2:.$D$263])-MIN([.$D$2:.$D$263]))" office:value-type="float" office:value="0.0319438254368173" calcext:value-type="float">
            <text:p>0.0319438254</text:p>
          </table:table-cell>
          <table:table-cell table:style-name="ce2" table:formula="of:=([.B125]-MIN([.$B$2:.$B$263]))/(MAX([.$B$2:.$B$263])-MIN([.$B$2:.$B$263]))" office:value-type="float" office:value="0.158415841584158" calcext:value-type="float">
            <text:p>0.15841584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83" calcext:value-type="float">
            <text:p>83</text:p>
          </table:table-cell>
          <table:table-cell table:formula="of:=(SUM([.B110:.B125]))/15" office:value-type="float" office:value="92.3166666666667" calcext:value-type="float">
            <text:p>92.3166666667</text:p>
          </table:table-cell>
          <table:table-cell office:value-type="float" office:value="125800" calcext:value-type="float">
            <text:p>125800</text:p>
          </table:table-cell>
          <table:table-cell table:formula="of:=([.D126]-MIN([.$D$2:.$D$263]))/(MAX([.$D$2:.$D$263])-MIN([.$D$2:.$D$263]))" office:value-type="float" office:value="0.0114422928244636" calcext:value-type="float">
            <text:p>0.0114422928</text:p>
          </table:table-cell>
          <table:table-cell table:style-name="ce2" table:formula="of:=([.B126]-MIN([.$B$2:.$B$263]))/(MAX([.$B$2:.$B$263])-MIN([.$B$2:.$B$263]))" office:value-type="float" office:value="0.178217821782178" calcext:value-type="float">
            <text:p>0.17821782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float" office:value="81.5" calcext:value-type="float">
            <text:p>81.5</text:p>
          </table:table-cell>
          <table:table-cell table:formula="of:=(SUM([.B111:.B126]))/15" office:value-type="float" office:value="92.1" calcext:value-type="float">
            <text:p>92.1</text:p>
          </table:table-cell>
          <table:table-cell office:value-type="float" office:value="225300" calcext:value-type="float">
            <text:p>225300</text:p>
          </table:table-cell>
          <table:table-cell table:formula="of:=([.D127]-MIN([.$D$2:.$D$263]))/(MAX([.$D$2:.$D$263])-MIN([.$D$2:.$D$263]))" office:value-type="float" office:value="0.0204924369900767" calcext:value-type="float">
            <text:p>0.020492437</text:p>
          </table:table-cell>
          <table:table-cell table:style-name="ce2" table:formula="of:=([.B127]-MIN([.$B$2:.$B$263]))/(MAX([.$B$2:.$B$263])-MIN([.$B$2:.$B$263]))" office:value-type="float" office:value="0.118811881188119" calcext:value-type="float">
            <text:p>0.11881188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float" office:value="81" calcext:value-type="float">
            <text:p>81</text:p>
          </table:table-cell>
          <table:table-cell table:formula="of:=(SUM([.B112:.B127]))/15" office:value-type="float" office:value="91.4833333333333" calcext:value-type="float">
            <text:p>91.4833333333</text:p>
          </table:table-cell>
          <table:table-cell office:value-type="float" office:value="64600" calcext:value-type="float">
            <text:p>64600</text:p>
          </table:table-cell>
          <table:table-cell table:formula="of:=([.D128]-MIN([.$D$2:.$D$263]))/(MAX([.$D$2:.$D$263])-MIN([.$D$2:.$D$263]))" office:value-type="float" office:value="0.00587577199094076" calcext:value-type="float">
            <text:p>0.005875772</text:p>
          </table:table-cell>
          <table:table-cell table:style-name="ce2" table:formula="of:=([.B128]-MIN([.$B$2:.$B$263]))/(MAX([.$B$2:.$B$263])-MIN([.$B$2:.$B$263]))" office:value-type="float" office:value="0.099009900990099" calcext:value-type="float">
            <text:p>0.0990099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float" office:value="81" calcext:value-type="float">
            <text:p>81</text:p>
          </table:table-cell>
          <table:table-cell table:formula="of:=(SUM([.B113:.B128]))/15" office:value-type="float" office:value="90.8333333333333" calcext:value-type="float">
            <text:p>90.8333333333</text:p>
          </table:table-cell>
          <table:table-cell office:value-type="float" office:value="170600" calcext:value-type="float">
            <text:p>170600</text:p>
          </table:table-cell>
          <table:table-cell table:formula="of:=([.D129]-MIN([.$D$2:.$D$263]))/(MAX([.$D$2:.$D$263])-MIN([.$D$2:.$D$263]))" office:value-type="float" office:value="0.0155171316045587" calcext:value-type="float">
            <text:p>0.0155171316</text:p>
          </table:table-cell>
          <table:table-cell table:style-name="ce2" table:formula="of:=([.B129]-MIN([.$B$2:.$B$263]))/(MAX([.$B$2:.$B$263])-MIN([.$B$2:.$B$263]))" office:value-type="float" office:value="0.099009900990099" calcext:value-type="float">
            <text:p>0.0990099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float" office:value="81" calcext:value-type="float">
            <text:p>81</text:p>
          </table:table-cell>
          <table:table-cell table:formula="of:=(SUM([.B114:.B129]))/15" office:value-type="float" office:value="90.1833333333333" calcext:value-type="float">
            <text:p>90.1833333333</text:p>
          </table:table-cell>
          <table:table-cell office:value-type="float" office:value="65000" calcext:value-type="float">
            <text:p>65000</text:p>
          </table:table-cell>
          <table:table-cell table:formula="of:=([.D130]-MIN([.$D$2:.$D$263]))/(MAX([.$D$2:.$D$263])-MIN([.$D$2:.$D$263]))" office:value-type="float" office:value="0.00591215448004875" calcext:value-type="float">
            <text:p>0.0059121545</text:p>
          </table:table-cell>
          <table:table-cell table:style-name="ce2" table:formula="of:=([.B130]-MIN([.$B$2:.$B$263]))/(MAX([.$B$2:.$B$263])-MIN([.$B$2:.$B$263]))" office:value-type="float" office:value="0.099009900990099" calcext:value-type="float">
            <text:p>0.0990099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81" calcext:value-type="float">
            <text:p>81</text:p>
          </table:table-cell>
          <table:table-cell table:formula="of:=(SUM([.B115:.B130]))/15" office:value-type="float" office:value="89.7333333333333" calcext:value-type="float">
            <text:p>89.7333333333</text:p>
          </table:table-cell>
          <table:table-cell office:value-type="float" office:value="279900" calcext:value-type="float">
            <text:p>279900</text:p>
          </table:table-cell>
          <table:table-cell table:formula="of:=([.D131]-MIN([.$D$2:.$D$263]))/(MAX([.$D$2:.$D$263])-MIN([.$D$2:.$D$263]))" office:value-type="float" office:value="0.0254586467533176" calcext:value-type="float">
            <text:p>0.0254586468</text:p>
          </table:table-cell>
          <table:table-cell table:style-name="ce2" table:formula="of:=([.B131]-MIN([.$B$2:.$B$263]))/(MAX([.$B$2:.$B$263])-MIN([.$B$2:.$B$263]))" office:value-type="float" office:value="0.099009900990099" calcext:value-type="float">
            <text:p>0.0990099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float" office:value="80.5" calcext:value-type="float">
            <text:p>80.5</text:p>
          </table:table-cell>
          <table:table-cell table:formula="of:=(SUM([.B116:.B131]))/15" office:value-type="float" office:value="89.1333333333333" calcext:value-type="float">
            <text:p>89.1333333333</text:p>
          </table:table-cell>
          <table:table-cell office:value-type="float" office:value="10994300" calcext:value-type="float">
            <text:p>10994300</text:p>
          </table:table-cell>
          <table:table-cell table:formula="of:=([.D132]-MIN([.$D$2:.$D$263]))/(MAX([.$D$2:.$D$263])-MIN([.$D$2:.$D$263]))" office:value-type="float" office:value="1" calcext:value-type="float">
            <text:p>1</text:p>
          </table:table-cell>
          <table:table-cell table:style-name="ce2" table:formula="of:=([.B132]-MIN([.$B$2:.$B$263]))/(MAX([.$B$2:.$B$263])-MIN([.$B$2:.$B$263]))" office:value-type="float" office:value="0.0792079207920792" calcext:value-type="float">
            <text:p>0.07920792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float" office:value="84.75" calcext:value-type="float">
            <text:p>84.75</text:p>
          </table:table-cell>
          <table:table-cell table:formula="of:=(SUM([.B117:.B132]))/15" office:value-type="float" office:value="88.5666666666667" calcext:value-type="float">
            <text:p>88.5666666667</text:p>
          </table:table-cell>
          <table:table-cell office:value-type="float" office:value="18300" calcext:value-type="float">
            <text:p>18300</text:p>
          </table:table-cell>
          <table:table-cell table:formula="of:=([.D133]-MIN([.$D$2:.$D$263]))/(MAX([.$D$2:.$D$263])-MIN([.$D$2:.$D$263]))" office:value-type="float" office:value="0.00166449887669065" calcext:value-type="float">
            <text:p>0.0016644989</text:p>
          </table:table-cell>
          <table:table-cell table:style-name="ce2" table:formula="of:=([.B133]-MIN([.$B$2:.$B$263]))/(MAX([.$B$2:.$B$263])-MIN([.$B$2:.$B$263]))" office:value-type="float" office:value="0.247524752475248" calcext:value-type="float">
            <text:p>0.24752475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float" office:value="85" calcext:value-type="float">
            <text:p>85</text:p>
          </table:table-cell>
          <table:table-cell table:formula="of:=(SUM([.B118:.B133]))/15" office:value-type="float" office:value="88.4333333333333" calcext:value-type="float">
            <text:p>88.4333333333</text:p>
          </table:table-cell>
          <table:table-cell office:value-type="float" office:value="30800" calcext:value-type="float">
            <text:p>30800</text:p>
          </table:table-cell>
          <table:table-cell table:formula="of:=([.D134]-MIN([.$D$2:.$D$263]))/(MAX([.$D$2:.$D$263])-MIN([.$D$2:.$D$263]))" office:value-type="float" office:value="0.00280145166131541" calcext:value-type="float">
            <text:p>0.0028014517</text:p>
          </table:table-cell>
          <table:table-cell table:style-name="ce2" table:formula="of:=([.B134]-MIN([.$B$2:.$B$263]))/(MAX([.$B$2:.$B$263])-MIN([.$B$2:.$B$263]))" office:value-type="float" office:value="0.257425742574257" calcext:value-type="float">
            <text:p>0.25742574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float" office:value="85.5" calcext:value-type="float">
            <text:p>85.5</text:p>
          </table:table-cell>
          <table:table-cell table:formula="of:=(SUM([.B119:.B134]))/15" office:value-type="float" office:value="88.3833333333334" calcext:value-type="float">
            <text:p>88.3833333333</text:p>
          </table:table-cell>
          <table:table-cell office:value-type="float" office:value="170300" calcext:value-type="float">
            <text:p>170300</text:p>
          </table:table-cell>
          <table:table-cell table:formula="of:=([.D135]-MIN([.$D$2:.$D$263]))/(MAX([.$D$2:.$D$263])-MIN([.$D$2:.$D$263]))" office:value-type="float" office:value="0.0154898447377277" calcext:value-type="float">
            <text:p>0.0154898447</text:p>
          </table:table-cell>
          <table:table-cell table:style-name="ce2" table:formula="of:=([.B135]-MIN([.$B$2:.$B$263]))/(MAX([.$B$2:.$B$263])-MIN([.$B$2:.$B$263]))" office:value-type="float" office:value="0.277227722772277" calcext:value-type="float">
            <text:p>0.27722772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85.5" calcext:value-type="float">
            <text:p>85.5</text:p>
          </table:table-cell>
          <table:table-cell table:formula="of:=(SUM([.B120:.B135]))/15" office:value-type="float" office:value="88.3833333333334" calcext:value-type="float">
            <text:p>88.3833333333</text:p>
          </table:table-cell>
          <table:table-cell office:value-type="float" office:value="78300" calcext:value-type="float">
            <text:p>78300</text:p>
          </table:table-cell>
          <table:table-cell table:formula="of:=([.D136]-MIN([.$D$2:.$D$263]))/(MAX([.$D$2:.$D$263])-MIN([.$D$2:.$D$263]))" office:value-type="float" office:value="0.0071218722428895" calcext:value-type="float">
            <text:p>0.0071218722</text:p>
          </table:table-cell>
          <table:table-cell table:style-name="ce2" table:formula="of:=([.B136]-MIN([.$B$2:.$B$263]))/(MAX([.$B$2:.$B$263])-MIN([.$B$2:.$B$263]))" office:value-type="float" office:value="0.277227722772277" calcext:value-type="float">
            <text:p>0.27722772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82.25" calcext:value-type="float">
            <text:p>82.25</text:p>
          </table:table-cell>
          <table:table-cell table:formula="of:=(SUM([.B121:.B136]))/15" office:value-type="float" office:value="88.45" calcext:value-type="float">
            <text:p>88.45</text:p>
          </table:table-cell>
          <table:table-cell office:value-type="float" office:value="76200" calcext:value-type="float">
            <text:p>76200</text:p>
          </table:table-cell>
          <table:table-cell table:formula="of:=([.D137]-MIN([.$D$2:.$D$263]))/(MAX([.$D$2:.$D$263])-MIN([.$D$2:.$D$263]))" office:value-type="float" office:value="0.00693086417507254" calcext:value-type="float">
            <text:p>0.0069308642</text:p>
          </table:table-cell>
          <table:table-cell table:style-name="ce2" table:formula="of:=([.B137]-MIN([.$B$2:.$B$263]))/(MAX([.$B$2:.$B$263])-MIN([.$B$2:.$B$263]))" office:value-type="float" office:value="0.148514851485149" calcext:value-type="float">
            <text:p>0.14851485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float" office:value="81" calcext:value-type="float">
            <text:p>81</text:p>
          </table:table-cell>
          <table:table-cell table:formula="of:=(SUM([.B122:.B137]))/15" office:value-type="float" office:value="88.2666666666667" calcext:value-type="float">
            <text:p>88.2666666667</text:p>
          </table:table-cell>
          <table:table-cell office:value-type="float" office:value="28400" calcext:value-type="float">
            <text:p>28400</text:p>
          </table:table-cell>
          <table:table-cell table:formula="of:=([.D138]-MIN([.$D$2:.$D$263]))/(MAX([.$D$2:.$D$263])-MIN([.$D$2:.$D$263]))" office:value-type="float" office:value="0.00258315672666745" calcext:value-type="float">
            <text:p>0.0025831567</text:p>
          </table:table-cell>
          <table:table-cell table:style-name="ce2" table:formula="of:=([.B138]-MIN([.$B$2:.$B$263]))/(MAX([.$B$2:.$B$263])-MIN([.$B$2:.$B$263]))" office:value-type="float" office:value="0.099009900990099" calcext:value-type="float">
            <text:p>0.0990099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float" office:value="80.25" calcext:value-type="float">
            <text:p>80.25</text:p>
          </table:table-cell>
          <table:table-cell table:formula="of:=(SUM([.B123:.B138]))/15" office:value-type="float" office:value="88.0333333333333" calcext:value-type="float">
            <text:p>88.0333333333</text:p>
          </table:table-cell>
          <table:table-cell office:value-type="float" office:value="21900" calcext:value-type="float">
            <text:p>21900</text:p>
          </table:table-cell>
          <table:table-cell table:formula="of:=([.D139]-MIN([.$D$2:.$D$263]))/(MAX([.$D$2:.$D$263])-MIN([.$D$2:.$D$263]))" office:value-type="float" office:value="0.00199194127866258" calcext:value-type="float">
            <text:p>0.0019919413</text:p>
          </table:table-cell>
          <table:table-cell table:style-name="ce2" table:formula="of:=([.B139]-MIN([.$B$2:.$B$263]))/(MAX([.$B$2:.$B$263])-MIN([.$B$2:.$B$263]))" office:value-type="float" office:value="0.0693069306930693" calcext:value-type="float">
            <text:p>0.06930693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float" office:value="81.75" calcext:value-type="float">
            <text:p>81.75</text:p>
          </table:table-cell>
          <table:table-cell table:formula="of:=(SUM([.B124:.B139]))/15" office:value-type="float" office:value="87.8833333333333" calcext:value-type="float">
            <text:p>87.8833333333</text:p>
          </table:table-cell>
          <table:table-cell office:value-type="float" office:value="55100" calcext:value-type="float">
            <text:p>55100</text:p>
          </table:table-cell>
          <table:table-cell table:formula="of:=([.D140]-MIN([.$D$2:.$D$263]))/(MAX([.$D$2:.$D$263])-MIN([.$D$2:.$D$263]))" office:value-type="float" office:value="0.00501168787462594" calcext:value-type="float">
            <text:p>0.0050116879</text:p>
          </table:table-cell>
          <table:table-cell table:style-name="ce2" table:formula="of:=([.B140]-MIN([.$B$2:.$B$263]))/(MAX([.$B$2:.$B$263])-MIN([.$B$2:.$B$263]))" office:value-type="float" office:value="0.128712871287129" calcext:value-type="float">
            <text:p>0.12871287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81.5" calcext:value-type="float">
            <text:p>81.5</text:p>
          </table:table-cell>
          <table:table-cell table:formula="of:=(SUM([.B125:.B140]))/15" office:value-type="float" office:value="87.8333333333333" calcext:value-type="float">
            <text:p>87.8333333333</text:p>
          </table:table-cell>
          <table:table-cell office:value-type="float" office:value="6800" calcext:value-type="float">
            <text:p>6800</text:p>
          </table:table-cell>
          <table:table-cell table:formula="of:=([.D141]-MIN([.$D$2:.$D$263]))/(MAX([.$D$2:.$D$263])-MIN([.$D$2:.$D$263]))" office:value-type="float" office:value="0.000618502314835869" calcext:value-type="float">
            <text:p>0.0006185023</text:p>
          </table:table-cell>
          <table:table-cell table:style-name="ce2" table:formula="of:=([.B141]-MIN([.$B$2:.$B$263]))/(MAX([.$B$2:.$B$263])-MIN([.$B$2:.$B$263]))" office:value-type="float" office:value="0.118811881188119" calcext:value-type="float">
            <text:p>0.11881188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float" office:value="78.5" calcext:value-type="float">
            <text:p>78.5</text:p>
          </table:table-cell>
          <table:table-cell table:formula="of:=(SUM([.B126:.B141]))/15" office:value-type="float" office:value="87.7666666666667" calcext:value-type="float">
            <text:p>87.7666666667</text:p>
          </table:table-cell>
          <table:table-cell office:value-type="float" office:value="62500" calcext:value-type="float">
            <text:p>62500</text:p>
          </table:table-cell>
          <table:table-cell table:formula="of:=([.D142]-MIN([.$D$2:.$D$263]))/(MAX([.$D$2:.$D$263])-MIN([.$D$2:.$D$263]))" office:value-type="float" office:value="0.0056847639231238" calcext:value-type="float">
            <text:p>0.0056847639</text:p>
          </table:table-cell>
          <table:table-cell table:style-name="ce2" table:formula="of:=([.B142]-MIN([.$B$2:.$B$263]))/(MAX([.$B$2:.$B$263])-MIN([.$B$2:.$B$26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float" office:value="79" calcext:value-type="float">
            <text:p>79</text:p>
          </table:table-cell>
          <table:table-cell table:formula="of:=(SUM([.B127:.B142]))/15" office:value-type="float" office:value="87.4666666666667" calcext:value-type="float">
            <text:p>87.4666666667</text:p>
          </table:table-cell>
          <table:table-cell office:value-type="float" office:value="21700" calcext:value-type="float">
            <text:p>21700</text:p>
          </table:table-cell>
          <table:table-cell table:formula="of:=([.D143]-MIN([.$D$2:.$D$263]))/(MAX([.$D$2:.$D$263])-MIN([.$D$2:.$D$263]))" office:value-type="float" office:value="0.00197375003410858" calcext:value-type="float">
            <text:p>0.00197375</text:p>
          </table:table-cell>
          <table:table-cell table:style-name="ce2" table:formula="of:=([.B143]-MIN([.$B$2:.$B$263]))/(MAX([.$B$2:.$B$263])-MIN([.$B$2:.$B$263]))" office:value-type="float" office:value="0.0198019801980198" calcext:value-type="float">
            <text:p>0.01980198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float" office:value="80.25" calcext:value-type="float">
            <text:p>80.25</text:p>
          </table:table-cell>
          <table:table-cell table:formula="of:=(SUM([.B128:.B143]))/15" office:value-type="float" office:value="87.3" calcext:value-type="float">
            <text:p>87.3</text:p>
          </table:table-cell>
          <table:table-cell office:value-type="float" office:value="113500" calcext:value-type="float">
            <text:p>113500</text:p>
          </table:table-cell>
          <table:table-cell table:formula="of:=([.D144]-MIN([.$D$2:.$D$263]))/(MAX([.$D$2:.$D$263])-MIN([.$D$2:.$D$263]))" office:value-type="float" office:value="0.0103235312843928" calcext:value-type="float">
            <text:p>0.0103235313</text:p>
          </table:table-cell>
          <table:table-cell table:style-name="ce2" table:formula="of:=([.B144]-MIN([.$B$2:.$B$263]))/(MAX([.$B$2:.$B$263])-MIN([.$B$2:.$B$263]))" office:value-type="float" office:value="0.0693069306930693" calcext:value-type="float">
            <text:p>0.06930693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float" office:value="79" calcext:value-type="float">
            <text:p>79</text:p>
          </table:table-cell>
          <table:table-cell table:formula="of:=(SUM([.B129:.B144]))/15" office:value-type="float" office:value="87.25" calcext:value-type="float">
            <text:p>87.25</text:p>
          </table:table-cell>
          <table:table-cell office:value-type="float" office:value="33400" calcext:value-type="float">
            <text:p>33400</text:p>
          </table:table-cell>
          <table:table-cell table:formula="of:=([.D145]-MIN([.$D$2:.$D$263]))/(MAX([.$D$2:.$D$263])-MIN([.$D$2:.$D$263]))" office:value-type="float" office:value="0.00303793784051736" calcext:value-type="float">
            <text:p>0.0030379378</text:p>
          </table:table-cell>
          <table:table-cell table:style-name="ce2" table:formula="of:=([.B145]-MIN([.$B$2:.$B$263]))/(MAX([.$B$2:.$B$263])-MIN([.$B$2:.$B$263]))" office:value-type="float" office:value="0.0198019801980198" calcext:value-type="float">
            <text:p>0.01980198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82.25" calcext:value-type="float">
            <text:p>82.25</text:p>
          </table:table-cell>
          <table:table-cell table:formula="of:=(SUM([.B130:.B145]))/15" office:value-type="float" office:value="87.1166666666667" calcext:value-type="float">
            <text:p>87.1166666667</text:p>
          </table:table-cell>
          <table:table-cell office:value-type="float" office:value="94100" calcext:value-type="float">
            <text:p>94100</text:p>
          </table:table-cell>
          <table:table-cell table:formula="of:=([.D146]-MIN([.$D$2:.$D$263]))/(MAX([.$D$2:.$D$263])-MIN([.$D$2:.$D$263]))" office:value-type="float" office:value="0.00855898056265519" calcext:value-type="float">
            <text:p>0.0085589806</text:p>
          </table:table-cell>
          <table:table-cell table:style-name="ce2" table:formula="of:=([.B146]-MIN([.$B$2:.$B$263]))/(MAX([.$B$2:.$B$263])-MIN([.$B$2:.$B$263]))" office:value-type="float" office:value="0.148514851485149" calcext:value-type="float">
            <text:p>0.14851485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float" office:value="85.75" calcext:value-type="float">
            <text:p>85.75</text:p>
          </table:table-cell>
          <table:table-cell table:formula="of:=(SUM([.B131:.B146]))/15" office:value-type="float" office:value="87.2" calcext:value-type="float">
            <text:p>87.2</text:p>
          </table:table-cell>
          <table:table-cell office:value-type="float" office:value="5500" calcext:value-type="float">
            <text:p>5500</text:p>
          </table:table-cell>
          <table:table-cell table:formula="of:=([.D147]-MIN([.$D$2:.$D$263]))/(MAX([.$D$2:.$D$263])-MIN([.$D$2:.$D$263]))" office:value-type="float" office:value="0.000500259225234894" calcext:value-type="float">
            <text:p>0.0005002592</text:p>
          </table:table-cell>
          <table:table-cell table:style-name="ce2" table:formula="of:=([.B147]-MIN([.$B$2:.$B$263]))/(MAX([.$B$2:.$B$263])-MIN([.$B$2:.$B$263]))" office:value-type="float" office:value="0.287128712871287" calcext:value-type="float">
            <text:p>0.287128712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float" office:value="85.5" calcext:value-type="float">
            <text:p>85.5</text:p>
          </table:table-cell>
          <table:table-cell table:formula="of:=(SUM([.B132:.B147]))/15" office:value-type="float" office:value="87.5166666666667" calcext:value-type="float">
            <text:p>87.5166666667</text:p>
          </table:table-cell>
          <table:table-cell office:value-type="float" office:value="9900" calcext:value-type="float">
            <text:p>9900</text:p>
          </table:table-cell>
          <table:table-cell table:formula="of:=([.D148]-MIN([.$D$2:.$D$263]))/(MAX([.$D$2:.$D$263])-MIN([.$D$2:.$D$263]))" office:value-type="float" office:value="0.00090046660542281" calcext:value-type="float">
            <text:p>0.0009004666</text:p>
          </table:table-cell>
          <table:table-cell table:style-name="ce2" table:formula="of:=([.B148]-MIN([.$B$2:.$B$263]))/(MAX([.$B$2:.$B$263])-MIN([.$B$2:.$B$263]))" office:value-type="float" office:value="0.277227722772277" calcext:value-type="float">
            <text:p>0.27722772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 office:value-type="float" office:value="83.5" calcext:value-type="float">
            <text:p>83.5</text:p>
          </table:table-cell>
          <table:table-cell table:formula="of:=(SUM([.B133:.B148]))/15" office:value-type="float" office:value="87.85" calcext:value-type="float">
            <text:p>87.85</text:p>
          </table:table-cell>
          <table:table-cell office:value-type="float" office:value="21600" calcext:value-type="float">
            <text:p>21600</text:p>
          </table:table-cell>
          <table:table-cell table:formula="of:=([.D149]-MIN([.$D$2:.$D$263]))/(MAX([.$D$2:.$D$263])-MIN([.$D$2:.$D$263]))" office:value-type="float" office:value="0.00196465441183159" calcext:value-type="float">
            <text:p>0.0019646544</text:p>
          </table:table-cell>
          <table:table-cell table:style-name="ce2" table:formula="of:=([.B149]-MIN([.$B$2:.$B$263]))/(MAX([.$B$2:.$B$263])-MIN([.$B$2:.$B$263]))" office:value-type="float" office:value="0.198019801980198" calcext:value-type="float">
            <text:p>0.1980198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float" office:value="85.25" calcext:value-type="float">
            <text:p>85.25</text:p>
          </table:table-cell>
          <table:table-cell table:formula="of:=(SUM([.B134:.B149]))/15" office:value-type="float" office:value="87.7666666666667" calcext:value-type="float">
            <text:p>87.7666666667</text:p>
          </table:table-cell>
          <table:table-cell office:value-type="float" office:value="1800" calcext:value-type="float">
            <text:p>1800</text:p>
          </table:table-cell>
          <table:table-cell table:formula="of:=([.D150]-MIN([.$D$2:.$D$263]))/(MAX([.$D$2:.$D$263])-MIN([.$D$2:.$D$263]))" office:value-type="float" office:value="0.000163721200985965" calcext:value-type="float">
            <text:p>0.0001637212</text:p>
          </table:table-cell>
          <table:table-cell table:style-name="ce2" table:formula="of:=([.B150]-MIN([.$B$2:.$B$263]))/(MAX([.$B$2:.$B$263])-MIN([.$B$2:.$B$263]))" office:value-type="float" office:value="0.267326732673267" calcext:value-type="float">
            <text:p>0.26732673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87" calcext:value-type="float">
            <text:p>87</text:p>
          </table:table-cell>
          <table:table-cell table:formula="of:=(SUM([.B135:.B150]))/15" office:value-type="float" office:value="87.7833333333333" calcext:value-type="float">
            <text:p>87.7833333333</text:p>
          </table:table-cell>
          <table:table-cell office:value-type="float" office:value="38900" calcext:value-type="float">
            <text:p>38900</text:p>
          </table:table-cell>
          <table:table-cell table:formula="of:=([.D151]-MIN([.$D$2:.$D$263]))/(MAX([.$D$2:.$D$263])-MIN([.$D$2:.$D$263]))" office:value-type="float" office:value="0.00353819706575225" calcext:value-type="float">
            <text:p>0.0035381971</text:p>
          </table:table-cell>
          <table:table-cell table:style-name="ce2" table:formula="of:=([.B151]-MIN([.$B$2:.$B$263]))/(MAX([.$B$2:.$B$263])-MIN([.$B$2:.$B$263]))" office:value-type="float" office:value="0.336633663366337" calcext:value-type="float">
            <text:p>0.336633663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float" office:value="85.5" calcext:value-type="float">
            <text:p>85.5</text:p>
          </table:table-cell>
          <table:table-cell table:formula="of:=(SUM([.B136:.B151]))/15" office:value-type="float" office:value="87.8833333333333" calcext:value-type="float">
            <text:p>87.8833333333</text:p>
          </table:table-cell>
          <table:table-cell office:value-type="float" office:value="3500" calcext:value-type="float">
            <text:p>3500</text:p>
          </table:table-cell>
          <table:table-cell table:formula="of:=([.D152]-MIN([.$D$2:.$D$263]))/(MAX([.$D$2:.$D$263])-MIN([.$D$2:.$D$263]))" office:value-type="float" office:value="0.000318346779694933" calcext:value-type="float">
            <text:p>0.0003183468</text:p>
          </table:table-cell>
          <table:table-cell table:style-name="ce2" table:formula="of:=([.B152]-MIN([.$B$2:.$B$263]))/(MAX([.$B$2:.$B$263])-MIN([.$B$2:.$B$263]))" office:value-type="float" office:value="0.277227722772277" calcext:value-type="float">
            <text:p>0.277227722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float" office:value="84" calcext:value-type="float">
            <text:p>84</text:p>
          </table:table-cell>
          <table:table-cell table:formula="of:=(SUM([.B137:.B152]))/15" office:value-type="float" office:value="87.8833333333333" calcext:value-type="float">
            <text:p>87.8833333333</text:p>
          </table:table-cell>
          <table:table-cell office:value-type="float" office:value="2000" calcext:value-type="float">
            <text:p>2000</text:p>
          </table:table-cell>
          <table:table-cell table:formula="of:=([.D153]-MIN([.$D$2:.$D$263]))/(MAX([.$D$2:.$D$263])-MIN([.$D$2:.$D$263]))" office:value-type="float" office:value="0.000181912445539962" calcext:value-type="float">
            <text:p>0.0001819124</text:p>
          </table:table-cell>
          <table:table-cell table:style-name="ce2" table:formula="of:=([.B153]-MIN([.$B$2:.$B$263]))/(MAX([.$B$2:.$B$263])-MIN([.$B$2:.$B$263]))" office:value-type="float" office:value="0.217821782178218" calcext:value-type="float">
            <text:p>0.21782178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float" office:value="85.75" calcext:value-type="float">
            <text:p>85.75</text:p>
          </table:table-cell>
          <table:table-cell table:formula="of:=(SUM([.B138:.B153]))/15" office:value-type="float" office:value="88" calcext:value-type="float">
            <text:p>88</text:p>
          </table:table-cell>
          <table:table-cell office:value-type="float" office:value="2100" calcext:value-type="float">
            <text:p>2100</text:p>
          </table:table-cell>
          <table:table-cell table:formula="of:=([.D154]-MIN([.$D$2:.$D$263]))/(MAX([.$D$2:.$D$263])-MIN([.$D$2:.$D$263]))" office:value-type="float" office:value="0.00019100806781696" calcext:value-type="float">
            <text:p>0.0001910081</text:p>
          </table:table-cell>
          <table:table-cell table:style-name="ce2" table:formula="of:=([.B154]-MIN([.$B$2:.$B$263]))/(MAX([.$B$2:.$B$263])-MIN([.$B$2:.$B$263]))" office:value-type="float" office:value="0.287128712871287" calcext:value-type="float">
            <text:p>0.287128712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float" office:value="86" calcext:value-type="float">
            <text:p>86</text:p>
          </table:table-cell>
          <table:table-cell table:formula="of:=(SUM([.B139:.B154]))/15" office:value-type="float" office:value="88.3166666666667" calcext:value-type="float">
            <text:p>88.3166666667</text:p>
          </table:table-cell>
          <table:table-cell office:value-type="float" office:value="153000" calcext:value-type="float">
            <text:p>153000</text:p>
          </table:table-cell>
          <table:table-cell table:formula="of:=([.D155]-MIN([.$D$2:.$D$263]))/(MAX([.$D$2:.$D$263])-MIN([.$D$2:.$D$263]))" office:value-type="float" office:value="0.0139163020838071" calcext:value-type="float">
            <text:p>0.0139163021</text:p>
          </table:table-cell>
          <table:table-cell table:style-name="ce2" table:formula="of:=([.B155]-MIN([.$B$2:.$B$263]))/(MAX([.$B$2:.$B$263])-MIN([.$B$2:.$B$263]))" office:value-type="float" office:value="0.297029702970297" calcext:value-type="float">
            <text:p>0.2970297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float" office:value="86" calcext:value-type="float">
            <text:p>86</text:p>
          </table:table-cell>
          <table:table-cell table:formula="of:=(SUM([.B140:.B155]))/15" office:value-type="float" office:value="88.7" calcext:value-type="float">
            <text:p>88.7</text:p>
          </table:table-cell>
          <table:table-cell office:value-type="float" office:value="6900" calcext:value-type="float">
            <text:p>6900</text:p>
          </table:table-cell>
          <table:table-cell table:formula="of:=([.D156]-MIN([.$D$2:.$D$263]))/(MAX([.$D$2:.$D$263])-MIN([.$D$2:.$D$263]))" office:value-type="float" office:value="0.000627597937112868" calcext:value-type="float">
            <text:p>0.0006275979</text:p>
          </table:table-cell>
          <table:table-cell table:style-name="ce2" table:formula="of:=([.B156]-MIN([.$B$2:.$B$263]))/(MAX([.$B$2:.$B$263])-MIN([.$B$2:.$B$263]))" office:value-type="float" office:value="0.297029702970297" calcext:value-type="float">
            <text:p>0.29702970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float" office:value="85" calcext:value-type="float">
            <text:p>85</text:p>
          </table:table-cell>
          <table:table-cell table:formula="of:=(SUM([.B141:.B156]))/15" office:value-type="float" office:value="88.9833333333333" calcext:value-type="float">
            <text:p>88.9833333333</text:p>
          </table:table-cell>
          <table:table-cell office:value-type="float" office:value="62500" calcext:value-type="float">
            <text:p>62500</text:p>
          </table:table-cell>
          <table:table-cell table:formula="of:=([.D157]-MIN([.$D$2:.$D$263]))/(MAX([.$D$2:.$D$263])-MIN([.$D$2:.$D$263]))" office:value-type="float" office:value="0.0056847639231238" calcext:value-type="float">
            <text:p>0.0056847639</text:p>
          </table:table-cell>
          <table:table-cell table:style-name="ce2" table:formula="of:=([.B157]-MIN([.$B$2:.$B$263]))/(MAX([.$B$2:.$B$263])-MIN([.$B$2:.$B$263]))" office:value-type="float" office:value="0.257425742574257" calcext:value-type="float">
            <text:p>0.257425742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float" office:value="78.5" calcext:value-type="float">
            <text:p>78.5</text:p>
          </table:table-cell>
          <table:table-cell table:formula="of:=(SUM([.B142:.B157]))/15" office:value-type="float" office:value="89.2166666666667" calcext:value-type="float">
            <text:p>89.2166666667</text:p>
          </table:table-cell>
          <table:table-cell office:value-type="float" office:value="45000" calcext:value-type="float">
            <text:p>45000</text:p>
          </table:table-cell>
          <table:table-cell table:formula="of:=([.D158]-MIN([.$D$2:.$D$263]))/(MAX([.$D$2:.$D$263])-MIN([.$D$2:.$D$263]))" office:value-type="float" office:value="0.00409303002464914" calcext:value-type="float">
            <text:p>0.00409303</text:p>
          </table:table-cell>
          <table:table-cell table:style-name="ce2" table:formula="of:=([.B158]-MIN([.$B$2:.$B$263]))/(MAX([.$B$2:.$B$263])-MIN([.$B$2:.$B$26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float" office:value="78.75" calcext:value-type="float">
            <text:p>78.75</text:p>
          </table:table-cell>
          <table:table-cell table:formula="of:=(SUM([.B143:.B158]))/15" office:value-type="float" office:value="89.2166666666667" calcext:value-type="float">
            <text:p>89.2166666667</text:p>
          </table:table-cell>
          <table:table-cell office:value-type="float" office:value="19500" calcext:value-type="float">
            <text:p>19500</text:p>
          </table:table-cell>
          <table:table-cell table:formula="of:=([.D159]-MIN([.$D$2:.$D$263]))/(MAX([.$D$2:.$D$263])-MIN([.$D$2:.$D$263]))" office:value-type="float" office:value="0.00177364634401463" calcext:value-type="float">
            <text:p>0.0017736463</text:p>
          </table:table-cell>
          <table:table-cell table:style-name="ce2" table:formula="of:=([.B159]-MIN([.$B$2:.$B$263]))/(MAX([.$B$2:.$B$263])-MIN([.$B$2:.$B$263]))" office:value-type="float" office:value="0.0099009900990099" calcext:value-type="float">
            <text:p>0.00990099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float" office:value="82" calcext:value-type="float">
            <text:p>82</text:p>
          </table:table-cell>
          <table:table-cell table:formula="of:=(SUM([.B144:.B159]))/15" office:value-type="float" office:value="89.2" calcext:value-type="float">
            <text:p>89.2</text:p>
          </table:table-cell>
          <table:table-cell office:value-type="float" office:value="27400" calcext:value-type="float">
            <text:p>27400</text:p>
          </table:table-cell>
          <table:table-cell table:formula="of:=([.D160]-MIN([.$D$2:.$D$263]))/(MAX([.$D$2:.$D$263])-MIN([.$D$2:.$D$263]))" office:value-type="float" office:value="0.00249220050389747" calcext:value-type="float">
            <text:p>0.0024922005</text:p>
          </table:table-cell>
          <table:table-cell table:style-name="ce2" table:formula="of:=([.B160]-MIN([.$B$2:.$B$263]))/(MAX([.$B$2:.$B$263])-MIN([.$B$2:.$B$263]))" office:value-type="float" office:value="0.138613861386139" calcext:value-type="float">
            <text:p>0.138613861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80" calcext:value-type="float">
            <text:p>80</text:p>
          </table:table-cell>
          <table:table-cell table:formula="of:=(SUM([.B145:.B160]))/15" office:value-type="float" office:value="89.3166666666667" calcext:value-type="float">
            <text:p>89.3166666667</text:p>
          </table:table-cell>
          <table:table-cell office:value-type="float" office:value="155400" calcext:value-type="float">
            <text:p>155400</text:p>
          </table:table-cell>
          <table:table-cell table:formula="of:=([.D161]-MIN([.$D$2:.$D$263]))/(MAX([.$D$2:.$D$263])-MIN([.$D$2:.$D$263]))" office:value-type="float" office:value="0.014134597018455" calcext:value-type="float">
            <text:p>0.014134597</text:p>
          </table:table-cell>
          <table:table-cell table:style-name="ce2" table:formula="of:=([.B161]-MIN([.$B$2:.$B$263]))/(MAX([.$B$2:.$B$263])-MIN([.$B$2:.$B$263]))" office:value-type="float" office:value="0.0594059405940594" calcext:value-type="float">
            <text:p>0.05940594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Default" office:value-type="float" office:value="81" calcext:value-type="float">
            <text:p>81</text:p>
          </table:table-cell>
          <table:table-cell table:formula="of:=(SUM([.B146:.B161]))/15" office:value-type="float" office:value="89.3833333333333" calcext:value-type="float">
            <text:p>89.3833333333</text:p>
          </table:table-cell>
          <table:table-cell office:value-type="float" office:value="178800" calcext:value-type="float">
            <text:p>178800</text:p>
          </table:table-cell>
          <table:table-cell table:formula="of:=([.D162]-MIN([.$D$2:.$D$263]))/(MAX([.$D$2:.$D$263])-MIN([.$D$2:.$D$263]))" office:value-type="float" office:value="0.0162629726312726" calcext:value-type="float">
            <text:p>0.0162629726</text:p>
          </table:table-cell>
          <table:table-cell table:style-name="ce2" table:formula="of:=([.B162]-MIN([.$B$2:.$B$263]))/(MAX([.$B$2:.$B$263])-MIN([.$B$2:.$B$263]))" office:value-type="float" office:value="0.099009900990099" calcext:value-type="float">
            <text:p>0.09900990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float" office:value="83" calcext:value-type="float">
            <text:p>83</text:p>
          </table:table-cell>
          <table:table-cell table:formula="of:=(SUM([.B147:.B162]))/15" office:value-type="float" office:value="89.3" calcext:value-type="float">
            <text:p>89.3</text:p>
          </table:table-cell>
          <table:table-cell office:value-type="float" office:value="40800" calcext:value-type="float">
            <text:p>40800</text:p>
          </table:table-cell>
          <table:table-cell table:formula="of:=([.D163]-MIN([.$D$2:.$D$263]))/(MAX([.$D$2:.$D$263])-MIN([.$D$2:.$D$263]))" office:value-type="float" office:value="0.00371101388901522" calcext:value-type="float">
            <text:p>0.0037110139</text:p>
          </table:table-cell>
          <table:table-cell table:style-name="ce2" table:formula="of:=([.B163]-MIN([.$B$2:.$B$263]))/(MAX([.$B$2:.$B$263])-MIN([.$B$2:.$B$263]))" office:value-type="float" office:value="0.178217821782178" calcext:value-type="float">
            <text:p>0.17821782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float" office:value="86.25" calcext:value-type="float">
            <text:p>86.25</text:p>
          </table:table-cell>
          <table:table-cell table:formula="of:=(SUM([.B148:.B163]))/15" office:value-type="float" office:value="89.1166666666667" calcext:value-type="float">
            <text:p>89.1166666667</text:p>
          </table:table-cell>
          <table:table-cell office:value-type="float" office:value="289900" calcext:value-type="float">
            <text:p>289900</text:p>
          </table:table-cell>
          <table:table-cell table:formula="of:=([.D164]-MIN([.$D$2:.$D$263]))/(MAX([.$D$2:.$D$263])-MIN([.$D$2:.$D$263]))" office:value-type="float" office:value="0.0263682089810174" calcext:value-type="float">
            <text:p>0.026368209</text:p>
          </table:table-cell>
          <table:table-cell table:style-name="ce2" table:formula="of:=([.B164]-MIN([.$B$2:.$B$263]))/(MAX([.$B$2:.$B$263])-MIN([.$B$2:.$B$263]))" office:value-type="float" office:value="0.306930693069307" calcext:value-type="float">
            <text:p>0.306930693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float" office:value="87.25" calcext:value-type="float">
            <text:p>87.25</text:p>
          </table:table-cell>
          <table:table-cell table:formula="of:=(SUM([.B149:.B164]))/15" office:value-type="float" office:value="89.1666666666667" calcext:value-type="float">
            <text:p>89.1666666667</text:p>
          </table:table-cell>
          <table:table-cell office:value-type="float" office:value="56700" calcext:value-type="float">
            <text:p>56700</text:p>
          </table:table-cell>
          <table:table-cell table:formula="of:=([.D165]-MIN([.$D$2:.$D$263]))/(MAX([.$D$2:.$D$263])-MIN([.$D$2:.$D$263]))" office:value-type="float" office:value="0.00515721783105791" calcext:value-type="float">
            <text:p>0.0051572178</text:p>
          </table:table-cell>
          <table:table-cell table:style-name="ce2" table:formula="of:=([.B165]-MIN([.$B$2:.$B$263]))/(MAX([.$B$2:.$B$263])-MIN([.$B$2:.$B$263]))" office:value-type="float" office:value="0.346534653465346" calcext:value-type="float">
            <text:p>0.34653465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float" office:value="85.25" calcext:value-type="float">
            <text:p>85.25</text:p>
          </table:table-cell>
          <table:table-cell table:formula="of:=(SUM([.B150:.B165]))/15" office:value-type="float" office:value="89.4166666666667" calcext:value-type="float">
            <text:p>89.4166666667</text:p>
          </table:table-cell>
          <table:table-cell office:value-type="float" office:value="22900" calcext:value-type="float">
            <text:p>22900</text:p>
          </table:table-cell>
          <table:table-cell table:formula="of:=([.D166]-MIN([.$D$2:.$D$263]))/(MAX([.$D$2:.$D$263])-MIN([.$D$2:.$D$263]))" office:value-type="float" office:value="0.00208289750143256" calcext:value-type="float">
            <text:p>0.0020828975</text:p>
          </table:table-cell>
          <table:table-cell table:style-name="ce2" table:formula="of:=([.B166]-MIN([.$B$2:.$B$263]))/(MAX([.$B$2:.$B$263])-MIN([.$B$2:.$B$263]))" office:value-type="float" office:value="0.267326732673267" calcext:value-type="float">
            <text:p>0.26732673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float" office:value="85.25" calcext:value-type="float">
            <text:p>85.25</text:p>
          </table:table-cell>
          <table:table-cell table:formula="of:=(SUM([.B151:.B166]))/15" office:value-type="float" office:value="89.4166666666667" calcext:value-type="float">
            <text:p>89.4166666667</text:p>
          </table:table-cell>
          <table:table-cell office:value-type="float" office:value="36800" calcext:value-type="float">
            <text:p>36800</text:p>
          </table:table-cell>
          <table:table-cell table:formula="of:=([.D167]-MIN([.$D$2:.$D$263]))/(MAX([.$D$2:.$D$263])-MIN([.$D$2:.$D$263]))" office:value-type="float" office:value="0.00334718899793529" calcext:value-type="float">
            <text:p>0.003347189</text:p>
          </table:table-cell>
          <table:table-cell table:style-name="ce2" table:formula="of:=([.B167]-MIN([.$B$2:.$B$263]))/(MAX([.$B$2:.$B$263])-MIN([.$B$2:.$B$263]))" office:value-type="float" office:value="0.267326732673267" calcext:value-type="float">
            <text:p>0.26732673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float" office:value="83.5" calcext:value-type="float">
            <text:p>83.5</text:p>
          </table:table-cell>
          <table:table-cell table:formula="of:=(SUM([.B152:.B167]))/15" office:value-type="float" office:value="89.3" calcext:value-type="float">
            <text:p>89.3</text:p>
          </table:table-cell>
          <table:table-cell office:value-type="float" office:value="34800" calcext:value-type="float">
            <text:p>34800</text:p>
          </table:table-cell>
          <table:table-cell table:formula="of:=([.D168]-MIN([.$D$2:.$D$263]))/(MAX([.$D$2:.$D$263])-MIN([.$D$2:.$D$263]))" office:value-type="float" office:value="0.00316527655239533" calcext:value-type="float">
            <text:p>0.0031652766</text:p>
          </table:table-cell>
          <table:table-cell table:style-name="ce2" table:formula="of:=([.B168]-MIN([.$B$2:.$B$263]))/(MAX([.$B$2:.$B$263])-MIN([.$B$2:.$B$263]))" office:value-type="float" office:value="0.198019801980198" calcext:value-type="float">
            <text:p>0.19801980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float" office:value="83.75" calcext:value-type="float">
            <text:p>83.75</text:p>
          </table:table-cell>
          <table:table-cell table:formula="of:=(SUM([.B153:.B168]))/15" office:value-type="float" office:value="89.1666666666667" calcext:value-type="float">
            <text:p>89.1666666667</text:p>
          </table:table-cell>
          <table:table-cell office:value-type="float" office:value="0" calcext:value-type="float">
            <text:p>0</text:p>
          </table:table-cell>
          <table:table-cell table:formula="of:=([.D169]-MIN([.$D$2:.$D$263]))/(MAX([.$D$2:.$D$263])-MIN([.$D$2:.$D$263]))" office:value-type="float" office:value="0" calcext:value-type="float">
            <text:p>0</text:p>
          </table:table-cell>
          <table:table-cell table:style-name="ce2" table:formula="of:=([.B169]-MIN([.$B$2:.$B$263]))/(MAX([.$B$2:.$B$263])-MIN([.$B$2:.$B$263]))" office:value-type="float" office:value="0.207920792079208" calcext:value-type="float">
            <text:p>0.20792079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float" office:value="83.75" calcext:value-type="float">
            <text:p>83.75</text:p>
          </table:table-cell>
          <table:table-cell table:formula="of:=(SUM([.B154:.B169]))/15" office:value-type="float" office:value="89.15" calcext:value-type="float">
            <text:p>89.15</text:p>
          </table:table-cell>
          <table:table-cell office:value-type="float" office:value="46400" calcext:value-type="float">
            <text:p>46400</text:p>
          </table:table-cell>
          <table:table-cell table:formula="of:=([.D170]-MIN([.$D$2:.$D$263]))/(MAX([.$D$2:.$D$263])-MIN([.$D$2:.$D$263]))" office:value-type="float" office:value="0.00422036873652711" calcext:value-type="float">
            <text:p>0.0042203687</text:p>
          </table:table-cell>
          <table:table-cell table:style-name="ce2" table:formula="of:=([.B170]-MIN([.$B$2:.$B$263]))/(MAX([.$B$2:.$B$263])-MIN([.$B$2:.$B$263]))" office:value-type="float" office:value="0.207920792079208" calcext:value-type="float">
            <text:p>0.207920792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float" office:value="84.75" calcext:value-type="float">
            <text:p>84.75</text:p>
          </table:table-cell>
          <table:table-cell table:formula="of:=(SUM([.B155:.B170]))/15" office:value-type="float" office:value="89.0166666666667" calcext:value-type="float">
            <text:p>89.0166666667</text:p>
          </table:table-cell>
          <table:table-cell office:value-type="float" office:value="27900" calcext:value-type="float">
            <text:p>27900</text:p>
          </table:table-cell>
          <table:table-cell table:formula="of:=([.D171]-MIN([.$D$2:.$D$263]))/(MAX([.$D$2:.$D$263])-MIN([.$D$2:.$D$263]))" office:value-type="float" office:value="0.00253767861528246" calcext:value-type="float">
            <text:p>0.0025376786</text:p>
          </table:table-cell>
          <table:table-cell table:style-name="ce2" table:formula="of:=([.B171]-MIN([.$B$2:.$B$263]))/(MAX([.$B$2:.$B$263])-MIN([.$B$2:.$B$263]))" office:value-type="float" office:value="0.247524752475248" calcext:value-type="float">
            <text:p>0.24752475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Default" office:value-type="float" office:value="84.5" calcext:value-type="float">
            <text:p>84.5</text:p>
          </table:table-cell>
          <table:table-cell table:formula="of:=(SUM([.B156:.B171]))/15" office:value-type="float" office:value="88.9333333333333" calcext:value-type="float">
            <text:p>88.9333333333</text:p>
          </table:table-cell>
          <table:table-cell office:value-type="float" office:value="0" calcext:value-type="float">
            <text:p>0</text:p>
          </table:table-cell>
          <table:table-cell table:formula="of:=([.D172]-MIN([.$D$2:.$D$263]))/(MAX([.$D$2:.$D$263])-MIN([.$D$2:.$D$263]))" office:value-type="float" office:value="0" calcext:value-type="float">
            <text:p>0</text:p>
          </table:table-cell>
          <table:table-cell table:style-name="ce2" table:formula="of:=([.B172]-MIN([.$B$2:.$B$263]))/(MAX([.$B$2:.$B$263])-MIN([.$B$2:.$B$263]))" office:value-type="float" office:value="0.237623762376238" calcext:value-type="float">
            <text:p>0.237623762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84.5" calcext:value-type="float">
            <text:p>84.5</text:p>
          </table:table-cell>
          <table:table-cell table:formula="of:=(SUM([.B157:.B172]))/15" office:value-type="float" office:value="88.8333333333333" calcext:value-type="float">
            <text:p>88.8333333333</text:p>
          </table:table-cell>
          <table:table-cell office:value-type="float" office:value="0" calcext:value-type="float">
            <text:p>0</text:p>
          </table:table-cell>
          <table:table-cell table:formula="of:=([.D173]-MIN([.$D$2:.$D$263]))/(MAX([.$D$2:.$D$263])-MIN([.$D$2:.$D$263]))" office:value-type="float" office:value="0" calcext:value-type="float">
            <text:p>0</text:p>
          </table:table-cell>
          <table:table-cell table:style-name="ce2" table:formula="of:=([.B173]-MIN([.$B$2:.$B$263]))/(MAX([.$B$2:.$B$263])-MIN([.$B$2:.$B$263]))" office:value-type="float" office:value="0.237623762376238" calcext:value-type="float">
            <text:p>0.237623762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float" office:value="84.5" calcext:value-type="float">
            <text:p>84.5</text:p>
          </table:table-cell>
          <table:table-cell table:formula="of:=(SUM([.B158:.B173]))/15" office:value-type="float" office:value="88.8" calcext:value-type="float">
            <text:p>88.8</text:p>
          </table:table-cell>
          <table:table-cell office:value-type="float" office:value="127800" calcext:value-type="float">
            <text:p>127800</text:p>
          </table:table-cell>
          <table:table-cell table:formula="of:=([.D174]-MIN([.$D$2:.$D$263]))/(MAX([.$D$2:.$D$263])-MIN([.$D$2:.$D$263]))" office:value-type="float" office:value="0.0116242052700035" calcext:value-type="float">
            <text:p>0.0116242053</text:p>
          </table:table-cell>
          <table:table-cell table:style-name="ce2" table:formula="of:=([.B174]-MIN([.$B$2:.$B$263]))/(MAX([.$B$2:.$B$263])-MIN([.$B$2:.$B$263]))" office:value-type="float" office:value="0.237623762376238" calcext:value-type="float">
            <text:p>0.23762376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Default" office:value-type="float" office:value="87.5" calcext:value-type="float">
            <text:p>87.5</text:p>
          </table:table-cell>
          <table:table-cell table:formula="of:=(SUM([.B159:.B174]))/15" office:value-type="float" office:value="89.2" calcext:value-type="float">
            <text:p>89.2</text:p>
          </table:table-cell>
          <table:table-cell office:value-type="float" office:value="68800" calcext:value-type="float">
            <text:p>68800</text:p>
          </table:table-cell>
          <table:table-cell table:formula="of:=([.D175]-MIN([.$D$2:.$D$263]))/(MAX([.$D$2:.$D$263])-MIN([.$D$2:.$D$263]))" office:value-type="float" office:value="0.00625778812657468" calcext:value-type="float">
            <text:p>0.0062577881</text:p>
          </table:table-cell>
          <table:table-cell table:style-name="ce2" table:formula="of:=([.B175]-MIN([.$B$2:.$B$263]))/(MAX([.$B$2:.$B$263])-MIN([.$B$2:.$B$263]))" office:value-type="float" office:value="0.356435643564356" calcext:value-type="float">
            <text:p>0.356435643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float" office:value="88" calcext:value-type="float">
            <text:p>88</text:p>
          </table:table-cell>
          <table:table-cell table:formula="of:=(SUM([.B160:.B175]))/15" office:value-type="float" office:value="89.7833333333333" calcext:value-type="float">
            <text:p>89.7833333333</text:p>
          </table:table-cell>
          <table:table-cell office:value-type="float" office:value="10900" calcext:value-type="float">
            <text:p>10900</text:p>
          </table:table-cell>
          <table:table-cell table:formula="of:=([.D176]-MIN([.$D$2:.$D$263]))/(MAX([.$D$2:.$D$263])-MIN([.$D$2:.$D$263]))" office:value-type="float" office:value="0.000991422828192791" calcext:value-type="float">
            <text:p>0.0009914228</text:p>
          </table:table-cell>
          <table:table-cell table:style-name="ce2" table:formula="of:=([.B176]-MIN([.$B$2:.$B$263]))/(MAX([.$B$2:.$B$263])-MIN([.$B$2:.$B$263]))" office:value-type="float" office:value="0.376237623762376" calcext:value-type="float">
            <text:p>0.37623762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Default" office:value-type="float" office:value="87" calcext:value-type="float">
            <text:p>87</text:p>
          </table:table-cell>
          <table:table-cell table:formula="of:=(SUM([.B161:.B176]))/15" office:value-type="float" office:value="90.1833333333333" calcext:value-type="float">
            <text:p>90.1833333333</text:p>
          </table:table-cell>
          <table:table-cell office:value-type="float" office:value="0" calcext:value-type="float">
            <text:p>0</text:p>
          </table:table-cell>
          <table:table-cell table:formula="of:=([.D177]-MIN([.$D$2:.$D$263]))/(MAX([.$D$2:.$D$263])-MIN([.$D$2:.$D$263]))" office:value-type="float" office:value="0" calcext:value-type="float">
            <text:p>0</text:p>
          </table:table-cell>
          <table:table-cell table:style-name="ce2" table:formula="of:=([.B177]-MIN([.$B$2:.$B$263]))/(MAX([.$B$2:.$B$263])-MIN([.$B$2:.$B$263]))" office:value-type="float" office:value="0.336633663366337" calcext:value-type="float">
            <text:p>0.33663366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Default" office:value-type="float" office:value="87" calcext:value-type="float">
            <text:p>87</text:p>
          </table:table-cell>
          <table:table-cell table:formula="of:=(SUM([.B162:.B177]))/15" office:value-type="float" office:value="90.65" calcext:value-type="float">
            <text:p>90.65</text:p>
          </table:table-cell>
          <table:table-cell office:value-type="float" office:value="0" calcext:value-type="float">
            <text:p>0</text:p>
          </table:table-cell>
          <table:table-cell table:formula="of:=([.D178]-MIN([.$D$2:.$D$263]))/(MAX([.$D$2:.$D$263])-MIN([.$D$2:.$D$263]))" office:value-type="float" office:value="0" calcext:value-type="float">
            <text:p>0</text:p>
          </table:table-cell>
          <table:table-cell table:style-name="ce2" table:formula="of:=([.B178]-MIN([.$B$2:.$B$263]))/(MAX([.$B$2:.$B$263])-MIN([.$B$2:.$B$263]))" office:value-type="float" office:value="0.336633663366337" calcext:value-type="float">
            <text:p>0.336633663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float" office:value="87" calcext:value-type="float">
            <text:p>87</text:p>
          </table:table-cell>
          <table:table-cell table:formula="of:=(SUM([.B163:.B178]))/15" office:value-type="float" office:value="91.05" calcext:value-type="float">
            <text:p>91.05</text:p>
          </table:table-cell>
          <table:table-cell office:value-type="float" office:value="78400" calcext:value-type="float">
            <text:p>78400</text:p>
          </table:table-cell>
          <table:table-cell table:formula="of:=([.D179]-MIN([.$D$2:.$D$263]))/(MAX([.$D$2:.$D$263])-MIN([.$D$2:.$D$263]))" office:value-type="float" office:value="0.0071309678651665" calcext:value-type="float">
            <text:p>0.0071309679</text:p>
          </table:table-cell>
          <table:table-cell table:style-name="ce2" table:formula="of:=([.B179]-MIN([.$B$2:.$B$263]))/(MAX([.$B$2:.$B$263])-MIN([.$B$2:.$B$263]))" office:value-type="float" office:value="0.336633663366337" calcext:value-type="float">
            <text:p>0.33663366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Default" office:value-type="float" office:value="86.25" calcext:value-type="float">
            <text:p>86.25</text:p>
          </table:table-cell>
          <table:table-cell table:formula="of:=(SUM([.B164:.B179]))/15" office:value-type="float" office:value="91.3166666666667" calcext:value-type="float">
            <text:p>91.3166666667</text:p>
          </table:table-cell>
          <table:table-cell office:value-type="float" office:value="161000" calcext:value-type="float">
            <text:p>161000</text:p>
          </table:table-cell>
          <table:table-cell table:formula="of:=([.D180]-MIN([.$D$2:.$D$263]))/(MAX([.$D$2:.$D$263])-MIN([.$D$2:.$D$263]))" office:value-type="float" office:value="0.0146439518659669" calcext:value-type="float">
            <text:p>0.0146439519</text:p>
          </table:table-cell>
          <table:table-cell table:style-name="ce2" table:formula="of:=([.B180]-MIN([.$B$2:.$B$263]))/(MAX([.$B$2:.$B$263])-MIN([.$B$2:.$B$263]))" office:value-type="float" office:value="0.306930693069307" calcext:value-type="float">
            <text:p>0.306930693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86.5" calcext:value-type="float">
            <text:p>86.5</text:p>
          </table:table-cell>
          <table:table-cell table:formula="of:=(SUM([.B165:.B180]))/15" office:value-type="float" office:value="91.3166666666667" calcext:value-type="float">
            <text:p>91.3166666667</text:p>
          </table:table-cell>
          <table:table-cell office:value-type="float" office:value="19200" calcext:value-type="float">
            <text:p>19200</text:p>
          </table:table-cell>
          <table:table-cell table:formula="of:=([.D181]-MIN([.$D$2:.$D$263]))/(MAX([.$D$2:.$D$263])-MIN([.$D$2:.$D$263]))" office:value-type="float" office:value="0.00174635947718363" calcext:value-type="float">
            <text:p>0.0017463595</text:p>
          </table:table-cell>
          <table:table-cell table:style-name="ce2" table:formula="of:=([.B181]-MIN([.$B$2:.$B$263]))/(MAX([.$B$2:.$B$263])-MIN([.$B$2:.$B$263]))" office:value-type="float" office:value="0.316831683168317" calcext:value-type="float">
            <text:p>0.316831683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Default" office:value-type="float" office:value="88" calcext:value-type="float">
            <text:p>88</text:p>
          </table:table-cell>
          <table:table-cell table:formula="of:=(SUM([.B166:.B181]))/15" office:value-type="float" office:value="91.2666666666667" calcext:value-type="float">
            <text:p>91.2666666667</text:p>
          </table:table-cell>
          <table:table-cell office:value-type="float" office:value="329300" calcext:value-type="float">
            <text:p>329300</text:p>
          </table:table-cell>
          <table:table-cell table:formula="of:=([.D182]-MIN([.$D$2:.$D$263]))/(MAX([.$D$2:.$D$263])-MIN([.$D$2:.$D$263]))" office:value-type="float" office:value="0.0299518841581547" calcext:value-type="float">
            <text:p>0.0299518842</text:p>
          </table:table-cell>
          <table:table-cell table:style-name="ce2" table:formula="of:=([.B182]-MIN([.$B$2:.$B$263]))/(MAX([.$B$2:.$B$263])-MIN([.$B$2:.$B$263]))" office:value-type="float" office:value="0.376237623762376" calcext:value-type="float">
            <text:p>0.376237623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float" office:value="86" calcext:value-type="float">
            <text:p>86</text:p>
          </table:table-cell>
          <table:table-cell table:formula="of:=(SUM([.B167:.B182]))/15" office:value-type="float" office:value="91.45" calcext:value-type="float">
            <text:p>91.45</text:p>
          </table:table-cell>
          <table:table-cell office:value-type="float" office:value="33000" calcext:value-type="float">
            <text:p>33000</text:p>
          </table:table-cell>
          <table:table-cell table:formula="of:=([.D183]-MIN([.$D$2:.$D$263]))/(MAX([.$D$2:.$D$263])-MIN([.$D$2:.$D$263]))" office:value-type="float" office:value="0.00300155535140937" calcext:value-type="float">
            <text:p>0.0030015554</text:p>
          </table:table-cell>
          <table:table-cell table:style-name="ce2" table:formula="of:=([.B183]-MIN([.$B$2:.$B$263]))/(MAX([.$B$2:.$B$263])-MIN([.$B$2:.$B$263]))" office:value-type="float" office:value="0.297029702970297" calcext:value-type="float">
            <text:p>0.29702970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float" office:value="84.25" calcext:value-type="float">
            <text:p>84.25</text:p>
          </table:table-cell>
          <table:table-cell table:formula="of:=(SUM([.B168:.B183]))/15" office:value-type="float" office:value="91.5" calcext:value-type="float">
            <text:p>91.5</text:p>
          </table:table-cell>
          <table:table-cell office:value-type="float" office:value="17900" calcext:value-type="float">
            <text:p>17900</text:p>
          </table:table-cell>
          <table:table-cell table:formula="of:=([.D184]-MIN([.$D$2:.$D$263]))/(MAX([.$D$2:.$D$263])-MIN([.$D$2:.$D$263]))" office:value-type="float" office:value="0.00162811638758266" calcext:value-type="float">
            <text:p>0.0016281164</text:p>
          </table:table-cell>
          <table:table-cell table:style-name="ce2" table:formula="of:=([.B184]-MIN([.$B$2:.$B$263]))/(MAX([.$B$2:.$B$263])-MIN([.$B$2:.$B$263]))" office:value-type="float" office:value="0.227722772277228" calcext:value-type="float">
            <text:p>0.227722772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float" office:value="82.75" calcext:value-type="float">
            <text:p>82.75</text:p>
          </table:table-cell>
          <table:table-cell table:formula="of:=(SUM([.B169:.B184]))/15" office:value-type="float" office:value="91.55" calcext:value-type="float">
            <text:p>91.55</text:p>
          </table:table-cell>
          <table:table-cell office:value-type="float" office:value="37000" calcext:value-type="float">
            <text:p>37000</text:p>
          </table:table-cell>
          <table:table-cell table:formula="of:=([.D185]-MIN([.$D$2:.$D$263]))/(MAX([.$D$2:.$D$263])-MIN([.$D$2:.$D$263]))" office:value-type="float" office:value="0.00336538024248929" calcext:value-type="float">
            <text:p>0.0033653802</text:p>
          </table:table-cell>
          <table:table-cell table:style-name="ce2" table:formula="of:=([.B185]-MIN([.$B$2:.$B$263]))/(MAX([.$B$2:.$B$263])-MIN([.$B$2:.$B$263]))" office:value-type="float" office:value="0.168316831683168" calcext:value-type="float">
            <text:p>0.16831683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office:value-type="float" office:value="83" calcext:value-type="float">
            <text:p>83</text:p>
          </table:table-cell>
          <table:table-cell table:formula="of:=(SUM([.B170:.B185]))/15" office:value-type="float" office:value="91.4833333333333" calcext:value-type="float">
            <text:p>91.4833333333</text:p>
          </table:table-cell>
          <table:table-cell office:value-type="float" office:value="25200" calcext:value-type="float">
            <text:p>25200</text:p>
          </table:table-cell>
          <table:table-cell table:formula="of:=([.D186]-MIN([.$D$2:.$D$263]))/(MAX([.$D$2:.$D$263])-MIN([.$D$2:.$D$263]))" office:value-type="float" office:value="0.00229209681380352" calcext:value-type="float">
            <text:p>0.0022920968</text:p>
          </table:table-cell>
          <table:table-cell table:style-name="ce2" table:formula="of:=([.B186]-MIN([.$B$2:.$B$263]))/(MAX([.$B$2:.$B$263])-MIN([.$B$2:.$B$263]))" office:value-type="float" office:value="0.178217821782178" calcext:value-type="float">
            <text:p>0.17821782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float" office:value="85" calcext:value-type="float">
            <text:p>85</text:p>
          </table:table-cell>
          <table:table-cell table:formula="of:=(SUM([.B171:.B186]))/15" office:value-type="float" office:value="91.4333333333333" calcext:value-type="float">
            <text:p>91.4333333333</text:p>
          </table:table-cell>
          <table:table-cell office:value-type="float" office:value="588900" calcext:value-type="float">
            <text:p>588900</text:p>
          </table:table-cell>
          <table:table-cell table:formula="of:=([.D187]-MIN([.$D$2:.$D$263]))/(MAX([.$D$2:.$D$263])-MIN([.$D$2:.$D$263]))" office:value-type="float" office:value="0.0535641195892417" calcext:value-type="float">
            <text:p>0.0535641196</text:p>
          </table:table-cell>
          <table:table-cell table:style-name="ce2" table:formula="of:=([.B187]-MIN([.$B$2:.$B$263]))/(MAX([.$B$2:.$B$263])-MIN([.$B$2:.$B$263]))" office:value-type="float" office:value="0.257425742574257" calcext:value-type="float">
            <text:p>0.25742574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 office:value-type="float" office:value="85.25" calcext:value-type="float">
            <text:p>85.25</text:p>
          </table:table-cell>
          <table:table-cell table:formula="of:=(SUM([.B172:.B187]))/15" office:value-type="float" office:value="91.45" calcext:value-type="float">
            <text:p>91.45</text:p>
          </table:table-cell>
          <table:table-cell office:value-type="float" office:value="24700" calcext:value-type="float">
            <text:p>24700</text:p>
          </table:table-cell>
          <table:table-cell table:formula="of:=([.D188]-MIN([.$D$2:.$D$263]))/(MAX([.$D$2:.$D$263])-MIN([.$D$2:.$D$263]))" office:value-type="float" office:value="0.00224661870241853" calcext:value-type="float">
            <text:p>0.0022466187</text:p>
          </table:table-cell>
          <table:table-cell table:style-name="ce2" table:formula="of:=([.B188]-MIN([.$B$2:.$B$263]))/(MAX([.$B$2:.$B$263])-MIN([.$B$2:.$B$263]))" office:value-type="float" office:value="0.267326732673267" calcext:value-type="float">
            <text:p>0.267326732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float" office:value="85.25" calcext:value-type="float">
            <text:p>85.25</text:p>
          </table:table-cell>
          <table:table-cell table:formula="of:=(SUM([.B173:.B188]))/15" office:value-type="float" office:value="91.5" calcext:value-type="float">
            <text:p>91.5</text:p>
          </table:table-cell>
          <table:table-cell office:value-type="float" office:value="17000" calcext:value-type="float">
            <text:p>17000</text:p>
          </table:table-cell>
          <table:table-cell table:formula="of:=([.D189]-MIN([.$D$2:.$D$263]))/(MAX([.$D$2:.$D$263])-MIN([.$D$2:.$D$263]))" office:value-type="float" office:value="0.00154625578708967" calcext:value-type="float">
            <text:p>0.0015462558</text:p>
          </table:table-cell>
          <table:table-cell table:style-name="ce2" table:formula="of:=([.B189]-MIN([.$B$2:.$B$263]))/(MAX([.$B$2:.$B$263])-MIN([.$B$2:.$B$263]))" office:value-type="float" office:value="0.267326732673267" calcext:value-type="float">
            <text:p>0.267326732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Default" office:value-type="float" office:value="87.75" calcext:value-type="float">
            <text:p>87.75</text:p>
          </table:table-cell>
          <table:table-cell table:formula="of:=(SUM([.B174:.B189]))/15" office:value-type="float" office:value="91.55" calcext:value-type="float">
            <text:p>91.55</text:p>
          </table:table-cell>
          <table:table-cell office:value-type="float" office:value="19900" calcext:value-type="float">
            <text:p>19900</text:p>
          </table:table-cell>
          <table:table-cell table:formula="of:=([.D190]-MIN([.$D$2:.$D$263]))/(MAX([.$D$2:.$D$263])-MIN([.$D$2:.$D$263]))" office:value-type="float" office:value="0.00181002883312262" calcext:value-type="float">
            <text:p>0.0018100288</text:p>
          </table:table-cell>
          <table:table-cell table:style-name="ce2" table:formula="of:=([.B190]-MIN([.$B$2:.$B$263]))/(MAX([.$B$2:.$B$263])-MIN([.$B$2:.$B$263]))" office:value-type="float" office:value="0.366336633663366" calcext:value-type="float">
            <text:p>0.36633663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office:value-type="float" office:value="90.5" calcext:value-type="float">
            <text:p>90.5</text:p>
          </table:table-cell>
          <table:table-cell table:formula="of:=(SUM([.B175:.B190]))/15" office:value-type="float" office:value="91.7666666666667" calcext:value-type="float">
            <text:p>91.7666666667</text:p>
          </table:table-cell>
          <table:table-cell office:value-type="float" office:value="26200" calcext:value-type="float">
            <text:p>26200</text:p>
          </table:table-cell>
          <table:table-cell table:formula="of:=([.D191]-MIN([.$D$2:.$D$263]))/(MAX([.$D$2:.$D$263])-MIN([.$D$2:.$D$263]))" office:value-type="float" office:value="0.0023830530365735" calcext:value-type="float">
            <text:p>0.002383053</text:p>
          </table:table-cell>
          <table:table-cell table:style-name="ce2" table:formula="of:=([.B191]-MIN([.$B$2:.$B$263]))/(MAX([.$B$2:.$B$263])-MIN([.$B$2:.$B$263]))" office:value-type="float" office:value="0.475247524752475" calcext:value-type="float">
            <text:p>0.47524752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176:.B191]))/15" office:value-type="float" office:value="91.9666666666667" calcext:value-type="float">
            <text:p>91.9666666667</text:p>
          </table:table-cell>
          <table:table-cell office:value-type="float" office:value="11100" calcext:value-type="float">
            <text:p>11100</text:p>
          </table:table-cell>
          <table:table-cell table:formula="of:=([.D192]-MIN([.$D$2:.$D$263]))/(MAX([.$D$2:.$D$263])-MIN([.$D$2:.$D$263]))" office:value-type="float" office:value="0.00100961407274679" calcext:value-type="float">
            <text:p>0.0010096141</text:p>
          </table:table-cell>
          <table:table-cell table:style-name="ce2" table:formula="of:=([.B192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office:value-type="float" office:value="94" calcext:value-type="float">
            <text:p>94</text:p>
          </table:table-cell>
          <table:table-cell table:formula="of:=(SUM([.B177:.B192]))/15" office:value-type="float" office:value="92.2666666666667" calcext:value-type="float">
            <text:p>92.2666666667</text:p>
          </table:table-cell>
          <table:table-cell office:value-type="float" office:value="35700" calcext:value-type="float">
            <text:p>35700</text:p>
          </table:table-cell>
          <table:table-cell table:formula="of:=([.D193]-MIN([.$D$2:.$D$263]))/(MAX([.$D$2:.$D$263])-MIN([.$D$2:.$D$263]))" office:value-type="float" office:value="0.00324713715288831" calcext:value-type="float">
            <text:p>0.0032471372</text:p>
          </table:table-cell>
          <table:table-cell table:style-name="ce2" table:formula="of:=([.B193]-MIN([.$B$2:.$B$263]))/(MAX([.$B$2:.$B$263])-MIN([.$B$2:.$B$263]))" office:value-type="float" office:value="0.613861386138614" calcext:value-type="float">
            <text:p>0.613861386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float" office:value="92.25" calcext:value-type="float">
            <text:p>92.25</text:p>
          </table:table-cell>
          <table:table-cell table:formula="of:=(SUM([.B178:.B193]))/15" office:value-type="float" office:value="92.7333333333333" calcext:value-type="float">
            <text:p>92.7333333333</text:p>
          </table:table-cell>
          <table:table-cell office:value-type="float" office:value="71700" calcext:value-type="float">
            <text:p>71700</text:p>
          </table:table-cell>
          <table:table-cell table:formula="of:=([.D194]-MIN([.$D$2:.$D$263]))/(MAX([.$D$2:.$D$263])-MIN([.$D$2:.$D$263]))" office:value-type="float" office:value="0.00652156117260762" calcext:value-type="float">
            <text:p>0.0065215612</text:p>
          </table:table-cell>
          <table:table-cell table:style-name="ce2" table:formula="of:=([.B194]-MIN([.$B$2:.$B$263]))/(MAX([.$B$2:.$B$263])-MIN([.$B$2:.$B$263]))" office:value-type="float" office:value="0.544554455445545" calcext:value-type="float">
            <text:p>0.54455445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Default" office:value-type="float" office:value="94.75" calcext:value-type="float">
            <text:p>94.75</text:p>
          </table:table-cell>
          <table:table-cell table:formula="of:=(SUM([.B179:.B194]))/15" office:value-type="float" office:value="93.0833333333333" calcext:value-type="float">
            <text:p>93.0833333333</text:p>
          </table:table-cell>
          <table:table-cell office:value-type="float" office:value="55500" calcext:value-type="float">
            <text:p>55500</text:p>
          </table:table-cell>
          <table:table-cell table:formula="of:=([.D195]-MIN([.$D$2:.$D$263]))/(MAX([.$D$2:.$D$263])-MIN([.$D$2:.$D$263]))" office:value-type="float" office:value="0.00504807036373393" calcext:value-type="float">
            <text:p>0.0050480704</text:p>
          </table:table-cell>
          <table:table-cell table:style-name="ce2" table:formula="of:=([.B195]-MIN([.$B$2:.$B$263]))/(MAX([.$B$2:.$B$263])-MIN([.$B$2:.$B$263]))" office:value-type="float" office:value="0.643564356435644" calcext:value-type="float">
            <text:p>0.64356435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Default" office:value-type="float" office:value="93.25" calcext:value-type="float">
            <text:p>93.25</text:p>
          </table:table-cell>
          <table:table-cell table:formula="of:=(SUM([.B180:.B195]))/15" office:value-type="float" office:value="93.6" calcext:value-type="float">
            <text:p>93.6</text:p>
          </table:table-cell>
          <table:table-cell office:value-type="float" office:value="59400" calcext:value-type="float">
            <text:p>59400</text:p>
          </table:table-cell>
          <table:table-cell table:formula="of:=([.D196]-MIN([.$D$2:.$D$263]))/(MAX([.$D$2:.$D$263])-MIN([.$D$2:.$D$263]))" office:value-type="float" office:value="0.00540279963253686" calcext:value-type="float">
            <text:p>0.0054027996</text:p>
          </table:table-cell>
          <table:table-cell table:style-name="ce2" table:formula="of:=([.B196]-MIN([.$B$2:.$B$263]))/(MAX([.$B$2:.$B$263])-MIN([.$B$2:.$B$263]))" office:value-type="float" office:value="0.584158415841584" calcext:value-type="float">
            <text:p>0.584158415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float" office:value="83.75" calcext:value-type="float">
            <text:p>83.75</text:p>
          </table:table-cell>
          <table:table-cell table:formula="of:=(SUM([.B181:.B196]))/15" office:value-type="float" office:value="94.0666666666667" calcext:value-type="float">
            <text:p>94.0666666667</text:p>
          </table:table-cell>
          <table:table-cell office:value-type="float" office:value="16300" calcext:value-type="float">
            <text:p>16300</text:p>
          </table:table-cell>
          <table:table-cell table:formula="of:=([.D197]-MIN([.$D$2:.$D$263]))/(MAX([.$D$2:.$D$263])-MIN([.$D$2:.$D$263]))" office:value-type="float" office:value="0.00148258643115069" calcext:value-type="float">
            <text:p>0.0014825864</text:p>
          </table:table-cell>
          <table:table-cell table:style-name="ce2" table:formula="of:=([.B197]-MIN([.$B$2:.$B$263]))/(MAX([.$B$2:.$B$263])-MIN([.$B$2:.$B$263]))" office:value-type="float" office:value="0.207920792079208" calcext:value-type="float">
            <text:p>0.20792079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float" office:value="83.75" calcext:value-type="float">
            <text:p>83.75</text:p>
          </table:table-cell>
          <table:table-cell table:formula="of:=(SUM([.B182:.B197]))/15" office:value-type="float" office:value="93.8833333333333" calcext:value-type="float">
            <text:p>93.8833333333</text:p>
          </table:table-cell>
          <table:table-cell office:value-type="float" office:value="16800" calcext:value-type="float">
            <text:p>16800</text:p>
          </table:table-cell>
          <table:table-cell table:formula="of:=([.D198]-MIN([.$D$2:.$D$263]))/(MAX([.$D$2:.$D$263])-MIN([.$D$2:.$D$263]))" office:value-type="float" office:value="0.00152806454253568" calcext:value-type="float">
            <text:p>0.0015280645</text:p>
          </table:table-cell>
          <table:table-cell table:style-name="ce2" table:formula="of:=([.B198]-MIN([.$B$2:.$B$263]))/(MAX([.$B$2:.$B$263])-MIN([.$B$2:.$B$263]))" office:value-type="float" office:value="0.207920792079208" calcext:value-type="float">
            <text:p>0.207920792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float" office:value="83" calcext:value-type="float">
            <text:p>83</text:p>
          </table:table-cell>
          <table:table-cell table:formula="of:=(SUM([.B183:.B198]))/15" office:value-type="float" office:value="93.6" calcext:value-type="float">
            <text:p>93.6</text:p>
          </table:table-cell>
          <table:table-cell office:value-type="float" office:value="56900" calcext:value-type="float">
            <text:p>56900</text:p>
          </table:table-cell>
          <table:table-cell table:formula="of:=([.D199]-MIN([.$D$2:.$D$263]))/(MAX([.$D$2:.$D$263])-MIN([.$D$2:.$D$263]))" office:value-type="float" office:value="0.00517540907561191" calcext:value-type="float">
            <text:p>0.0051754091</text:p>
          </table:table-cell>
          <table:table-cell table:style-name="ce2" table:formula="of:=([.B199]-MIN([.$B$2:.$B$263]))/(MAX([.$B$2:.$B$263])-MIN([.$B$2:.$B$263]))" office:value-type="float" office:value="0.178217821782178" calcext:value-type="float">
            <text:p>0.17821782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Default" office:value-type="float" office:value="84" calcext:value-type="float">
            <text:p>84</text:p>
          </table:table-cell>
          <table:table-cell table:formula="of:=(SUM([.B184:.B199]))/15" office:value-type="float" office:value="93.4" calcext:value-type="float">
            <text:p>93.4</text:p>
          </table:table-cell>
          <table:table-cell office:value-type="float" office:value="65900" calcext:value-type="float">
            <text:p>65900</text:p>
          </table:table-cell>
          <table:table-cell table:formula="of:=([.D200]-MIN([.$D$2:.$D$263]))/(MAX([.$D$2:.$D$263])-MIN([.$D$2:.$D$263]))" office:value-type="float" office:value="0.00599401508054174" calcext:value-type="float">
            <text:p>0.0059940151</text:p>
          </table:table-cell>
          <table:table-cell table:style-name="ce2" table:formula="of:=([.B200]-MIN([.$B$2:.$B$263]))/(MAX([.$B$2:.$B$263])-MIN([.$B$2:.$B$263]))" office:value-type="float" office:value="0.217821782178218" calcext:value-type="float">
            <text:p>0.217821782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83" calcext:value-type="float">
            <text:p>83</text:p>
          </table:table-cell>
          <table:table-cell table:formula="of:=(SUM([.B185:.B200]))/15" office:value-type="float" office:value="93.3833333333334" calcext:value-type="float">
            <text:p>93.3833333333</text:p>
          </table:table-cell>
          <table:table-cell office:value-type="float" office:value="153900" calcext:value-type="float">
            <text:p>153900</text:p>
          </table:table-cell>
          <table:table-cell table:formula="of:=([.D201]-MIN([.$D$2:.$D$263]))/(MAX([.$D$2:.$D$263])-MIN([.$D$2:.$D$263]))" office:value-type="float" office:value="0.0139981626843" calcext:value-type="float">
            <text:p>0.0139981627</text:p>
          </table:table-cell>
          <table:table-cell table:style-name="ce2" table:formula="of:=([.B201]-MIN([.$B$2:.$B$263]))/(MAX([.$B$2:.$B$263])-MIN([.$B$2:.$B$263]))" office:value-type="float" office:value="0.178217821782178" calcext:value-type="float">
            <text:p>0.17821782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 office:value-type="float" office:value="83" calcext:value-type="float">
            <text:p>83</text:p>
          </table:table-cell>
          <table:table-cell table:formula="of:=(SUM([.B186:.B201]))/15" office:value-type="float" office:value="93.4" calcext:value-type="float">
            <text:p>93.4</text:p>
          </table:table-cell>
          <table:table-cell office:value-type="float" office:value="42600" calcext:value-type="float">
            <text:p>42600</text:p>
          </table:table-cell>
          <table:table-cell table:formula="of:=([.D202]-MIN([.$D$2:.$D$263]))/(MAX([.$D$2:.$D$263])-MIN([.$D$2:.$D$263]))" office:value-type="float" office:value="0.00387473509000118" calcext:value-type="float">
            <text:p>0.0038747351</text:p>
          </table:table-cell>
          <table:table-cell table:style-name="ce2" table:formula="of:=([.B202]-MIN([.$B$2:.$B$263]))/(MAX([.$B$2:.$B$263])-MIN([.$B$2:.$B$263]))" office:value-type="float" office:value="0.178217821782178" calcext:value-type="float">
            <text:p>0.17821782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 office:value-type="float" office:value="86" calcext:value-type="float">
            <text:p>86</text:p>
          </table:table-cell>
          <table:table-cell table:formula="of:=(SUM([.B187:.B202]))/15" office:value-type="float" office:value="93.4" calcext:value-type="float">
            <text:p>93.4</text:p>
          </table:table-cell>
          <table:table-cell office:value-type="float" office:value="199800" calcext:value-type="float">
            <text:p>199800</text:p>
          </table:table-cell>
          <table:table-cell table:formula="of:=([.D203]-MIN([.$D$2:.$D$263]))/(MAX([.$D$2:.$D$263])-MIN([.$D$2:.$D$263]))" office:value-type="float" office:value="0.0181730533094422" calcext:value-type="float">
            <text:p>0.0181730533</text:p>
          </table:table-cell>
          <table:table-cell table:style-name="ce2" table:formula="of:=([.B203]-MIN([.$B$2:.$B$263]))/(MAX([.$B$2:.$B$263])-MIN([.$B$2:.$B$263]))" office:value-type="float" office:value="0.297029702970297" calcext:value-type="float">
            <text:p>0.29702970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 office:value-type="float" office:value="90" calcext:value-type="float">
            <text:p>90</text:p>
          </table:table-cell>
          <table:table-cell table:formula="of:=(SUM([.B188:.B203]))/15" office:value-type="float" office:value="93.4666666666667" calcext:value-type="float">
            <text:p>93.4666666667</text:p>
          </table:table-cell>
          <table:table-cell office:value-type="float" office:value="28900" calcext:value-type="float">
            <text:p>28900</text:p>
          </table:table-cell>
          <table:table-cell table:formula="of:=([.D204]-MIN([.$D$2:.$D$263]))/(MAX([.$D$2:.$D$263])-MIN([.$D$2:.$D$263]))" office:value-type="float" office:value="0.00262863483805245" calcext:value-type="float">
            <text:p>0.0026286348</text:p>
          </table:table-cell>
          <table:table-cell table:style-name="ce2" table:formula="of:=([.B204]-MIN([.$B$2:.$B$263]))/(MAX([.$B$2:.$B$263])-MIN([.$B$2:.$B$263]))" office:value-type="float" office:value="0.455445544554455" calcext:value-type="float">
            <text:p>0.45544554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 office:value-type="float" office:value="94" calcext:value-type="float">
            <text:p>94</text:p>
          </table:table-cell>
          <table:table-cell table:formula="of:=(SUM([.B189:.B204]))/15" office:value-type="float" office:value="93.7833333333333" calcext:value-type="float">
            <text:p>93.7833333333</text:p>
          </table:table-cell>
          <table:table-cell office:value-type="float" office:value="13500" calcext:value-type="float">
            <text:p>13500</text:p>
          </table:table-cell>
          <table:table-cell table:formula="of:=([.D205]-MIN([.$D$2:.$D$263]))/(MAX([.$D$2:.$D$263])-MIN([.$D$2:.$D$263]))" office:value-type="float" office:value="0.00122790900739474" calcext:value-type="float">
            <text:p>0.001227909</text:p>
          </table:table-cell>
          <table:table-cell table:style-name="ce2" table:formula="of:=([.B205]-MIN([.$B$2:.$B$263]))/(MAX([.$B$2:.$B$263])-MIN([.$B$2:.$B$263]))" office:value-type="float" office:value="0.613861386138614" calcext:value-type="float">
            <text:p>0.613861386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 office:value-type="float" office:value="93.5" calcext:value-type="float">
            <text:p>93.5</text:p>
          </table:table-cell>
          <table:table-cell table:formula="of:=(SUM([.B190:.B205]))/15" office:value-type="float" office:value="94.3666666666667" calcext:value-type="float">
            <text:p>94.3666666667</text:p>
          </table:table-cell>
          <table:table-cell office:value-type="float" office:value="19500" calcext:value-type="float">
            <text:p>19500</text:p>
          </table:table-cell>
          <table:table-cell table:formula="of:=([.D206]-MIN([.$D$2:.$D$263]))/(MAX([.$D$2:.$D$263])-MIN([.$D$2:.$D$263]))" office:value-type="float" office:value="0.00177364634401463" calcext:value-type="float">
            <text:p>0.0017736463</text:p>
          </table:table-cell>
          <table:table-cell table:style-name="ce2" table:formula="of:=([.B206]-MIN([.$B$2:.$B$263]))/(MAX([.$B$2:.$B$263])-MIN([.$B$2:.$B$263]))" office:value-type="float" office:value="0.594059405940594" calcext:value-type="float">
            <text:p>0.59405940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 office:value-type="float" office:value="93.5" calcext:value-type="float">
            <text:p>93.5</text:p>
          </table:table-cell>
          <table:table-cell table:formula="of:=(SUM([.B191:.B206]))/15" office:value-type="float" office:value="94.75" calcext:value-type="float">
            <text:p>94.75</text:p>
          </table:table-cell>
          <table:table-cell office:value-type="float" office:value="4200" calcext:value-type="float">
            <text:p>4200</text:p>
          </table:table-cell>
          <table:table-cell table:formula="of:=([.D207]-MIN([.$D$2:.$D$263]))/(MAX([.$D$2:.$D$263])-MIN([.$D$2:.$D$263]))" office:value-type="float" office:value="0.000382016135633919" calcext:value-type="float">
            <text:p>0.0003820161</text:p>
          </table:table-cell>
          <table:table-cell table:style-name="ce2" table:formula="of:=([.B207]-MIN([.$B$2:.$B$263]))/(MAX([.$B$2:.$B$263])-MIN([.$B$2:.$B$263]))" office:value-type="float" office:value="0.594059405940594" calcext:value-type="float">
            <text:p>0.594059405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 office:value-type="float" office:value="95.25" calcext:value-type="float">
            <text:p>95.25</text:p>
          </table:table-cell>
          <table:table-cell table:formula="of:=(SUM([.B192:.B207]))/15" office:value-type="float" office:value="94.95" calcext:value-type="float">
            <text:p>94.95</text:p>
          </table:table-cell>
          <table:table-cell office:value-type="float" office:value="24100" calcext:value-type="float">
            <text:p>24100</text:p>
          </table:table-cell>
          <table:table-cell table:formula="of:=([.D208]-MIN([.$D$2:.$D$263]))/(MAX([.$D$2:.$D$263])-MIN([.$D$2:.$D$263]))" office:value-type="float" office:value="0.00219204496875654" calcext:value-type="float">
            <text:p>0.002192045</text:p>
          </table:table-cell>
          <table:table-cell table:style-name="ce2" table:formula="of:=([.B208]-MIN([.$B$2:.$B$263]))/(MAX([.$B$2:.$B$263])-MIN([.$B$2:.$B$263]))" office:value-type="float" office:value="0.663366336633663" calcext:value-type="float">
            <text:p>0.66336633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Default" office:value-type="float" office:value="98" calcext:value-type="float">
            <text:p>98</text:p>
          </table:table-cell>
          <table:table-cell table:formula="of:=(SUM([.B193:.B208]))/15" office:value-type="float" office:value="95.1333333333333" calcext:value-type="float">
            <text:p>95.1333333333</text:p>
          </table:table-cell>
          <table:table-cell office:value-type="float" office:value="50200" calcext:value-type="float">
            <text:p>50200</text:p>
          </table:table-cell>
          <table:table-cell table:formula="of:=([.D209]-MIN([.$D$2:.$D$263]))/(MAX([.$D$2:.$D$263])-MIN([.$D$2:.$D$263]))" office:value-type="float" office:value="0.00456600238305304" calcext:value-type="float">
            <text:p>0.0045660024</text:p>
          </table:table-cell>
          <table:table-cell table:style-name="ce2" table:formula="of:=([.B209]-MIN([.$B$2:.$B$263]))/(MAX([.$B$2:.$B$263])-MIN([.$B$2:.$B$263]))" office:value-type="float" office:value="0.772277227722772" calcext:value-type="float">
            <text:p>0.772277227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Default" office:value-type="float" office:value="98.75" calcext:value-type="float">
            <text:p>98.75</text:p>
          </table:table-cell>
          <table:table-cell table:formula="of:=(SUM([.B194:.B209]))/15" office:value-type="float" office:value="95.4" calcext:value-type="float">
            <text:p>95.4</text:p>
          </table:table-cell>
          <table:table-cell office:value-type="float" office:value="8800" calcext:value-type="float">
            <text:p>8800</text:p>
          </table:table-cell>
          <table:table-cell table:formula="of:=([.D210]-MIN([.$D$2:.$D$263]))/(MAX([.$D$2:.$D$263])-MIN([.$D$2:.$D$263]))" office:value-type="float" office:value="0.000800414760375831" calcext:value-type="float">
            <text:p>0.0008004148</text:p>
          </table:table-cell>
          <table:table-cell table:style-name="ce2" table:formula="of:=([.B210]-MIN([.$B$2:.$B$263]))/(MAX([.$B$2:.$B$263])-MIN([.$B$2:.$B$263]))" office:value-type="float" office:value="0.801980198019802" calcext:value-type="float">
            <text:p>0.80198019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float" office:value="98.25" calcext:value-type="float">
            <text:p>98.25</text:p>
          </table:table-cell>
          <table:table-cell table:formula="of:=(SUM([.B195:.B210]))/15" office:value-type="float" office:value="95.8333333333333" calcext:value-type="float">
            <text:p>95.8333333333</text:p>
          </table:table-cell>
          <table:table-cell office:value-type="float" office:value="24600" calcext:value-type="float">
            <text:p>24600</text:p>
          </table:table-cell>
          <table:table-cell table:formula="of:=([.D211]-MIN([.$D$2:.$D$263]))/(MAX([.$D$2:.$D$263])-MIN([.$D$2:.$D$263]))" office:value-type="float" office:value="0.00223752308014153" calcext:value-type="float">
            <text:p>0.0022375231</text:p>
          </table:table-cell>
          <table:table-cell table:style-name="ce2" table:formula="of:=([.B211]-MIN([.$B$2:.$B$263]))/(MAX([.$B$2:.$B$263])-MIN([.$B$2:.$B$263]))" office:value-type="float" office:value="0.782178217821782" calcext:value-type="float">
            <text:p>0.782178217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 office:value-type="float" office:value="99" calcext:value-type="float">
            <text:p>99</text:p>
          </table:table-cell>
          <table:table-cell table:formula="of:=(SUM([.B196:.B211]))/15" office:value-type="float" office:value="96.0666666666667" calcext:value-type="float">
            <text:p>96.0666666667</text:p>
          </table:table-cell>
          <table:table-cell office:value-type="float" office:value="24400" calcext:value-type="float">
            <text:p>24400</text:p>
          </table:table-cell>
          <table:table-cell table:formula="of:=([.D212]-MIN([.$D$2:.$D$263]))/(MAX([.$D$2:.$D$263])-MIN([.$D$2:.$D$263]))" office:value-type="float" office:value="0.00221933183558753" calcext:value-type="float">
            <text:p>0.0022193318</text:p>
          </table:table-cell>
          <table:table-cell table:style-name="ce2" table:formula="of:=([.B212]-MIN([.$B$2:.$B$263]))/(MAX([.$B$2:.$B$263])-MIN([.$B$2:.$B$263]))" office:value-type="float" office:value="0.811881188118812" calcext:value-type="float">
            <text:p>0.811881188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 office:value-type="float" office:value="97.75" calcext:value-type="float">
            <text:p>97.75</text:p>
          </table:table-cell>
          <table:table-cell table:formula="of:=(SUM([.B197:.B212]))/15" office:value-type="float" office:value="96.45" calcext:value-type="float">
            <text:p>96.45</text:p>
          </table:table-cell>
          <table:table-cell office:value-type="float" office:value="9300" calcext:value-type="float">
            <text:p>9300</text:p>
          </table:table-cell>
          <table:table-cell table:formula="of:=([.D213]-MIN([.$D$2:.$D$263]))/(MAX([.$D$2:.$D$263])-MIN([.$D$2:.$D$263]))" office:value-type="float" office:value="0.000845892871760822" calcext:value-type="float">
            <text:p>0.0008458929</text:p>
          </table:table-cell>
          <table:table-cell table:style-name="ce2" table:formula="of:=([.B213]-MIN([.$B$2:.$B$263]))/(MAX([.$B$2:.$B$263])-MIN([.$B$2:.$B$263]))" office:value-type="float" office:value="0.762376237623762" calcext:value-type="float">
            <text:p>0.762376237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 office:value-type="float" office:value="96.75" calcext:value-type="float">
            <text:p>96.75</text:p>
          </table:table-cell>
          <table:table-cell table:formula="of:=(SUM([.B198:.B213]))/15" office:value-type="float" office:value="97.3833333333333" calcext:value-type="float">
            <text:p>97.3833333333</text:p>
          </table:table-cell>
          <table:table-cell office:value-type="float" office:value="25100" calcext:value-type="float">
            <text:p>25100</text:p>
          </table:table-cell>
          <table:table-cell table:formula="of:=([.D214]-MIN([.$D$2:.$D$263]))/(MAX([.$D$2:.$D$263])-MIN([.$D$2:.$D$263]))" office:value-type="float" office:value="0.00228300119152652" calcext:value-type="float">
            <text:p>0.0022830012</text:p>
          </table:table-cell>
          <table:table-cell table:style-name="ce2" table:formula="of:=([.B214]-MIN([.$B$2:.$B$263]))/(MAX([.$B$2:.$B$263])-MIN([.$B$2:.$B$263]))" office:value-type="float" office:value="0.722772277227723" calcext:value-type="float">
            <text:p>0.72277227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Default" office:value-type="float" office:value="93.5" calcext:value-type="float">
            <text:p>93.5</text:p>
          </table:table-cell>
          <table:table-cell table:formula="of:=(SUM([.B199:.B214]))/15" office:value-type="float" office:value="98.25" calcext:value-type="float">
            <text:p>98.25</text:p>
          </table:table-cell>
          <table:table-cell office:value-type="float" office:value="7200" calcext:value-type="float">
            <text:p>7200</text:p>
          </table:table-cell>
          <table:table-cell table:formula="of:=([.D215]-MIN([.$D$2:.$D$263]))/(MAX([.$D$2:.$D$263])-MIN([.$D$2:.$D$263]))" office:value-type="float" office:value="0.000654884803943862" calcext:value-type="float">
            <text:p>0.0006548848</text:p>
          </table:table-cell>
          <table:table-cell table:style-name="ce2" table:formula="of:=([.B215]-MIN([.$B$2:.$B$263]))/(MAX([.$B$2:.$B$263])-MIN([.$B$2:.$B$263]))" office:value-type="float" office:value="0.594059405940594" calcext:value-type="float">
            <text:p>0.594059405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Default" office:value-type="float" office:value="94.5" calcext:value-type="float">
            <text:p>94.5</text:p>
          </table:table-cell>
          <table:table-cell table:formula="of:=(SUM([.B200:.B215]))/15" office:value-type="float" office:value="98.95" calcext:value-type="float">
            <text:p>98.95</text:p>
          </table:table-cell>
          <table:table-cell office:value-type="float" office:value="13900" calcext:value-type="float">
            <text:p>13900</text:p>
          </table:table-cell>
          <table:table-cell table:formula="of:=([.D216]-MIN([.$D$2:.$D$263]))/(MAX([.$D$2:.$D$263])-MIN([.$D$2:.$D$263]))" office:value-type="float" office:value="0.00126429149650273" calcext:value-type="float">
            <text:p>0.0012642915</text:p>
          </table:table-cell>
          <table:table-cell table:style-name="ce2" table:formula="of:=([.B216]-MIN([.$B$2:.$B$263]))/(MAX([.$B$2:.$B$263])-MIN([.$B$2:.$B$263]))" office:value-type="float" office:value="0.633663366336634" calcext:value-type="float">
            <text:p>0.633663366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Default" office:value-type="float" office:value="94" calcext:value-type="float">
            <text:p>94</text:p>
          </table:table-cell>
          <table:table-cell table:formula="of:=(SUM([.B201:.B216]))/15" office:value-type="float" office:value="99.65" calcext:value-type="float">
            <text:p>99.65</text:p>
          </table:table-cell>
          <table:table-cell office:value-type="float" office:value="21900" calcext:value-type="float">
            <text:p>21900</text:p>
          </table:table-cell>
          <table:table-cell table:formula="of:=([.D217]-MIN([.$D$2:.$D$263]))/(MAX([.$D$2:.$D$263])-MIN([.$D$2:.$D$263]))" office:value-type="float" office:value="0.00199194127866258" calcext:value-type="float">
            <text:p>0.0019919413</text:p>
          </table:table-cell>
          <table:table-cell table:style-name="ce2" table:formula="of:=([.B217]-MIN([.$B$2:.$B$263]))/(MAX([.$B$2:.$B$263])-MIN([.$B$2:.$B$263]))" office:value-type="float" office:value="0.613861386138614" calcext:value-type="float">
            <text:p>0.613861386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Default" office:value-type="float" office:value="90.75" calcext:value-type="float">
            <text:p>90.75</text:p>
          </table:table-cell>
          <table:table-cell table:formula="of:=(SUM([.B202:.B217]))/15" office:value-type="float" office:value="100.383333333333" calcext:value-type="float">
            <text:p>100.3833333333</text:p>
          </table:table-cell>
          <table:table-cell office:value-type="float" office:value="1700" calcext:value-type="float">
            <text:p>1700</text:p>
          </table:table-cell>
          <table:table-cell table:formula="of:=([.D218]-MIN([.$D$2:.$D$263]))/(MAX([.$D$2:.$D$263])-MIN([.$D$2:.$D$263]))" office:value-type="float" office:value="0.000154625578708967" calcext:value-type="float">
            <text:p>0.0001546256</text:p>
          </table:table-cell>
          <table:table-cell table:style-name="ce2" table:formula="of:=([.B218]-MIN([.$B$2:.$B$263]))/(MAX([.$B$2:.$B$263])-MIN([.$B$2:.$B$263]))" office:value-type="float" office:value="0.485148514851485" calcext:value-type="float">
            <text:p>0.48514851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Default" office:value-type="float" office:value="91.5" calcext:value-type="float">
            <text:p>91.5</text:p>
          </table:table-cell>
          <table:table-cell table:formula="of:=(SUM([.B203:.B218]))/15" office:value-type="float" office:value="100.9" calcext:value-type="float">
            <text:p>100.9</text:p>
          </table:table-cell>
          <table:table-cell office:value-type="float" office:value="108900" calcext:value-type="float">
            <text:p>108900</text:p>
          </table:table-cell>
          <table:table-cell table:formula="of:=([.D219]-MIN([.$D$2:.$D$263]))/(MAX([.$D$2:.$D$263])-MIN([.$D$2:.$D$263]))" office:value-type="float" office:value="0.00990513265965091" calcext:value-type="float">
            <text:p>0.0099051327</text:p>
          </table:table-cell>
          <table:table-cell table:style-name="ce2" table:formula="of:=([.B219]-MIN([.$B$2:.$B$263]))/(MAX([.$B$2:.$B$263])-MIN([.$B$2:.$B$263]))" office:value-type="float" office:value="0.514851485148515" calcext:value-type="float">
            <text:p>0.51485148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 office:value-type="float" office:value="91" calcext:value-type="float">
            <text:p>91</text:p>
          </table:table-cell>
          <table:table-cell table:formula="of:=(SUM([.B204:.B219]))/15" office:value-type="float" office:value="101.266666666667" calcext:value-type="float">
            <text:p>101.2666666667</text:p>
          </table:table-cell>
          <table:table-cell office:value-type="float" office:value="22800" calcext:value-type="float">
            <text:p>22800</text:p>
          </table:table-cell>
          <table:table-cell table:formula="of:=([.D220]-MIN([.$D$2:.$D$263]))/(MAX([.$D$2:.$D$263])-MIN([.$D$2:.$D$263]))" office:value-type="float" office:value="0.00207380187915556" calcext:value-type="float">
            <text:p>0.0020738019</text:p>
          </table:table-cell>
          <table:table-cell table:style-name="ce2" table:formula="of:=([.B220]-MIN([.$B$2:.$B$263]))/(MAX([.$B$2:.$B$263])-MIN([.$B$2:.$B$263]))" office:value-type="float" office:value="0.495049504950495" calcext:value-type="float">
            <text:p>0.4950495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Default" office:value-type="float" office:value="90.75" calcext:value-type="float">
            <text:p>90.75</text:p>
          </table:table-cell>
          <table:table-cell table:formula="of:=(SUM([.B205:.B220]))/15" office:value-type="float" office:value="101.333333333333" calcext:value-type="float">
            <text:p>101.3333333333</text:p>
          </table:table-cell>
          <table:table-cell office:value-type="float" office:value="26900" calcext:value-type="float">
            <text:p>26900</text:p>
          </table:table-cell>
          <table:table-cell table:formula="of:=([.D221]-MIN([.$D$2:.$D$263]))/(MAX([.$D$2:.$D$263])-MIN([.$D$2:.$D$263]))" office:value-type="float" office:value="0.00244672239251248" calcext:value-type="float">
            <text:p>0.0024467224</text:p>
          </table:table-cell>
          <table:table-cell table:style-name="ce2" table:formula="of:=([.B221]-MIN([.$B$2:.$B$263]))/(MAX([.$B$2:.$B$263])-MIN([.$B$2:.$B$263]))" office:value-type="float" office:value="0.485148514851485" calcext:value-type="float">
            <text:p>0.48514851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Default" office:value-type="float" office:value="90.25" calcext:value-type="float">
            <text:p>90.25</text:p>
          </table:table-cell>
          <table:table-cell table:formula="of:=(SUM([.B206:.B221]))/15" office:value-type="float" office:value="101.116666666667" calcext:value-type="float">
            <text:p>101.1166666667</text:p>
          </table:table-cell>
          <table:table-cell office:value-type="float" office:value="18400" calcext:value-type="float">
            <text:p>18400</text:p>
          </table:table-cell>
          <table:table-cell table:formula="of:=([.D222]-MIN([.$D$2:.$D$263]))/(MAX([.$D$2:.$D$263])-MIN([.$D$2:.$D$263]))" office:value-type="float" office:value="0.00167359449896765" calcext:value-type="float">
            <text:p>0.0016735945</text:p>
          </table:table-cell>
          <table:table-cell table:style-name="ce2" table:formula="of:=([.B222]-MIN([.$B$2:.$B$263]))/(MAX([.$B$2:.$B$263])-MIN([.$B$2:.$B$263]))" office:value-type="float" office:value="0.465346534653465" calcext:value-type="float">
            <text:p>0.465346534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Default" office:value-type="float" office:value="89" calcext:value-type="float">
            <text:p>89</text:p>
          </table:table-cell>
          <table:table-cell table:formula="of:=(SUM([.B207:.B222]))/15" office:value-type="float" office:value="100.9" calcext:value-type="float">
            <text:p>100.9</text:p>
          </table:table-cell>
          <table:table-cell office:value-type="float" office:value="127500" calcext:value-type="float">
            <text:p>127500</text:p>
          </table:table-cell>
          <table:table-cell table:formula="of:=([.D223]-MIN([.$D$2:.$D$263]))/(MAX([.$D$2:.$D$263])-MIN([.$D$2:.$D$263]))" office:value-type="float" office:value="0.0115969184031726" calcext:value-type="float">
            <text:p>0.0115969184</text:p>
          </table:table-cell>
          <table:table-cell table:style-name="ce2" table:formula="of:=([.B223]-MIN([.$B$2:.$B$263]))/(MAX([.$B$2:.$B$263])-MIN([.$B$2:.$B$263]))" office:value-type="float" office:value="0.415841584158416" calcext:value-type="float">
            <text:p>0.415841584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Default" office:value-type="float" office:value="88.5" calcext:value-type="float">
            <text:p>88.5</text:p>
          </table:table-cell>
          <table:table-cell table:formula="of:=(SUM([.B208:.B223]))/15" office:value-type="float" office:value="100.6" calcext:value-type="float">
            <text:p>100.6</text:p>
          </table:table-cell>
          <table:table-cell office:value-type="float" office:value="147100" calcext:value-type="float">
            <text:p>147100</text:p>
          </table:table-cell>
          <table:table-cell table:formula="of:=([.D224]-MIN([.$D$2:.$D$263]))/(MAX([.$D$2:.$D$263])-MIN([.$D$2:.$D$263]))" office:value-type="float" office:value="0.0133796603694642" calcext:value-type="float">
            <text:p>0.0133796604</text:p>
          </table:table-cell>
          <table:table-cell table:style-name="ce2" table:formula="of:=([.B224]-MIN([.$B$2:.$B$263]))/(MAX([.$B$2:.$B$263])-MIN([.$B$2:.$B$263]))" office:value-type="float" office:value="0.396039603960396" calcext:value-type="float">
            <text:p>0.39603960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Default" office:value-type="float" office:value="90.25" calcext:value-type="float">
            <text:p>90.25</text:p>
          </table:table-cell>
          <table:table-cell table:formula="of:=(SUM([.B209:.B224]))/15" office:value-type="float" office:value="100.15" calcext:value-type="float">
            <text:p>100.15</text:p>
          </table:table-cell>
          <table:table-cell office:value-type="float" office:value="9300" calcext:value-type="float">
            <text:p>9300</text:p>
          </table:table-cell>
          <table:table-cell table:formula="of:=([.D225]-MIN([.$D$2:.$D$263]))/(MAX([.$D$2:.$D$263])-MIN([.$D$2:.$D$263]))" office:value-type="float" office:value="0.000845892871760822" calcext:value-type="float">
            <text:p>0.0008458929</text:p>
          </table:table-cell>
          <table:table-cell table:style-name="ce2" table:formula="of:=([.B225]-MIN([.$B$2:.$B$263]))/(MAX([.$B$2:.$B$263])-MIN([.$B$2:.$B$263]))" office:value-type="float" office:value="0.465346534653465" calcext:value-type="float">
            <text:p>0.465346534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Default" office:value-type="float" office:value="91" calcext:value-type="float">
            <text:p>91</text:p>
          </table:table-cell>
          <table:table-cell table:formula="of:=(SUM([.B210:.B225]))/15" office:value-type="float" office:value="99.6333333333334" calcext:value-type="float">
            <text:p>99.6333333333</text:p>
          </table:table-cell>
          <table:table-cell office:value-type="float" office:value="10800" calcext:value-type="float">
            <text:p>10800</text:p>
          </table:table-cell>
          <table:table-cell table:formula="of:=([.D226]-MIN([.$D$2:.$D$263]))/(MAX([.$D$2:.$D$263])-MIN([.$D$2:.$D$263]))" office:value-type="float" office:value="0.000982327205915793" calcext:value-type="float">
            <text:p>0.0009823272</text:p>
          </table:table-cell>
          <table:table-cell table:style-name="ce2" table:formula="of:=([.B226]-MIN([.$B$2:.$B$263]))/(MAX([.$B$2:.$B$263])-MIN([.$B$2:.$B$263]))" office:value-type="float" office:value="0.495049504950495" calcext:value-type="float">
            <text:p>0.4950495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Default" office:value-type="float" office:value="90.25" calcext:value-type="float">
            <text:p>90.25</text:p>
          </table:table-cell>
          <table:table-cell table:formula="of:=(SUM([.B211:.B226]))/15" office:value-type="float" office:value="99.1166666666667" calcext:value-type="float">
            <text:p>99.1166666667</text:p>
          </table:table-cell>
          <table:table-cell office:value-type="float" office:value="27700" calcext:value-type="float">
            <text:p>27700</text:p>
          </table:table-cell>
          <table:table-cell table:formula="of:=([.D227]-MIN([.$D$2:.$D$263]))/(MAX([.$D$2:.$D$263])-MIN([.$D$2:.$D$263]))" office:value-type="float" office:value="0.00251948737072847" calcext:value-type="float">
            <text:p>0.0025194874</text:p>
          </table:table-cell>
          <table:table-cell table:style-name="ce2" table:formula="of:=([.B227]-MIN([.$B$2:.$B$263]))/(MAX([.$B$2:.$B$263])-MIN([.$B$2:.$B$263]))" office:value-type="float" office:value="0.465346534653465" calcext:value-type="float">
            <text:p>0.465346534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Default" office:value-type="float" office:value="89.75" calcext:value-type="float">
            <text:p>89.75</text:p>
          </table:table-cell>
          <table:table-cell table:formula="of:=(SUM([.B212:.B227]))/15" office:value-type="float" office:value="98.5833333333333" calcext:value-type="float">
            <text:p>98.5833333333</text:p>
          </table:table-cell>
          <table:table-cell office:value-type="float" office:value="9200" calcext:value-type="float">
            <text:p>9200</text:p>
          </table:table-cell>
          <table:table-cell table:formula="of:=([.D228]-MIN([.$D$2:.$D$263]))/(MAX([.$D$2:.$D$263])-MIN([.$D$2:.$D$263]))" office:value-type="float" office:value="0.000836797249483823" calcext:value-type="float">
            <text:p>0.0008367972</text:p>
          </table:table-cell>
          <table:table-cell table:style-name="ce2" table:formula="of:=([.B228]-MIN([.$B$2:.$B$263]))/(MAX([.$B$2:.$B$263])-MIN([.$B$2:.$B$263]))" office:value-type="float" office:value="0.445544554455446" calcext:value-type="float">
            <text:p>0.445544554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Default" office:value-type="float" office:value="88.5" calcext:value-type="float">
            <text:p>88.5</text:p>
          </table:table-cell>
          <table:table-cell table:formula="of:=(SUM([.B213:.B228]))/15" office:value-type="float" office:value="97.9666666666667" calcext:value-type="float">
            <text:p>97.9666666667</text:p>
          </table:table-cell>
          <table:table-cell office:value-type="float" office:value="108700" calcext:value-type="float">
            <text:p>108700</text:p>
          </table:table-cell>
          <table:table-cell table:formula="of:=([.D229]-MIN([.$D$2:.$D$263]))/(MAX([.$D$2:.$D$263])-MIN([.$D$2:.$D$263]))" office:value-type="float" office:value="0.00988694141509691" calcext:value-type="float">
            <text:p>0.0098869414</text:p>
          </table:table-cell>
          <table:table-cell table:style-name="ce2" table:formula="of:=([.B229]-MIN([.$B$2:.$B$263]))/(MAX([.$B$2:.$B$263])-MIN([.$B$2:.$B$263]))" office:value-type="float" office:value="0.396039603960396" calcext:value-type="float">
            <text:p>0.39603960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Default" office:value-type="float" office:value="89.5" calcext:value-type="float">
            <text:p>89.5</text:p>
          </table:table-cell>
          <table:table-cell table:formula="of:=(SUM([.B214:.B229]))/15" office:value-type="float" office:value="97.35" calcext:value-type="float">
            <text:p>97.35</text:p>
          </table:table-cell>
          <table:table-cell office:value-type="float" office:value="16300" calcext:value-type="float">
            <text:p>16300</text:p>
          </table:table-cell>
          <table:table-cell table:formula="of:=([.D230]-MIN([.$D$2:.$D$263]))/(MAX([.$D$2:.$D$263])-MIN([.$D$2:.$D$263]))" office:value-type="float" office:value="0.00148258643115069" calcext:value-type="float">
            <text:p>0.0014825864</text:p>
          </table:table-cell>
          <table:table-cell table:style-name="ce2" table:formula="of:=([.B230]-MIN([.$B$2:.$B$263]))/(MAX([.$B$2:.$B$263])-MIN([.$B$2:.$B$263]))" office:value-type="float" office:value="0.435643564356436" calcext:value-type="float">
            <text:p>0.435643564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Default" office:value-type="float" office:value="90.25" calcext:value-type="float">
            <text:p>90.25</text:p>
          </table:table-cell>
          <table:table-cell table:formula="of:=(SUM([.B215:.B230]))/15" office:value-type="float" office:value="96.8666666666667" calcext:value-type="float">
            <text:p>96.8666666667</text:p>
          </table:table-cell>
          <table:table-cell office:value-type="float" office:value="64400" calcext:value-type="float">
            <text:p>64400</text:p>
          </table:table-cell>
          <table:table-cell table:formula="of:=([.D231]-MIN([.$D$2:.$D$263]))/(MAX([.$D$2:.$D$263])-MIN([.$D$2:.$D$263]))" office:value-type="float" office:value="0.00585758074638676" calcext:value-type="float">
            <text:p>0.0058575807</text:p>
          </table:table-cell>
          <table:table-cell table:style-name="ce2" table:formula="of:=([.B231]-MIN([.$B$2:.$B$263]))/(MAX([.$B$2:.$B$263])-MIN([.$B$2:.$B$263]))" office:value-type="float" office:value="0.465346534653465" calcext:value-type="float">
            <text:p>0.465346534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Default" office:value-type="float" office:value="91" calcext:value-type="float">
            <text:p>91</text:p>
          </table:table-cell>
          <table:table-cell table:formula="of:=(SUM([.B216:.B231]))/15" office:value-type="float" office:value="96.65" calcext:value-type="float">
            <text:p>96.65</text:p>
          </table:table-cell>
          <table:table-cell office:value-type="float" office:value="10500" calcext:value-type="float">
            <text:p>10500</text:p>
          </table:table-cell>
          <table:table-cell table:formula="of:=([.D232]-MIN([.$D$2:.$D$263]))/(MAX([.$D$2:.$D$263])-MIN([.$D$2:.$D$263]))" office:value-type="float" office:value="0.000955040339084798" calcext:value-type="float">
            <text:p>0.0009550403</text:p>
          </table:table-cell>
          <table:table-cell table:style-name="ce2" table:formula="of:=([.B232]-MIN([.$B$2:.$B$263]))/(MAX([.$B$2:.$B$263])-MIN([.$B$2:.$B$263]))" office:value-type="float" office:value="0.495049504950495" calcext:value-type="float">
            <text:p>0.49504950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Default" office:value-type="float" office:value="91" calcext:value-type="float">
            <text:p>91</text:p>
          </table:table-cell>
          <table:table-cell table:formula="of:=(SUM([.B217:.B232]))/15" office:value-type="float" office:value="96.4166666666667" calcext:value-type="float">
            <text:p>96.4166666667</text:p>
          </table:table-cell>
          <table:table-cell office:value-type="float" office:value="3100" calcext:value-type="float">
            <text:p>3100</text:p>
          </table:table-cell>
          <table:table-cell table:formula="of:=([.D233]-MIN([.$D$2:.$D$263]))/(MAX([.$D$2:.$D$263])-MIN([.$D$2:.$D$263]))" office:value-type="float" office:value="0.000281964290586941" calcext:value-type="float">
            <text:p>0.0002819643</text:p>
          </table:table-cell>
          <table:table-cell table:style-name="ce2" table:formula="of:=([.B233]-MIN([.$B$2:.$B$263]))/(MAX([.$B$2:.$B$263])-MIN([.$B$2:.$B$263]))" office:value-type="float" office:value="0.495049504950495" calcext:value-type="float">
            <text:p>0.49504950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Default" office:value-type="float" office:value="92" calcext:value-type="float">
            <text:p>92</text:p>
          </table:table-cell>
          <table:table-cell table:formula="of:=(SUM([.B218:.B233]))/15" office:value-type="float" office:value="96.2166666666667" calcext:value-type="float">
            <text:p>96.2166666667</text:p>
          </table:table-cell>
          <table:table-cell office:value-type="float" office:value="67400" calcext:value-type="float">
            <text:p>67400</text:p>
          </table:table-cell>
          <table:table-cell table:formula="of:=([.D234]-MIN([.$D$2:.$D$263]))/(MAX([.$D$2:.$D$263])-MIN([.$D$2:.$D$263]))" office:value-type="float" office:value="0.00613044941469671" calcext:value-type="float">
            <text:p>0.0061304494</text:p>
          </table:table-cell>
          <table:table-cell table:style-name="ce2" table:formula="of:=([.B234]-MIN([.$B$2:.$B$263]))/(MAX([.$B$2:.$B$263])-MIN([.$B$2:.$B$263]))" office:value-type="float" office:value="0.534653465346535" calcext:value-type="float">
            <text:p>0.534653465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Default" office:value-type="float" office:value="91.5" calcext:value-type="float">
            <text:p>91.5</text:p>
          </table:table-cell>
          <table:table-cell table:formula="of:=(SUM([.B219:.B234]))/15" office:value-type="float" office:value="96.3" calcext:value-type="float">
            <text:p>96.3</text:p>
          </table:table-cell>
          <table:table-cell office:value-type="float" office:value="20400" calcext:value-type="float">
            <text:p>20400</text:p>
          </table:table-cell>
          <table:table-cell table:formula="of:=([.D235]-MIN([.$D$2:.$D$263]))/(MAX([.$D$2:.$D$263])-MIN([.$D$2:.$D$263]))" office:value-type="float" office:value="0.00185550694450761" calcext:value-type="float">
            <text:p>0.0018555069</text:p>
          </table:table-cell>
          <table:table-cell table:style-name="ce2" table:formula="of:=([.B235]-MIN([.$B$2:.$B$263]))/(MAX([.$B$2:.$B$263])-MIN([.$B$2:.$B$263]))" office:value-type="float" office:value="0.514851485148515" calcext:value-type="float">
            <text:p>0.514851485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Default" office:value-type="float" office:value="91.5" calcext:value-type="float">
            <text:p>91.5</text:p>
          </table:table-cell>
          <table:table-cell table:formula="of:=(SUM([.B220:.B235]))/15" office:value-type="float" office:value="96.3" calcext:value-type="float">
            <text:p>96.3</text:p>
          </table:table-cell>
          <table:table-cell office:value-type="float" office:value="121300" calcext:value-type="float">
            <text:p>121300</text:p>
          </table:table-cell>
          <table:table-cell table:formula="of:=([.D236]-MIN([.$D$2:.$D$263]))/(MAX([.$D$2:.$D$263])-MIN([.$D$2:.$D$263]))" office:value-type="float" office:value="0.0110329898219987" calcext:value-type="float">
            <text:p>0.0110329898</text:p>
          </table:table-cell>
          <table:table-cell table:style-name="ce2" table:formula="of:=([.B236]-MIN([.$B$2:.$B$263]))/(MAX([.$B$2:.$B$263])-MIN([.$B$2:.$B$263]))" office:value-type="float" office:value="0.514851485148515" calcext:value-type="float">
            <text:p>0.514851485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Default" office:value-type="float" office:value="91.25" calcext:value-type="float">
            <text:p>91.25</text:p>
          </table:table-cell>
          <table:table-cell table:formula="of:=(SUM([.B221:.B236]))/15" office:value-type="float" office:value="96.3333333333333" calcext:value-type="float">
            <text:p>96.3333333333</text:p>
          </table:table-cell>
          <table:table-cell office:value-type="float" office:value="8500" calcext:value-type="float">
            <text:p>8500</text:p>
          </table:table-cell>
          <table:table-cell table:formula="of:=([.D237]-MIN([.$D$2:.$D$263]))/(MAX([.$D$2:.$D$263])-MIN([.$D$2:.$D$263]))" office:value-type="float" office:value="0.000773127893544837" calcext:value-type="float">
            <text:p>0.0007731279</text:p>
          </table:table-cell>
          <table:table-cell table:style-name="ce2" table:formula="of:=([.B237]-MIN([.$B$2:.$B$263]))/(MAX([.$B$2:.$B$263])-MIN([.$B$2:.$B$263]))" office:value-type="float" office:value="0.504950495049505" calcext:value-type="float">
            <text:p>0.5049504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222:.B237]))/15" office:value-type="float" office:value="96.3666666666667" calcext:value-type="float">
            <text:p>96.3666666667</text:p>
          </table:table-cell>
          <table:table-cell office:value-type="float" office:value="10600" calcext:value-type="float">
            <text:p>10600</text:p>
          </table:table-cell>
          <table:table-cell table:formula="of:=([.D238]-MIN([.$D$2:.$D$263]))/(MAX([.$D$2:.$D$263])-MIN([.$D$2:.$D$263]))" office:value-type="float" office:value="0.000964135961361797" calcext:value-type="float">
            <text:p>0.000964136</text:p>
          </table:table-cell>
          <table:table-cell table:style-name="ce2" table:formula="of:=([.B238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Default" office:value-type="float" office:value="91.75" calcext:value-type="float">
            <text:p>91.75</text:p>
          </table:table-cell>
          <table:table-cell table:formula="of:=(SUM([.B223:.B238]))/15" office:value-type="float" office:value="96.5166666666667" calcext:value-type="float">
            <text:p>96.5166666667</text:p>
          </table:table-cell>
          <table:table-cell office:value-type="float" office:value="47400" calcext:value-type="float">
            <text:p>47400</text:p>
          </table:table-cell>
          <table:table-cell table:formula="of:=([.D239]-MIN([.$D$2:.$D$263]))/(MAX([.$D$2:.$D$263])-MIN([.$D$2:.$D$263]))" office:value-type="float" office:value="0.00431132495929709" calcext:value-type="float">
            <text:p>0.004311325</text:p>
          </table:table-cell>
          <table:table-cell table:style-name="ce2" table:formula="of:=([.B239]-MIN([.$B$2:.$B$263]))/(MAX([.$B$2:.$B$263])-MIN([.$B$2:.$B$263]))" office:value-type="float" office:value="0.524752475247525" calcext:value-type="float">
            <text:p>0.52475247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Default" office:value-type="float" office:value="89.5" calcext:value-type="float">
            <text:p>89.5</text:p>
          </table:table-cell>
          <table:table-cell table:formula="of:=(SUM([.B224:.B239]))/15" office:value-type="float" office:value="96.7" calcext:value-type="float">
            <text:p>96.7</text:p>
          </table:table-cell>
          <table:table-cell office:value-type="float" office:value="58200" calcext:value-type="float">
            <text:p>58200</text:p>
          </table:table-cell>
          <table:table-cell table:formula="of:=([.D240]-MIN([.$D$2:.$D$263]))/(MAX([.$D$2:.$D$263])-MIN([.$D$2:.$D$263]))" office:value-type="float" office:value="0.00529365216521288" calcext:value-type="float">
            <text:p>0.0052936522</text:p>
          </table:table-cell>
          <table:table-cell table:style-name="ce2" table:formula="of:=([.B240]-MIN([.$B$2:.$B$263]))/(MAX([.$B$2:.$B$263])-MIN([.$B$2:.$B$263]))" office:value-type="float" office:value="0.435643564356436" calcext:value-type="float">
            <text:p>0.43564356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Default" office:value-type="float" office:value="90.5" calcext:value-type="float">
            <text:p>90.5</text:p>
          </table:table-cell>
          <table:table-cell table:formula="of:=(SUM([.B225:.B240]))/15" office:value-type="float" office:value="96.7666666666667" calcext:value-type="float">
            <text:p>96.7666666667</text:p>
          </table:table-cell>
          <table:table-cell office:value-type="float" office:value="17600" calcext:value-type="float">
            <text:p>17600</text:p>
          </table:table-cell>
          <table:table-cell table:formula="of:=([.D241]-MIN([.$D$2:.$D$263]))/(MAX([.$D$2:.$D$263])-MIN([.$D$2:.$D$263]))" office:value-type="float" office:value="0.00160082952075166" calcext:value-type="float">
            <text:p>0.0016008295</text:p>
          </table:table-cell>
          <table:table-cell table:style-name="ce2" table:formula="of:=([.B241]-MIN([.$B$2:.$B$263]))/(MAX([.$B$2:.$B$263])-MIN([.$B$2:.$B$263]))" office:value-type="float" office:value="0.475247524752475" calcext:value-type="float">
            <text:p>0.475247524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226:.B241]))/15" office:value-type="float" office:value="96.7833333333333" calcext:value-type="float">
            <text:p>96.7833333333</text:p>
          </table:table-cell>
          <table:table-cell office:value-type="float" office:value="23500" calcext:value-type="float">
            <text:p>23500</text:p>
          </table:table-cell>
          <table:table-cell table:formula="of:=([.D242]-MIN([.$D$2:.$D$263]))/(MAX([.$D$2:.$D$263])-MIN([.$D$2:.$D$263]))" office:value-type="float" office:value="0.00213747123509455" calcext:value-type="float">
            <text:p>0.0021374712</text:p>
          </table:table-cell>
          <table:table-cell table:style-name="ce2" table:formula="of:=([.B242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Default" office:value-type="float" office:value="90.5" calcext:value-type="float">
            <text:p>90.5</text:p>
          </table:table-cell>
          <table:table-cell table:formula="of:=(SUM([.B227:.B242]))/15" office:value-type="float" office:value="96.8833333333333" calcext:value-type="float">
            <text:p>96.8833333333</text:p>
          </table:table-cell>
          <table:table-cell office:value-type="float" office:value="8500" calcext:value-type="float">
            <text:p>8500</text:p>
          </table:table-cell>
          <table:table-cell table:formula="of:=([.D243]-MIN([.$D$2:.$D$263]))/(MAX([.$D$2:.$D$263])-MIN([.$D$2:.$D$263]))" office:value-type="float" office:value="0.000773127893544837" calcext:value-type="float">
            <text:p>0.0007731279</text:p>
          </table:table-cell>
          <table:table-cell table:style-name="ce2" table:formula="of:=([.B243]-MIN([.$B$2:.$B$263]))/(MAX([.$B$2:.$B$263])-MIN([.$B$2:.$B$263]))" office:value-type="float" office:value="0.475247524752475" calcext:value-type="float">
            <text:p>0.47524752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Default" office:value-type="float" office:value="91.5" calcext:value-type="float">
            <text:p>91.5</text:p>
          </table:table-cell>
          <table:table-cell table:formula="of:=(SUM([.B228:.B243]))/15" office:value-type="float" office:value="96.9" calcext:value-type="float">
            <text:p>96.9</text:p>
          </table:table-cell>
          <table:table-cell office:value-type="float" office:value="8800" calcext:value-type="float">
            <text:p>8800</text:p>
          </table:table-cell>
          <table:table-cell table:formula="of:=([.D244]-MIN([.$D$2:.$D$263]))/(MAX([.$D$2:.$D$263])-MIN([.$D$2:.$D$263]))" office:value-type="float" office:value="0.000800414760375831" calcext:value-type="float">
            <text:p>0.0008004148</text:p>
          </table:table-cell>
          <table:table-cell table:style-name="ce2" table:formula="of:=([.B244]-MIN([.$B$2:.$B$263]))/(MAX([.$B$2:.$B$263])-MIN([.$B$2:.$B$263]))" office:value-type="float" office:value="0.514851485148515" calcext:value-type="float">
            <text:p>0.514851485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Default" office:value-type="float" office:value="89.5" calcext:value-type="float">
            <text:p>89.5</text:p>
          </table:table-cell>
          <table:table-cell table:formula="of:=(SUM([.B229:.B244]))/15" office:value-type="float" office:value="97.0166666666667" calcext:value-type="float">
            <text:p>97.0166666667</text:p>
          </table:table-cell>
          <table:table-cell office:value-type="float" office:value="17500" calcext:value-type="float">
            <text:p>17500</text:p>
          </table:table-cell>
          <table:table-cell table:formula="of:=([.D245]-MIN([.$D$2:.$D$263]))/(MAX([.$D$2:.$D$263])-MIN([.$D$2:.$D$263]))" office:value-type="float" office:value="0.00159173389847466" calcext:value-type="float">
            <text:p>0.0015917339</text:p>
          </table:table-cell>
          <table:table-cell table:style-name="ce2" table:formula="of:=([.B245]-MIN([.$B$2:.$B$263]))/(MAX([.$B$2:.$B$263])-MIN([.$B$2:.$B$263]))" office:value-type="float" office:value="0.435643564356436" calcext:value-type="float">
            <text:p>0.43564356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Default" office:value-type="float" office:value="90" calcext:value-type="float">
            <text:p>90</text:p>
          </table:table-cell>
          <table:table-cell table:formula="of:=(SUM([.B230:.B245]))/15" office:value-type="float" office:value="97.0833333333333" calcext:value-type="float">
            <text:p>97.0833333333</text:p>
          </table:table-cell>
          <table:table-cell office:value-type="float" office:value="86000" calcext:value-type="float">
            <text:p>86000</text:p>
          </table:table-cell>
          <table:table-cell table:formula="of:=([.D246]-MIN([.$D$2:.$D$263]))/(MAX([.$D$2:.$D$263])-MIN([.$D$2:.$D$263]))" office:value-type="float" office:value="0.00782223515821835" calcext:value-type="float">
            <text:p>0.0078222352</text:p>
          </table:table-cell>
          <table:table-cell table:style-name="ce2" table:formula="of:=([.B246]-MIN([.$B$2:.$B$263]))/(MAX([.$B$2:.$B$263])-MIN([.$B$2:.$B$263]))" office:value-type="float" office:value="0.455445544554455" calcext:value-type="float">
            <text:p>0.45544554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231:.B246]))/15" office:value-type="float" office:value="97.1166666666667" calcext:value-type="float">
            <text:p>97.1166666667</text:p>
          </table:table-cell>
          <table:table-cell office:value-type="float" office:value="10600" calcext:value-type="float">
            <text:p>10600</text:p>
          </table:table-cell>
          <table:table-cell table:formula="of:=([.D247]-MIN([.$D$2:.$D$263]))/(MAX([.$D$2:.$D$263])-MIN([.$D$2:.$D$263]))" office:value-type="float" office:value="0.000964135961361797" calcext:value-type="float">
            <text:p>0.000964136</text:p>
          </table:table-cell>
          <table:table-cell table:style-name="ce2" table:formula="of:=([.B247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Default" office:value-type="float" office:value="94" calcext:value-type="float">
            <text:p>94</text:p>
          </table:table-cell>
          <table:table-cell table:formula="of:=(SUM([.B232:.B247]))/15" office:value-type="float" office:value="97.2666666666667" calcext:value-type="float">
            <text:p>97.2666666667</text:p>
          </table:table-cell>
          <table:table-cell office:value-type="float" office:value="95800" calcext:value-type="float">
            <text:p>95800</text:p>
          </table:table-cell>
          <table:table-cell table:formula="of:=([.D248]-MIN([.$D$2:.$D$263]))/(MAX([.$D$2:.$D$263])-MIN([.$D$2:.$D$263]))" office:value-type="float" office:value="0.00871360614136416" calcext:value-type="float">
            <text:p>0.0087136061</text:p>
          </table:table-cell>
          <table:table-cell table:style-name="ce2" table:formula="of:=([.B248]-MIN([.$B$2:.$B$263]))/(MAX([.$B$2:.$B$263])-MIN([.$B$2:.$B$263]))" office:value-type="float" office:value="0.613861386138614" calcext:value-type="float">
            <text:p>0.61386138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Default" office:value-type="float" office:value="94.5" calcext:value-type="float">
            <text:p>94.5</text:p>
          </table:table-cell>
          <table:table-cell table:formula="of:=(SUM([.B233:.B248]))/15" office:value-type="float" office:value="97.4666666666667" calcext:value-type="float">
            <text:p>97.4666666667</text:p>
          </table:table-cell>
          <table:table-cell office:value-type="float" office:value="38000" calcext:value-type="float">
            <text:p>38000</text:p>
          </table:table-cell>
          <table:table-cell table:formula="of:=([.D249]-MIN([.$D$2:.$D$263]))/(MAX([.$D$2:.$D$263])-MIN([.$D$2:.$D$263]))" office:value-type="float" office:value="0.00345633646525927" calcext:value-type="float">
            <text:p>0.0034563365</text:p>
          </table:table-cell>
          <table:table-cell table:style-name="ce2" table:formula="of:=([.B249]-MIN([.$B$2:.$B$263]))/(MAX([.$B$2:.$B$263])-MIN([.$B$2:.$B$263]))" office:value-type="float" office:value="0.633663366336634" calcext:value-type="float">
            <text:p>0.63366336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Default" office:value-type="float" office:value="92.5" calcext:value-type="float">
            <text:p>92.5</text:p>
          </table:table-cell>
          <table:table-cell table:formula="of:=(SUM([.B234:.B249]))/15" office:value-type="float" office:value="97.7" calcext:value-type="float">
            <text:p>97.7</text:p>
          </table:table-cell>
          <table:table-cell office:value-type="float" office:value="38000" calcext:value-type="float">
            <text:p>38000</text:p>
          </table:table-cell>
          <table:table-cell table:formula="of:=([.D250]-MIN([.$D$2:.$D$263]))/(MAX([.$D$2:.$D$263])-MIN([.$D$2:.$D$263]))" office:value-type="float" office:value="0.00345633646525927" calcext:value-type="float">
            <text:p>0.0034563365</text:p>
          </table:table-cell>
          <table:table-cell table:style-name="ce2" table:formula="of:=([.B250]-MIN([.$B$2:.$B$263]))/(MAX([.$B$2:.$B$263])-MIN([.$B$2:.$B$263]))" office:value-type="float" office:value="0.554455445544555" calcext:value-type="float">
            <text:p>0.554455445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94.5" calcext:value-type="float">
            <text:p>94.5</text:p>
          </table:table-cell>
          <table:table-cell table:formula="of:=(SUM([.B235:.B250]))/15" office:value-type="float" office:value="97.7333333333333" calcext:value-type="float">
            <text:p>97.7333333333</text:p>
          </table:table-cell>
          <table:table-cell office:value-type="float" office:value="20600" calcext:value-type="float">
            <text:p>20600</text:p>
          </table:table-cell>
          <table:table-cell table:formula="of:=([.D251]-MIN([.$D$2:.$D$263]))/(MAX([.$D$2:.$D$263])-MIN([.$D$2:.$D$263]))" office:value-type="float" office:value="0.0018736981890616" calcext:value-type="float">
            <text:p>0.0018736982</text:p>
          </table:table-cell>
          <table:table-cell table:style-name="ce2" table:formula="of:=([.B251]-MIN([.$B$2:.$B$263]))/(MAX([.$B$2:.$B$263])-MIN([.$B$2:.$B$263]))" office:value-type="float" office:value="0.633663366336634" calcext:value-type="float">
            <text:p>0.633663366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Default" office:value-type="float" office:value="97.75" calcext:value-type="float">
            <text:p>97.75</text:p>
          </table:table-cell>
          <table:table-cell table:formula="of:=(SUM([.B236:.B251]))/15" office:value-type="float" office:value="97.9333333333333" calcext:value-type="float">
            <text:p>97.9333333333</text:p>
          </table:table-cell>
          <table:table-cell office:value-type="float" office:value="120700" calcext:value-type="float">
            <text:p>120700</text:p>
          </table:table-cell>
          <table:table-cell table:formula="of:=([.D252]-MIN([.$D$2:.$D$263]))/(MAX([.$D$2:.$D$263])-MIN([.$D$2:.$D$263]))" office:value-type="float" office:value="0.0109784160883367" calcext:value-type="float">
            <text:p>0.0109784161</text:p>
          </table:table-cell>
          <table:table-cell table:style-name="ce2" table:formula="of:=([.B252]-MIN([.$B$2:.$B$263]))/(MAX([.$B$2:.$B$263])-MIN([.$B$2:.$B$263]))" office:value-type="float" office:value="0.762376237623762" calcext:value-type="float">
            <text:p>0.762376237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Default" office:value-type="float" office:value="98" calcext:value-type="float">
            <text:p>98</text:p>
          </table:table-cell>
          <table:table-cell table:formula="of:=(SUM([.B237:.B252]))/15" office:value-type="float" office:value="98.35" calcext:value-type="float">
            <text:p>98.35</text:p>
          </table:table-cell>
          <table:table-cell office:value-type="float" office:value="12500" calcext:value-type="float">
            <text:p>12500</text:p>
          </table:table-cell>
          <table:table-cell table:formula="of:=([.D253]-MIN([.$D$2:.$D$263]))/(MAX([.$D$2:.$D$263])-MIN([.$D$2:.$D$263]))" office:value-type="float" office:value="0.00113695278462476" calcext:value-type="float">
            <text:p>0.0011369528</text:p>
          </table:table-cell>
          <table:table-cell table:style-name="ce2" table:formula="of:=([.B253]-MIN([.$B$2:.$B$263]))/(MAX([.$B$2:.$B$263])-MIN([.$B$2:.$B$263]))" office:value-type="float" office:value="0.772277227722772" calcext:value-type="float">
            <text:p>0.772277227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Default" office:value-type="float" office:value="101" calcext:value-type="float">
            <text:p>101</text:p>
          </table:table-cell>
          <table:table-cell table:formula="of:=(SUM([.B238:.B253]))/15" office:value-type="float" office:value="98.8" calcext:value-type="float">
            <text:p>98.8</text:p>
          </table:table-cell>
          <table:table-cell office:value-type="float" office:value="15100" calcext:value-type="float">
            <text:p>15100</text:p>
          </table:table-cell>
          <table:table-cell table:formula="of:=([.D254]-MIN([.$D$2:.$D$263]))/(MAX([.$D$2:.$D$263])-MIN([.$D$2:.$D$263]))" office:value-type="float" office:value="0.00137343896382671" calcext:value-type="float">
            <text:p>0.001373439</text:p>
          </table:table-cell>
          <table:table-cell table:style-name="ce2" table:formula="of:=([.B254]-MIN([.$B$2:.$B$263]))/(MAX([.$B$2:.$B$263])-MIN([.$B$2:.$B$263]))" office:value-type="float" office:value="0.891089108910891" calcext:value-type="float">
            <text:p>0.891089108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Default" office:value-type="float" office:value="98.25" calcext:value-type="float">
            <text:p>98.25</text:p>
          </table:table-cell>
          <table:table-cell table:formula="of:=(SUM([.B239:.B254]))/15" office:value-type="float" office:value="99.3666666666667" calcext:value-type="float">
            <text:p>99.3666666667</text:p>
          </table:table-cell>
          <table:table-cell office:value-type="float" office:value="6100" calcext:value-type="float">
            <text:p>6100</text:p>
          </table:table-cell>
          <table:table-cell table:formula="of:=([.D255]-MIN([.$D$2:.$D$263]))/(MAX([.$D$2:.$D$263])-MIN([.$D$2:.$D$263]))" office:value-type="float" office:value="0.000554832958896883" calcext:value-type="float">
            <text:p>0.000554833</text:p>
          </table:table-cell>
          <table:table-cell table:style-name="ce2" table:formula="of:=([.B255]-MIN([.$B$2:.$B$263]))/(MAX([.$B$2:.$B$263])-MIN([.$B$2:.$B$263]))" office:value-type="float" office:value="0.782178217821782" calcext:value-type="float">
            <text:p>0.782178217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Default" office:value-type="float" office:value="97.25" calcext:value-type="float">
            <text:p>97.25</text:p>
          </table:table-cell>
          <table:table-cell table:formula="of:=(SUM([.B240:.B255]))/15" office:value-type="float" office:value="99.8" calcext:value-type="float">
            <text:p>99.8</text:p>
          </table:table-cell>
          <table:table-cell office:value-type="float" office:value="8700" calcext:value-type="float">
            <text:p>8700</text:p>
          </table:table-cell>
          <table:table-cell table:formula="of:=([.D256]-MIN([.$D$2:.$D$263]))/(MAX([.$D$2:.$D$263])-MIN([.$D$2:.$D$263]))" office:value-type="float" office:value="0.000791319138098833" calcext:value-type="float">
            <text:p>0.0007913191</text:p>
          </table:table-cell>
          <table:table-cell table:style-name="ce2" table:formula="of:=([.B256]-MIN([.$B$2:.$B$263]))/(MAX([.$B$2:.$B$263])-MIN([.$B$2:.$B$263]))" office:value-type="float" office:value="0.742574257425743" calcext:value-type="float">
            <text:p>0.74257425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Default" office:value-type="float" office:value="98" calcext:value-type="float">
            <text:p>98</text:p>
          </table:table-cell>
          <table:table-cell table:formula="of:=(SUM([.B241:.B256]))/15" office:value-type="float" office:value="100.316666666667" calcext:value-type="float">
            <text:p>100.3166666667</text:p>
          </table:table-cell>
          <table:table-cell office:value-type="float" office:value="11200" calcext:value-type="float">
            <text:p>11200</text:p>
          </table:table-cell>
          <table:table-cell table:formula="of:=([.D257]-MIN([.$D$2:.$D$263]))/(MAX([.$D$2:.$D$263])-MIN([.$D$2:.$D$263]))" office:value-type="float" office:value="0.00101870969502379" calcext:value-type="float">
            <text:p>0.0010187097</text:p>
          </table:table-cell>
          <table:table-cell table:style-name="ce2" table:formula="of:=([.B257]-MIN([.$B$2:.$B$263]))/(MAX([.$B$2:.$B$263])-MIN([.$B$2:.$B$263]))" office:value-type="float" office:value="0.772277227722772" calcext:value-type="float">
            <text:p>0.772277227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Default" office:value-type="float" office:value="100.75" calcext:value-type="float">
            <text:p>100.75</text:p>
          </table:table-cell>
          <table:table-cell table:formula="of:=(SUM([.B242:.B257]))/15" office:value-type="float" office:value="100.816666666667" calcext:value-type="float">
            <text:p>100.8166666667</text:p>
          </table:table-cell>
          <table:table-cell office:value-type="float" office:value="40000" calcext:value-type="float">
            <text:p>40000</text:p>
          </table:table-cell>
          <table:table-cell table:formula="of:=([.D258]-MIN([.$D$2:.$D$263]))/(MAX([.$D$2:.$D$263])-MIN([.$D$2:.$D$263]))" office:value-type="float" office:value="0.00363824891079923" calcext:value-type="float">
            <text:p>0.0036382489</text:p>
          </table:table-cell>
          <table:table-cell table:style-name="ce2" table:formula="of:=([.B258]-MIN([.$B$2:.$B$263]))/(MAX([.$B$2:.$B$263])-MIN([.$B$2:.$B$263]))" office:value-type="float" office:value="0.881188118811881" calcext:value-type="float">
            <text:p>0.881188118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Default" office:value-type="float" office:value="98.75" calcext:value-type="float">
            <text:p>98.75</text:p>
          </table:table-cell>
          <table:table-cell table:formula="of:=(SUM([.B243:.B258]))/15" office:value-type="float" office:value="101.366666666667" calcext:value-type="float">
            <text:p>101.3666666667</text:p>
          </table:table-cell>
          <table:table-cell office:value-type="float" office:value="6600" calcext:value-type="float">
            <text:p>6600</text:p>
          </table:table-cell>
          <table:table-cell table:formula="of:=([.D259]-MIN([.$D$2:.$D$263]))/(MAX([.$D$2:.$D$263])-MIN([.$D$2:.$D$263]))" office:value-type="float" office:value="0.000600311070281873" calcext:value-type="float">
            <text:p>0.0006003111</text:p>
          </table:table-cell>
          <table:table-cell table:style-name="ce2" table:formula="of:=([.B259]-MIN([.$B$2:.$B$263]))/(MAX([.$B$2:.$B$263])-MIN([.$B$2:.$B$263]))" office:value-type="float" office:value="0.801980198019802" calcext:value-type="float">
            <text:p>0.8019801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Default" office:value-type="float" office:value="98.75" calcext:value-type="float">
            <text:p>98.75</text:p>
          </table:table-cell>
          <table:table-cell table:formula="of:=(SUM([.B244:.B259]))/15" office:value-type="float" office:value="101.916666666667" calcext:value-type="float">
            <text:p>101.9166666667</text:p>
          </table:table-cell>
          <table:table-cell office:value-type="float" office:value="21100" calcext:value-type="float">
            <text:p>21100</text:p>
          </table:table-cell>
          <table:table-cell table:formula="of:=([.D260]-MIN([.$D$2:.$D$263]))/(MAX([.$D$2:.$D$263])-MIN([.$D$2:.$D$263]))" office:value-type="float" office:value="0.0019191763004466" calcext:value-type="float">
            <text:p>0.0019191763</text:p>
          </table:table-cell>
          <table:table-cell table:style-name="ce2" table:formula="of:=([.B260]-MIN([.$B$2:.$B$263]))/(MAX([.$B$2:.$B$263])-MIN([.$B$2:.$B$263]))" office:value-type="float" office:value="0.801980198019802" calcext:value-type="float">
            <text:p>0.80198019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Default" office:value-type="float" office:value="103.75" calcext:value-type="float">
            <text:p>103.75</text:p>
          </table:table-cell>
          <table:table-cell table:formula="of:=(SUM([.B245:.B260]))/15" office:value-type="float" office:value="102.4" calcext:value-type="float">
            <text:p>102.4</text:p>
          </table:table-cell>
          <table:table-cell office:value-type="float" office:value="61600" calcext:value-type="float">
            <text:p>61600</text:p>
          </table:table-cell>
          <table:table-cell table:formula="of:=([.D261]-MIN([.$D$2:.$D$263]))/(MAX([.$D$2:.$D$263])-MIN([.$D$2:.$D$263]))" office:value-type="float" office:value="0.00560290332263082" calcext:value-type="float">
            <text:p>0.0056029033</text:p>
          </table:table-cell>
          <table:table-cell table:style-name="ce2" table:formula="of:=([.B261]-MIN([.$B$2:.$B$263]))/(MAX([.$B$2:.$B$263])-MIN([.$B$2:.$B$263]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Default" office:value-type="float" office:value="96" calcext:value-type="float">
            <text:p>96</text:p>
          </table:table-cell>
          <table:table-cell table:formula="of:=(SUM([.B246:.B261]))/15" office:value-type="float" office:value="103.35" calcext:value-type="float">
            <text:p>103.35</text:p>
          </table:table-cell>
          <table:table-cell office:value-type="float" office:value="13500" calcext:value-type="float">
            <text:p>13500</text:p>
          </table:table-cell>
          <table:table-cell table:formula="of:=([.D262]-MIN([.$D$2:.$D$263]))/(MAX([.$D$2:.$D$263])-MIN([.$D$2:.$D$263]))" office:value-type="float" office:value="0.00122790900739474" calcext:value-type="float">
            <text:p>0.001227909</text:p>
          </table:table-cell>
          <table:table-cell table:style-name="ce2" table:formula="of:=([.B262]-MIN([.$B$2:.$B$263]))/(MAX([.$B$2:.$B$263])-MIN([.$B$2:.$B$263]))" office:value-type="float" office:value="0.693069306930693" calcext:value-type="float">
            <text:p>0.69306930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Default" office:value-type="float" office:value="94.5" calcext:value-type="float">
            <text:p>94.5</text:p>
          </table:table-cell>
          <table:table-cell table:formula="of:=(SUM([.B247:.B262]))/15" office:value-type="float" office:value="103.75" calcext:value-type="float">
            <text:p>103.75</text:p>
          </table:table-cell>
          <table:table-cell office:value-type="float" office:value="54000" calcext:value-type="float">
            <text:p>54000</text:p>
          </table:table-cell>
          <table:table-cell table:formula="of:=([.D263]-MIN([.$D$2:.$D$263]))/(MAX([.$D$2:.$D$263])-MIN([.$D$2:.$D$263]))" office:value-type="float" office:value="0.00491163602957896" calcext:value-type="float">
            <text:p>0.004911636</text:p>
          </table:table-cell>
          <table:table-cell table:style-name="ce2" table:formula="of:=([.B263]-MIN([.$B$2:.$B$263]))/(MAX([.$B$2:.$B$263])-MIN([.$B$2:.$B$263]))" office:value-type="float" office:value="0.633663366336634" calcext:value-type="float">
            <text:p>0.633663366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RAND())*100" office:value-type="float" office:value="36.6759965033987" calcext:value-type="float">
            <text:p>36.68</text:p>
          </table:table-cell>
          <table:table-cell table:formula="of:=(SUM([.B248:.B263]))/15" office:value-type="float" office:value="103.883333333333" calcext:value-type="float">
            <text:p>103.883333333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RAND())*100" office:value-type="float" office:value="89.0591567308407" calcext:value-type="float">
            <text:p>89.06</text:p>
          </table:table-cell>
          <table:table-cell table:formula="of:=(SUM([.B249:.B264]))/15" office:value-type="float" office:value="100.061733100227" calcext:value-type="float">
            <text:p>100.0617331002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RAND())*100" office:value-type="float" office:value="73.4147699980167" calcext:value-type="float">
            <text:p>73.41</text:p>
          </table:table-cell>
          <table:table-cell table:formula="of:=(SUM([.B250:.B265]))/15" office:value-type="float" office:value="99.699010215616" calcext:value-type="float">
            <text:p>99.6990102156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RAND())*100" office:value-type="float" office:value="77.5700326535367" calcext:value-type="float">
            <text:p>77.57</text:p>
          </table:table-cell>
          <table:table-cell table:formula="of:=(SUM([.B251:.B266]))/15" office:value-type="float" office:value="98.4266615488171" calcext:value-type="float">
            <text:p>98.4266615488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RAND())*100" office:value-type="float" office:value="10.507201867867" calcext:value-type="float">
            <text:p>10.51</text:p>
          </table:table-cell>
          <table:table-cell table:formula="of:=(SUM([.B252:.B267]))/15" office:value-type="float" office:value="97.2979970590528" calcext:value-type="float">
            <text:p>97.297997059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RAND())*100" office:value-type="float" office:value="47.3405759473983" calcext:value-type="float">
            <text:p>47.34</text:p>
          </table:table-cell>
          <table:table-cell table:formula="of:=(SUM([.B253:.B268]))/15" office:value-type="float" office:value="91.4818105169107" calcext:value-type="float">
            <text:p>91.4818105169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RAND())*100" office:value-type="float" office:value="11.8639087329738" calcext:value-type="float">
            <text:p>11.86</text:p>
          </table:table-cell>
          <table:table-cell table:formula="of:=(SUM([.B254:.B269]))/15" office:value-type="float" office:value="88.1045155800705" calcext:value-type="float">
            <text:p>88.104515580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RAND())*100" office:value-type="float" office:value="14.2457437169447" calcext:value-type="float">
            <text:p>14.25</text:p>
          </table:table-cell>
          <table:table-cell table:formula="of:=(SUM([.B255:.B270]))/15" office:value-type="float" office:value="82.1621094956021" calcext:value-type="float">
            <text:p>82.1621094956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RAND())*100" office:value-type="float" office:value="64.6835358037114" calcext:value-type="float">
            <text:p>64.68</text:p>
          </table:table-cell>
          <table:table-cell table:formula="of:=(SUM([.B256:.B271]))/15" office:value-type="float" office:value="76.5618257433984" calcext:value-type="float">
            <text:p>76.5618257434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RAND())*100" office:value-type="float" office:value="27.2197107457797" calcext:value-type="float">
            <text:p>27.22</text:p>
          </table:table-cell>
          <table:table-cell table:formula="of:=(SUM([.B257:.B272]))/15" office:value-type="float" office:value="74.3907281303125" calcext:value-type="float">
            <text:p>74.3907281303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RAND())*100" office:value-type="float" office:value="11.7311615429487" calcext:value-type="float">
            <text:p>11.73</text:p>
          </table:table-cell>
          <table:table-cell table:formula="of:=(SUM([.B258:.B273]))/15" office:value-type="float" office:value="69.6720421800312" calcext:value-type="float">
            <text:p>69.67204218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RAND())*100" office:value-type="float" office:value="13.4305197513225" calcext:value-type="float">
            <text:p>13.43</text:p>
          </table:table-cell>
          <table:table-cell table:formula="of:=(SUM([.B259:.B274]))/15" office:value-type="float" office:value="63.7374529495611" calcext:value-type="float">
            <text:p>63.7374529496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RAND())*100" office:value-type="float" office:value="77.3853331272282" calcext:value-type="float">
            <text:p>77.39</text:p>
          </table:table-cell>
          <table:table-cell table:formula="of:=(SUM([.B260:.B275]))/15" office:value-type="float" office:value="58.0494875996493" calcext:value-type="float">
            <text:p>58.0494875996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RAND())*100" office:value-type="float" office:value="99.7868883006332" calcext:value-type="float">
            <text:p>99.79</text:p>
          </table:table-cell>
          <table:table-cell table:formula="of:=(SUM([.B261:.B276]))/15" office:value-type="float" office:value="56.6251764747978" calcext:value-type="float">
            <text:p>56.6251764748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RAND())*100" office:value-type="float" office:value="51.8407805873601" calcext:value-type="float">
            <text:p>51.84</text:p>
          </table:table-cell>
          <table:table-cell table:formula="of:=(SUM([.B262:.B277]))/15" office:value-type="float" office:value="56.3609690281733" calcext:value-type="float">
            <text:p>56.3609690282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RAND())*100" office:value-type="float" office:value="84.6119006037653" calcext:value-type="float">
            <text:p>84.61</text:p>
          </table:table-cell>
          <table:table-cell table:formula="of:=(SUM([.B263:.B278]))/15" office:value-type="float" office:value="53.4170210673307" calcext:value-type="float">
            <text:p>53.4170210673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RAND())*100" office:value-type="float" office:value="18.096003565059" calcext:value-type="float">
            <text:p>18.10</text:p>
          </table:table-cell>
          <table:table-cell table:formula="of:=(SUM([.B264:.B279]))/15" office:value-type="float" office:value="52.757814440915" calcext:value-type="float">
            <text:p>52.757814440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RAND())*100" office:value-type="float" office:value="85.5428452404137" calcext:value-type="float">
            <text:p>85.54</text:p>
          </table:table-cell>
          <table:table-cell table:formula="of:=(SUM([.B265:.B280]))/15" office:value-type="float" office:value="51.5191482450257" calcext:value-type="float">
            <text:p>51.519148245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RAND())*100" office:value-type="float" office:value="81.193902631859" calcext:value-type="float">
            <text:p>81.19</text:p>
          </table:table-cell>
          <table:table-cell table:formula="of:=(SUM([.B266:.B281]))/15" office:value-type="float" office:value="51.2847274789973" calcext:value-type="float">
            <text:p>51.284727479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RAND())*100" office:value-type="float" office:value="43.3687164558806" calcext:value-type="float">
            <text:p>43.37</text:p>
          </table:table-cell>
          <table:table-cell table:formula="of:=(SUM([.B267:.B282]))/15" office:value-type="float" office:value="51.8033363212534" calcext:value-type="float">
            <text:p>51.8033363213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RAND())*100" office:value-type="float" office:value="82.2658737355251" calcext:value-type="float">
            <text:p>82.27</text:p>
          </table:table-cell>
          <table:table-cell table:formula="of:=(SUM([.B268:.B283]))/15" office:value-type="float" office:value="49.523248574743" calcext:value-type="float">
            <text:p>49.5232485747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RAND())*100" office:value-type="float" office:value="95.0341431057083" calcext:value-type="float">
            <text:p>95.03</text:p>
          </table:table-cell>
          <table:table-cell table:formula="of:=(SUM([.B269:.B284]))/15" office:value-type="float" office:value="54.3071600325869" calcext:value-type="float">
            <text:p>54.3071600326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RAND())*100" office:value-type="float" office:value="73.7465618542413" calcext:value-type="float">
            <text:p>73.75</text:p>
          </table:table-cell>
          <table:table-cell table:formula="of:=(SUM([.B270:.B285]))/15" office:value-type="float" office:value="57.4867311764742" calcext:value-type="float">
            <text:p>57.486731176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RAND())*100" office:value-type="float" office:value="53.6177714801337" calcext:value-type="float">
            <text:p>53.62</text:p>
          </table:table-cell>
          <table:table-cell table:formula="of:=(SUM([.B271:.B286]))/15" office:value-type="float" office:value="61.6122413845587" calcext:value-type="float">
            <text:p>61.612241384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RAND())*100" office:value-type="float" office:value="54.1115513255794" calcext:value-type="float">
            <text:p>54.11</text:p>
          </table:table-cell>
          <table:table-cell table:formula="of:=(SUM([.B272:.B287]))/15" office:value-type="float" office:value="64.237043235438" calcext:value-type="float">
            <text:p>64.2370432354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RAND())*100" office:value-type="float" office:value="78.8474123520733" calcext:value-type="float">
            <text:p>78.85</text:p>
          </table:table-cell>
          <table:table-cell table:formula="of:=(SUM([.B273:.B288]))/15" office:value-type="float" office:value="63.5322442702292" calcext:value-type="float">
            <text:p>63.5322442702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RAND())*100" office:value-type="float" office:value="27.6286199385835" calcext:value-type="float">
            <text:p>27.63</text:p>
          </table:table-cell>
          <table:table-cell table:formula="of:=(SUM([.B274:.B289]))/15" office:value-type="float" office:value="66.9740910439821" calcext:value-type="float">
            <text:p>66.974091044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RAND())*100" office:value-type="float" office:value="95.3241759589373" calcext:value-type="float">
            <text:p>95.32</text:p>
          </table:table-cell>
          <table:table-cell table:formula="of:=(SUM([.B275:.B290]))/15" office:value-type="float" office:value="68.0339216036911" calcext:value-type="float">
            <text:p>68.0339216037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RAND())*100" office:value-type="float" office:value="8.40334070266345" calcext:value-type="float">
            <text:p>8.40</text:p>
          </table:table-cell>
          <table:table-cell table:formula="of:=(SUM([.B276:.B291]))/15" office:value-type="float" office:value="73.4934986841987" calcext:value-type="float">
            <text:p>73.4934986842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RAND())*100" office:value-type="float" office:value="12.7099838787284" calcext:value-type="float">
            <text:p>12.71</text:p>
          </table:table-cell>
          <table:table-cell table:formula="of:=(SUM([.B277:.B292]))/15" office:value-type="float" office:value="68.8946991892278" calcext:value-type="float">
            <text:p>68.894699189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RAND())*100" office:value-type="float" office:value="33.7670774387048" calcext:value-type="float">
            <text:p>33.77</text:p>
          </table:table-cell>
          <table:table-cell table:formula="of:=(SUM([.B278:.B293]))/15" office:value-type="float" office:value="63.0895722277674" calcext:value-type="float">
            <text:p>63.0895722278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RAND())*100" office:value-type="float" office:value="81.4198470231546" calcext:value-type="float">
            <text:p>81.42</text:p>
          </table:table-cell>
          <table:table-cell table:formula="of:=(SUM([.B279:.B294]))/15" office:value-type="float" office:value="61.8846586845237" calcext:value-type="float">
            <text:p>61.8846586845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RAND())*100" office:value-type="float" office:value="48.0241750965822" calcext:value-type="float">
            <text:p>48.02</text:p>
          </table:table-cell>
          <table:table-cell table:formula="of:=(SUM([.B280:.B295]))/15" office:value-type="float" office:value="61.671855112483" calcext:value-type="float">
            <text:p>61.671855112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RAND())*100" office:value-type="float" office:value="42.2251028617918" calcext:value-type="float">
            <text:p>42.23</text:p>
          </table:table-cell>
          <table:table-cell table:formula="of:=(SUM([.B281:.B296]))/15" office:value-type="float" office:value="63.6670665479179" calcext:value-type="float">
            <text:p>63.6670665479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RAND())*100" office:value-type="float" office:value="79.1174402603632" calcext:value-type="float">
            <text:p>79.12</text:p>
          </table:table-cell>
          <table:table-cell table:formula="of:=(SUM([.B282:.B297]))/15" office:value-type="float" office:value="60.7792170560098" calcext:value-type="float">
            <text:p>60.779217056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RAND())*100" office:value-type="float" office:value="9.28577353518708" calcext:value-type="float">
            <text:p>9.29</text:p>
          </table:table-cell>
          <table:table-cell table:formula="of:=(SUM([.B283:.B298]))/15" office:value-type="float" office:value="60.6407862312434" calcext:value-type="float">
            <text:p>60.6407862312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RAND())*100" office:value-type="float" office:value="38.9607178557684" calcext:value-type="float">
            <text:p>38.96</text:p>
          </table:table-cell>
          <table:table-cell table:formula="of:=(SUM([.B284:.B299]))/15" office:value-type="float" office:value="58.3685900365305" calcext:value-type="float">
            <text:p>58.3685900365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RAND())*100" office:value-type="float" office:value="82.8285004255573" calcext:value-type="float">
            <text:p>82.83</text:p>
          </table:table-cell>
          <table:table-cell table:formula="of:=(SUM([.B285:.B300]))/15" office:value-type="float" office:value="55.4815796445467" calcext:value-type="float">
            <text:p>55.4815796445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RAND())*100" office:value-type="float" office:value="17.1033773264091" calcext:value-type="float">
            <text:p>17.10</text:p>
          </table:table-cell>
          <table:table-cell table:formula="of:=(SUM([.B286:.B301]))/15" office:value-type="float" office:value="54.6678701325367" calcext:value-type="float">
            <text:p>54.6678701325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RAND())*100" office:value-type="float" office:value="20.8264256015267" calcext:value-type="float">
            <text:p>20.83</text:p>
          </table:table-cell>
          <table:table-cell table:formula="of:=(SUM([.B287:.B302]))/15" office:value-type="float" office:value="50.8916578306812" calcext:value-type="float">
            <text:p>50.8916578307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RAND())*100" office:value-type="float" office:value="29.1581687478136" calcext:value-type="float">
            <text:p>29.16</text:p>
          </table:table-cell>
          <table:table-cell table:formula="of:=(SUM([.B288:.B303]))/15" office:value-type="float" office:value="48.7055681054407" calcext:value-type="float">
            <text:p>48.7055681054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RAND())*100" office:value-type="float" office:value="39.3902688901812" calcext:value-type="float">
            <text:p>39.39</text:p>
          </table:table-cell>
          <table:table-cell table:formula="of:=(SUM([.B289:.B304]))/15" office:value-type="float" office:value="47.042009266923" calcext:value-type="float">
            <text:p>47.0420092669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RAND())*100" office:value-type="float" office:value="54.1092884913747" calcext:value-type="float">
            <text:p>54.11</text:p>
          </table:table-cell>
          <table:table-cell table:formula="of:=(SUM([.B290:.B305]))/15" office:value-type="float" office:value="44.4115330361302" calcext:value-type="float">
            <text:p>44.411533036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RAND())*100" office:value-type="float" office:value="47.3200620272779" calcext:value-type="float">
            <text:p>47.32</text:p>
          </table:table-cell>
          <table:table-cell table:formula="of:=(SUM([.B291:.B306]))/15" office:value-type="float" office:value="46.1769109396496" calcext:value-type="float">
            <text:p>46.1769109396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RAND())*100" office:value-type="float" office:value="61.1906692671182" calcext:value-type="float">
            <text:p>61.19</text:p>
          </table:table-cell>
          <table:table-cell table:formula="of:=(SUM([.B292:.B307]))/15" office:value-type="float" office:value="42.976636677539" calcext:value-type="float">
            <text:p>42.9766366775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RAND())*100" office:value-type="float" office:value="58.6952315362355" calcext:value-type="float">
            <text:p>58.70</text:p>
          </table:table-cell>
          <table:table-cell table:formula="of:=(SUM([.B293:.B308]))/15" office:value-type="float" office:value="46.4957919151693" calcext:value-type="float">
            <text:p>46.4957919152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RAND())*100" office:value-type="float" office:value="54.2549623340054" calcext:value-type="float">
            <text:p>54.25</text:p>
          </table:table-cell>
          <table:table-cell table:formula="of:=(SUM([.B294:.B309]))/15" office:value-type="float" office:value="49.5614750923364" calcext:value-type="float">
            <text:p>49.5614750923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RAND())*100" office:value-type="float" office:value="57.3111690115653" calcext:value-type="float">
            <text:p>57.31</text:p>
          </table:table-cell>
          <table:table-cell table:formula="of:=(SUM([.B295:.B310]))/15" office:value-type="float" office:value="50.9273340853565" calcext:value-type="float">
            <text:p>50.9273340854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RAND())*100" office:value-type="float" office:value="2.25745767728205" calcext:value-type="float">
            <text:p>2.26</text:p>
          </table:table-cell>
          <table:table-cell table:formula="of:=(SUM([.B296:.B311]))/15" office:value-type="float" office:value="49.3200888845839" calcext:value-type="float">
            <text:p>49.3200888846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RAND())*100" office:value-type="float" office:value="63.3346134028544" calcext:value-type="float">
            <text:p>63.33</text:p>
          </table:table-cell>
          <table:table-cell table:formula="of:=(SUM([.B297:.B312]))/15" office:value-type="float" office:value="46.2689743899638" calcext:value-type="float">
            <text:p>46.26897439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RAND())*100" office:value-type="float" office:value="78.61214996496" calcext:value-type="float">
            <text:p>78.61</text:p>
          </table:table-cell>
          <table:table-cell table:formula="of:=(SUM([.B298:.B313]))/15" office:value-type="float" office:value="47.6762750927013" calcext:value-type="float">
            <text:p>47.6762750927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RAND())*100" office:value-type="float" office:value="68.3948247606603" calcext:value-type="float">
            <text:p>68.39</text:p>
          </table:table-cell>
          <table:table-cell table:formula="of:=(SUM([.B299:.B314]))/15" office:value-type="float" office:value="47.6425890730078" calcext:value-type="float">
            <text:p>47.642589073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RAND())*100" office:value-type="float" office:value="54.1492058892337" calcext:value-type="float">
            <text:p>54.15</text:p>
          </table:table-cell>
          <table:table-cell table:formula="of:=(SUM([.B300:.B315]))/15" office:value-type="float" office:value="51.5831924880394" calcext:value-type="float">
            <text:p>51.583192488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RAND())*100" office:value-type="float" office:value="57.5042719017686" calcext:value-type="float">
            <text:p>57.50</text:p>
          </table:table-cell>
          <table:table-cell table:formula="of:=(SUM([.B301:.B316]))/15" office:value-type="float" office:value="52.595758356937" calcext:value-type="float">
            <text:p>52.5957583569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RAND())*100" office:value-type="float" office:value="41.9662388229611" calcext:value-type="float">
            <text:p>41.97</text:p>
          </table:table-cell>
          <table:table-cell table:formula="of:=(SUM([.B302:.B317]))/15" office:value-type="float" office:value="50.9074764553511" calcext:value-type="float">
            <text:p>50.9074764554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RAND())*100" office:value-type="float" office:value="75.5933470859272" calcext:value-type="float">
            <text:p>75.59</text:p>
          </table:table-cell>
          <table:table-cell table:formula="of:=(SUM([.B303:.B318]))/15" office:value-type="float" office:value="52.5650005551213" calcext:value-type="float">
            <text:p>52.5650005551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RAND())*100" office:value-type="float" office:value="45.1809977178492" calcext:value-type="float">
            <text:p>45.18</text:p>
          </table:table-cell>
          <table:table-cell table:formula="of:=(SUM([.B304:.B319]))/15" office:value-type="float" office:value="56.2161286540813" calcext:value-type="float">
            <text:p>56.2161286541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RAND())*100" office:value-type="float" office:value="98.1298197688909" calcext:value-type="float">
            <text:p>98.13</text:p>
          </table:table-cell>
          <table:table-cell table:formula="of:=(SUM([.B305:.B320]))/15" office:value-type="float" office:value="57.2843172520837" calcext:value-type="float">
            <text:p>57.2843172521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RAND())*100" office:value-type="float" office:value="48.617532610935" calcext:value-type="float">
            <text:p>48.62</text:p>
          </table:table-cell>
          <table:table-cell table:formula="of:=(SUM([.B306:.B321]))/15" office:value-type="float" office:value="61.2002873106643" calcext:value-type="float">
            <text:p>61.2002873107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RAND())*100" office:value-type="float" office:value="25.7262587271257" calcext:value-type="float">
            <text:p>25.73</text:p>
          </table:table-cell>
          <table:table-cell table:formula="of:=(SUM([.B307:.B322]))/15" office:value-type="float" office:value="60.8341702519683" calcext:value-type="float">
            <text:p>60.834170252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RAND())*100" office:value-type="float" office:value="99.0290213998201" calcext:value-type="float">
            <text:p>99.03</text:p>
          </table:table-cell>
          <table:table-cell table:formula="of:=(SUM([.B308:.B323]))/15" office:value-type="float" office:value="59.3945833652915" calcext:value-type="float">
            <text:p>59.3945833653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RAND())*100" office:value-type="float" office:value="12.5624930030664" calcext:value-type="float">
            <text:p>12.56</text:p>
          </table:table-cell>
          <table:table-cell table:formula="of:=(SUM([.B309:.B324]))/15" office:value-type="float" office:value="61.9171401741383" calcext:value-type="float">
            <text:p>61.9171401741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RAND())*100" office:value-type="float" office:value="21.7672634919945" calcext:value-type="float">
            <text:p>21.77</text:p>
          </table:table-cell>
          <table:table-cell table:formula="of:=(SUM([.B310:.B325]))/15" office:value-type="float" office:value="58.841624271927" calcext:value-type="float">
            <text:p>58.8416242719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RAND())*100" office:value-type="float" office:value="3.98576555212511" calcext:value-type="float">
            <text:p>3.99</text:p>
          </table:table-cell>
          <table:table-cell table:formula="of:=(SUM([.B311:.B326]))/15" office:value-type="float" office:value="56.6757776824596" calcext:value-type="float">
            <text:p>56.6757776825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RAND())*100" office:value-type="float" office:value="47.9480253849817" calcext:value-type="float">
            <text:p>47.95</text:p>
          </table:table-cell>
          <table:table-cell table:formula="of:=(SUM([.B312:.B327]))/15" office:value-type="float" office:value="53.1207507851636" calcext:value-type="float">
            <text:p>53.1207507852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RAND())*100" office:value-type="float" office:value="31.8508788626721" calcext:value-type="float">
            <text:p>31.85</text:p>
          </table:table-cell>
          <table:table-cell table:formula="of:=(SUM([.B313:.B328]))/15" office:value-type="float" office:value="56.1667886323436" calcext:value-type="float">
            <text:p>56.1667886323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RAND())*100" office:value-type="float" office:value="1.7943990727638" calcext:value-type="float">
            <text:p>1.79</text:p>
          </table:table-cell>
          <table:table-cell table:formula="of:=(SUM([.B314:.B329]))/15" office:value-type="float" office:value="54.0678729963314" calcext:value-type="float">
            <text:p>54.0678729963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RAND())*100" office:value-type="float" office:value="73.3590056348378" calcext:value-type="float">
            <text:p>73.36</text:p>
          </table:table-cell>
          <table:table-cell table:formula="of:=(SUM([.B315:.B330]))/15" office:value-type="float" office:value="48.9466896035184" calcext:value-type="float">
            <text:p>48.9466896035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RAND())*100" office:value-type="float" office:value="97.9611250012458" calcext:value-type="float">
            <text:p>97.96</text:p>
          </table:table-cell>
          <table:table-cell table:formula="of:=(SUM([.B316:.B331]))/15" office:value-type="float" office:value="49.2776349951302" calcext:value-type="float">
            <text:p>49.2776349951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RAND())*100" office:value-type="float" office:value="12.6785098971056" calcext:value-type="float">
            <text:p>12.68</text:p>
          </table:table-cell>
          <table:table-cell table:formula="of:=(SUM([.B317:.B332]))/15" office:value-type="float" office:value="52.1984296025977" calcext:value-type="float">
            <text:p>52.1984296026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RAND())*100" office:value-type="float" office:value="52.1250685228672" calcext:value-type="float">
            <text:p>52.13</text:p>
          </table:table-cell>
          <table:table-cell table:formula="of:=(SUM([.B318:.B333]))/15" office:value-type="float" office:value="49.2100454689535" calcext:value-type="float">
            <text:p>49.210045469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RAND())*100" office:value-type="float" office:value="1.6548362949941" calcext:value-type="float">
            <text:p>1.65</text:p>
          </table:table-cell>
          <table:table-cell table:formula="of:=(SUM([.B319:.B334]))/15" office:value-type="float" office:value="49.8873007822805" calcext:value-type="float">
            <text:p>49.8873007823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RAND())*100" office:value-type="float" office:value="96.222618126378" calcext:value-type="float">
            <text:p>96.22</text:p>
          </table:table-cell>
          <table:table-cell table:formula="of:=(SUM([.B320:.B335]))/15" office:value-type="float" office:value="44.9580667295517" calcext:value-type="float">
            <text:p>44.9580667296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RAND())*100" office:value-type="float" office:value="29.0718475317376" calcext:value-type="float">
            <text:p>29.07</text:p>
          </table:table-cell>
          <table:table-cell table:formula="of:=(SUM([.B321:.B336]))/15" office:value-type="float" office:value="48.3608414234536" calcext:value-type="float">
            <text:p>48.3608414235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RAND())*100" office:value-type="float" office:value="86.8922461460698" calcext:value-type="float">
            <text:p>86.89</text:p>
          </table:table-cell>
          <table:table-cell table:formula="of:=(SUM([.B322:.B337]))/15" office:value-type="float" office:value="43.7569766076434" calcext:value-type="float">
            <text:p>43.7569766076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RAND())*100" office:value-type="float" office:value="79.7070519546191" calcext:value-type="float">
            <text:p>79.71</text:p>
          </table:table-cell>
          <table:table-cell table:formula="of:=(SUM([.B323:.B338]))/15" office:value-type="float" office:value="46.3086241766523" calcext:value-type="float">
            <text:p>46.3086241767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RAND())*100" office:value-type="float" office:value="77.9557952736717" calcext:value-type="float">
            <text:p>77.96</text:p>
          </table:table-cell>
          <table:table-cell table:formula="of:=(SUM([.B324:.B339]))/15" office:value-type="float" office:value="49.9073437251519" calcext:value-type="float">
            <text:p>49.9073437252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RAND())*100" office:value-type="float" office:value="42.2484375852214" calcext:value-type="float">
            <text:p>42.25</text:p>
          </table:table-cell>
          <table:table-cell table:formula="of:=(SUM([.B325:.B340]))/15" office:value-type="float" office:value="48.5024619834087" calcext:value-type="float">
            <text:p>48.5024619834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RAND())*100" office:value-type="float" office:value="22.3676709184329" calcext:value-type="float">
            <text:p>22.37</text:p>
          </table:table-cell>
          <table:table-cell table:formula="of:=(SUM([.B326:.B341]))/15" office:value-type="float" office:value="50.4815249555523" calcext:value-type="float">
            <text:p>50.4815249556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RAND())*100" office:value-type="float" office:value="92.5644428081999" calcext:value-type="float">
            <text:p>92.56</text:p>
          </table:table-cell>
          <table:table-cell table:formula="of:=(SUM([.B327:.B342]))/15" office:value-type="float" office:value="50.5215521173149" calcext:value-type="float">
            <text:p>50.5215521173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RAND())*100" office:value-type="float" office:value="37.8608734806981" calcext:value-type="float">
            <text:p>37.86</text:p>
          </table:table-cell>
          <table:table-cell table:formula="of:=(SUM([.B328:.B343]))/15" office:value-type="float" office:value="56.4267972677199" calcext:value-type="float">
            <text:p>56.4267972677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RAND())*100" office:value-type="float" office:value="63.2277312450166" calcext:value-type="float">
            <text:p>63.23</text:p>
          </table:table-cell>
          <table:table-cell table:formula="of:=(SUM([.B329:.B344]))/15" office:value-type="float" office:value="55.754320474101" calcext:value-type="float">
            <text:p>55.7543204741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RAND())*100" office:value-type="float" office:value="39.441148191028" calcext:value-type="float">
            <text:p>39.44</text:p>
          </table:table-cell>
          <table:table-cell table:formula="of:=(SUM([.B330:.B345]))/15" office:value-type="float" office:value="57.846110632924" calcext:value-type="float">
            <text:p>57.8461106329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RAND())*100" office:value-type="float" office:value="89.2298931245375" calcext:value-type="float">
            <text:p>89.23</text:p>
          </table:table-cell>
          <table:table-cell table:formula="of:=(SUM([.B331:.B346]))/15" office:value-type="float" office:value="60.3558939074749" calcext:value-type="float">
            <text:p>60.3558939075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RAND())*100" office:value-type="float" office:value="64.0130871490022" calcext:value-type="float">
            <text:p>64.01</text:p>
          </table:table-cell>
          <table:table-cell table:formula="of:=(SUM([.B332:.B347]))/15" office:value-type="float" office:value="61.4139530734549" calcext:value-type="float">
            <text:p>61.4139530735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RAND())*100" office:value-type="float" office:value="23.9700285944848" calcext:value-type="float">
            <text:p>23.97</text:p>
          </table:table-cell>
          <table:table-cell table:formula="of:=(SUM([.B333:.B348]))/15" office:value-type="float" office:value="59.150750549972" calcext:value-type="float">
            <text:p>59.15075055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RAND())*100" office:value-type="float" office:value="98.4449766056595" calcext:value-type="float">
            <text:p>98.44</text:p>
          </table:table-cell>
          <table:table-cell table:formula="of:=(SUM([.B334:.B349]))/15" office:value-type="float" office:value="59.9035184631306" calcext:value-type="float">
            <text:p>59.9035184631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RAND())*100" office:value-type="float" office:value="3.57473118201251" calcext:value-type="float">
            <text:p>3.57</text:p>
          </table:table-cell>
          <table:table-cell table:formula="of:=(SUM([.B335:.B350]))/15" office:value-type="float" office:value="62.9915123353167" calcext:value-type="float">
            <text:p>62.9915123353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RAND())*100" office:value-type="float" office:value="26.7034755174156" calcext:value-type="float">
            <text:p>26.70</text:p>
          </table:table-cell>
          <table:table-cell table:formula="of:=(SUM([.B336:.B351]))/15" office:value-type="float" office:value="63.1195053277846" calcext:value-type="float">
            <text:p>63.1195053278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RAND())*100" office:value-type="float" office:value="94.5233575712802" calcext:value-type="float">
            <text:p>94.52</text:p>
          </table:table-cell>
          <table:table-cell table:formula="of:=(SUM([.B337:.B352]))/15" office:value-type="float" office:value="58.4848958205205" calcext:value-type="float">
            <text:p>58.484895820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RAND())*100" office:value-type="float" office:value="29.3839511422053" calcext:value-type="float">
            <text:p>29.38</text:p>
          </table:table-cell>
          <table:table-cell table:formula="of:=(SUM([.B338:.B353]))/15" office:value-type="float" office:value="62.8483298231567" calcext:value-type="float">
            <text:p>62.8483298232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RAND())*100" office:value-type="float" office:value="78.1322806624482" calcext:value-type="float">
            <text:p>78.13</text:p>
          </table:table-cell>
          <table:table-cell table:formula="of:=(SUM([.B339:.B354]))/15" office:value-type="float" office:value="59.0144434895657" calcext:value-type="float">
            <text:p>59.0144434896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RAND())*100" office:value-type="float" office:value="38.1323614806396" calcext:value-type="float">
            <text:p>38.13</text:p>
          </table:table-cell>
          <table:table-cell table:formula="of:=(SUM([.B340:.B355]))/15" office:value-type="float" office:value="58.9094587367543" calcext:value-type="float">
            <text:p>58.9094587368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RAND())*100" office:value-type="float" office:value="75.1326520823583" calcext:value-type="float">
            <text:p>75.13</text:p>
          </table:table-cell>
          <table:table-cell table:formula="of:=(SUM([.B341:.B356]))/15" office:value-type="float" office:value="56.2545631505522" calcext:value-type="float">
            <text:p>56.2545631506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RAND())*100" office:value-type="float" office:value="49.3461944530805" calcext:value-type="float">
            <text:p>49.35</text:p>
          </table:table-cell>
          <table:table-cell table:formula="of:=(SUM([.B342:.B357]))/15" office:value-type="float" office:value="58.446844117028" calcext:value-type="float">
            <text:p>58.446844117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RAND())*100" office:value-type="float" office:value="12.3712138487808" calcext:value-type="float">
            <text:p>12.37</text:p>
          </table:table-cell>
          <table:table-cell table:formula="of:=(SUM([.B343:.B358]))/15" office:value-type="float" office:value="60.2454123526711" calcext:value-type="float">
            <text:p>60.2454123527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RAND())*100" office:value-type="float" office:value="81.8066512047075" calcext:value-type="float">
            <text:p>81.81</text:p>
          </table:table-cell>
          <table:table-cell table:formula="of:=(SUM([.B344:.B359]))/15" office:value-type="float" office:value="54.8991970887099" calcext:value-type="float">
            <text:p>54.8991970887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RAND())*100" office:value-type="float" office:value="91.0424419398784" calcext:value-type="float">
            <text:p>91.04</text:p>
          </table:table-cell>
          <table:table-cell table:formula="of:=(SUM([.B345:.B360]))/15" office:value-type="float" office:value="57.8289156036438" calcext:value-type="float">
            <text:p>57.8289156036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RAND())*100" office:value-type="float" office:value="27.9601633331981" calcext:value-type="float">
            <text:p>27.96</text:p>
          </table:table-cell>
          <table:table-cell table:formula="of:=(SUM([.B346:.B361]))/15" office:value-type="float" office:value="59.683229649968" calcext:value-type="float">
            <text:p>59.68322965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RAND())*100" office:value-type="float" office:value="0.639467936177583" calcext:value-type="float">
            <text:p>0.64</text:p>
          </table:table-cell>
          <table:table-cell table:formula="of:=(SUM([.B347:.B362]))/15" office:value-type="float" office:value="58.917830659446" calcext:value-type="float">
            <text:p>58.9178306594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RAND())*100" office:value-type="float" office:value="84.143902972586" calcext:value-type="float">
            <text:p>84.14</text:p>
          </table:table-cell>
          <table:table-cell table:formula="of:=(SUM([.B348:.B363]))/15" office:value-type="float" office:value="53.0118023135553" calcext:value-type="float">
            <text:p>53.0118023136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RAND())*100" office:value-type="float" office:value="40.7857500875858" calcext:value-type="float">
            <text:p>40.79</text:p>
          </table:table-cell>
          <table:table-cell table:formula="of:=(SUM([.B349:.B364]))/15" office:value-type="float" office:value="54.3538567017942" calcext:value-type="float">
            <text:p>54.3538567018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RAND())*100" office:value-type="float" office:value="13.9748656528918" calcext:value-type="float">
            <text:p>13.97</text:p>
          </table:table-cell>
          <table:table-cell table:formula="of:=(SUM([.B350:.B365]))/15" office:value-type="float" office:value="55.4749048013343" calcext:value-type="float">
            <text:p>55.4749048013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RAND())*100" office:value-type="float" office:value="33.6141842257999" calcext:value-type="float">
            <text:p>33.61</text:p>
          </table:table-cell>
          <table:table-cell table:formula="of:=(SUM([.B351:.B366]))/15" office:value-type="float" office:value="49.8435640711498" calcext:value-type="float">
            <text:p>49.843564071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RAND())*100" office:value-type="float" office:value="46.7568574095068" calcext:value-type="float">
            <text:p>46.76</text:p>
          </table:table-cell>
          <table:table-cell table:formula="of:=(SUM([.B352:.B367]))/15" office:value-type="float" office:value="51.8461942740689" calcext:value-type="float">
            <text:p>51.8461942741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RAND())*100" office:value-type="float" office:value="78.4986039108856" calcext:value-type="float">
            <text:p>78.50</text:p>
          </table:table-cell>
          <table:table-cell table:formula="of:=(SUM([.B353:.B368]))/15" office:value-type="float" office:value="53.1830864002083" calcext:value-type="float">
            <text:p>53.1830864002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RAND())*100" office:value-type="float" office:value="16.8159740027141" calcext:value-type="float">
            <text:p>16.82</text:p>
          </table:table-cell>
          <table:table-cell table:formula="of:=(SUM([.B354:.B369]))/15" office:value-type="float" office:value="52.1147694895154" calcext:value-type="float">
            <text:p>52.1147694895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RAND())*100" office:value-type="float" office:value="17.946726738471" calcext:value-type="float">
            <text:p>17.95</text:p>
          </table:table-cell>
          <table:table-cell table:formula="of:=(SUM([.B355:.B370]))/15" office:value-type="float" office:value="51.2769043468826" calcext:value-type="float">
            <text:p>51.2769043469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RAND())*100" office:value-type="float" office:value="93.7704658911113" calcext:value-type="float">
            <text:p>93.77</text:p>
          </table:table-cell>
          <table:table-cell table:formula="of:=(SUM([.B356:.B371]))/15" office:value-type="float" office:value="47.2645340852841" calcext:value-type="float">
            <text:p>47.2645340853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RAND())*100" office:value-type="float" office:value="66.9945659201312" calcext:value-type="float">
            <text:p>66.99</text:p>
          </table:table-cell>
          <table:table-cell table:formula="of:=(SUM([.B357:.B372]))/15" office:value-type="float" office:value="50.9737410459822" calcext:value-type="float">
            <text:p>50.973741046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RAND())*100" office:value-type="float" office:value="38.7134304682474" calcext:value-type="float">
            <text:p>38.71</text:p>
          </table:table-cell>
          <table:table-cell table:formula="of:=(SUM([.B358:.B373]))/15" office:value-type="float" office:value="50.4312019685004" calcext:value-type="float">
            <text:p>50.4312019685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RAND())*100" office:value-type="float" office:value="35.8489875126416" calcext:value-type="float">
            <text:p>35.85</text:p>
          </table:table-cell>
          <table:table-cell table:formula="of:=(SUM([.B359:.B374]))/15" office:value-type="float" office:value="49.7223510361782" calcext:value-type="float">
            <text:p>49.7223510362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RAND())*100" office:value-type="float" office:value="8.53596797911983" calcext:value-type="float">
            <text:p>8.54</text:p>
          </table:table-cell>
          <table:table-cell table:formula="of:=(SUM([.B360:.B375]))/15" office:value-type="float" office:value="51.2875359471023" calcext:value-type="float">
            <text:p>51.2875359471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RAND())*100" office:value-type="float" office:value="36.5695648984172" calcext:value-type="float">
            <text:p>36.57</text:p>
          </table:table-cell>
          <table:table-cell table:formula="of:=(SUM([.B361:.B376]))/15" office:value-type="float" office:value="46.4028237320631" calcext:value-type="float">
            <text:p>46.4028237321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RAND())*100" office:value-type="float" office:value="29.7175441045632" calcext:value-type="float">
            <text:p>29.72</text:p>
          </table:table-cell>
          <table:table-cell table:formula="of:=(SUM([.B362:.B377]))/15" office:value-type="float" office:value="42.7712985959657" calcext:value-type="float">
            <text:p>42.77129859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RAND())*100" office:value-type="float" office:value="14.2649601863303" calcext:value-type="float">
            <text:p>14.26</text:p>
          </table:table-cell>
          <table:table-cell table:formula="of:=(SUM([.B363:.B378]))/15" office:value-type="float" office:value="42.8884573140567" calcext:value-type="float">
            <text:p>42.8884573141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RAND())*100" office:value-type="float" office:value="66.327380067115" calcext:value-type="float">
            <text:p>66.33</text:p>
          </table:table-cell>
          <table:table-cell table:formula="of:=(SUM([.B364:.B379]))/15" office:value-type="float" office:value="43.7968234640668" calcext:value-type="float">
            <text:p>43.7968234641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RAND())*100" office:value-type="float" office:value="46.8553056546947" calcext:value-type="float">
            <text:p>46.86</text:p>
          </table:table-cell>
          <table:table-cell table:formula="of:=(SUM([.B365:.B380]))/15" office:value-type="float" office:value="42.6090552703688" calcext:value-type="float">
            <text:p>42.6090552704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RAND())*100" office:value-type="float" office:value="55.4920799215958" calcext:value-type="float">
            <text:p>55.49</text:p>
          </table:table-cell>
          <table:table-cell table:formula="of:=(SUM([.B366:.B381]))/15" office:value-type="float" office:value="43.0136923081761" calcext:value-type="float">
            <text:p>43.013692308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RAND())*100" office:value-type="float" office:value="78.408460219491" calcext:value-type="float">
            <text:p>78.41</text:p>
          </table:table-cell>
          <table:table-cell table:formula="of:=(SUM([.B367:.B382]))/15" office:value-type="float" office:value="45.7815065927563" calcext:value-type="float">
            <text:p>45.7815065928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RAND())*100" office:value-type="float" office:value="47.6599964999595" calcext:value-type="float">
            <text:p>47.66</text:p>
          </table:table-cell>
          <table:table-cell table:formula="of:=(SUM([.B368:.B383]))/15" office:value-type="float" office:value="48.7677916590024" calcext:value-type="float">
            <text:p>48.767791659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RAND())*100" office:value-type="float" office:value="58.4218224402767" calcext:value-type="float">
            <text:p>58.42</text:p>
          </table:table-cell>
          <table:table-cell table:formula="of:=(SUM([.B369:.B384]))/15" office:value-type="float" office:value="48.8280009316992" calcext:value-type="float">
            <text:p>48.8280009317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RAND())*100" office:value-type="float" office:value="60.3620646910212" calcext:value-type="float">
            <text:p>60.36</text:p>
          </table:table-cell>
          <table:table-cell table:formula="of:=(SUM([.B370:.B385]))/15" office:value-type="float" office:value="47.4895488336586" calcext:value-type="float">
            <text:p>47.4895488337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RAND())*100" office:value-type="float" office:value="52.4019012891426" calcext:value-type="float">
            <text:p>52.40</text:p>
          </table:table-cell>
          <table:table-cell table:formula="of:=(SUM([.B371:.B386]))/15" office:value-type="float" office:value="50.3926215462124" calcext:value-type="float">
            <text:p>50.3926215462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RAND())*100" office:value-type="float" office:value="12.345312513481" calcext:value-type="float">
            <text:p>12.35</text:p>
          </table:table-cell>
          <table:table-cell table:formula="of:=(SUM([.B372:.B387]))/15" office:value-type="float" office:value="52.6896331829239" calcext:value-type="float">
            <text:p>52.6896331829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RAND())*100" office:value-type="float" office:value="67.2801524824879" calcext:value-type="float">
            <text:p>67.28</text:p>
          </table:table-cell>
          <table:table-cell table:formula="of:=(SUM([.B373:.B388]))/15" office:value-type="float" office:value="47.2612896244152" calcext:value-type="float">
            <text:p>47.2612896244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RAND())*100" office:value-type="float" office:value="55.7074944101219" calcext:value-type="float">
            <text:p>55.71</text:p>
          </table:table-cell>
          <table:table-cell table:formula="of:=(SUM([.B374:.B389]))/15" office:value-type="float" office:value="47.2803287285723" calcext:value-type="float">
            <text:p>47.2803287286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RAND())*100" office:value-type="float" office:value="63.2137236080086" calcext:value-type="float">
            <text:p>63.21</text:p>
          </table:table-cell>
          <table:table-cell table:formula="of:=(SUM([.B375:.B390]))/15" office:value-type="float" office:value="48.4132663246973" calcext:value-type="float">
            <text:p>48.4132663247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RAND())*100" office:value-type="float" office:value="22.5184244608703" calcext:value-type="float">
            <text:p>22.52</text:p>
          </table:table-cell>
          <table:table-cell table:formula="of:=(SUM([.B376:.B391]))/15" office:value-type="float" office:value="50.2375820643884" calcext:value-type="float">
            <text:p>50.2375820644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RAND())*100" office:value-type="float" office:value="86.5454145762232" calcext:value-type="float">
            <text:p>86.55</text:p>
          </table:table-cell>
          <table:table-cell table:formula="of:=(SUM([.B377:.B392]))/15" office:value-type="float" office:value="51.1697458298385" calcext:value-type="float">
            <text:p>51.1697458298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RAND())*100" office:value-type="float" office:value="84.8998979926178" calcext:value-type="float">
            <text:p>84.90</text:p>
          </table:table-cell>
          <table:table-cell table:formula="of:=(SUM([.B378:.B393]))/15" office:value-type="float" office:value="54.5014691416922" calcext:value-type="float">
            <text:p>54.5014691417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RAND())*100" office:value-type="float" office:value="52.6781188307539" calcext:value-type="float">
            <text:p>52.68</text:p>
          </table:table-cell>
          <table:table-cell table:formula="of:=(SUM([.B379:.B394]))/15" office:value-type="float" office:value="58.1802927342292" calcext:value-type="float">
            <text:p>58.1802927342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RAND())*100" office:value-type="float" office:value="18.6967576929455" calcext:value-type="float">
            <text:p>18.70</text:p>
          </table:table-cell>
          <table:table-cell table:formula="of:=(SUM([.B380:.B395]))/15" office:value-type="float" office:value="60.7411699771907" calcext:value-type="float">
            <text:p>60.7411699772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RAND())*100" office:value-type="float" office:value="22.9171887227555" calcext:value-type="float">
            <text:p>22.92</text:p>
          </table:table-cell>
          <table:table-cell table:formula="of:=(SUM([.B381:.B396]))/15" office:value-type="float" office:value="57.5657951522461" calcext:value-type="float">
            <text:p>57.5657951522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RAND())*100" office:value-type="float" office:value="29.3419245216606" calcext:value-type="float">
            <text:p>29.34</text:p>
          </table:table-cell>
          <table:table-cell table:formula="of:=(SUM([.B382:.B397]))/15" office:value-type="float" office:value="55.9699206901168" calcext:value-type="float">
            <text:p>55.9699206901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RAND())*100" office:value-type="float" office:value="56.6337102192933" calcext:value-type="float">
            <text:p>56.63</text:p>
          </table:table-cell>
          <table:table-cell table:formula="of:=(SUM([.B383:.B398]))/15" office:value-type="float" office:value="54.2265769967878" calcext:value-type="float">
            <text:p>54.226576996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RAND())*100" office:value-type="float" office:value="25.7099770505061" calcext:value-type="float">
            <text:p>25.71</text:p>
          </table:table-cell>
          <table:table-cell table:formula="of:=(SUM([.B384:.B399]))/15" office:value-type="float" office:value="52.7749269967747" calcext:value-type="float">
            <text:p>52.7749269968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RAND())*100" office:value-type="float" office:value="8.51382151582021" calcext:value-type="float">
            <text:p>8.51</text:p>
          </table:table-cell>
          <table:table-cell table:formula="of:=(SUM([.B385:.B400]))/15" office:value-type="float" office:value="51.3115923668111" calcext:value-type="float">
            <text:p>51.3115923668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RAND())*100" office:value-type="float" office:value="32.8338700020929" calcext:value-type="float">
            <text:p>32.83</text:p>
          </table:table-cell>
          <table:table-cell table:formula="of:=(SUM([.B386:.B401]))/15" office:value-type="float" office:value="47.9843923051806" calcext:value-type="float">
            <text:p>47.9843923052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RAND())*100" office:value-type="float" office:value="4.61648482093577" calcext:value-type="float">
            <text:p>4.62</text:p>
          </table:table-cell>
          <table:table-cell table:formula="of:=(SUM([.B387:.B402]))/15" office:value-type="float" office:value="46.1491793259188" calcext:value-type="float">
            <text:p>46.1491793259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RAND())*100" office:value-type="float" office:value="5.21754488802948" calcext:value-type="float">
            <text:p>5.22</text:p>
          </table:table-cell>
          <table:table-cell table:formula="of:=(SUM([.B388:.B403]))/15" office:value-type="float" office:value="42.963484894705" calcext:value-type="float">
            <text:p>42.9634848947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RAND())*100" office:value-type="float" office:value="51.8141232992913" calcext:value-type="float">
            <text:p>51.81</text:p>
          </table:table-cell>
          <table:table-cell table:formula="of:=(SUM([.B389:.B404]))/15" office:value-type="float" office:value="42.4883003863415" calcext:value-type="float">
            <text:p>42.4883003863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RAND())*100" office:value-type="float" office:value="86.7125062520116" calcext:value-type="float">
            <text:p>86.71</text:p>
          </table:table-cell>
          <table:table-cell table:formula="of:=(SUM([.B390:.B405]))/15" office:value-type="float" office:value="41.4572317741284" calcext:value-type="float">
            <text:p>41.4572317741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RAND())*100" office:value-type="float" office:value="21.7772077321868" calcext:value-type="float">
            <text:p>21.78</text:p>
          </table:table-cell>
          <table:table-cell table:formula="of:=(SUM([.B391:.B406]))/15" office:value-type="float" office:value="43.5242325635877" calcext:value-type="float">
            <text:p>43.5242325636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RAND())*100" office:value-type="float" office:value="9.27724540814369" calcext:value-type="float">
            <text:p>9.28</text:p>
          </table:table-cell>
          <table:table-cell table:formula="of:=(SUM([.B392:.B407]))/15" office:value-type="float" office:value="40.7617981718663" calcext:value-type="float">
            <text:p>40.7617981719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RAND())*100" office:value-type="float" office:value="58.2105857658256" calcext:value-type="float">
            <text:p>58.21</text:p>
          </table:table-cell>
          <table:table-cell table:formula="of:=(SUM([.B393:.B408]))/15" office:value-type="float" office:value="39.8790529016845" calcext:value-type="float">
            <text:p>39.8790529017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RAND())*100" office:value-type="float" office:value="40.403794489272" calcext:value-type="float">
            <text:p>40.40</text:p>
          </table:table-cell>
          <table:table-cell table:formula="of:=(SUM([.B394:.B409]))/15" office:value-type="float" office:value="37.9900643143247" calcext:value-type="float">
            <text:p>37.9900643143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RAND())*100" office:value-type="float" office:value="77.7432421085324" calcext:value-type="float">
            <text:p>77.74</text:p>
          </table:table-cell>
          <table:table-cell table:formula="of:=(SUM([.B395:.B410]))/15" office:value-type="float" office:value="35.0236574141016" calcext:value-type="float">
            <text:p>35.0236574141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RAND())*100" office:value-type="float" office:value="50.5638544755689" calcext:value-type="float">
            <text:p>50.56</text:p>
          </table:table-cell>
          <table:table-cell table:formula="of:=(SUM([.B396:.B411]))/15" office:value-type="float" office:value="36.6946656326202" calcext:value-type="float">
            <text:p>36.6946656326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RAND())*100" office:value-type="float" office:value="10.6782518484554" calcext:value-type="float">
            <text:p>10.68</text:p>
          </table:table-cell>
          <table:table-cell table:formula="of:=(SUM([.B397:.B412]))/15" office:value-type="float" office:value="38.8191387514618" calcext:value-type="float">
            <text:p>38.8191387515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RAND())*100" office:value-type="float" office:value="71.7667737726412" calcext:value-type="float">
            <text:p>71.77</text:p>
          </table:table-cell>
          <table:table-cell table:formula="of:=(SUM([.B398:.B413]))/15" office:value-type="float" office:value="38.0032096265084" calcext:value-type="float">
            <text:p>38.0032096265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RAND())*100" office:value-type="float" office:value="23.2800189112607" calcext:value-type="float">
            <text:p>23.28</text:p>
          </table:table-cell>
          <table:table-cell table:formula="of:=(SUM([.B399:.B414]))/15" office:value-type="float" office:value="40.8315329099071" calcext:value-type="float">
            <text:p>40.8315329099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RAND())*100" office:value-type="float" office:value="17.2603529070947" calcext:value-type="float">
            <text:p>17.26</text:p>
          </table:table-cell>
          <table:table-cell table:formula="of:=(SUM([.B400:.B415]))/15" office:value-type="float" office:value="38.6079534893716" calcext:value-type="float">
            <text:p>38.6079534894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RAND())*100" office:value-type="float" office:value="14.658699832608" calcext:value-type="float">
            <text:p>14.66</text:p>
          </table:table-cell>
          <table:table-cell table:formula="of:=(SUM([.B401:.B416]))/15" office:value-type="float" office:value="38.0446452131442" calcext:value-type="float">
            <text:p>38.044645213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RAND())*100" office:value-type="float" office:value="69.1229154306812" calcext:value-type="float">
            <text:p>69.12</text:p>
          </table:table-cell>
          <table:table-cell table:formula="of:=(SUM([.B402:.B417]))/15" office:value-type="float" office:value="38.4543037675967" calcext:value-type="float">
            <text:p>38.4543037676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RAND())*100" office:value-type="float" office:value="10.6365972477356" calcext:value-type="float">
            <text:p>10.64</text:p>
          </table:table-cell>
          <table:table-cell table:formula="of:=(SUM([.B403:.B418]))/15" office:value-type="float" office:value="40.8735734628359" calcext:value-type="float">
            <text:p>40.8735734628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RAND())*100" office:value-type="float" office:value="51.0549471674643" calcext:value-type="float">
            <text:p>51.05</text:p>
          </table:table-cell>
          <table:table-cell table:formula="of:=(SUM([.B404:.B419]))/15" office:value-type="float" office:value="41.2749142912892" calcext:value-type="float">
            <text:p>41.2749142913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RAND())*100" office:value-type="float" office:value="99.8263821588441" calcext:value-type="float">
            <text:p>99.83</text:p>
          </table:table-cell>
          <table:table-cell table:formula="of:=(SUM([.B405:.B420]))/15" office:value-type="float" office:value="44.3307411099182" calcext:value-type="float">
            <text:p>44.3307411099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RAND())*100" office:value-type="float" office:value="14.8682505700834" calcext:value-type="float">
            <text:p>14.87</text:p>
          </table:table-cell>
          <table:table-cell table:formula="of:=(SUM([.B406:.B421]))/15" office:value-type="float" office:value="47.5315583672217" calcext:value-type="float">
            <text:p>47.5315583672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RAND())*100" office:value-type="float" office:value="38.1984731390383" calcext:value-type="float">
            <text:p>38.20</text:p>
          </table:table-cell>
          <table:table-cell table:formula="of:=(SUM([.B407:.B422]))/15" office:value-type="float" office:value="42.7419413217599" calcext:value-type="float">
            <text:p>42.7419413218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RAND())*100" office:value-type="float" office:value="24.0915391287421" calcext:value-type="float">
            <text:p>24.09</text:p>
          </table:table-cell>
          <table:table-cell table:formula="of:=(SUM([.B408:.B423]))/15" office:value-type="float" office:value="43.8366923488833" calcext:value-type="float">
            <text:p>43.8366923489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RAND())*100" office:value-type="float" office:value="84.8002760262029" calcext:value-type="float">
            <text:p>84.80</text:p>
          </table:table-cell>
          <table:table-cell table:formula="of:=(SUM([.B409:.B424]))/15" office:value-type="float" office:value="44.8243119302565" calcext:value-type="float">
            <text:p>44.8243119303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RAND())*100" office:value-type="float" office:value="43.656087434324" calcext:value-type="float">
            <text:p>43.66</text:p>
          </table:table-cell>
          <table:table-cell table:formula="of:=(SUM([.B410:.B425]))/15" office:value-type="float" office:value="46.596957947615" calcext:value-type="float">
            <text:p>46.5969579476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RAND())*100" office:value-type="float" office:value="92.3015416383052" calcext:value-type="float">
            <text:p>92.30</text:p>
          </table:table-cell>
          <table:table-cell table:formula="of:=(SUM([.B411:.B426]))/15" office:value-type="float" office:value="46.8137774772852" calcext:value-type="float">
            <text:p>46.8137774773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RAND())*100" office:value-type="float" office:value="19.6333744940074" calcext:value-type="float">
            <text:p>19.63</text:p>
          </table:table-cell>
          <table:table-cell table:formula="of:=(SUM([.B412:.B427]))/15" office:value-type="float" office:value="47.78433077927" calcext:value-type="float">
            <text:p>47.7843307793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RAND())*100" office:value-type="float" office:value="46.0037085865439" calcext:value-type="float">
            <text:p>46.00</text:p>
          </table:table-cell>
          <table:table-cell table:formula="of:=(SUM([.B413:.B428]))/15" office:value-type="float" office:value="45.7222987804992" calcext:value-type="float">
            <text:p>45.7222987805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RAND())*100" office:value-type="float" office:value="82.2234177799968" calcext:value-type="float">
            <text:p>82.22</text:p>
          </table:table-cell>
          <table:table-cell table:formula="of:=(SUM([.B414:.B429]))/15" office:value-type="float" office:value="48.0773292297051" calcext:value-type="float">
            <text:p>48.0773292297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RAND())*100" office:value-type="float" office:value="93.8064091855735" calcext:value-type="float">
            <text:p>93.81</text:p>
          </table:table-cell>
          <table:table-cell table:formula="of:=(SUM([.B415:.B430]))/15" office:value-type="float" office:value="48.7744388301955" calcext:value-type="float">
            <text:p>48.7744388302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RAND())*100" office:value-type="float" office:value="81.0230102092703" calcext:value-type="float">
            <text:p>81.02</text:p>
          </table:table-cell>
          <table:table-cell table:formula="of:=(SUM([.B416:.B431]))/15" office:value-type="float" office:value="53.4761981818164" calcext:value-type="float">
            <text:p>53.4761981818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RAND())*100" office:value-type="float" office:value="95.8337846830286" calcext:value-type="float">
            <text:p>95.83</text:p>
          </table:table-cell>
          <table:table-cell table:formula="of:=(SUM([.B417:.B432]))/15" office:value-type="float" office:value="57.7270420019614" calcext:value-type="float">
            <text:p>57.727042002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RAND())*100" office:value-type="float" office:value="50.1543212738165" calcext:value-type="float">
            <text:p>50.15</text:p>
          </table:table-cell>
          <table:table-cell table:formula="of:=(SUM([.B418:.B433]))/15" office:value-type="float" office:value="63.1387143253228" calcext:value-type="float">
            <text:p>63.1387143253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RAND())*100" office:value-type="float" office:value="66.6175349184419" calcext:value-type="float">
            <text:p>66.62</text:p>
          </table:table-cell>
          <table:table-cell table:formula="of:=(SUM([.B419:.B434]))/15" office:value-type="float" office:value="61.8741413815318" calcext:value-type="float">
            <text:p>61.8741413815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RAND())*100" office:value-type="float" office:value="93.9900633628954" calcext:value-type="float">
            <text:p>93.99</text:p>
          </table:table-cell>
          <table:table-cell table:formula="of:=(SUM([.B420:.B435]))/15" office:value-type="float" office:value="65.6062038929122" calcext:value-type="float">
            <text:p>65.6062038929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RAND())*100" office:value-type="float" office:value="41.2264114243051" calcext:value-type="float">
            <text:p>41.23</text:p>
          </table:table-cell>
          <table:table-cell table:formula="of:=(SUM([.B421:.B436]))/15" office:value-type="float" office:value="68.4685449726076" calcext:value-type="float">
            <text:p>68.4685449726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RAND())*100" office:value-type="float" office:value="65.8214823249139" calcext:value-type="float">
            <text:p>65.82</text:p>
          </table:table-cell>
          <table:table-cell table:formula="of:=(SUM([.B422:.B437]))/15" office:value-type="float" office:value="64.5618802569717" calcext:value-type="float">
            <text:p>64.561880257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RAND())*100" office:value-type="float" office:value="88.9687263730501" calcext:value-type="float">
            <text:p>88.97</text:p>
          </table:table-cell>
          <table:table-cell table:formula="of:=(SUM([.B423:.B438]))/15" office:value-type="float" office:value="67.9587623739604" calcext:value-type="float">
            <text:p>67.958762374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RAND())*100" office:value-type="float" office:value="28.3139657113589" calcext:value-type="float">
            <text:p>28.31</text:p>
          </table:table-cell>
          <table:table-cell table:formula="of:=(SUM([.B424:.B439]))/15" office:value-type="float" office:value="71.3434459228945" calcext:value-type="float">
            <text:p>71.3434459229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RAND())*100" office:value-type="float" office:value="78.8208387260433" calcext:value-type="float">
            <text:p>78.82</text:p>
          </table:table-cell>
          <table:table-cell table:formula="of:=(SUM([.B425:.B440]))/15" office:value-type="float" office:value="71.6249410284023" calcext:value-type="float">
            <text:p>71.6249410284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RAND())*100" office:value-type="float" office:value="18.2656337425608" calcext:value-type="float">
            <text:p>18.27</text:p>
          </table:table-cell>
          <table:table-cell table:formula="of:=(SUM([.B426:.B441]))/15" office:value-type="float" office:value="71.2263118750583" calcext:value-type="float">
            <text:p>71.226311875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RAND())*100" office:value-type="float" office:value="4.38112623073018" calcext:value-type="float">
            <text:p>4.38</text:p>
          </table:table-cell>
          <table:table-cell table:formula="of:=(SUM([.B427:.B442]))/15" office:value-type="float" office:value="69.5336149622741" calcext:value-type="float">
            <text:p>69.5336149623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RAND())*100" office:value-type="float" office:value="24.9996932953247" calcext:value-type="float">
            <text:p>25.00</text:p>
          </table:table-cell>
          <table:table-cell table:formula="of:=(SUM([.B428:.B443]))/15" office:value-type="float" office:value="63.6722539351024" calcext:value-type="float">
            <text:p>63.672253935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RAND())*100" office:value-type="float" office:value="67.4970295150773" calcext:value-type="float">
            <text:p>67.50</text:p>
          </table:table-cell>
          <table:table-cell table:formula="of:=(SUM([.B429:.B444]))/15" office:value-type="float" office:value="64.0300085218569" calcext:value-type="float">
            <text:p>64.0300085219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RAND())*100" office:value-type="float" office:value="99.967751172239" calcext:value-type="float">
            <text:p>99.97</text:p>
          </table:table-cell>
          <table:table-cell table:formula="of:=(SUM([.B430:.B445]))/15" office:value-type="float" office:value="65.4628965837592" calcext:value-type="float">
            <text:p>65.4628965838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RAND())*100" office:value-type="float" office:value="14.0758973975654" calcext:value-type="float">
            <text:p>14.08</text:p>
          </table:table-cell>
          <table:table-cell table:formula="of:=(SUM([.B431:.B446]))/15" office:value-type="float" office:value="66.645852143242" calcext:value-type="float">
            <text:p>66.6458521432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RAND())*100" office:value-type="float" office:value="71.4538373337384" calcext:value-type="float">
            <text:p>71.45</text:p>
          </table:table-cell>
          <table:table-cell table:formula="of:=(SUM([.B432:.B447]))/15" office:value-type="float" office:value="61.3304846907081" calcext:value-type="float">
            <text:p>61.3304846907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RAND())*100" office:value-type="float" office:value="45.0214443340932" calcext:value-type="float">
            <text:p>45.02</text:p>
          </table:table-cell>
          <table:table-cell table:formula="of:=(SUM([.B433:.B448]))/15" office:value-type="float" office:value="60.6925398323393" calcext:value-type="float">
            <text:p>60.6925398323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RAND())*100" office:value-type="float" office:value="73.6488369766654" calcext:value-type="float">
            <text:p>73.65</text:p>
          </table:table-cell>
          <table:table-cell table:formula="of:=(SUM([.B434:.B449]))/15" office:value-type="float" office:value="57.3050504757436" calcext:value-type="float">
            <text:p>57.3050504757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RAND())*100" office:value-type="float" office:value="14.658124775669" calcext:value-type="float">
            <text:p>14.66</text:p>
          </table:table-cell>
          <table:table-cell table:formula="of:=(SUM([.B435:.B450]))/15" office:value-type="float" office:value="58.8713515226002" calcext:value-type="float">
            <text:p>58.8713515226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RAND())*100" office:value-type="float" office:value="51.0598462645945" calcext:value-type="float">
            <text:p>51.06</text:p>
          </table:table-cell>
          <table:table-cell table:formula="of:=(SUM([.B436:.B451]))/15" office:value-type="float" office:value="55.4073908464153" calcext:value-type="float">
            <text:p>55.4073908464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RAND())*100" office:value-type="float" office:value="98.5938486850035" calcext:value-type="float">
            <text:p>98.59</text:p>
          </table:table-cell>
          <table:table-cell table:formula="of:=(SUM([.B437:.B452]))/15" office:value-type="float" office:value="52.5453763731953" calcext:value-type="float">
            <text:p>52.5453763732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RAND())*100" office:value-type="float" office:value="90.7019098778006" calcext:value-type="float">
            <text:p>90.70</text:p>
          </table:table-cell>
          <table:table-cell table:formula="of:=(SUM([.B438:.B453]))/15" office:value-type="float" office:value="56.3698721905752" calcext:value-type="float">
            <text:p>56.3698721906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RAND())*100" office:value-type="float" office:value="84.0664167846186" calcext:value-type="float">
            <text:p>84.07</text:p>
          </table:table-cell>
          <table:table-cell table:formula="of:=(SUM([.B439:.B454]))/15" office:value-type="float" office:value="58.0285673607676" calcext:value-type="float">
            <text:p>58.0285673608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RAND())*100" office:value-type="float" office:value="61.0411848795824" calcext:value-type="float">
            <text:p>61.04</text:p>
          </table:table-cell>
          <table:table-cell table:formula="of:=(SUM([.B440:.B455]))/15" office:value-type="float" office:value="57.7017467215388" calcext:value-type="float">
            <text:p>57.7017467215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RAND())*100" office:value-type="float" office:value="22.5076979667223" calcext:value-type="float">
            <text:p>22.51</text:p>
          </table:table-cell>
          <table:table-cell table:formula="of:=(SUM([.B441:.B456]))/15" office:value-type="float" office:value="59.8835613327537" calcext:value-type="float">
            <text:p>59.8835613328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RAND())*100" office:value-type="float" office:value="40.5855649551737" calcext:value-type="float">
            <text:p>40.59</text:p>
          </table:table-cell>
          <table:table-cell table:formula="of:=(SUM([.B442:.B457]))/15" office:value-type="float" office:value="56.129351948799" calcext:value-type="float">
            <text:p>56.1293519488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RAND())*100" office:value-type="float" office:value="29.2992457029835" calcext:value-type="float">
            <text:p>29.30</text:p>
          </table:table-cell>
          <table:table-cell table:formula="of:=(SUM([.B443:.B458]))/15" office:value-type="float" office:value="57.6173473629732" calcext:value-type="float">
            <text:p>57.617347363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RAND())*100" office:value-type="float" office:value="41.0361189795306" calcext:value-type="float">
            <text:p>41.04</text:p>
          </table:table-cell>
          <table:table-cell table:formula="of:=(SUM([.B444:.B459]))/15" office:value-type="float" office:value="59.2785553277901" calcext:value-type="float">
            <text:p>59.2785553278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RAND())*100" office:value-type="float" office:value="69.869509352131" calcext:value-type="float">
            <text:p>69.87</text:p>
          </table:table-cell>
          <table:table-cell table:formula="of:=(SUM([.B445:.B460]))/15" office:value-type="float" office:value="60.3476503734038" calcext:value-type="float">
            <text:p>60.3476503734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RAND())*100" office:value-type="float" office:value="1.07662496596096" calcext:value-type="float">
            <text:p>1.08</text:p>
          </table:table-cell>
          <table:table-cell table:formula="of:=(SUM([.B446:.B461]))/15" office:value-type="float" office:value="60.5058156958741" calcext:value-type="float">
            <text:p>60.5058156959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RAND())*100" office:value-type="float" office:value="11.4612305068917" calcext:value-type="float">
            <text:p>11.46</text:p>
          </table:table-cell>
          <table:table-cell table:formula="of:=(SUM([.B447:.B462]))/15" office:value-type="float" office:value="53.9130739487889" calcext:value-type="float">
            <text:p>53.9130739488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RAND())*100" office:value-type="float" office:value="56.0652674901564" calcext:value-type="float">
            <text:p>56.07</text:p>
          </table:table-cell>
          <table:table-cell table:formula="of:=(SUM([.B448:.B463]))/15" office:value-type="float" office:value="53.738762822744" calcext:value-type="float">
            <text:p>53.7387628227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RAND())*100" office:value-type="float" office:value="8.11897850881054" calcext:value-type="float">
            <text:p>8.12</text:p>
          </table:table-cell>
          <table:table-cell table:formula="of:=(SUM([.B449:.B464]))/15" office:value-type="float" office:value="52.7128581665052" calcext:value-type="float">
            <text:p>52.7128581665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RAND())*100" office:value-type="float" office:value="37.6211685746316" calcext:value-type="float">
            <text:p>37.62</text:p>
          </table:table-cell>
          <table:table-cell table:formula="of:=(SUM([.B450:.B465]))/15" office:value-type="float" office:value="50.252693778153" calcext:value-type="float">
            <text:p>50.2526937782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RAND())*100" office:value-type="float" office:value="89.1051203746418" calcext:value-type="float">
            <text:p>89.11</text:p>
          </table:table-cell>
          <table:table-cell table:formula="of:=(SUM([.B451:.B466]))/15" office:value-type="float" office:value="47.8508492180174" calcext:value-type="float">
            <text:p>47.850849218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RAND())*100" office:value-type="float" office:value="47.7736927517676" calcext:value-type="float">
            <text:p>47.77</text:p>
          </table:table-cell>
          <table:table-cell table:formula="of:=(SUM([.B452:.B467]))/15" office:value-type="float" office:value="52.8139822579489" calcext:value-type="float">
            <text:p>52.8139822579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RAND())*100" office:value-type="float" office:value="70.15939628824" calcext:value-type="float">
            <text:p>70.16</text:p>
          </table:table-cell>
          <table:table-cell table:formula="of:=(SUM([.B453:.B468]))/15" office:value-type="float" office:value="52.5949053570938" calcext:value-type="float">
            <text:p>52.5949053571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RAND())*100" office:value-type="float" office:value="56.0542338978527" calcext:value-type="float">
            <text:p>56.05</text:p>
          </table:table-cell>
          <table:table-cell table:formula="of:=(SUM([.B454:.B469]))/15" office:value-type="float" office:value="50.6992751973096" calcext:value-type="float">
            <text:p>50.6992751973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RAND())*100" office:value-type="float" office:value="70.2070992470347" calcext:value-type="float">
            <text:p>70.21</text:p>
          </table:table-cell>
          <table:table-cell table:formula="of:=(SUM([.B455:.B470]))/15" office:value-type="float" office:value="48.3894301319797" calcext:value-type="float">
            <text:p>48.389430132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RAND())*100" office:value-type="float" office:value="52.6348513079585" calcext:value-type="float">
            <text:p>52.63</text:p>
          </table:table-cell>
          <table:table-cell table:formula="of:=(SUM([.B456:.B471]))/15" office:value-type="float" office:value="47.4654756294741" calcext:value-type="float">
            <text:p>47.4654756295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RAND())*100" office:value-type="float" office:value="3.41006968660518" calcext:value-type="float">
            <text:p>3.41</text:p>
          </table:table-cell>
          <table:table-cell table:formula="of:=(SUM([.B457:.B472]))/15" office:value-type="float" office:value="46.9050533913658" calcext:value-type="float">
            <text:p>46.9050533914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RAND())*100" office:value-type="float" office:value="69.7089009364767" calcext:value-type="float">
            <text:p>69.71</text:p>
          </table:table-cell>
          <table:table-cell table:formula="of:=(SUM([.B458:.B473]))/15" office:value-type="float" office:value="45.6318781726914" calcext:value-type="float">
            <text:p>45.6318781727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RAND())*100" office:value-type="float" office:value="21.5225498979983" calcext:value-type="float">
            <text:p>21.52</text:p>
          </table:table-cell>
          <table:table-cell table:formula="of:=(SUM([.B459:.B474]))/15" office:value-type="float" office:value="47.5734339047782" calcext:value-type="float">
            <text:p>47.5734339048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RAND())*100" office:value-type="float" office:value="30.1446919703651" calcext:value-type="float">
            <text:p>30.14</text:p>
          </table:table-cell>
          <table:table-cell table:formula="of:=(SUM([.B460:.B475]))/15" office:value-type="float" office:value="47.0549875177792" calcext:value-type="float">
            <text:p>47.0549875178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RAND())*100" office:value-type="float" office:value="46.6470633894982" calcext:value-type="float">
            <text:p>46.65</text:p>
          </table:table-cell>
          <table:table-cell table:formula="of:=(SUM([.B461:.B476]))/15" office:value-type="float" office:value="46.3288923838349" calcext:value-type="float">
            <text:p>46.3288923838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RAND())*100" office:value-type="float" office:value="43.472794367489" calcext:value-type="float">
            <text:p>43.47</text:p>
          </table:table-cell>
          <table:table-cell table:formula="of:=(SUM([.B462:.B477]))/15" office:value-type="float" office:value="44.7807293196594" calcext:value-type="float">
            <text:p>44.7807293197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RAND())*100" office:value-type="float" office:value="54.6788827547161" calcext:value-type="float">
            <text:p>54.68</text:p>
          </table:table-cell>
          <table:table-cell table:formula="of:=(SUM([.B463:.B478]))/15" office:value-type="float" office:value="47.6071406130945" calcext:value-type="float">
            <text:p>47.6071406131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RAND())*100" office:value-type="float" office:value="11.8684878080005" calcext:value-type="float">
            <text:p>11.87</text:p>
          </table:table-cell>
          <table:table-cell table:formula="of:=(SUM([.B464:.B479]))/15" office:value-type="float" office:value="50.4883174296162" calcext:value-type="float">
            <text:p>50.4883174296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RAND())*100" office:value-type="float" office:value="95.5224269558359" calcext:value-type="float">
            <text:p>95.52</text:p>
          </table:table-cell>
          <table:table-cell table:formula="of:=(SUM([.B465:.B480]))/15" office:value-type="float" office:value="47.5418654508058" calcext:value-type="float">
            <text:p>47.5418654508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RAND())*100" office:value-type="float" office:value="75.9863973149322" calcext:value-type="float">
            <text:p>75.99</text:p>
          </table:table-cell>
          <table:table-cell table:formula="of:=(SUM([.B466:.B481]))/15" office:value-type="float" office:value="53.3687620139408" calcext:value-type="float">
            <text:p>53.3687620139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RAND())*100" office:value-type="float" office:value="64.2728451643058" calcext:value-type="float">
            <text:p>64.27</text:p>
          </table:table-cell>
          <table:table-cell table:formula="of:=(SUM([.B467:.B482]))/15" office:value-type="float" office:value="55.9264439299608" calcext:value-type="float">
            <text:p>55.92644393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RAND())*100" office:value-type="float" office:value="77.8092675364947" calcext:value-type="float">
            <text:p>77.81</text:p>
          </table:table-cell>
          <table:table-cell table:formula="of:=(SUM([.B468:.B483]))/15" office:value-type="float" office:value="54.2709589159384" calcext:value-type="float">
            <text:p>54.2709589159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RAND())*100" office:value-type="float" office:value="42.3727723456599" calcext:value-type="float">
            <text:p>42.37</text:p>
          </table:table-cell>
          <table:table-cell table:formula="of:=(SUM([.B469:.B484]))/15" office:value-type="float" office:value="56.2733305682536" calcext:value-type="float">
            <text:p>56.2733305683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RAND())*100" office:value-type="float" office:value="0.751894021614898" calcext:value-type="float">
            <text:p>0.75</text:p>
          </table:table-cell>
          <table:table-cell table:formula="of:=(SUM([.B470:.B485]))/15" office:value-type="float" office:value="54.4208889720816" calcext:value-type="float">
            <text:p>54.420888972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RAND())*100" office:value-type="float" office:value="67.3383816893585" calcext:value-type="float">
            <text:p>67.34</text:p>
          </table:table-cell>
          <table:table-cell table:formula="of:=(SUM([.B471:.B486]))/15" office:value-type="float" office:value="50.7340663136657" calcext:value-type="float">
            <text:p>50.7340663137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RAND())*100" office:value-type="float" office:value="4.28703759514185" calcext:value-type="float">
            <text:p>4.29</text:p>
          </table:table-cell>
          <table:table-cell table:formula="of:=(SUM([.B472:.B487]))/15" office:value-type="float" office:value="50.5428184764873" calcext:value-type="float">
            <text:p>50.5428184765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RAND())*100" office:value-type="float" office:value="56.7375155142827" calcext:value-type="float">
            <text:p>56.74</text:p>
          </table:table-cell>
          <table:table-cell table:formula="of:=(SUM([.B473:.B488]))/15" office:value-type="float" office:value="47.3196308956329" calcext:value-type="float">
            <text:p>47.3196308956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RAND())*100" office:value-type="float" office:value="0.575331307187641" calcext:value-type="float">
            <text:p>0.58</text:p>
          </table:table-cell>
          <table:table-cell table:formula="of:=(SUM([.B474:.B489]))/15" office:value-type="float" office:value="50.8747939508114" calcext:value-type="float">
            <text:p>50.8747939508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RAND())*100" office:value-type="float" office:value="35.4140281563409" calcext:value-type="float">
            <text:p>35.41</text:p>
          </table:table-cell>
          <table:table-cell table:formula="of:=(SUM([.B475:.B490]))/15" office:value-type="float" office:value="46.2658893088588" calcext:value-type="float">
            <text:p>46.2658893089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RAND())*100" office:value-type="float" office:value="72.6425581356289" calcext:value-type="float">
            <text:p>72.64</text:p>
          </table:table-cell>
          <table:table-cell table:formula="of:=(SUM([.B476:.B491]))/15" office:value-type="float" office:value="47.1919878594149" calcext:value-type="float">
            <text:p>47.1919878594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RAND())*100" office:value-type="float" office:value="98.7720490656261" calcext:value-type="float">
            <text:p>98.77</text:p>
          </table:table-cell>
          <table:table-cell table:formula="of:=(SUM([.B477:.B492]))/15" office:value-type="float" office:value="50.0251789370992" calcext:value-type="float">
            <text:p>50.0251789371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RAND())*100" office:value-type="float" office:value="95.1262224432722" calcext:value-type="float">
            <text:p>95.13</text:p>
          </table:table-cell>
          <table:table-cell table:formula="of:=(SUM([.B478:.B493]))/15" office:value-type="float" office:value="53.5001779821744" calcext:value-type="float">
            <text:p>53.5001779822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RAND())*100" office:value-type="float" office:value="93.3672464856722" calcext:value-type="float">
            <text:p>93.37</text:p>
          </table:table-cell>
          <table:table-cell table:formula="of:=(SUM([.B479:.B494]))/15" office:value-type="float" office:value="56.9437398538932" calcext:value-type="float">
            <text:p>56.9437398539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RAND())*100" office:value-type="float" office:value="39.0323639235689" calcext:value-type="float">
            <text:p>39.03</text:p>
          </table:table-cell>
          <table:table-cell table:formula="of:=(SUM([.B480:.B495]))/15" office:value-type="float" office:value="59.5229641026237" calcext:value-type="float">
            <text:p>59.5229641026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RAND())*100" office:value-type="float" office:value="53.6058194812596" calcext:value-type="float">
            <text:p>53.61</text:p>
          </table:table-cell>
          <table:table-cell table:formula="of:=(SUM([.B481:.B496]))/15" office:value-type="float" office:value="61.3338891769949" calcext:value-type="float">
            <text:p>61.333889177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RAND())*100" office:value-type="float" office:value="27.4292155009485" calcext:value-type="float">
            <text:p>27.43</text:p>
          </table:table-cell>
          <table:table-cell table:formula="of:=(SUM([.B482:.B497]))/15" office:value-type="float" office:value="58.5394486786898" calcext:value-type="float">
            <text:p>58.5394486787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RAND())*100" office:value-type="float" office:value="68.9210597068641" calcext:value-type="float">
            <text:p>68.92</text:p>
          </table:table-cell>
          <table:table-cell table:formula="of:=(SUM([.B483:.B498]))/15" office:value-type="float" office:value="55.3023032244242" calcext:value-type="float">
            <text:p>55.3023032244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RAND())*100" office:value-type="float" office:value="42.3774198821912" calcext:value-type="float">
            <text:p>42.38</text:p>
          </table:table-cell>
          <table:table-cell table:formula="of:=(SUM([.B484:.B499]))/15" office:value-type="float" office:value="55.6121841939281" calcext:value-type="float">
            <text:p>55.6121841939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RAND())*100" office:value-type="float" office:value="37.7633764603816" calcext:value-type="float">
            <text:p>37.76</text:p>
          </table:table-cell>
          <table:table-cell table:formula="of:=(SUM([.B485:.B500]))/15" office:value-type="float" office:value="53.2500610169745" calcext:value-type="float">
            <text:p>53.250061017</text:p>
          </table:table-cell>
          <table:table-cell table:number-columns-repeated="3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RAND())*100" office:value-type="float" office:value="56.8953638235719" calcext:value-type="float">
            <text:p>56.90</text:p>
          </table:table-cell>
          <table:table-cell table:formula="of:=(SUM([.B486:.B501]))/15" office:value-type="float" office:value="52.942767957956" calcext:value-type="float">
            <text:p>52.942767958</text:p>
          </table:table-cell>
          <table:table-cell table:number-columns-repeated="3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RAND())*100" office:value-type="float" office:value="65.2365784063369" calcext:value-type="float">
            <text:p>65.24</text:p>
          </table:table-cell>
          <table:table-cell table:formula="of:=(SUM([.B487:.B502]))/15" office:value-type="float" office:value="56.6856659447531" calcext:value-type="float">
            <text:p>56.6856659448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RAND())*100" office:value-type="float" office:value="39.2269658621383" calcext:value-type="float">
            <text:p>39.23</text:p>
          </table:table-cell>
          <table:table-cell table:formula="of:=(SUM([.B488:.B503]))/15" office:value-type="float" office:value="56.545545725885" calcext:value-type="float">
            <text:p>56.5455457259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RAND())*100" office:value-type="float" office:value="63.6628707048484" calcext:value-type="float">
            <text:p>63.66</text:p>
          </table:table-cell>
          <table:table-cell table:formula="of:=(SUM([.B489:.B504]))/15" office:value-type="float" office:value="58.8748742770181" calcext:value-type="float">
            <text:p>58.874874277</text:p>
          </table:table-cell>
          <table:table-cell table:number-columns-repeated="3"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RAND())*100" office:value-type="float" office:value="24.1506645846373" calcext:value-type="float">
            <text:p>24.15</text:p>
          </table:table-cell>
          <table:table-cell table:formula="of:=(SUM([.B490:.B505]))/15" office:value-type="float" office:value="59.3365646230558" calcext:value-type="float">
            <text:p>59.3365646231</text:p>
          </table:table-cell>
          <table:table-cell table:number-columns-repeated="3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RAND())*100" office:value-type="float" office:value="20.3849852494561" calcext:value-type="float">
            <text:p>20.38</text:p>
          </table:table-cell>
          <table:table-cell table:formula="of:=(SUM([.B491:.B506]))/15" office:value-type="float" office:value="60.9082535082191" calcext:value-type="float">
            <text:p>60.9082535082</text:p>
          </table:table-cell>
          <table:table-cell table:number-columns-repeated="3"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RAND())*100" office:value-type="float" office:value="16.1551917682358" calcext:value-type="float">
            <text:p>16.16</text:p>
          </table:table-cell>
          <table:table-cell table:formula="of:=(SUM([.B492:.B507]))/15" office:value-type="float" office:value="59.9063173144268" calcext:value-type="float">
            <text:p>59.9063173144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RAND())*100" office:value-type="float" office:value="30.8504703766778" calcext:value-type="float">
            <text:p>30.85</text:p>
          </table:table-cell>
          <table:table-cell table:formula="of:=(SUM([.B493:.B508]))/15" office:value-type="float" office:value="56.1404928899339" calcext:value-type="float">
            <text:p>56.1404928899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RAND())*100" office:value-type="float" office:value="56.6449974167932" calcext:value-type="float">
            <text:p>56.64</text:p>
          </table:table-cell>
          <table:table-cell table:formula="of:=(SUM([.B494:.B509]))/15" office:value-type="float" office:value="51.6123876440041" calcext:value-type="float">
            <text:p>51.612387644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RAND())*100" office:value-type="float" office:value="77.6684219311083" calcext:value-type="float">
            <text:p>77.67</text:p>
          </table:table-cell>
          <table:table-cell table:formula="of:=(SUM([.B495:.B510]))/15" office:value-type="float" office:value="49.0469726422388" calcext:value-type="float">
            <text:p>49.0469726422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RAND())*100" office:value-type="float" office:value="79.4533333881466" calcext:value-type="float">
            <text:p>79.45</text:p>
          </table:table-cell>
          <table:table-cell table:formula="of:=(SUM([.B496:.B511]))/15" office:value-type="float" office:value="48.0003843386012" calcext:value-type="float">
            <text:p>48.0003843386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RAND())*100" office:value-type="float" office:value="37.3461910387211" calcext:value-type="float">
            <text:p>37.35</text:p>
          </table:table-cell>
          <table:table-cell table:formula="of:=(SUM([.B497:.B512]))/15" office:value-type="float" office:value="50.6951156362397" calcext:value-type="float">
            <text:p>50.6951156362</text:p>
          </table:table-cell>
          <table:table-cell table:number-columns-repeated="3"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RAND())*100" office:value-type="float" office:value="90.5271500939769" calcext:value-type="float">
            <text:p>90.53</text:p>
          </table:table-cell>
          <table:table-cell table:formula="of:=(SUM([.B498:.B513]))/15" office:value-type="float" office:value="49.6111404067372" calcext:value-type="float">
            <text:p>49.6111404067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RAND())*100" office:value-type="float" office:value="15.9835409382162" calcext:value-type="float">
            <text:p>15.98</text:p>
          </table:table-cell>
          <table:table-cell table:formula="of:=(SUM([.B499:.B514]))/15" office:value-type="float" office:value="53.8176693796057" calcext:value-type="float">
            <text:p>53.8176693796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RAND())*100" office:value-type="float" office:value="65.6320762318989" calcext:value-type="float">
            <text:p>65.63</text:p>
          </table:table-cell>
          <table:table-cell table:formula="of:=(SUM([.B500:.B515]))/15" office:value-type="float" office:value="50.2885014616959" calcext:value-type="float">
            <text:p>50.2885014617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RAND())*100" office:value-type="float" office:value="15.2788907970391" calcext:value-type="float">
            <text:p>15.28</text:p>
          </table:table-cell>
          <table:table-cell table:formula="of:=(SUM([.B501:.B516]))/15" office:value-type="float" office:value="51.8388118850097" calcext:value-type="float">
            <text:p>51.838811885</text:p>
          </table:table-cell>
          <table:table-cell table:number-columns-repeated="3"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RAND())*100" office:value-type="float" office:value="53.2182344043295" calcext:value-type="float">
            <text:p>53.22</text:p>
          </table:table-cell>
          <table:table-cell table:formula="of:=(SUM([.B502:.B517]))/15" office:value-type="float" office:value="50.3398461741202" calcext:value-type="float">
            <text:p>50.3398461741</text:p>
          </table:table-cell>
          <table:table-cell table:number-columns-repeated="3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RAND())*100" office:value-type="float" office:value="79.2662127678312" calcext:value-type="float">
            <text:p>79.27</text:p>
          </table:table-cell>
          <table:table-cell table:formula="of:=(SUM([.B503:.B518]))/15" office:value-type="float" office:value="50.0947042128374" calcext:value-type="float">
            <text:p>50.0947042128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RAND())*100" office:value-type="float" office:value="38.2900651959699" calcext:value-type="float">
            <text:p>38.29</text:p>
          </table:table-cell>
          <table:table-cell table:formula="of:=(SUM([.B504:.B519]))/15" office:value-type="float" office:value="51.0300131702703" calcext:value-type="float">
            <text:p>51.0300131703</text:p>
          </table:table-cell>
          <table:table-cell table:number-columns-repeated="3"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RAND())*100" office:value-type="float" office:value="1.02114733363255" calcext:value-type="float">
            <text:p>1.02</text:p>
          </table:table-cell>
          <table:table-cell table:formula="of:=(SUM([.B505:.B520]))/15" office:value-type="float" office:value="50.9675531258591" calcext:value-type="float">
            <text:p>50.9675531259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RAND())*100" office:value-type="float" office:value="67.8478965952994" calcext:value-type="float">
            <text:p>67.85</text:p>
          </table:table-cell>
          <table:table-cell table:formula="of:=(SUM([.B506:.B521]))/15" office:value-type="float" office:value="46.7914382344447" calcext:value-type="float">
            <text:p>46.7914382344</text:p>
          </table:table-cell>
          <table:table-cell table:number-columns-repeated="3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RAND())*100" office:value-type="float" office:value="10.6610622156467" calcext:value-type="float">
            <text:p>10.66</text:p>
          </table:table-cell>
          <table:table-cell table:formula="of:=(SUM([.B507:.B522]))/15" office:value-type="float" office:value="49.7045870351555" calcext:value-type="float">
            <text:p>49.7045870352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RAND())*100" office:value-type="float" office:value="18.6527319250524" calcext:value-type="float">
            <text:p>18.65</text:p>
          </table:table-cell>
          <table:table-cell table:formula="of:=(SUM([.B508:.B523]))/15" office:value-type="float" office:value="49.0563254995682" calcext:value-type="float">
            <text:p>49.0563254996</text:p>
          </table:table-cell>
          <table:table-cell table:number-columns-repeated="3"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RAND())*100" office:value-type="float" office:value="59.7103054610329" calcext:value-type="float">
            <text:p>59.71</text:p>
          </table:table-cell>
          <table:table-cell table:formula="of:=(SUM([.B509:.B524]))/15" office:value-type="float" office:value="49.2228281766893" calcext:value-type="float">
            <text:p>49.2228281767</text:p>
          </table:table-cell>
          <table:table-cell table:number-columns-repeated="3"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RAND())*100" office:value-type="float" office:value="16.47592305088" calcext:value-type="float">
            <text:p>16.48</text:p>
          </table:table-cell>
          <table:table-cell table:formula="of:=(SUM([.B510:.B525]))/15" office:value-type="float" office:value="51.146817182313" calcext:value-type="float">
            <text:p>51.1468171823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RAND())*100" office:value-type="float" office:value="18.3393687831225" calcext:value-type="float">
            <text:p>18.34</text:p>
          </table:table-cell>
          <table:table-cell table:formula="of:=(SUM([.B511:.B526]))/15" office:value-type="float" office:value="48.4688788912521" calcext:value-type="float">
            <text:p>48.4688788913</text:p>
          </table:table-cell>
          <table:table-cell table:number-columns-repeated="3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RAND())*100" office:value-type="float" office:value="12.6899928060647" calcext:value-type="float">
            <text:p>12.69</text:p>
          </table:table-cell>
          <table:table-cell table:formula="of:=(SUM([.B512:.B527]))/15" office:value-type="float" office:value="44.5136086813864" calcext:value-type="float">
            <text:p>44.5136086814</text:p>
          </table:table-cell>
          <table:table-cell table:number-columns-repeated="3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RAND())*100" office:value-type="float" office:value="17.0559350481087" calcext:value-type="float">
            <text:p>17.06</text:p>
          </table:table-cell>
          <table:table-cell table:formula="of:=(SUM([.B513:.B528]))/15" office:value-type="float" office:value="40.0627193092476" calcext:value-type="float">
            <text:p>40.0627193092</text:p>
          </table:table-cell>
          <table:table-cell table:number-columns-repeated="3"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RAND())*100" office:value-type="float" office:value="22.3042910447505" calcext:value-type="float">
            <text:p>22.30</text:p>
          </table:table-cell>
          <table:table-cell table:formula="of:=(SUM([.B514:.B529]))/15" office:value-type="float" office:value="38.7100355765401" calcext:value-type="float">
            <text:p>38.7100355765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RAND())*100" office:value-type="float" office:value="23.2753120098226" calcext:value-type="float">
            <text:p>23.28</text:p>
          </table:table-cell>
          <table:table-cell table:formula="of:=(SUM([.B515:.B530]))/15" office:value-type="float" office:value="34.1618449732583" calcext:value-type="float">
            <text:p>34.1618449733</text:p>
          </table:table-cell>
          <table:table-cell table:number-columns-repeated="3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RAND())*100" office:value-type="float" office:value="33.1558509509438" calcext:value-type="float">
            <text:p>33.16</text:p>
          </table:table-cell>
          <table:table-cell table:formula="of:=(SUM([.B516:.B531]))/15" office:value-type="float" office:value="34.6479630446988" calcext:value-type="float">
            <text:p>34.6479630447</text:p>
          </table:table-cell>
          <table:table-cell table:number-columns-repeated="3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RAND())*100" office:value-type="float" office:value="29.028782395689" calcext:value-type="float">
            <text:p>29.03</text:p>
          </table:table-cell>
          <table:table-cell table:formula="of:=(SUM([.B517:.B532]))/15" office:value-type="float" office:value="32.4828813593018" calcext:value-type="float">
            <text:p>32.4828813593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RAND())*100" office:value-type="float" office:value="27.7281268271212" calcext:value-type="float">
            <text:p>27.73</text:p>
          </table:table-cell>
          <table:table-cell table:formula="of:=(SUM([.B518:.B533]))/15" office:value-type="float" office:value="33.3995407992117" calcext:value-type="float">
            <text:p>33.3995407992</text:p>
          </table:table-cell>
          <table:table-cell table:number-columns-repeated="3"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RAND())*100" office:value-type="float" office:value="9.53501592392915" calcext:value-type="float">
            <text:p>9.54</text:p>
          </table:table-cell>
          <table:table-cell table:formula="of:=(SUM([.B519:.B534]))/15" office:value-type="float" office:value="31.7002002940645" calcext:value-type="float">
            <text:p>31.7002002941</text:p>
          </table:table-cell>
          <table:table-cell table:number-columns-repeated="3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RAND())*100" office:value-type="float" office:value="54.9284430908838" calcext:value-type="float">
            <text:p>54.93</text:p>
          </table:table-cell>
          <table:table-cell table:formula="of:=(SUM([.B520:.B535]))/15" office:value-type="float" office:value="27.0514538378044" calcext:value-type="float">
            <text:p>27.0514538378</text:p>
          </table:table-cell>
          <table:table-cell table:number-columns-repeated="3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RAND())*100" office:value-type="float" office:value="54.7033674358384" calcext:value-type="float">
            <text:p>54.70</text:p>
          </table:table-cell>
          <table:table-cell table:formula="of:=(SUM([.B521:.B536]))/15" office:value-type="float" office:value="28.1606790307986" calcext:value-type="float">
            <text:p>28.1606790308</text:p>
          </table:table-cell>
          <table:table-cell table:number-columns-repeated="3"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RAND())*100" office:value-type="float" office:value="31.9736652014536" calcext:value-type="float">
            <text:p>31.97</text:p>
          </table:table-cell>
          <table:table-cell table:formula="of:=(SUM([.B522:.B537]))/15" office:value-type="float" office:value="31.739493704279" calcext:value-type="float">
            <text:p>31.7394937043</text:p>
          </table:table-cell>
          <table:table-cell table:number-columns-repeated="3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RAND())*100" office:value-type="float" office:value="46.3448174932516" calcext:value-type="float">
            <text:p>46.34</text:p>
          </table:table-cell>
          <table:table-cell table:formula="of:=(SUM([.B523:.B538]))/15" office:value-type="float" office:value="29.3478782780227" calcext:value-type="float">
            <text:p>29.347878278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RAND())*100" office:value-type="float" office:value="5.60544938699487" calcext:value-type="float">
            <text:p>5.61</text:p>
          </table:table-cell>
          <table:table-cell table:formula="of:=(SUM([.B524:.B539]))/15" office:value-type="float" office:value="31.7267952965296" calcext:value-type="float">
            <text:p>31.7267952965</text:p>
          </table:table-cell>
          <table:table-cell table:number-columns-repeated="3"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RAND())*100" office:value-type="float" office:value="12.0341325220972" calcext:value-type="float">
            <text:p>12.03</text:p>
          </table:table-cell>
          <table:table-cell table:formula="of:=(SUM([.B525:.B540]))/15" office:value-type="float" office:value="30.8569764606591" calcext:value-type="float">
            <text:p>30.8569764607</text:p>
          </table:table-cell>
          <table:table-cell table:number-columns-repeated="3"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RAND())*100" office:value-type="float" office:value="31.0079377380697" calcext:value-type="float">
            <text:p>31.01</text:p>
          </table:table-cell>
          <table:table-cell table:formula="of:=(SUM([.B526:.B541]))/15" office:value-type="float" office:value="27.6785649313968" calcext:value-type="float">
            <text:p>27.6785649314</text:p>
          </table:table-cell>
          <table:table-cell table:number-columns-repeated="3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RAND())*100" office:value-type="float" office:value="34.9037128706559" calcext:value-type="float">
            <text:p>34.90</text:p>
          </table:table-cell>
          <table:table-cell table:formula="of:=(SUM([.B527:.B542]))/15" office:value-type="float" office:value="28.6473659105427" calcext:value-type="float">
            <text:p>28.6473659105</text:p>
          </table:table-cell>
          <table:table-cell table:number-columns-repeated="3"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RAND())*100" office:value-type="float" office:value="90.0886891302617" calcext:value-type="float">
            <text:p>90.09</text:p>
          </table:table-cell>
          <table:table-cell table:formula="of:=(SUM([.B528:.B543]))/15" office:value-type="float" office:value="29.7516555163783" calcext:value-type="float">
            <text:p>29.7516555164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RAND())*100" office:value-type="float" office:value="22.9359659974504" calcext:value-type="float">
            <text:p>22.94</text:p>
          </table:table-cell>
          <table:table-cell table:formula="of:=(SUM([.B529:.B544]))/15" office:value-type="float" office:value="34.9115686046581" calcext:value-type="float">
            <text:p>34.9115686047</text:p>
          </table:table-cell>
          <table:table-cell table:number-columns-repeated="3"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RAND())*100" office:value-type="float" office:value="88.8396864693547" calcext:value-type="float">
            <text:p>88.84</text:p>
          </table:table-cell>
          <table:table-cell table:formula="of:=(SUM([.B530:.B545]))/15" office:value-type="float" office:value="35.3035706679475" calcext:value-type="float">
            <text:p>35.3035706679</text:p>
          </table:table-cell>
          <table:table-cell table:number-columns-repeated="3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RAND())*100" office:value-type="float" office:value="58.955856850291" calcext:value-type="float">
            <text:p>58.96</text:p>
          </table:table-cell>
          <table:table-cell table:formula="of:=(SUM([.B531:.B546]))/15" office:value-type="float" office:value="39.7392636962545" calcext:value-type="float">
            <text:p>39.7392636963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RAND())*100" office:value-type="float" office:value="23.795764163323" calcext:value-type="float">
            <text:p>23.80</text:p>
          </table:table-cell>
          <table:table-cell table:formula="of:=(SUM([.B532:.B547]))/15" office:value-type="float" office:value="42.1179666856191" calcext:value-type="float">
            <text:p>42.1179666856</text:p>
          </table:table-cell>
          <table:table-cell table:number-columns-repeated="3"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RAND())*100" office:value-type="float" office:value="31.0488675657045" calcext:value-type="float">
            <text:p>31.05</text:p>
          </table:table-cell>
          <table:table-cell table:formula="of:=(SUM([.B533:.B548]))/15" office:value-type="float" office:value="41.4939608997777" calcext:value-type="float">
            <text:p>41.4939608998</text:p>
          </table:table-cell>
          <table:table-cell table:number-columns-repeated="3"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RAND())*100" office:value-type="float" office:value="49.4093754940461" calcext:value-type="float">
            <text:p>49.41</text:p>
          </table:table-cell>
          <table:table-cell table:formula="of:=(SUM([.B534:.B549]))/15" office:value-type="float" office:value="41.6286332444454" calcext:value-type="float">
            <text:p>41.6286332444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RAND())*100" office:value-type="float" office:value="71.6948740324184" calcext:value-type="float">
            <text:p>71.69</text:p>
          </table:table-cell>
          <table:table-cell table:formula="of:=(SUM([.B535:.B550]))/15" office:value-type="float" office:value="43.0740498222404" calcext:value-type="float">
            <text:p>43.0740498222</text:p>
          </table:table-cell>
          <table:table-cell table:number-columns-repeated="3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RAND())*100" office:value-type="float" office:value="72.50359586153" calcext:value-type="float">
            <text:p>72.50</text:p>
          </table:table-cell>
          <table:table-cell table:formula="of:=(SUM([.B536:.B551]))/15" office:value-type="float" office:value="47.2180403628063" calcext:value-type="float">
            <text:p>47.2180403628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RAND())*100" office:value-type="float" office:value="67.7449779188687" calcext:value-type="float">
            <text:p>67.74</text:p>
          </table:table-cell>
          <table:table-cell table:formula="of:=(SUM([.B537:.B552]))/15" office:value-type="float" office:value="48.3897172141827" calcext:value-type="float">
            <text:p>48.3897172142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RAND())*100" office:value-type="float" office:value="44.761516479904" calcext:value-type="float">
            <text:p>44.76</text:p>
          </table:table-cell>
          <table:table-cell table:formula="of:=(SUM([.B538:.B553]))/15" office:value-type="float" office:value="49.2591579130514" calcext:value-type="float">
            <text:p>49.2591579131</text:p>
          </table:table-cell>
          <table:table-cell table:number-columns-repeated="3"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RAND())*100" office:value-type="float" office:value="88.8540503103273" calcext:value-type="float">
            <text:p>88.85</text:p>
          </table:table-cell>
          <table:table-cell table:formula="of:=(SUM([.B539:.B554]))/15" office:value-type="float" office:value="50.1116813316148" calcext:value-type="float">
            <text:p>50.1116813316</text:p>
          </table:table-cell>
          <table:table-cell table:number-columns-repeated="3"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RAND())*100" office:value-type="float" office:value="48.282667159928" calcext:value-type="float">
            <text:p>48.28</text:p>
          </table:table-cell>
          <table:table-cell table:formula="of:=(SUM([.B540:.B555]))/15" office:value-type="float" office:value="52.9456301860865" calcext:value-type="float">
            <text:p>52.9456301861</text:p>
          </table:table-cell>
          <table:table-cell table:number-columns-repeated="3"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RAND())*100" office:value-type="float" office:value="25.7418565620185" calcext:value-type="float">
            <text:p>25.74</text:p>
          </table:table-cell>
          <table:table-cell table:formula="of:=(SUM([.B541:.B556]))/15" office:value-type="float" office:value="55.7907780376154" calcext:value-type="float">
            <text:p>55.7907780376</text:p>
          </table:table-cell>
          <table:table-cell table:number-columns-repeated="3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RAND())*100" office:value-type="float" office:value="43.0081991357319" calcext:value-type="float">
            <text:p>43.01</text:p>
          </table:table-cell>
          <table:table-cell table:formula="of:=(SUM([.B542:.B557]))/15" office:value-type="float" office:value="56.7046263069435" calcext:value-type="float">
            <text:p>56.7046263069</text:p>
          </table:table-cell>
          <table:table-cell table:number-columns-repeated="3"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RAND())*100" office:value-type="float" office:value="1.94116465729315" calcext:value-type="float">
            <text:p>1.94</text:p>
          </table:table-cell>
          <table:table-cell table:formula="of:=(SUM([.B543:.B558]))/15" office:value-type="float" office:value="57.5046437334543" calcext:value-type="float">
            <text:p>57.5046437335</text:p>
          </table:table-cell>
          <table:table-cell table:number-columns-repeated="3"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RAND())*100" office:value-type="float" office:value="30.6351893706609" calcext:value-type="float">
            <text:p>30.64</text:p>
          </table:table-cell>
          <table:table-cell table:formula="of:=(SUM([.B544:.B559]))/15" office:value-type="float" office:value="55.3071405192301" calcext:value-type="float">
            <text:p>55.3071405192</text:p>
          </table:table-cell>
          <table:table-cell table:number-columns-repeated="3"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RAND())*100" office:value-type="float" office:value="49.6832418244984" calcext:value-type="float">
            <text:p>49.68</text:p>
          </table:table-cell>
          <table:table-cell table:formula="of:=(SUM([.B545:.B560]))/15" office:value-type="float" office:value="51.34357386859" calcext:value-type="float">
            <text:p>51.3435738686</text:p>
          </table:table-cell>
          <table:table-cell table:number-columns-repeated="3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RAND())*100" office:value-type="float" office:value="27.3204386756391" calcext:value-type="float">
            <text:p>27.32</text:p>
          </table:table-cell>
          <table:table-cell table:formula="of:=(SUM([.B546:.B561]))/15" office:value-type="float" office:value="53.1267255903932" calcext:value-type="float">
            <text:p>53.1267255904</text:p>
          </table:table-cell>
          <table:table-cell table:number-columns-repeated="3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RAND())*100" office:value-type="float" office:value="30.104063822319" calcext:value-type="float">
            <text:p>30.10</text:p>
          </table:table-cell>
          <table:table-cell table:formula="of:=(SUM([.B547:.B562]))/15" office:value-type="float" office:value="49.0254424041455" calcext:value-type="float">
            <text:p>49.0254424041</text:p>
          </table:table-cell>
          <table:table-cell table:number-columns-repeated="3"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RAND())*100" office:value-type="float" office:value="18.7338272460173" calcext:value-type="float">
            <text:p>18.73</text:p>
          </table:table-cell>
          <table:table-cell table:formula="of:=(SUM([.B548:.B563]))/15" office:value-type="float" office:value="47.1019895356141" calcext:value-type="float">
            <text:p>47.1019895356</text:p>
          </table:table-cell>
          <table:table-cell table:number-columns-repeated="3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RAND())*100" office:value-type="float" office:value="85.9770827955531" calcext:value-type="float">
            <text:p>85.98</text:p>
          </table:table-cell>
          <table:table-cell table:formula="of:=(SUM([.B549:.B564]))/15" office:value-type="float" office:value="46.7645270744604" calcext:value-type="float">
            <text:p>46.7645270745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RAND())*100" office:value-type="float" office:value="34.406510711246" calcext:value-type="float">
            <text:p>34.41</text:p>
          </table:table-cell>
          <table:table-cell table:formula="of:=(SUM([.B550:.B565]))/15" office:value-type="float" office:value="50.4264080897836" calcext:value-type="float">
            <text:p>50.4264080898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RAND())*100" office:value-type="float" office:value="15.7752967403405" calcext:value-type="float">
            <text:p>15.78</text:p>
          </table:table-cell>
          <table:table-cell table:formula="of:=(SUM([.B551:.B566]))/15" office:value-type="float" office:value="49.4262171042636" calcext:value-type="float">
            <text:p>49.4262171043</text:p>
          </table:table-cell>
          <table:table-cell table:number-columns-repeated="3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RAND())*100" office:value-type="float" office:value="29.1477167521189" calcext:value-type="float">
            <text:p>29.15</text:p>
          </table:table-cell>
          <table:table-cell table:formula="of:=(SUM([.B552:.B567]))/15" office:value-type="float" office:value="45.6982452847917" calcext:value-type="float">
            <text:p>45.6982452848</text:p>
          </table:table-cell>
          <table:table-cell table:number-columns-repeated="3"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RAND())*100" office:value-type="float" office:value="19.783820879628" calcext:value-type="float">
            <text:p>19.78</text:p>
          </table:table-cell>
          <table:table-cell table:formula="of:=(SUM([.B553:.B568]))/15" office:value-type="float" office:value="42.8078533441643" calcext:value-type="float">
            <text:p>42.8078533442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RAND())*100" office:value-type="float" office:value="28.0441124725839" calcext:value-type="float">
            <text:p>28.04</text:p>
          </table:table-cell>
          <table:table-cell table:formula="of:=(SUM([.B554:.B569]))/15" office:value-type="float" office:value="39.6104428748816" calcext:value-type="float">
            <text:p>39.6104428749</text:p>
          </table:table-cell>
          <table:table-cell table:number-columns-repeated="3"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RAND())*100" office:value-type="float" office:value="66.8910945450517" calcext:value-type="float">
            <text:p>66.89</text:p>
          </table:table-cell>
          <table:table-cell table:formula="of:=(SUM([.B555:.B570]))/15" office:value-type="float" office:value="38.4959492743936" calcext:value-type="float">
            <text:p>38.4959492744</text:p>
          </table:table-cell>
          <table:table-cell table:number-columns-repeated="3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RAND())*100" office:value-type="float" office:value="82.9615476848315" calcext:value-type="float">
            <text:p>82.96</text:p>
          </table:table-cell>
          <table:table-cell table:formula="of:=(SUM([.B556:.B571]))/15" office:value-type="float" office:value="37.0317522233752" calcext:value-type="float">
            <text:p>37.0317522234</text:p>
          </table:table-cell>
          <table:table-cell table:number-columns-repeated="3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RAND())*100" office:value-type="float" office:value="5.24137576351265" calcext:value-type="float">
            <text:p>5.24</text:p>
          </table:table-cell>
          <table:table-cell table:formula="of:=(SUM([.B557:.B572]))/15" office:value-type="float" office:value="39.3436775917021" calcext:value-type="float">
            <text:p>39.3436775917</text:p>
          </table:table-cell>
          <table:table-cell table:number-columns-repeated="3"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RAND())*100" office:value-type="float" office:value="92.8490893013387" calcext:value-type="float">
            <text:p>92.85</text:p>
          </table:table-cell>
          <table:table-cell table:formula="of:=(SUM([.B558:.B573]))/15" office:value-type="float" office:value="37.9769788718017" calcext:value-type="float">
            <text:p>37.9769788718</text:p>
          </table:table-cell>
          <table:table-cell table:number-columns-repeated="3"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RAND())*100" office:value-type="float" office:value="17.6844304789855" calcext:value-type="float">
            <text:p>17.68</text:p>
          </table:table-cell>
          <table:table-cell table:formula="of:=(SUM([.B559:.B574]))/15" office:value-type="float" office:value="41.2997048828422" calcext:value-type="float">
            <text:p>41.2997048828</text:p>
          </table:table-cell>
          <table:table-cell table:number-columns-repeated="3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RAND())*100" office:value-type="float" office:value="76.6808771837761" calcext:value-type="float">
            <text:p>76.68</text:p>
          </table:table-cell>
          <table:table-cell table:formula="of:=(SUM([.B560:.B575]))/15" office:value-type="float" office:value="42.3492559376217" calcext:value-type="float">
            <text:p>42.3492559376</text:p>
          </table:table-cell>
          <table:table-cell table:number-columns-repeated="3"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RAND())*100" office:value-type="float" office:value="5.55500978031264" calcext:value-type="float">
            <text:p>5.56</text:p>
          </table:table-cell>
          <table:table-cell table:formula="of:=(SUM([.B561:.B576]))/15" office:value-type="float" office:value="45.418968458496" calcext:value-type="float">
            <text:p>45.4189684585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RAND())*100" office:value-type="float" office:value="41.7420148678856" calcext:value-type="float">
            <text:p>41.74</text:p>
          </table:table-cell>
          <table:table-cell table:formula="of:=(SUM([.B562:.B577]))/15" office:value-type="float" office:value="42.477086322217" calcext:value-type="float">
            <text:p>42.4770863222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RAND())*100" office:value-type="float" office:value="64.8415147874456" calcext:value-type="float">
            <text:p>64.84</text:p>
          </table:table-cell>
          <table:table-cell table:formula="of:=(SUM([.B563:.B578]))/15" office:value-type="float" office:value="43.4385247350334" calcext:value-type="float">
            <text:p>43.438524735</text:p>
          </table:table-cell>
          <table:table-cell table:number-columns-repeated="3"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RAND())*100" office:value-type="float" office:value="43.7175003533667" calcext:value-type="float">
            <text:p>43.72</text:p>
          </table:table-cell>
          <table:table-cell table:formula="of:=(SUM([.B564:.B579]))/15" office:value-type="float" office:value="45.7543547993752" calcext:value-type="float">
            <text:p>45.7543547994</text:p>
          </table:table-cell>
          <table:table-cell table:number-columns-repeated="3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RAND())*100" office:value-type="float" office:value="12.3672434703979" calcext:value-type="float">
            <text:p>12.37</text:p>
          </table:table-cell>
          <table:table-cell table:formula="of:=(SUM([.B565:.B580]))/15" office:value-type="float" office:value="47.4199330065318" calcext:value-type="float">
            <text:p>47.4199330065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RAND())*100" office:value-type="float" office:value="18.5532454499204" calcext:value-type="float">
            <text:p>18.55</text:p>
          </table:table-cell>
          <table:table-cell table:formula="of:=(SUM([.B566:.B581]))/15" office:value-type="float" office:value="42.5126103848548" calcext:value-type="float">
            <text:p>42.5126103849</text:p>
          </table:table-cell>
          <table:table-cell table:number-columns-repeated="3"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RAND())*100" office:value-type="float" office:value="97.3243403548066" calcext:value-type="float">
            <text:p>97.32</text:p>
          </table:table-cell>
          <table:table-cell table:formula="of:=(SUM([.B567:.B582]))/15" office:value-type="float" office:value="41.4557260340998" calcext:value-type="float">
            <text:p>41.4557260341</text:p>
          </table:table-cell>
          <table:table-cell table:number-columns-repeated="3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RAND())*100" office:value-type="float" office:value="89.4083729902838" calcext:value-type="float">
            <text:p>89.41</text:p>
          </table:table-cell>
          <table:table-cell table:formula="of:=(SUM([.B568:.B583]))/15" office:value-type="float" office:value="46.8923289417308" calcext:value-type="float">
            <text:p>46.8923289417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RAND())*100" office:value-type="float" office:value="48.6153342709193" calcext:value-type="float">
            <text:p>48.62</text:p>
          </table:table-cell>
          <table:table-cell table:formula="of:=(SUM([.B569:.B584]))/15" office:value-type="float" office:value="50.9097060242752" calcext:value-type="float">
            <text:p>50.9097060243</text:p>
          </table:table-cell>
          <table:table-cell table:number-columns-repeated="3"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RAND())*100" office:value-type="float" office:value="51.9714816584908" calcext:value-type="float">
            <text:p>51.97</text:p>
          </table:table-cell>
          <table:table-cell table:formula="of:=(SUM([.B570:.B585]))/15" office:value-type="float" office:value="52.8318069170279" calcext:value-type="float">
            <text:p>52.831806917</text:p>
          </table:table-cell>
          <table:table-cell table:number-columns-repeated="3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RAND())*100" office:value-type="float" office:value="60.7460256230174" calcext:value-type="float">
            <text:p>60.75</text:p>
          </table:table-cell>
          <table:table-cell table:formula="of:=(SUM([.B571:.B586]))/15" office:value-type="float" office:value="54.426964862755" calcext:value-type="float">
            <text:p>54.4269648628</text:p>
          </table:table-cell>
          <table:table-cell table:number-columns-repeated="3"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RAND())*100" office:value-type="float" office:value="37.5716518829498" calcext:value-type="float">
            <text:p>37.57</text:p>
          </table:table-cell>
          <table:table-cell table:formula="of:=(SUM([.B572:.B587]))/15" office:value-type="float" office:value="54.0172936012861" calcext:value-type="float">
            <text:p>54.0172936013</text:p>
          </table:table-cell>
          <table:table-cell table:number-columns-repeated="3"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RAND())*100" office:value-type="float" office:value="24.2545971581833" calcext:value-type="float">
            <text:p>24.25</text:p>
          </table:table-cell>
          <table:table-cell table:formula="of:=(SUM([.B573:.B588]))/15" office:value-type="float" office:value="50.9913005478273" calcext:value-type="float">
            <text:p>50.9913005478</text:p>
          </table:table-cell>
          <table:table-cell table:number-columns-repeated="3"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RAND())*100" office:value-type="float" office:value="95.9553581190766" calcext:value-type="float">
            <text:p>95.96</text:p>
          </table:table-cell>
          <table:table-cell table:formula="of:=(SUM([.B574:.B589]))/15" office:value-type="float" office:value="52.2588486408054" calcext:value-type="float">
            <text:p>52.2588486408</text:p>
          </table:table-cell>
          <table:table-cell table:number-columns-repeated="3"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RAND())*100" office:value-type="float" office:value="93.4863386753213" calcext:value-type="float">
            <text:p>93.49</text:p>
          </table:table-cell>
          <table:table-cell table:formula="of:=(SUM([.B575:.B590]))/15" office:value-type="float" office:value="52.4659332286545" calcext:value-type="float">
            <text:p>52.4659332287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RAND())*100" office:value-type="float" office:value="30.9031939321582" calcext:value-type="float">
            <text:p>30.90</text:p>
          </table:table-cell>
          <table:table-cell table:formula="of:=(SUM([.B576:.B591]))/15" office:value-type="float" office:value="57.5193937750769" calcext:value-type="float">
            <text:p>57.5193937751</text:p>
          </table:table-cell>
          <table:table-cell table:number-columns-repeated="3"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RAND())*100" office:value-type="float" office:value="75.1033659153633" calcext:value-type="float">
            <text:p>75.10</text:p>
          </table:table-cell>
          <table:table-cell table:formula="of:=(SUM([.B577:.B592]))/15" office:value-type="float" office:value="54.4675482249691" calcext:value-type="float">
            <text:p>54.467548225</text:p>
          </table:table-cell>
          <table:table-cell table:number-columns-repeated="3"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RAND())*100" office:value-type="float" office:value="89.4052770083299" calcext:value-type="float">
            <text:p>89.41</text:p>
          </table:table-cell>
          <table:table-cell table:formula="of:=(SUM([.B578:.B593]))/15" office:value-type="float" office:value="59.1041053006391" calcext:value-type="float">
            <text:p>59.1041053006</text:p>
          </table:table-cell>
          <table:table-cell table:number-columns-repeated="3"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RAND())*100" office:value-type="float" office:value="42.5719449907489" calcext:value-type="float">
            <text:p>42.57</text:p>
          </table:table-cell>
          <table:table-cell table:formula="of:=(SUM([.B579:.B594]))/15" office:value-type="float" office:value="62.2816561100021" calcext:value-type="float">
            <text:p>62.28165611</text:p>
          </table:table-cell>
          <table:table-cell table:number-columns-repeated="3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RAND())*100" office:value-type="float" office:value="1.52323032244265" calcext:value-type="float">
            <text:p>1.52</text:p>
          </table:table-cell>
          <table:table-cell table:formula="of:=(SUM([.B580:.B595]))/15" office:value-type="float" office:value="60.7970181235556" calcext:value-type="float">
            <text:p>60.7970181236</text:p>
          </table:table-cell>
          <table:table-cell table:number-columns-repeated="3"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RAND())*100" office:value-type="float" office:value="64.1761632125628" calcext:value-type="float">
            <text:p>64.18</text:p>
          </table:table-cell>
          <table:table-cell table:formula="of:=(SUM([.B581:.B596]))/15" office:value-type="float" office:value="57.9840667881607" calcext:value-type="float">
            <text:p>57.9840667882</text:p>
          </table:table-cell>
          <table:table-cell table:number-columns-repeated="3"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RAND())*100" office:value-type="float" office:value="50.2387561689842" calcext:value-type="float">
            <text:p>50.24</text:p>
          </table:table-cell>
          <table:table-cell table:formula="of:=(SUM([.B582:.B597]))/15" office:value-type="float" office:value="61.4379947709717" calcext:value-type="float">
            <text:p>61.437994771</text:p>
          </table:table-cell>
          <table:table-cell table:number-columns-repeated="3"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RAND())*100" office:value-type="float" office:value="58.1362413717647" calcext:value-type="float">
            <text:p>58.14</text:p>
          </table:table-cell>
          <table:table-cell table:formula="of:=(SUM([.B583:.B598]))/15" office:value-type="float" office:value="63.5503621522426" calcext:value-type="float">
            <text:p>63.5503621522</text:p>
          </table:table-cell>
          <table:table-cell table:number-columns-repeated="3"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RAND())*100" office:value-type="float" office:value="43.5466381751276" calcext:value-type="float">
            <text:p>43.55</text:p>
          </table:table-cell>
          <table:table-cell table:formula="of:=(SUM([.B584:.B599]))/15" office:value-type="float" office:value="60.9378222200398" calcext:value-type="float">
            <text:p>60.93782222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RAND())*100" office:value-type="float" office:value="45.8103528204143" calcext:value-type="float">
            <text:p>45.81</text:p>
          </table:table-cell>
          <table:table-cell table:formula="of:=(SUM([.B585:.B600]))/15" office:value-type="float" office:value="57.8803732323627" calcext:value-type="float">
            <text:p>57.8803732324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(RAND())*100" office:value-type="float" office:value="82.201275219239" calcext:value-type="float">
            <text:p>82.20</text:p>
          </table:table-cell>
          <table:table-cell table:formula="of:=(SUM([.B586:.B601]))/15" office:value-type="float" office:value="57.6933744689957" calcext:value-type="float">
            <text:p>57.693374469</text:p>
          </table:table-cell>
          <table:table-cell table:number-columns-repeated="3"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(RAND())*100" office:value-type="float" office:value="16.595325576543" calcext:value-type="float">
            <text:p>16.60</text:p>
          </table:table-cell>
          <table:table-cell table:formula="of:=(SUM([.B587:.B602]))/15" office:value-type="float" office:value="59.7086940397122" calcext:value-type="float">
            <text:p>59.7086940397</text:p>
          </table:table-cell>
          <table:table-cell table:number-columns-repeated="3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(RAND())*100" office:value-type="float" office:value="4.81119003987447" calcext:value-type="float">
            <text:p>4.81</text:p>
          </table:table-cell>
          <table:table-cell table:formula="of:=(SUM([.B588:.B603]))/15" office:value-type="float" office:value="56.765314036614" calcext:value-type="float">
            <text:p>56.7653140366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RAND())*100" office:value-type="float" office:value="97.2407928352142" calcext:value-type="float">
            <text:p>97.24</text:p>
          </table:table-cell>
          <table:table-cell table:formula="of:=(SUM([.B589:.B604]))/15" office:value-type="float" office:value="54.5812832470756" calcext:value-type="float">
            <text:p>54.5812832471</text:p>
          </table:table-cell>
          <table:table-cell table:number-columns-repeated="3"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(RAND())*100" office:value-type="float" office:value="91.715690836962" calcext:value-type="float">
            <text:p>91.72</text:p>
          </table:table-cell>
          <table:table-cell table:formula="of:=(SUM([.B590:.B605]))/15" office:value-type="float" office:value="59.4470296255443" calcext:value-type="float">
            <text:p>59.4470296255</text:p>
          </table:table-cell>
          <table:table-cell table:number-columns-repeated="3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(RAND())*100" office:value-type="float" office:value="56.9328580146584" calcext:value-type="float">
            <text:p>56.93</text:p>
          </table:table-cell>
          <table:table-cell table:formula="of:=(SUM([.B591:.B606]))/15" office:value-type="float" office:value="59.16438514007" calcext:value-type="float">
            <text:p>59.1643851401</text:p>
          </table:table-cell>
          <table:table-cell table:number-columns-repeated="3"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(RAND())*100" office:value-type="float" office:value="64.8078784236684" calcext:value-type="float">
            <text:p>64.81</text:p>
          </table:table-cell>
          <table:table-cell table:formula="of:=(SUM([.B592:.B607]))/15" office:value-type="float" office:value="56.7274864293592" calcext:value-type="float">
            <text:p>56.7274864294</text:p>
          </table:table-cell>
          <table:table-cell table:number-columns-repeated="3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RAND())*100" office:value-type="float" office:value="52.5953008127627" calcext:value-type="float">
            <text:p>52.60</text:p>
          </table:table-cell>
          <table:table-cell table:formula="of:=(SUM([.B593:.B608]))/15" office:value-type="float" office:value="58.9877987287932" calcext:value-type="float">
            <text:p>58.9877987288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(RAND())*100" office:value-type="float" office:value="32.1604552154401" calcext:value-type="float">
            <text:p>32.16</text:p>
          </table:table-cell>
          <table:table-cell table:formula="of:=(SUM([.B594:.B609]))/15" office:value-type="float" office:value="57.4872610552865" calcext:value-type="float">
            <text:p>57.4872610553</text:p>
          </table:table-cell>
          <table:table-cell table:number-columns-repeated="3"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RAND())*100" office:value-type="float" office:value="24.3976981808637" calcext:value-type="float">
            <text:p>24.40</text:p>
          </table:table-cell>
          <table:table-cell table:formula="of:=(SUM([.B595:.B610]))/15" office:value-type="float" office:value="53.6709396024271" calcext:value-type="float">
            <text:p>53.6709396024</text:p>
          </table:table-cell>
          <table:table-cell table:number-columns-repeated="3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(RAND())*100" office:value-type="float" office:value="27.0709213333647" calcext:value-type="float">
            <text:p>27.07</text:p>
          </table:table-cell>
          <table:table-cell table:formula="of:=(SUM([.B596:.B611]))/15" office:value-type="float" office:value="52.4593231484348" calcext:value-type="float">
            <text:p>52.4593231484</text:p>
          </table:table-cell>
          <table:table-cell table:number-columns-repeated="3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RAND())*100" office:value-type="float" office:value="73.6394687005252" calcext:value-type="float">
            <text:p>73.64</text:p>
          </table:table-cell>
          <table:table-cell table:formula="of:=(SUM([.B597:.B612]))/15" office:value-type="float" office:value="54.1625025491629" calcext:value-type="float">
            <text:p>54.1625025492</text:p>
          </table:table-cell>
          <table:table-cell table:number-columns-repeated="3"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(RAND())*100" office:value-type="float" office:value="47.2353094328536" calcext:value-type="float">
            <text:p>47.24</text:p>
          </table:table-cell>
          <table:table-cell table:formula="of:=(SUM([.B598:.B613]))/15" office:value-type="float" office:value="54.7933895816938" calcext:value-type="float">
            <text:p>54.7933895817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(RAND())*100" office:value-type="float" office:value="70.9854044054447" calcext:value-type="float">
            <text:p>70.99</text:p>
          </table:table-cell>
          <table:table-cell table:formula="of:=(SUM([.B599:.B614]))/15" office:value-type="float" office:value="54.5931597992851" calcext:value-type="float">
            <text:p>54.5931597993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(RAND())*100" office:value-type="float" office:value="52.2912700545155" calcext:value-type="float">
            <text:p>52.29</text:p>
          </table:table-cell>
          <table:table-cell table:formula="of:=(SUM([.B600:.B615]))/15" office:value-type="float" office:value="55.4497706681971" calcext:value-type="float">
            <text:p>55.4497706682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RAND())*100" office:value-type="float" office:value="36.2455288588117" calcext:value-type="float">
            <text:p>36.25</text:p>
          </table:table-cell>
          <table:table-cell table:formula="of:=(SUM([.B601:.B616]))/15" office:value-type="float" office:value="56.0327461268229" calcext:value-type="float">
            <text:p>56.0327461268</text:p>
          </table:table-cell>
          <table:table-cell table:number-columns-repeated="3"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(RAND())*100" office:value-type="float" office:value="6.29208801511123" calcext:value-type="float">
            <text:p>6.29</text:p>
          </table:table-cell>
          <table:table-cell table:formula="of:=(SUM([.B602:.B617]))/15" office:value-type="float" office:value="55.3950911960494" calcext:value-type="float">
            <text:p>55.395091196</text:p>
          </table:table-cell>
          <table:table-cell table:number-columns-repeated="3"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(RAND())*100" office:value-type="float" office:value="93.969849449949" calcext:value-type="float">
            <text:p>93.97</text:p>
          </table:table-cell>
          <table:table-cell table:formula="of:=(SUM([.B603:.B618]))/15" office:value-type="float" office:value="50.3344787157742" calcext:value-type="float">
            <text:p>50.3344787158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(RAND())*100" office:value-type="float" office:value="87.5127899599235" calcext:value-type="float">
            <text:p>87.51</text:p>
          </table:table-cell>
          <table:table-cell table:formula="of:=(SUM([.B604:.B619]))/15" office:value-type="float" office:value="55.4927803073347" calcext:value-type="float">
            <text:p>55.4927803073</text:p>
          </table:table-cell>
          <table:table-cell table:number-columns-repeated="3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RAND())*100" office:value-type="float" office:value="78.7900975108145" calcext:value-type="float">
            <text:p>78.79</text:p>
          </table:table-cell>
          <table:table-cell table:formula="of:=(SUM([.B605:.B620]))/15" office:value-type="float" office:value="61.0062203020046" calcext:value-type="float">
            <text:p>61.006220302</text:p>
          </table:table-cell>
          <table:table-cell table:number-columns-repeated="3"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(RAND())*100" office:value-type="float" office:value="68.7411118036988" calcext:value-type="float">
            <text:p>68.74</text:p>
          </table:table-cell>
          <table:table-cell table:formula="of:=(SUM([.B606:.B621]))/15" office:value-type="float" office:value="59.7761739470446" calcext:value-type="float">
            <text:p>59.776173947</text:p>
          </table:table-cell>
          <table:table-cell table:number-columns-repeated="3"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(RAND())*100" office:value-type="float" office:value="16.6087633270743" calcext:value-type="float">
            <text:p>16.61</text:p>
          </table:table-cell>
          <table:table-cell table:formula="of:=(SUM([.B607:.B622]))/15" office:value-type="float" office:value="58.2445353448271" calcext:value-type="float">
            <text:p>58.2445353448</text:p>
          </table:table-cell>
          <table:table-cell table:number-columns-repeated="3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(RAND())*100" office:value-type="float" office:value="94.0254335840833" calcext:value-type="float">
            <text:p>94.03</text:p>
          </table:table-cell>
          <table:table-cell table:formula="of:=(SUM([.B608:.B623]))/15" office:value-type="float" office:value="55.5562623656548" calcext:value-type="float">
            <text:p>55.5562623657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RAND())*100" office:value-type="float" office:value="17.4293461792774" calcext:value-type="float">
            <text:p>17.43</text:p>
          </table:table-cell>
          <table:table-cell table:formula="of:=(SUM([.B609:.B624]))/15" office:value-type="float" office:value="57.5040993763491" calcext:value-type="float">
            <text:p>57.5040993763</text:p>
          </table:table-cell>
          <table:table-cell table:number-columns-repeated="3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(RAND())*100" office:value-type="float" office:value="38.6775930819042" calcext:value-type="float">
            <text:p>38.68</text:p>
          </table:table-cell>
          <table:table-cell table:formula="of:=(SUM([.B610:.B625]))/15" office:value-type="float" office:value="55.1597024007834" calcext:value-type="float">
            <text:p>55.1597024008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(RAND())*100" office:value-type="float" office:value="91.1719147843948" calcext:value-type="float">
            <text:p>91.17</text:p>
          </table:table-cell>
          <table:table-cell table:formula="of:=(SUM([.B611:.B626]))/15" office:value-type="float" office:value="55.5941782585477" calcext:value-type="float">
            <text:p>55.5941782585</text:p>
          </table:table-cell>
          <table:table-cell table:number-columns-repeated="3"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(RAND())*100" office:value-type="float" office:value="86.136388571077" calcext:value-type="float">
            <text:p>86.14</text:p>
          </table:table-cell>
          <table:table-cell table:formula="of:=(SUM([.B612:.B627]))/15" office:value-type="float" office:value="60.0457926987831" calcext:value-type="float">
            <text:p>60.0457926988</text:p>
          </table:table-cell>
          <table:table-cell table:number-columns-repeated="3"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RAND())*100" office:value-type="float" office:value="83.8771149554836" calcext:value-type="float">
            <text:p>83.88</text:p>
          </table:table-cell>
          <table:table-cell table:formula="of:=(SUM([.B613:.B628]))/15" office:value-type="float" office:value="63.9834905146306" calcext:value-type="float">
            <text:p>63.9834905146</text:p>
          </table:table-cell>
          <table:table-cell table:number-columns-repeated="3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(RAND())*100" office:value-type="float" office:value="87.4774415591986" calcext:value-type="float">
            <text:p>87.48</text:p>
          </table:table-cell>
          <table:table-cell table:formula="of:=(SUM([.B614:.B629]))/15" office:value-type="float" office:value="64.6660002649611" calcext:value-type="float">
            <text:p>64.666000265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RAND())*100" office:value-type="float" office:value="75.2753646586143" calcext:value-type="float">
            <text:p>75.28</text:p>
          </table:table-cell>
          <table:table-cell table:formula="of:=(SUM([.B615:.B630]))/15" office:value-type="float" office:value="67.3488090733841" calcext:value-type="float">
            <text:p>67.3488090734</text:p>
          </table:table-cell>
          <table:table-cell table:number-columns-repeated="3"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(RAND())*100" office:value-type="float" office:value="94.8187660149243" calcext:value-type="float">
            <text:p>94.82</text:p>
          </table:table-cell>
          <table:table-cell table:formula="of:=(SUM([.B616:.B631]))/15" office:value-type="float" office:value="67.6348064235954" calcext:value-type="float">
            <text:p>67.6348064236</text:p>
          </table:table-cell>
          <table:table-cell table:number-columns-repeated="3"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RAND())*100" office:value-type="float" office:value="69.1249398390149" calcext:value-type="float">
            <text:p>69.12</text:p>
          </table:table-cell>
          <table:table-cell table:formula="of:=(SUM([.B617:.B632]))/15" office:value-type="float" office:value="70.469972820956" calcext:value-type="float">
            <text:p>70.469972821</text:p>
          </table:table-cell>
          <table:table-cell table:number-columns-repeated="3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(RAND())*100" office:value-type="float" office:value="39.0353283961845" calcext:value-type="float">
            <text:p>39.04</text:p>
          </table:table-cell>
          <table:table-cell table:formula="of:=(SUM([.B618:.B633]))/15" office:value-type="float" office:value="72.6619335529696" calcext:value-type="float">
            <text:p>72.661933553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(RAND())*100" office:value-type="float" office:value="76.9982807656507" calcext:value-type="float">
            <text:p>77.00</text:p>
          </table:table-cell>
          <table:table-cell table:formula="of:=(SUM([.B619:.B634]))/15" office:value-type="float" office:value="74.8448162450411" calcext:value-type="float">
            <text:p>74.844816245</text:p>
          </table:table-cell>
          <table:table-cell table:number-columns-repeated="3"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(RAND())*100" office:value-type="float" office:value="94.6109697716773" calcext:value-type="float">
            <text:p>94.61</text:p>
          </table:table-cell>
          <table:table-cell table:formula="of:=(SUM([.B620:.B635]))/15" office:value-type="float" office:value="73.7133783327546" calcext:value-type="float">
            <text:p>73.7133783328</text:p>
          </table:table-cell>
          <table:table-cell table:number-columns-repeated="3"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RAND())*100" office:value-type="float" office:value="17.936782707813" calcext:value-type="float">
            <text:p>17.94</text:p>
          </table:table-cell>
          <table:table-cell table:formula="of:=(SUM([.B621:.B636]))/15" office:value-type="float" office:value="74.1865903202048" calcext:value-type="float">
            <text:p>74.1865903202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(RAND())*100" office:value-type="float" office:value="16.7723615349005" calcext:value-type="float">
            <text:p>16.77</text:p>
          </table:table-cell>
          <table:table-cell table:formula="of:=(SUM([.B622:.B637]))/15" office:value-type="float" office:value="70.1297026666714" calcext:value-type="float">
            <text:p>70.1297026667</text:p>
          </table:table-cell>
          <table:table-cell table:number-columns-repeated="3"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(RAND())*100" office:value-type="float" office:value="31.1011877254004" calcext:value-type="float">
            <text:p>31.10</text:p>
          </table:table-cell>
          <table:table-cell table:formula="of:=(SUM([.B623:.B638]))/15" office:value-type="float" office:value="66.6651193154182" calcext:value-type="float">
            <text:p>66.6651193154</text:p>
          </table:table-cell>
          <table:table-cell table:number-columns-repeated="3"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(RAND())*100" office:value-type="float" office:value="7.73394289509736" calcext:value-type="float">
            <text:p>7.73</text:p>
          </table:table-cell>
          <table:table-cell table:formula="of:=(SUM([.B624:.B639]))/15" office:value-type="float" office:value="67.6312809419732" calcext:value-type="float">
            <text:p>67.631280942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RAND())*100" office:value-type="float" office:value="32.7139990411727" calcext:value-type="float">
            <text:p>32.71</text:p>
          </table:table-cell>
          <table:table-cell table:formula="of:=(SUM([.B625:.B640]))/15" office:value-type="float" office:value="61.8785148960409" calcext:value-type="float">
            <text:p>61.878514896</text:p>
          </table:table-cell>
          <table:table-cell table:number-columns-repeated="3"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(RAND())*100" office:value-type="float" office:value="27.9952652144967" calcext:value-type="float">
            <text:p>28.00</text:p>
          </table:table-cell>
          <table:table-cell table:formula="of:=(SUM([.B626:.B641]))/15" office:value-type="float" office:value="62.8974917535006" calcext:value-type="float">
            <text:p>62.8974917535</text:p>
          </table:table-cell>
          <table:table-cell table:number-columns-repeated="3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(RAND())*100" office:value-type="float" office:value="97.7154654959345" calcext:value-type="float">
            <text:p>97.72</text:p>
          </table:table-cell>
          <table:table-cell table:formula="of:=(SUM([.B627:.B642]))/15" office:value-type="float" office:value="62.1853365623401" calcext:value-type="float">
            <text:p>62.1853365623</text:p>
          </table:table-cell>
          <table:table-cell table:number-columns-repeated="3"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(RAND())*100" office:value-type="float" office:value="28.0067566506066" calcext:value-type="float">
            <text:p>28.01</text:p>
          </table:table-cell>
          <table:table-cell table:formula="of:=(SUM([.B628:.B643]))/15" office:value-type="float" office:value="62.6215732764427" calcext:value-type="float">
            <text:p>62.6215732764</text:p>
          </table:table-cell>
          <table:table-cell table:number-columns-repeated="3"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RAND())*100" office:value-type="float" office:value="43.1479865392844" calcext:value-type="float">
            <text:p>43.15</text:p>
          </table:table-cell>
          <table:table-cell table:formula="of:=(SUM([.B629:.B644]))/15" office:value-type="float" office:value="58.7462644817447" calcext:value-type="float">
            <text:p>58.7462644817</text:p>
          </table:table-cell>
          <table:table-cell table:number-columns-repeated="3"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(RAND())*100" office:value-type="float" office:value="29.7930174629284" calcext:value-type="float">
            <text:p>29.79</text:p>
          </table:table-cell>
          <table:table-cell table:formula="of:=(SUM([.B630:.B645]))/15" office:value-type="float" office:value="56.0309892539981" calcext:value-type="float">
            <text:p>56.030989254</text:p>
          </table:table-cell>
          <table:table-cell table:number-columns-repeated="3"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(RAND())*100" office:value-type="float" office:value="70.5756218178216" calcext:value-type="float">
            <text:p>70.58</text:p>
          </table:table-cell>
          <table:table-cell table:formula="of:=(SUM([.B631:.B646]))/15" office:value-type="float" office:value="52.1853609809134" calcext:value-type="float">
            <text:p>52.1853609809</text:p>
          </table:table-cell>
          <table:table-cell table:number-columns-repeated="3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(RAND())*100" office:value-type="float" office:value="50.3002375590019" calcext:value-type="float">
            <text:p>50.30</text:p>
          </table:table-cell>
          <table:table-cell table:formula="of:=(SUM([.B632:.B647]))/15" office:value-type="float" office:value="51.8720447915272" calcext:value-type="float">
            <text:p>51.8720447915</text:p>
          </table:table-cell>
          <table:table-cell table:number-columns-repeated="3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RAND())*100" office:value-type="float" office:value="51.7550898792153" calcext:value-type="float">
            <text:p>51.76</text:p>
          </table:table-cell>
          <table:table-cell table:formula="of:=(SUM([.B633:.B648]))/15" office:value-type="float" office:value="48.9041428944657" calcext:value-type="float">
            <text:p>48.9041428945</text:p>
          </table:table-cell>
          <table:table-cell table:number-columns-repeated="3"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(RAND())*100" office:value-type="float" office:value="45.5422542934983" calcext:value-type="float">
            <text:p>45.54</text:p>
          </table:table-cell>
          <table:table-cell table:formula="of:=(SUM([.B634:.B649]))/15" office:value-type="float" office:value="47.7461528971457" calcext:value-type="float">
            <text:p>47.7461528971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RAND())*100" office:value-type="float" office:value="30.2471352660812" calcext:value-type="float">
            <text:p>30.25</text:p>
          </table:table-cell>
          <table:table-cell table:formula="of:=(SUM([.B635:.B650]))/15" office:value-type="float" office:value="48.1799479569667" calcext:value-type="float">
            <text:p>48.179947957</text:p>
          </table:table-cell>
          <table:table-cell table:number-columns-repeated="3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(RAND())*100" office:value-type="float" office:value="93.8908057700365" calcext:value-type="float">
            <text:p>93.89</text:p>
          </table:table-cell>
          <table:table-cell table:formula="of:=(SUM([.B636:.B651]))/15" office:value-type="float" office:value="45.063204923662" calcext:value-type="float">
            <text:p>45.0632049237</text:p>
          </table:table-cell>
          <table:table-cell table:number-columns-repeated="3"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RAND())*100" office:value-type="float" office:value="65.0963047452595" calcext:value-type="float">
            <text:p>65.10</text:p>
          </table:table-cell>
          <table:table-cell table:formula="of:=(SUM([.B637:.B652]))/15" office:value-type="float" office:value="45.0151939902193" calcext:value-type="float">
            <text:p>45.0151939902</text:p>
          </table:table-cell>
          <table:table-cell table:number-columns-repeated="3"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(RAND())*100" office:value-type="float" office:value="85.9650021096072" calcext:value-type="float">
            <text:p>85.97</text:p>
          </table:table-cell>
          <table:table-cell table:formula="of:=(SUM([.B638:.B653]))/15" office:value-type="float" office:value="48.1591621260491" calcext:value-type="float">
            <text:p>48.159162126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(RAND())*100" office:value-type="float" office:value="85.1371327874231" calcext:value-type="float">
            <text:p>85.14</text:p>
          </table:table-cell>
          <table:table-cell table:formula="of:=(SUM([.B639:.B654]))/15" office:value-type="float" office:value="52.7720048310295" calcext:value-type="float">
            <text:p>52.772004831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(RAND())*100" office:value-type="float" office:value="51.7298853785945" calcext:value-type="float">
            <text:p>51.73</text:p>
          </table:table-cell>
          <table:table-cell table:formula="of:=(SUM([.B640:.B655]))/15" office:value-type="float" office:value="56.3744011684977" calcext:value-type="float">
            <text:p>56.3744011685</text:p>
          </table:table-cell>
          <table:table-cell table:number-columns-repeated="3"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RAND())*100" office:value-type="float" office:value="78.5443121836186" calcext:value-type="float">
            <text:p>78.54</text:p>
          </table:table-cell>
          <table:table-cell table:formula="of:=(SUM([.B641:.B656]))/15" office:value-type="float" office:value="59.3074640007309" calcext:value-type="float">
            <text:p>59.3074640007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(RAND())*100" office:value-type="float" office:value="85.1320556714196" calcext:value-type="float">
            <text:p>85.13</text:p>
          </table:table-cell>
          <table:table-cell table:formula="of:=(SUM([.B642:.B657]))/15" office:value-type="float" office:value="62.3628182102272" calcext:value-type="float">
            <text:p>62.3628182102</text:p>
          </table:table-cell>
          <table:table-cell table:number-columns-repeated="3"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(RAND())*100" office:value-type="float" office:value="80.7850478330726" calcext:value-type="float">
            <text:p>80.79</text:p>
          </table:table-cell>
          <table:table-cell table:formula="of:=(SUM([.B643:.B658]))/15" office:value-type="float" office:value="66.1719375740221" calcext:value-type="float">
            <text:p>66.171937574</text:p>
          </table:table-cell>
          <table:table-cell table:number-columns-repeated="3"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(RAND())*100" office:value-type="float" office:value="17.1501922491382" calcext:value-type="float">
            <text:p>17.15</text:p>
          </table:table-cell>
          <table:table-cell table:formula="of:=(SUM([.B644:.B659]))/15" office:value-type="float" office:value="65.0432430631646" calcext:value-type="float">
            <text:p>65.0432430632</text:p>
          </table:table-cell>
          <table:table-cell table:number-columns-repeated="3"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RAND())*100" office:value-type="float" office:value="10.2992652742736" calcext:value-type="float">
            <text:p>10.30</text:p>
          </table:table-cell>
          <table:table-cell table:formula="of:=(SUM([.B645:.B660]))/15" office:value-type="float" office:value="64.3194721030667" calcext:value-type="float">
            <text:p>64.3194721031</text:p>
          </table:table-cell>
          <table:table-cell table:number-columns-repeated="3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(RAND())*100" office:value-type="float" office:value="23.0241072132458" calcext:value-type="float">
            <text:p>23.02</text:p>
          </table:table-cell>
          <table:table-cell table:formula="of:=(SUM([.B646:.B661]))/15" office:value-type="float" office:value="62.129557352066" calcext:value-type="float">
            <text:p>62.1295573521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(RAND())*100" office:value-type="float" office:value="11.4098641899203" calcext:value-type="float">
            <text:p>11.41</text:p>
          </table:table-cell>
          <table:table-cell table:formula="of:=(SUM([.B647:.B662]))/15" office:value-type="float" office:value="61.6782966687539" calcext:value-type="float">
            <text:p>61.6782966688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(RAND())*100" office:value-type="float" office:value="37.0950460188145" calcext:value-type="float">
            <text:p>37.10</text:p>
          </table:table-cell>
          <table:table-cell table:formula="of:=(SUM([.B648:.B663]))/15" office:value-type="float" office:value="57.7339128268938" calcext:value-type="float">
            <text:p>57.7339128269</text:p>
          </table:table-cell>
          <table:table-cell table:number-columns-repeated="3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RAND())*100" office:value-type="float" office:value="85.9270466964862" calcext:value-type="float">
            <text:p>85.93</text:p>
          </table:table-cell>
          <table:table-cell table:formula="of:=(SUM([.B649:.B664]))/15" office:value-type="float" office:value="56.8535667242146" calcext:value-type="float">
            <text:p>56.8535667242</text:p>
          </table:table-cell>
          <table:table-cell table:number-columns-repeated="3"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(RAND())*100" office:value-type="float" office:value="16.5027465705427" calcext:value-type="float">
            <text:p>16.50</text:p>
          </table:table-cell>
          <table:table-cell table:formula="of:=(SUM([.B650:.B665]))/15" office:value-type="float" office:value="59.1316971786993" calcext:value-type="float">
            <text:p>59.1316971787</text:p>
          </table:table-cell>
          <table:table-cell table:number-columns-repeated="3"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(RAND())*100" office:value-type="float" office:value="36.3760637819345" calcext:value-type="float">
            <text:p>36.38</text:p>
          </table:table-cell>
          <table:table-cell table:formula="of:=(SUM([.B651:.B666]))/15" office:value-type="float" office:value="57.195729997169" calcext:value-type="float">
            <text:p>57.1957299972</text:p>
          </table:table-cell>
          <table:table-cell table:number-columns-repeated="3"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(RAND())*100" office:value-type="float" office:value="96.7016341171906" calcext:value-type="float">
            <text:p>96.70</text:p>
          </table:table-cell>
          <table:table-cell table:formula="of:=(SUM([.B652:.B667]))/15" office:value-type="float" office:value="57.6043252315592" calcext:value-type="float">
            <text:p>57.6043252316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RAND())*100" office:value-type="float" office:value="89.141036783772" calcext:value-type="float">
            <text:p>89.14</text:p>
          </table:table-cell>
          <table:table-cell table:formula="of:=(SUM([.B653:.B668]))/15" office:value-type="float" office:value="57.7917137880361" calcext:value-type="float">
            <text:p>57.791713788</text:p>
          </table:table-cell>
          <table:table-cell table:number-columns-repeated="3"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(RAND())*100" office:value-type="float" office:value="87.7912764537156" calcext:value-type="float">
            <text:p>87.79</text:p>
          </table:table-cell>
          <table:table-cell table:formula="of:=(SUM([.B654:.B669]))/15" office:value-type="float" office:value="59.3946959239369" calcext:value-type="float">
            <text:p>59.3946959239</text:p>
          </table:table-cell>
          <table:table-cell table:number-columns-repeated="3"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RAND())*100" office:value-type="float" office:value="5.08122982254551" calcext:value-type="float">
            <text:p>5.08</text:p>
          </table:table-cell>
          <table:table-cell table:formula="of:=(SUM([.B655:.B670]))/15" office:value-type="float" office:value="59.5164475468775" calcext:value-type="float">
            <text:p>59.5164475469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(RAND())*100" office:value-type="float" office:value="41.7175296906132" calcext:value-type="float">
            <text:p>41.72</text:p>
          </table:table-cell>
          <table:table-cell table:formula="of:=(SUM([.B656:.B671]))/15" office:value-type="float" office:value="54.179387349219" calcext:value-type="float">
            <text:p>54.1793873492</text:p>
          </table:table-cell>
          <table:table-cell table:number-columns-repeated="3"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RAND())*100" office:value-type="float" office:value="2.13668547635437" calcext:value-type="float">
            <text:p>2.14</text:p>
          </table:table-cell>
          <table:table-cell table:formula="of:=(SUM([.B657:.B672]))/15" office:value-type="float" office:value="53.5118969700202" calcext:value-type="float">
            <text:p>53.51189697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(RAND())*100" office:value-type="float" office:value="28.892644479428" calcext:value-type="float">
            <text:p>28.89</text:p>
          </table:table-cell>
          <table:table-cell table:formula="of:=(SUM([.B658:.B673]))/15" office:value-type="float" office:value="48.418055189536" calcext:value-type="float">
            <text:p>48.4180551895</text:p>
          </table:table-cell>
          <table:table-cell table:number-columns-repeated="3"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(RAND())*100" office:value-type="float" office:value="63.0902406024284" calcext:value-type="float">
            <text:p>63.09</text:p>
          </table:table-cell>
          <table:table-cell table:formula="of:=(SUM([.B659:.B674]))/15" office:value-type="float" office:value="44.6687611100698" calcext:value-type="float">
            <text:p>44.6687611101</text:p>
          </table:table-cell>
          <table:table-cell table:number-columns-repeated="3"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(RAND())*100" office:value-type="float" office:value="11.236113012436" calcext:value-type="float">
            <text:p>11.24</text:p>
          </table:table-cell>
          <table:table-cell table:formula="of:=(SUM([.B660:.B675]))/15" office:value-type="float" office:value="43.4891072946936" calcext:value-type="float">
            <text:p>43.4891072947</text:p>
          </table:table-cell>
          <table:table-cell table:number-columns-repeated="3"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RAND())*100" office:value-type="float" office:value="85.8039395259909" calcext:value-type="float">
            <text:p>85.80</text:p>
          </table:table-cell>
          <table:table-cell table:formula="of:=(SUM([.B661:.B676]))/15" office:value-type="float" office:value="43.0948353455801" calcext:value-type="float">
            <text:p>43.0948353456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(RAND())*100" office:value-type="float" office:value="40.4565051754725" calcext:value-type="float">
            <text:p>40.46</text:p>
          </table:table-cell>
          <table:table-cell table:formula="of:=(SUM([.B662:.B677]))/15" office:value-type="float" office:value="48.1284802956946" calcext:value-type="float">
            <text:p>48.1284802957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(RAND())*100" office:value-type="float" office:value="11.9214412739584" calcext:value-type="float">
            <text:p>11.92</text:p>
          </table:table-cell>
          <table:table-cell table:formula="of:=(SUM([.B663:.B678]))/15" office:value-type="float" office:value="49.290640159843" calcext:value-type="float">
            <text:p>49.2906401598</text:p>
          </table:table-cell>
          <table:table-cell table:number-columns-repeated="3"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(RAND())*100" office:value-type="float" office:value="17.6901117781869" calcext:value-type="float">
            <text:p>17.69</text:p>
          </table:table-cell>
          <table:table-cell table:formula="of:=(SUM([.B664:.B679]))/15" office:value-type="float" office:value="49.3247452987789" calcext:value-type="float">
            <text:p>49.3247452988</text:p>
          </table:table-cell>
          <table:table-cell table:number-columns-repeated="3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RAND())*100" office:value-type="float" office:value="82.5136627841097" calcext:value-type="float">
            <text:p>82.51</text:p>
          </table:table-cell>
          <table:table-cell table:formula="of:=(SUM([.B665:.B680]))/15" office:value-type="float" office:value="48.0310830160704" calcext:value-type="float">
            <text:p>48.0310830161</text:p>
          </table:table-cell>
          <table:table-cell table:number-columns-repeated="3"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(RAND())*100" office:value-type="float" office:value="28.7910840136687" calcext:value-type="float">
            <text:p>28.79</text:p>
          </table:table-cell>
          <table:table-cell table:formula="of:=(SUM([.B666:.B681]))/15" office:value-type="float" office:value="47.8035240885786" calcext:value-type="float">
            <text:p>47.8035240886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(RAND())*100" office:value-type="float" office:value="77.5645291081188" calcext:value-type="float">
            <text:p>77.56</text:p>
          </table:table-cell>
          <table:table-cell table:formula="of:=(SUM([.B667:.B682]))/15" office:value-type="float" office:value="48.622746584787" calcext:value-type="float">
            <text:p>48.6227465848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(RAND())*100" office:value-type="float" office:value="31.9041061771258" calcext:value-type="float">
            <text:p>31.90</text:p>
          </table:table-cell>
          <table:table-cell table:formula="of:=(SUM([.B668:.B683]))/15" office:value-type="float" office:value="51.3686442731993" calcext:value-type="float">
            <text:p>51.3686442732</text:p>
          </table:table-cell>
          <table:table-cell table:number-columns-repeated="3"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RAND())*100" office:value-type="float" office:value="93.236623249636" calcext:value-type="float">
            <text:p>93.24</text:p>
          </table:table-cell>
          <table:table-cell table:formula="of:=(SUM([.B669:.B684]))/15" office:value-type="float" office:value="47.048809077195" calcext:value-type="float">
            <text:p>47.0488090772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(RAND())*100" office:value-type="float" office:value="71.9667946445663" calcext:value-type="float">
            <text:p>71.97</text:p>
          </table:table-cell>
          <table:table-cell table:formula="of:=(SUM([.B670:.B685]))/15" office:value-type="float" office:value="47.3218481749193" calcext:value-type="float">
            <text:p>47.3218481749</text:p>
          </table:table-cell>
          <table:table-cell table:number-columns-repeated="3"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(RAND())*100" office:value-type="float" office:value="87.9097259145133" calcext:value-type="float">
            <text:p>87.91</text:p>
          </table:table-cell>
          <table:table-cell table:formula="of:=(SUM([.B671:.B686]))/15" office:value-type="float" office:value="46.2668827209759" calcext:value-type="float">
            <text:p>46.266882721</text:p>
          </table:table-cell>
          <table:table-cell table:number-columns-repeated="3"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(RAND())*100" office:value-type="float" office:value="56.3830251767422" calcext:value-type="float">
            <text:p>56.38</text:p>
          </table:table-cell>
          <table:table-cell table:formula="of:=(SUM([.B672:.B687]))/15" office:value-type="float" office:value="51.7887824604405" calcext:value-type="float">
            <text:p>51.7887824604</text:p>
          </table:table-cell>
          <table:table-cell table:number-columns-repeated="3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RAND())*100" office:value-type="float" office:value="47.819116636671" calcext:value-type="float">
            <text:p>47.82</text:p>
          </table:table-cell>
          <table:table-cell table:formula="of:=(SUM([.B673:.B688]))/15" office:value-type="float" office:value="52.7664821595157" calcext:value-type="float">
            <text:p>52.7664821595</text:p>
          </table:table-cell>
          <table:table-cell table:number-columns-repeated="3"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(RAND())*100" office:value-type="float" office:value="62.0164715948955" calcext:value-type="float">
            <text:p>62.02</text:p>
          </table:table-cell>
          <table:table-cell table:formula="of:=(SUM([.B674:.B689]))/15" office:value-type="float" office:value="55.8119775702035" calcext:value-type="float">
            <text:p>55.8119775702</text:p>
          </table:table-cell>
          <table:table-cell table:number-columns-repeated="3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RAND())*100" office:value-type="float" office:value="7.81823738203543" calcext:value-type="float">
            <text:p>7.82</text:p>
          </table:table-cell>
          <table:table-cell table:formula="of:=(SUM([.B675:.B690]))/15" office:value-type="float" office:value="58.0202327112347" calcext:value-type="float">
            <text:p>58.0202327112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(RAND())*100" office:value-type="float" office:value="66.7900587953759" calcext:value-type="float">
            <text:p>66.79</text:p>
          </table:table-cell>
          <table:table-cell table:formula="of:=(SUM([.B676:.B691]))/15" office:value-type="float" office:value="54.3354324965418" calcext:value-type="float">
            <text:p>54.3354324965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RAND())*100" office:value-type="float" office:value="74.0159218847812" calcext:value-type="float">
            <text:p>74.02</text:p>
          </table:table-cell>
          <table:table-cell table:formula="of:=(SUM([.B677:.B692]))/15" office:value-type="float" office:value="58.0390288820712" calcext:value-type="float">
            <text:p>58.0390288821</text:p>
          </table:table-cell>
          <table:table-cell table:number-columns-repeated="3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(RAND())*100" office:value-type="float" office:value="25.9838325258491" calcext:value-type="float">
            <text:p>25.98</text:p>
          </table:table-cell>
          <table:table-cell table:formula="of:=(SUM([.B678:.B693]))/15" office:value-type="float" office:value="57.2531610393238" calcext:value-type="float">
            <text:p>57.2531610393</text:p>
          </table:table-cell>
          <table:table-cell table:number-columns-repeated="3"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(RAND())*100" office:value-type="float" office:value="82.3431433227487" calcext:value-type="float">
            <text:p>82.34</text:p>
          </table:table-cell>
          <table:table-cell table:formula="of:=(SUM([.B679:.B694]))/15" office:value-type="float" office:value="56.2883161960156" calcext:value-type="float">
            <text:p>56.288316196</text:p>
          </table:table-cell>
          <table:table-cell table:number-columns-repeated="3"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(RAND())*100" office:value-type="float" office:value="46.4368194156303" calcext:value-type="float">
            <text:p>46.44</text:p>
          </table:table-cell>
          <table:table-cell table:formula="of:=(SUM([.B680:.B695]))/15" office:value-type="float" office:value="60.9830963326016" calcext:value-type="float">
            <text:p>60.9830963326</text:p>
          </table:table-cell>
          <table:table-cell table:number-columns-repeated="3"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RAND())*100" office:value-type="float" office:value="7.92888958043992" calcext:value-type="float">
            <text:p>7.93</text:p>
          </table:table-cell>
          <table:table-cell table:formula="of:=(SUM([.B681:.B696]))/15" office:value-type="float" office:value="62.8995435084312" calcext:value-type="float">
            <text:p>62.8995435084</text:p>
          </table:table-cell>
          <table:table-cell table:number-columns-repeated="3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(RAND())*100" office:value-type="float" office:value="15.5972980507719" calcext:value-type="float">
            <text:p>15.60</text:p>
          </table:table-cell>
          <table:table-cell table:formula="of:=(SUM([.B682:.B697]))/15" office:value-type="float" office:value="57.9272252948532" calcext:value-type="float">
            <text:p>57.9272252949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(RAND())*100" office:value-type="float" office:value="14.1131823239541" calcext:value-type="float">
            <text:p>14.11</text:p>
          </table:table-cell>
          <table:table-cell table:formula="of:=(SUM([.B683:.B698]))/15" office:value-type="float" office:value="57.0476395639934" calcext:value-type="float">
            <text:p>57.047639564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(RAND())*100" office:value-type="float" office:value="86.092730582868" calcext:value-type="float">
            <text:p>86.09</text:p>
          </table:table-cell>
          <table:table-cell table:formula="of:=(SUM([.B684:.B699]))/15" office:value-type="float" office:value="52.8175497783824" calcext:value-type="float">
            <text:p>52.8175497784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RAND())*100" office:value-type="float" office:value="88.9359260159219" calcext:value-type="float">
            <text:p>88.94</text:p>
          </table:table-cell>
          <table:table-cell table:formula="of:=(SUM([.B685:.B700]))/15" office:value-type="float" office:value="56.4301247387652" calcext:value-type="float">
            <text:p>56.4301247388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(RAND())*100" office:value-type="float" office:value="81.5098184431884" calcext:value-type="float">
            <text:p>81.51</text:p>
          </table:table-cell>
          <table:table-cell table:formula="of:=(SUM([.B686:.B701]))/15" office:value-type="float" office:value="56.143411589851" calcext:value-type="float">
            <text:p>56.1434115899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(RAND())*100" office:value-type="float" office:value="20.6111994123292" calcext:value-type="float">
            <text:p>20.61</text:p>
          </table:table-cell>
          <table:table-cell table:formula="of:=(SUM([.B687:.B702]))/15" office:value-type="float" office:value="56.7796131764258" calcext:value-type="float">
            <text:p>56.7796131764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(RAND())*100" office:value-type="float" office:value="75.9336370159142" calcext:value-type="float">
            <text:p>75.93</text:p>
          </table:table-cell>
          <table:table-cell table:formula="of:=(SUM([.B688:.B703]))/15" office:value-type="float" office:value="52.2930447429468" calcext:value-type="float">
            <text:p>52.2930447429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RAND())*100" office:value-type="float" office:value="79.3934115011108" calcext:value-type="float">
            <text:p>79.39</text:p>
          </table:table-cell>
          <table:table-cell table:formula="of:=(SUM([.B689:.B704]))/15" office:value-type="float" office:value="53.5964188655583" calcext:value-type="float">
            <text:p>53.5964188656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(RAND())*100" office:value-type="float" office:value="65.0485215189325" calcext:value-type="float">
            <text:p>65.05</text:p>
          </table:table-cell>
          <table:table-cell table:formula="of:=(SUM([.B690:.B705]))/15" office:value-type="float" office:value="55.701371856521" calcext:value-type="float">
            <text:p>55.7013718565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(RAND())*100" office:value-type="float" office:value="84.1792493561776" calcext:value-type="float">
            <text:p>84.18</text:p>
          </table:table-cell>
          <table:table-cell table:formula="of:=(SUM([.B691:.B706]))/15" office:value-type="float" office:value="55.9035085181234" calcext:value-type="float">
            <text:p>55.9035085181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(RAND())*100" office:value-type="float" office:value="72.3658596354646" calcext:value-type="float">
            <text:p>72.37</text:p>
          </table:table-cell>
          <table:table-cell table:formula="of:=(SUM([.B692:.B707]))/15" office:value-type="float" office:value="60.9942426497329" calcext:value-type="float">
            <text:p>60.9942426497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RAND())*100" office:value-type="float" office:value="29.7956989537271" calcext:value-type="float">
            <text:p>29.80</text:p>
          </table:table-cell>
          <table:table-cell table:formula="of:=(SUM([.B693:.B708]))/15" office:value-type="float" office:value="61.3659627057388" calcext:value-type="float">
            <text:p>61.3659627057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(RAND())*100" office:value-type="float" office:value="2.83262518299828" calcext:value-type="float">
            <text:p>2.83</text:p>
          </table:table-cell>
          <table:table-cell table:formula="of:=(SUM([.B694:.B709]))/15" office:value-type="float" office:value="58.4179478436686" calcext:value-type="float">
            <text:p>58.4179478437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RAND())*100" office:value-type="float" office:value="4.68905663764032" calcext:value-type="float">
            <text:p>4.69</text:p>
          </table:table-cell>
          <table:table-cell table:formula="of:=(SUM([.B695:.B710]))/15" office:value-type="float" office:value="56.8745340208118" calcext:value-type="float">
            <text:p>56.8745340208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(RAND())*100" office:value-type="float" office:value="48.516783546178" calcext:value-type="float">
            <text:p>48.52</text:p>
          </table:table-cell>
          <table:table-cell table:formula="of:=(SUM([.B696:.B711]))/15" office:value-type="float" office:value="51.6975949084713" calcext:value-type="float">
            <text:p>51.6975949085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RAND())*100" office:value-type="float" office:value="21.168496566709" calcext:value-type="float">
            <text:p>21.17</text:p>
          </table:table-cell>
          <table:table-cell table:formula="of:=(SUM([.B697:.B712]))/15" office:value-type="float" office:value="51.8362591838411" calcext:value-type="float">
            <text:p>51.8362591838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(RAND())*100" office:value-type="float" office:value="17.1739863631453" calcext:value-type="float">
            <text:p>17.17</text:p>
          </table:table-cell>
          <table:table-cell table:formula="of:=(SUM([.B698:.B713]))/15" office:value-type="float" office:value="52.7188996495924" calcext:value-type="float">
            <text:p>52.7188996496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(RAND())*100" office:value-type="float" office:value="74.3107966046081" calcext:value-type="float">
            <text:p>74.31</text:p>
          </table:table-cell>
          <table:table-cell table:formula="of:=(SUM([.B699:.B714]))/15" office:value-type="float" office:value="52.8240122037506" calcext:value-type="float">
            <text:p>52.8240122038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(RAND())*100" office:value-type="float" office:value="0.680381487289351" calcext:value-type="float">
            <text:p>0.68</text:p>
          </table:table-cell>
          <table:table-cell table:formula="of:=(SUM([.B700:.B715]))/15" office:value-type="float" office:value="56.8371864891275" calcext:value-type="float">
            <text:p>56.8371864891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RAND())*100" office:value-type="float" office:value="31.4505656321552" calcext:value-type="float">
            <text:p>31.45</text:p>
          </table:table-cell>
          <table:table-cell table:formula="of:=(SUM([.B701:.B716]))/15" office:value-type="float" office:value="51.1430298827556" calcext:value-type="float">
            <text:p>51.1430298828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(RAND())*100" office:value-type="float" office:value="92.6782058895527" calcext:value-type="float">
            <text:p>92.68</text:p>
          </table:table-cell>
          <table:table-cell table:formula="of:=(SUM([.B702:.B717]))/15" office:value-type="float" office:value="47.3106725238379" calcext:value-type="float">
            <text:p>47.3106725238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(RAND())*100" office:value-type="float" office:value="39.8960367809765" calcext:value-type="float">
            <text:p>39.90</text:p>
          </table:table-cell>
          <table:table-cell table:formula="of:=(SUM([.B703:.B718]))/15" office:value-type="float" office:value="48.0552316869288" calcext:value-type="float">
            <text:p>48.0552316869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(RAND())*100" office:value-type="float" office:value="46.7336305756355" calcext:value-type="float">
            <text:p>46.73</text:p>
          </table:table-cell>
          <table:table-cell table:formula="of:=(SUM([.B704:.B719]))/15" office:value-type="float" office:value="49.3408875115053" calcext:value-type="float">
            <text:p>49.3408875115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RAND())*100" office:value-type="float" office:value="83.8227486565924" calcext:value-type="float">
            <text:p>83.82</text:p>
          </table:table-cell>
          <table:table-cell table:formula="of:=(SUM([.B705:.B720]))/15" office:value-type="float" office:value="47.3942204154867" calcext:value-type="float">
            <text:p>47.3942204155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(RAND())*100" office:value-type="float" office:value="90.8327236894241" calcext:value-type="float">
            <text:p>90.83</text:p>
          </table:table-cell>
          <table:table-cell table:formula="of:=(SUM([.B706:.B721]))/15" office:value-type="float" office:value="47.6895095591855" calcext:value-type="float">
            <text:p>47.6895095592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(RAND())*100" office:value-type="float" office:value="33.8670177574197" calcext:value-type="float">
            <text:p>33.87</text:p>
          </table:table-cell>
          <table:table-cell table:formula="of:=(SUM([.B707:.B722]))/15" office:value-type="float" office:value="49.4084563705516" calcext:value-type="float">
            <text:p>49.4084563706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(RAND())*100" office:value-type="float" office:value="85.2342088452005" calcext:value-type="float">
            <text:p>85.23</text:p>
          </table:table-cell>
          <table:table-cell table:formula="of:=(SUM([.B708:.B723]))/15" office:value-type="float" office:value="46.0543075973011" calcext:value-type="float">
            <text:p>46.0543075973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RAND())*100" office:value-type="float" office:value="45.6686866023549" calcext:value-type="float">
            <text:p>45.67</text:p>
          </table:table-cell>
          <table:table-cell table:formula="of:=(SUM([.B709:.B724]))/15" office:value-type="float" office:value="46.9121975446168" calcext:value-type="float">
            <text:p>46.9121975446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(RAND())*100" office:value-type="float" office:value="43.6231556755999" calcext:value-type="float">
            <text:p>43.62</text:p>
          </table:table-cell>
          <table:table-cell table:formula="of:=(SUM([.B710:.B725]))/15" office:value-type="float" office:value="47.970396721192" calcext:value-type="float">
            <text:p>47.9703967212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(RAND())*100" office:value-type="float" office:value="8.46671539973998" calcext:value-type="float">
            <text:p>8.47</text:p>
          </table:table-cell>
          <table:table-cell table:formula="of:=(SUM([.B711:.B726]))/15" office:value-type="float" office:value="50.6897654206988" calcext:value-type="float">
            <text:p>50.6897654207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(RAND())*100" office:value-type="float" office:value="26.4480275180403" calcext:value-type="float">
            <text:p>26.45</text:p>
          </table:table-cell>
          <table:table-cell table:formula="of:=(SUM([.B712:.B727]))/15" office:value-type="float" office:value="50.9416093381721" calcext:value-type="float">
            <text:p>50.9416093382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RAND())*100" office:value-type="float" office:value="11.9139260275206" calcext:value-type="float">
            <text:p>11.91</text:p>
          </table:table-cell>
          <table:table-cell table:formula="of:=(SUM([.B713:.B728]))/15" office:value-type="float" office:value="49.4703589362962" calcext:value-type="float">
            <text:p>49.4703589363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(RAND())*100" office:value-type="float" office:value="44.3541602864895" calcext:value-type="float">
            <text:p>44.35</text:p>
          </table:table-cell>
          <table:table-cell table:formula="of:=(SUM([.B714:.B729]))/15" office:value-type="float" office:value="48.853387567017" calcext:value-type="float">
            <text:p>48.853387567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RAND())*100" office:value-type="float" office:value="26.0341363320317" calcext:value-type="float">
            <text:p>26.03</text:p>
          </table:table-cell>
          <table:table-cell table:formula="of:=(SUM([.B715:.B730]))/15" office:value-type="float" office:value="50.6653991619066" calcext:value-type="float">
            <text:p>50.6653991619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(RAND())*100" office:value-type="float" office:value="14.8084870311809" calcext:value-type="float">
            <text:p>14.81</text:p>
          </table:table-cell>
          <table:table-cell table:formula="of:=(SUM([.B716:.B731]))/15" office:value-type="float" office:value="47.4469551437349" calcext:value-type="float">
            <text:p>47.4469551437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RAND())*100" office:value-type="float" office:value="60.2953558976698" calcext:value-type="float">
            <text:p>60.30</text:p>
          </table:table-cell>
          <table:table-cell table:formula="of:=(SUM([.B717:.B732]))/15" office:value-type="float" office:value="48.388828846661" calcext:value-type="float">
            <text:p>48.3888288467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(RAND())*100" office:value-type="float" office:value="26.2859928168662" calcext:value-type="float">
            <text:p>26.29</text:p>
          </table:table-cell>
          <table:table-cell table:formula="of:=(SUM([.B718:.B733]))/15" office:value-type="float" office:value="50.3118148643619" calcext:value-type="float">
            <text:p>50.3118148644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(RAND())*100" office:value-type="float" office:value="75.7132718047746" calcext:value-type="float">
            <text:p>75.71</text:p>
          </table:table-cell>
          <table:table-cell table:formula="of:=(SUM([.B719:.B734]))/15" office:value-type="float" office:value="45.8856673261828" calcext:value-type="float">
            <text:p>45.8856673262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(RAND())*100" office:value-type="float" office:value="75.1868900697192" calcext:value-type="float">
            <text:p>75.19</text:p>
          </table:table-cell>
          <table:table-cell table:formula="of:=(SUM([.B720:.B735]))/15" office:value-type="float" office:value="48.273482994436" calcext:value-type="float">
            <text:p>48.2734829944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RAND())*100" office:value-type="float" office:value="56.5016828907025" calcext:value-type="float">
            <text:p>56.50</text:p>
          </table:table-cell>
          <table:table-cell table:formula="of:=(SUM([.B721:.B736]))/15" office:value-type="float" office:value="50.1703669607083" calcext:value-type="float">
            <text:p>50.1703669607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(RAND())*100" office:value-type="float" office:value="6.32785314357177" calcext:value-type="float">
            <text:p>6.33</text:p>
          </table:table-cell>
          <table:table-cell table:formula="of:=(SUM([.B722:.B737]))/15" office:value-type="float" office:value="48.3489625763156" calcext:value-type="float">
            <text:p>48.3489625763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(RAND())*100" office:value-type="float" office:value="54.1899518177214" calcext:value-type="float">
            <text:p>54.19</text:p>
          </table:table-cell>
          <table:table-cell table:formula="of:=(SUM([.B723:.B738]))/15" office:value-type="float" office:value="42.7153045399255" calcext:value-type="float">
            <text:p>42.7153045399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(RAND())*100" office:value-type="float" office:value="69.8673479454156" calcext:value-type="float">
            <text:p>69.87</text:p>
          </table:table-cell>
          <table:table-cell table:formula="of:=(SUM([.B724:.B739]))/15" office:value-type="float" office:value="44.0701668106123" calcext:value-type="float">
            <text:p>44.0701668106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RAND())*100" office:value-type="float" office:value="12.4131710964572" calcext:value-type="float">
            <text:p>12.41</text:p>
          </table:table-cell>
          <table:table-cell table:formula="of:=(SUM([.B725:.B740]))/15" office:value-type="float" office:value="43.0457094172933" calcext:value-type="float">
            <text:p>43.0457094173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(RAND())*100" office:value-type="float" office:value="53.4267199909382" calcext:value-type="float">
            <text:p>53.43</text:p>
          </table:table-cell>
          <table:table-cell table:formula="of:=(SUM([.B726:.B741]))/15" office:value-type="float" office:value="40.8286750502334" calcext:value-type="float">
            <text:p>40.8286750502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(RAND())*100" office:value-type="float" office:value="7.79992380950293" calcext:value-type="float">
            <text:p>7.80</text:p>
          </table:table-cell>
          <table:table-cell table:formula="of:=(SUM([.B727:.B742]))/15" office:value-type="float" office:value="41.4822460045893" calcext:value-type="float">
            <text:p>41.4822460046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(RAND())*100" office:value-type="float" office:value="14.5749062770323" calcext:value-type="float">
            <text:p>14.57</text:p>
          </table:table-cell>
          <table:table-cell table:formula="of:=(SUM([.B728:.B743]))/15" office:value-type="float" office:value="41.4377932319068" calcext:value-type="float">
            <text:p>41.4377932319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RAND())*100" office:value-type="float" office:value="9.74425858857988" calcext:value-type="float">
            <text:p>9.74</text:p>
          </table:table-cell>
          <table:table-cell table:formula="of:=(SUM([.B729:.B744]))/15" office:value-type="float" office:value="40.6462518158396" calcext:value-type="float">
            <text:p>40.6462518158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(RAND())*100" office:value-type="float" office:value="87.1839294912409" calcext:value-type="float">
            <text:p>87.18</text:p>
          </table:table-cell>
          <table:table-cell table:formula="of:=(SUM([.B730:.B745]))/15" office:value-type="float" office:value="40.5016073199102" calcext:value-type="float">
            <text:p>40.5016073199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(RAND())*100" office:value-type="float" office:value="34.6970392781916" calcext:value-type="float">
            <text:p>34.70</text:p>
          </table:table-cell>
          <table:table-cell table:formula="of:=(SUM([.B731:.B746]))/15" office:value-type="float" office:value="43.3569252668937" calcext:value-type="float">
            <text:p>43.3569252669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(RAND())*100" office:value-type="float" office:value="76.5242605649321" calcext:value-type="float">
            <text:p>76.52</text:p>
          </table:table-cell>
          <table:table-cell table:formula="of:=(SUM([.B732:.B747]))/15" office:value-type="float" office:value="43.934452129971" calcext:value-type="float">
            <text:p>43.93445213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RAND())*100" office:value-type="float" office:value="96.0163604279215" calcext:value-type="float">
            <text:p>96.02</text:p>
          </table:table-cell>
          <table:table-cell table:formula="of:=(SUM([.B733:.B748]))/15" office:value-type="float" office:value="48.0488370322211" calcext:value-type="float">
            <text:p>48.0488370322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(RAND())*100" office:value-type="float" office:value="60.4647947112534" calcext:value-type="float">
            <text:p>60.46</text:p>
          </table:table-cell>
          <table:table-cell table:formula="of:=(SUM([.B734:.B749]))/15" office:value-type="float" office:value="50.4302373342379" calcext:value-type="float">
            <text:p>50.4302373342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RAND())*100" office:value-type="float" office:value="22.205679561927" calcext:value-type="float">
            <text:p>22.21</text:p>
          </table:table-cell>
          <table:table-cell table:formula="of:=(SUM([.B735:.B750]))/15" office:value-type="float" office:value="52.708824127197" calcext:value-type="float">
            <text:p>52.7088241272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(RAND())*100" office:value-type="float" office:value="37.5705722759898" calcext:value-type="float">
            <text:p>37.57</text:p>
          </table:table-cell>
          <table:table-cell table:formula="of:=(SUM([.B736:.B751]))/15" office:value-type="float" office:value="49.1416513110072" calcext:value-type="float">
            <text:p>49.141651311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RAND())*100" office:value-type="float" office:value="48.6473330576826" calcext:value-type="float">
            <text:p>48.65</text:p>
          </table:table-cell>
          <table:table-cell table:formula="of:=(SUM([.B737:.B752]))/15" office:value-type="float" office:value="46.6338967914252" calcext:value-type="float">
            <text:p>46.6338967914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(RAND())*100" office:value-type="float" office:value="57.5475747413095" calcext:value-type="float">
            <text:p>57.55</text:p>
          </table:table-cell>
          <table:table-cell table:formula="of:=(SUM([.B738:.B753]))/15" office:value-type="float" office:value="46.1102734692239" calcext:value-type="float">
            <text:p>46.1102734692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(RAND())*100" office:value-type="float" office:value="14.531175917434" calcext:value-type="float">
            <text:p>14.53</text:p>
          </table:table-cell>
          <table:table-cell table:formula="of:=(SUM([.B739:.B754]))/15" office:value-type="float" office:value="49.5249215757397" calcext:value-type="float">
            <text:p>49.5249215757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(RAND())*100" office:value-type="float" office:value="43.9513116679789" calcext:value-type="float">
            <text:p>43.95</text:p>
          </table:table-cell>
          <table:table-cell table:formula="of:=(SUM([.B740:.B755]))/15" office:value-type="float" office:value="46.8810031823872" calcext:value-type="float">
            <text:p>46.8810031824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(RAND())*100" office:value-type="float" office:value="5.74233896476772" calcext:value-type="float">
            <text:p>5.74</text:p>
          </table:table-cell>
          <table:table-cell table:formula="of:=(SUM([.B741:.B756]))/15" office:value-type="float" office:value="45.1532674305581" calcext:value-type="float">
            <text:p>45.1532674306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(RAND())*100" office:value-type="float" office:value="20.7086002507722" calcext:value-type="float">
            <text:p>20.71</text:p>
          </table:table-cell>
          <table:table-cell table:formula="of:=(SUM([.B742:.B757]))/15" office:value-type="float" office:value="44.7085452884455" calcext:value-type="float">
            <text:p>44.7085452884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(RAND())*100" office:value-type="float" office:value="26.2602911506952" calcext:value-type="float">
            <text:p>26.26</text:p>
          </table:table-cell>
          <table:table-cell table:formula="of:=(SUM([.B743:.B758]))/15" office:value-type="float" office:value="42.5273373057677" calcext:value-type="float">
            <text:p>42.5273373058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(RAND())*100" office:value-type="float" office:value="21.1913732452404" calcext:value-type="float">
            <text:p>21.19</text:p>
          </table:table-cell>
          <table:table-cell table:formula="of:=(SUM([.B744:.B759]))/15" office:value-type="float" office:value="43.7580284618472" calcext:value-type="float">
            <text:p>43.7580284618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RAND())*100" office:value-type="float" office:value="60.3889400208885" calcext:value-type="float">
            <text:p>60.39</text:p>
          </table:table-cell>
          <table:table-cell table:formula="of:=(SUM([.B745:.B760]))/15" office:value-type="float" office:value="44.1991262597278" calcext:value-type="float">
            <text:p>44.1991262597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(RAND())*100" office:value-type="float" office:value="15.4418191117404" calcext:value-type="float">
            <text:p>15.44</text:p>
          </table:table-cell>
          <table:table-cell table:formula="of:=(SUM([.B746:.B761]))/15" office:value-type="float" office:value="47.575438355215" calcext:value-type="float">
            <text:p>47.5754383552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(RAND())*100" office:value-type="float" office:value="75.7213761861881" calcext:value-type="float">
            <text:p>75.72</text:p>
          </table:table-cell>
          <table:table-cell table:formula="of:=(SUM([.B747:.B762]))/15" office:value-type="float" office:value="42.7926309965817" calcext:value-type="float">
            <text:p>42.7926309966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(RAND())*100" office:value-type="float" office:value="4.15406086319159" calcext:value-type="float">
            <text:p>4.15</text:p>
          </table:table-cell>
          <table:table-cell table:formula="of:=(SUM([.B748:.B763]))/15" office:value-type="float" office:value="45.5275867904481" calcext:value-type="float">
            <text:p>45.5275867904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RAND())*100" office:value-type="float" office:value="52.3323894311853" calcext:value-type="float">
            <text:p>52.33</text:p>
          </table:table-cell>
          <table:table-cell table:formula="of:=(SUM([.B749:.B764]))/15" office:value-type="float" office:value="40.7029068103321" calcext:value-type="float">
            <text:p>40.7029068103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(RAND())*100" office:value-type="float" office:value="18.0371371099699" calcext:value-type="float">
            <text:p>18.04</text:p>
          </table:table-cell>
          <table:table-cell table:formula="of:=(SUM([.B750:.B765]))/15" office:value-type="float" office:value="37.7906420772163" calcext:value-type="float">
            <text:p>37.7906420772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(RAND())*100" office:value-type="float" office:value="49.2158613193076" calcext:value-type="float">
            <text:p>49.22</text:p>
          </table:table-cell>
          <table:table-cell table:formula="of:=(SUM([.B751:.B766]))/15" office:value-type="float" office:value="34.9621315704641" calcext:value-type="float">
            <text:p>34.9621315705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(RAND())*100" office:value-type="float" office:value="40.0558171122465" calcext:value-type="float">
            <text:p>40.06</text:p>
          </table:table-cell>
          <table:table-cell table:formula="of:=(SUM([.B752:.B767]))/15" office:value-type="float" office:value="36.7628103542894" calcext:value-type="float">
            <text:p>36.7628103543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RAND())*100" office:value-type="float" office:value="16.8017499587689" calcext:value-type="float">
            <text:p>16.80</text:p>
          </table:table-cell>
          <table:table-cell table:formula="of:=(SUM([.B753:.B768]))/15" office:value-type="float" office:value="36.9284933433732" calcext:value-type="float">
            <text:p>36.9284933434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(RAND())*100" office:value-type="float" office:value="78.4785528880184" calcext:value-type="float">
            <text:p>78.48</text:p>
          </table:table-cell>
          <table:table-cell table:formula="of:=(SUM([.B754:.B769]))/15" office:value-type="float" office:value="34.8054544701123" calcext:value-type="float">
            <text:p>34.8054544701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RAND())*100" office:value-type="float" office:value="70.4040913311625" calcext:value-type="float">
            <text:p>70.40</text:p>
          </table:table-cell>
          <table:table-cell table:formula="of:=(SUM([.B755:.B770]))/15" office:value-type="float" office:value="36.2008530132262" calcext:value-type="float">
            <text:p>36.2008530132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(RAND())*100" office:value-type="float" office:value="25.0278024750666" calcext:value-type="float">
            <text:p>25.03</text:p>
          </table:table-cell>
          <table:table-cell table:formula="of:=(SUM([.B756:.B771]))/15" office:value-type="float" office:value="39.9257140408082" calcext:value-type="float">
            <text:p>39.9257140408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RAND())*100" office:value-type="float" office:value="36.1268889043305" calcext:value-type="float">
            <text:p>36.13</text:p>
          </table:table-cell>
          <table:table-cell table:formula="of:=(SUM([.B757:.B772]))/15" office:value-type="float" office:value="38.6641467612807" calcext:value-type="float">
            <text:p>38.6641467613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(RAND())*100" office:value-type="float" office:value="71.2765183800403" calcext:value-type="float">
            <text:p>71.28</text:p>
          </table:table-cell>
          <table:table-cell table:formula="of:=(SUM([.B758:.B773]))/15" office:value-type="float" office:value="40.6897834239182" calcext:value-type="float">
            <text:p>40.6897834239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(RAND())*100" office:value-type="float" office:value="1.36386468170435" calcext:value-type="float">
            <text:p>1.36</text:p>
          </table:table-cell>
          <table:table-cell table:formula="of:=(SUM([.B759:.B774]))/15" office:value-type="float" office:value="44.0609779658694" calcext:value-type="float">
            <text:p>44.0609779659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(RAND())*100" office:value-type="float" office:value="7.91032774068062" calcext:value-type="float">
            <text:p>7.91</text:p>
          </table:table-cell>
          <table:table-cell table:formula="of:=(SUM([.B760:.B775]))/15" office:value-type="float" office:value="42.40121620127" calcext:value-type="float">
            <text:p>42.4012162013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RAND())*100" office:value-type="float" office:value="91.4816330513811" calcext:value-type="float">
            <text:p>91.48</text:p>
          </table:table-cell>
          <table:table-cell table:formula="of:=(SUM([.B761:.B776]))/15" office:value-type="float" office:value="41.5158131676327" calcext:value-type="float">
            <text:p>41.5158131676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(RAND())*100" office:value-type="float" office:value="24.1434006151393" calcext:value-type="float">
            <text:p>24.14</text:p>
          </table:table-cell>
          <table:table-cell table:formula="of:=(SUM([.B762:.B777]))/15" office:value-type="float" office:value="43.5886593696655" calcext:value-type="float">
            <text:p>43.5886593697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(RAND())*100" office:value-type="float" office:value="86.1625753355319" calcext:value-type="float">
            <text:p>86.16</text:p>
          </table:table-cell>
          <table:table-cell table:formula="of:=(SUM([.B763:.B778]))/15" office:value-type="float" office:value="44.1687648032254" calcext:value-type="float">
            <text:p>44.1687648032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(RAND())*100" office:value-type="float" office:value="68.7734662140578" calcext:value-type="float">
            <text:p>68.77</text:p>
          </table:table-cell>
          <table:table-cell table:formula="of:=(SUM([.B764:.B779]))/15" office:value-type="float" office:value="44.864844746515" calcext:value-type="float">
            <text:p>44.8648447465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RAND())*100" office:value-type="float" office:value="88.3566504329902" calcext:value-type="float">
            <text:p>88.36</text:p>
          </table:table-cell>
          <table:table-cell table:formula="of:=(SUM([.B765:.B780]))/15" office:value-type="float" office:value="49.1728051032394" calcext:value-type="float">
            <text:p>49.1728051032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(RAND())*100" office:value-type="float" office:value="36.3474856856819" calcext:value-type="float">
            <text:p>36.35</text:p>
          </table:table-cell>
          <table:table-cell table:formula="of:=(SUM([.B766:.B781]))/15" office:value-type="float" office:value="51.5744225033598" calcext:value-type="float">
            <text:p>51.5744225034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(RAND())*100" office:value-type="float" office:value="39.470794846427" calcext:value-type="float">
            <text:p>39.47</text:p>
          </table:table-cell>
          <table:table-cell table:formula="of:=(SUM([.B767:.B782]))/15" office:value-type="float" office:value="52.7951124084072" calcext:value-type="float">
            <text:p>52.7951124084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(RAND())*100" office:value-type="float" office:value="38.0193116986521" calcext:value-type="float">
            <text:p>38.02</text:p>
          </table:table-cell>
          <table:table-cell table:formula="of:=(SUM([.B768:.B783]))/15" office:value-type="float" office:value="52.1454413102152" calcext:value-type="float">
            <text:p>52.1454413102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RAND())*100" office:value-type="float" office:value="43.1356296469426" calcext:value-type="float">
            <text:p>43.14</text:p>
          </table:table-cell>
          <table:table-cell table:formula="of:=(SUM([.B769:.B784]))/15" office:value-type="float" office:value="52.0096742826422" calcext:value-type="float">
            <text:p>52.0096742826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(RAND())*100" office:value-type="float" office:value="46.486051275993" calcext:value-type="float">
            <text:p>46.49</text:p>
          </table:table-cell>
          <table:table-cell table:formula="of:=(SUM([.B770:.B785]))/15" office:value-type="float" office:value="53.7652662618538" calcext:value-type="float">
            <text:p>53.7652662619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(RAND())*100" office:value-type="float" office:value="78.0269588044514" calcext:value-type="float">
            <text:p>78.03</text:p>
          </table:table-cell>
          <table:table-cell table:formula="of:=(SUM([.B771:.B786]))/15" office:value-type="float" office:value="51.6324328210521" calcext:value-type="float">
            <text:p>51.6324328211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RAND())*100" office:value-type="float" office:value="89.4436381282504" calcext:value-type="float">
            <text:p>89.44</text:p>
          </table:table-cell>
          <table:table-cell table:formula="of:=(SUM([.B772:.B787]))/15" office:value-type="float" office:value="52.140623985938" calcext:value-type="float">
            <text:p>52.1406239859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RAND())*100" office:value-type="float" office:value="82.2032290541553" calcext:value-type="float">
            <text:p>82.20</text:p>
          </table:table-cell>
          <table:table-cell table:formula="of:=(SUM([.B773:.B788]))/15" office:value-type="float" office:value="56.4350130294836" calcext:value-type="float">
            <text:p>56.4350130295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(RAND())*100" office:value-type="float" office:value="16.7463602095942" calcext:value-type="float">
            <text:p>16.75</text:p>
          </table:table-cell>
          <table:table-cell table:formula="of:=(SUM([.B774:.B789]))/15" office:value-type="float" office:value="59.5067690394719" calcext:value-type="float">
            <text:p>59.5067690395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RAND())*100" office:value-type="float" office:value="14.1781909969881" calcext:value-type="float">
            <text:p>14.18</text:p>
          </table:table-cell>
          <table:table-cell table:formula="of:=(SUM([.B775:.B790]))/15" office:value-type="float" office:value="55.8714251614422" calcext:value-type="float">
            <text:p>55.8714251614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(RAND())*100" office:value-type="float" office:value="51.5807978689913" calcext:value-type="float">
            <text:p>51.58</text:p>
          </table:table-cell>
          <table:table-cell table:formula="of:=(SUM([.B776:.B791]))/15" office:value-type="float" office:value="56.7257135824611" calcext:value-type="float">
            <text:p>56.7257135825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RAND())*100" office:value-type="float" office:value="21.7371094786199" calcext:value-type="float">
            <text:p>21.74</text:p>
          </table:table-cell>
          <table:table-cell table:formula="of:=(SUM([.B777:.B792]))/15" office:value-type="float" office:value="59.6370782576818" calcext:value-type="float">
            <text:p>59.6370782577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(RAND())*100" office:value-type="float" office:value="70.9503388101419" calcext:value-type="float">
            <text:p>70.95</text:p>
          </table:table-cell>
          <table:table-cell table:formula="of:=(SUM([.B778:.B793]))/15" office:value-type="float" office:value="54.9874433528311" calcext:value-type="float">
            <text:p>54.9874433528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RAND())*100" office:value-type="float" office:value="65.3912014030583" calcext:value-type="float">
            <text:p>65.39</text:p>
          </table:table-cell>
          <table:table-cell table:formula="of:=(SUM([.B779:.B794]))/15" office:value-type="float" office:value="58.1079058991646" calcext:value-type="float">
            <text:p>58.1079058992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(RAND())*100" office:value-type="float" office:value="90.7751255082654" calcext:value-type="float">
            <text:p>90.78</text:p>
          </table:table-cell>
          <table:table-cell table:formula="of:=(SUM([.B780:.B795]))/15" office:value-type="float" office:value="56.7231476369997" calcext:value-type="float">
            <text:p>56.723147637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RAND())*100" office:value-type="float" office:value="3.52546364142975" calcext:value-type="float">
            <text:p>3.53</text:p>
          </table:table-cell>
          <table:table-cell table:formula="of:=(SUM([.B781:.B796]))/15" office:value-type="float" office:value="58.1899249232802" calcext:value-type="float">
            <text:p>58.1899249233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(RAND())*100" office:value-type="float" office:value="39.3736113735802" calcext:value-type="float">
            <text:p>39.37</text:p>
          </table:table-cell>
          <table:table-cell table:formula="of:=(SUM([.B782:.B797]))/15" office:value-type="float" office:value="52.5345124705095" calcext:value-type="float">
            <text:p>52.5345124705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(RAND())*100" office:value-type="float" office:value="44.8788096119891" calcext:value-type="float">
            <text:p>44.88</text:p>
          </table:table-cell>
          <table:table-cell table:formula="of:=(SUM([.B783:.B798]))/15" office:value-type="float" office:value="52.736254183036" calcext:value-type="float">
            <text:p>52.736254183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(RAND())*100" office:value-type="float" office:value="95.9444304824894" calcext:value-type="float">
            <text:p>95.94</text:p>
          </table:table-cell>
          <table:table-cell table:formula="of:=(SUM([.B784:.B799]))/15" office:value-type="float" office:value="53.0967885007402" calcext:value-type="float">
            <text:p>53.096788500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RAND())*100" office:value-type="float" office:value="65.0058625502628" calcext:value-type="float">
            <text:p>65.01</text:p>
          </table:table-cell>
          <table:table-cell table:formula="of:=(SUM([.B785:.B800]))/15" office:value-type="float" office:value="56.9584630863293" calcext:value-type="float">
            <text:p>56.9584630863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(RAND())*100" office:value-type="float" office:value="77.6852847745206" calcext:value-type="float">
            <text:p>77.69</text:p>
          </table:table-cell>
          <table:table-cell table:formula="of:=(SUM([.B786:.B801]))/15" office:value-type="float" office:value="58.4164786132174" calcext:value-type="float">
            <text:p>58.4164786132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(RAND())*100" office:value-type="float" office:value="15.5550901865445" calcext:value-type="float">
            <text:p>15.56</text:p>
          </table:table-cell>
          <table:table-cell table:formula="of:=(SUM([.B787:.B802]))/15" office:value-type="float" office:value="60.4964275131192" calcext:value-type="float">
            <text:p>60.4964275131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(RAND())*100" office:value-type="float" office:value="98.8573505497583" calcext:value-type="float">
            <text:p>98.86</text:p>
          </table:table-cell>
          <table:table-cell table:formula="of:=(SUM([.B788:.B803]))/15" office:value-type="float" office:value="56.3316362719254" calcext:value-type="float">
            <text:p>56.3316362719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RAND())*100" office:value-type="float" office:value="41.6816297223449" calcext:value-type="float">
            <text:p>41.68</text:p>
          </table:table-cell>
          <table:table-cell table:formula="of:=(SUM([.B789:.B804]))/15" office:value-type="float" office:value="56.9592171000259" calcext:value-type="float">
            <text:p>56.9592171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(RAND())*100" office:value-type="float" office:value="73.6115559039973" calcext:value-type="float">
            <text:p>73.61</text:p>
          </table:table-cell>
          <table:table-cell table:formula="of:=(SUM([.B790:.B805]))/15" office:value-type="float" office:value="54.2577771445719" calcext:value-type="float">
            <text:p>54.2577771446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(RAND())*100" office:value-type="float" office:value="78.6223330512218" calcext:value-type="float">
            <text:p>78.62</text:p>
          </table:table-cell>
          <table:table-cell table:formula="of:=(SUM([.B791:.B806]))/15" office:value-type="float" office:value="58.0487901908654" calcext:value-type="float">
            <text:p>58.0487901909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(RAND())*100" office:value-type="float" office:value="85.9898604471294" calcext:value-type="float">
            <text:p>85.99</text:p>
          </table:table-cell>
          <table:table-cell table:formula="of:=(SUM([.B792:.B807]))/15" office:value-type="float" office:value="62.3450663278144" calcext:value-type="float">
            <text:p>62.3450663278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RAND())*100" office:value-type="float" office:value="29.9331182342768" calcext:value-type="float">
            <text:p>29.93</text:p>
          </table:table-cell>
          <table:table-cell table:formula="of:=(SUM([.B793:.B808]))/15" office:value-type="float" office:value="64.6390038330236" calcext:value-type="float">
            <text:p>64.639003833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(RAND())*100" office:value-type="float" office:value="35.6856736306747" calcext:value-type="float">
            <text:p>35.69</text:p>
          </table:table-cell>
          <table:table-cell table:formula="of:=(SUM([.B794:.B809]))/15" office:value-type="float" office:value="65.185404416734" calcext:value-type="float">
            <text:p>65.1854044167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RAND())*100" office:value-type="float" office:value="14.2182949943758" calcext:value-type="float">
            <text:p>14.22</text:p>
          </table:table-cell>
          <table:table-cell table:formula="of:=(SUM([.B795:.B810]))/15" office:value-type="float" office:value="62.8344267381029" calcext:value-type="float">
            <text:p>62.8344267381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(RAND())*100" office:value-type="float" office:value="19.9849808393999" calcext:value-type="float">
            <text:p>19.98</text:p>
          </table:table-cell>
          <table:table-cell table:formula="of:=(SUM([.B796:.B811]))/15" office:value-type="float" office:value="59.4228996441907" calcext:value-type="float">
            <text:p>59.4228996442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RAND())*100" office:value-type="float" office:value="17.5636379062431" calcext:value-type="float">
            <text:p>17.56</text:p>
          </table:table-cell>
          <table:table-cell table:formula="of:=(SUM([.B797:.B812]))/15" office:value-type="float" office:value="54.7035566662664" calcext:value-type="float">
            <text:p>54.7035566663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(RAND())*100" office:value-type="float" office:value="56.6225078664516" calcext:value-type="float">
            <text:p>56.62</text:p>
          </table:table-cell>
          <table:table-cell table:formula="of:=(SUM([.B798:.B813]))/15" office:value-type="float" office:value="55.6394349505873" calcext:value-type="float">
            <text:p>55.6394349506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(RAND())*100" office:value-type="float" office:value="62.1592278923742" calcext:value-type="float">
            <text:p>62.16</text:p>
          </table:table-cell>
          <table:table-cell table:formula="of:=(SUM([.B799:.B814]))/15" office:value-type="float" office:value="56.7893613834453" calcext:value-type="float">
            <text:p>56.7893613834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(RAND())*100" office:value-type="float" office:value="16.8079419843778" calcext:value-type="float">
            <text:p>16.81</text:p>
          </table:table-cell>
          <table:table-cell table:formula="of:=(SUM([.B800:.B815]))/15" office:value-type="float" office:value="57.9413892688043" calcext:value-type="float">
            <text:p>57.9413892688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RAND())*100" office:value-type="float" office:value="21.5195566185026" calcext:value-type="float">
            <text:p>21.52</text:p>
          </table:table-cell>
          <table:table-cell table:formula="of:=(SUM([.B801:.B816]))/15" office:value-type="float" office:value="52.6656233689302" calcext:value-type="float">
            <text:p>52.6656233689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(RAND())*100" office:value-type="float" office:value="81.3809405754549" calcext:value-type="float">
            <text:p>81.38</text:p>
          </table:table-cell>
          <table:table-cell table:formula="of:=(SUM([.B802:.B817]))/15" office:value-type="float" office:value="49.7665363068129" calcext:value-type="float">
            <text:p>49.7665363068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(RAND())*100" office:value-type="float" office:value="16.883468474804" calcext:value-type="float">
            <text:p>16.88</text:p>
          </table:table-cell>
          <table:table-cell table:formula="of:=(SUM([.B803:.B818]))/15" office:value-type="float" office:value="50.0129133602085" calcext:value-type="float">
            <text:p>50.0129133602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(RAND())*100" office:value-type="float" office:value="96.3215142634181" calcext:value-type="float">
            <text:p>96.32</text:p>
          </table:table-cell>
          <table:table-cell table:formula="of:=(SUM([.B804:.B819]))/15" office:value-type="float" office:value="50.1014719127591" calcext:value-type="float">
            <text:p>50.1014719128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RAND())*100" office:value-type="float" office:value="53.0542537247971" calcext:value-type="float">
            <text:p>53.05</text:p>
          </table:table-cell>
          <table:table-cell table:formula="of:=(SUM([.B805:.B820]))/15" office:value-type="float" office:value="49.9324161603365" calcext:value-type="float">
            <text:p>49.9324161603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(RAND())*100" office:value-type="float" office:value="32.3506664931079" calcext:value-type="float">
            <text:p>32.35</text:p>
          </table:table-cell>
          <table:table-cell table:formula="of:=(SUM([.B806:.B821]))/15" office:value-type="float" office:value="50.6905910938333" calcext:value-type="float">
            <text:p>50.6905910938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(RAND())*100" office:value-type="float" office:value="95.9913507207169" calcext:value-type="float">
            <text:p>95.99</text:p>
          </table:table-cell>
          <table:table-cell table:formula="of:=(SUM([.B807:.B822]))/15" office:value-type="float" office:value="47.9398651331073" calcext:value-type="float">
            <text:p>47.9398651331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(RAND())*100" office:value-type="float" office:value="92.2981739459346" calcext:value-type="float">
            <text:p>92.30</text:p>
          </table:table-cell>
          <table:table-cell table:formula="of:=(SUM([.B808:.B823]))/15" office:value-type="float" office:value="49.097799644407" calcext:value-type="float">
            <text:p>49.0977996444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RAND())*100" office:value-type="float" office:value="88.4518540101814" calcext:value-type="float">
            <text:p>88.45</text:p>
          </table:table-cell>
          <table:table-cell table:formula="of:=(SUM([.B809:.B824]))/15" office:value-type="float" office:value="49.5183538776607" calcext:value-type="float">
            <text:p>49.5183538777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(RAND())*100" office:value-type="float" office:value="75.8147199785394" calcext:value-type="float">
            <text:p>75.81</text:p>
          </table:table-cell>
          <table:table-cell table:formula="of:=(SUM([.B810:.B825]))/15" office:value-type="float" office:value="53.4196029293876" calcext:value-type="float">
            <text:p>53.4196029294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(RAND())*100" office:value-type="float" office:value="23.0352662377449" calcext:value-type="float">
            <text:p>23.04</text:p>
          </table:table-cell>
          <table:table-cell table:formula="of:=(SUM([.B811:.B826]))/15" office:value-type="float" office:value="56.094872685912" calcext:value-type="float">
            <text:p>56.0948726859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(RAND())*100" office:value-type="float" office:value="57.5963113894704" calcext:value-type="float">
            <text:p>57.60</text:p>
          </table:table-cell>
          <table:table-cell table:formula="of:=(SUM([.B812:.B827]))/15" office:value-type="float" office:value="56.6826707688032" calcext:value-type="float">
            <text:p>56.6826707688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RAND())*100" office:value-type="float" office:value="65.6102337860135" calcext:value-type="float">
            <text:p>65.61</text:p>
          </table:table-cell>
          <table:table-cell table:formula="of:=(SUM([.B813:.B828]))/15" office:value-type="float" office:value="59.1900928054746" calcext:value-type="float">
            <text:p>59.1900928055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(RAND())*100" office:value-type="float" office:value="0.888248101205036" calcext:value-type="float">
            <text:p>0.89</text:p>
          </table:table-cell>
          <table:table-cell table:formula="of:=(SUM([.B814:.B829]))/15" office:value-type="float" office:value="62.3931991974593" calcext:value-type="float">
            <text:p>62.3931991975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RAND())*100" office:value-type="float" office:value="23.640750967149" calcext:value-type="float">
            <text:p>23.64</text:p>
          </table:table-cell>
          <table:table-cell table:formula="of:=(SUM([.B815:.B830]))/15" office:value-type="float" office:value="58.6775818797762" calcext:value-type="float">
            <text:p>58.6775818798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(RAND())*100" office:value-type="float" office:value="82.5818130798249" calcext:value-type="float">
            <text:p>82.58</text:p>
          </table:table-cell>
          <table:table-cell table:formula="of:=(SUM([.B816:.B831]))/15" office:value-type="float" office:value="56.1096834180945" calcext:value-type="float">
            <text:p>56.109683418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RAND())*100" office:value-type="float" office:value="2.25619254093351" calcext:value-type="float">
            <text:p>2.26</text:p>
          </table:table-cell>
          <table:table-cell table:formula="of:=(SUM([.B817:.B832]))/15" office:value-type="float" office:value="60.494608157791" calcext:value-type="float">
            <text:p>60.4946081578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(RAND())*100" office:value-type="float" office:value="67.3974647579391" calcext:value-type="float">
            <text:p>67.40</text:p>
          </table:table-cell>
          <table:table-cell table:formula="of:=(SUM([.B818:.B833]))/15" office:value-type="float" office:value="59.210383885953" calcext:value-type="float">
            <text:p>59.210383886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(RAND())*100" office:value-type="float" office:value="96.1186572636712" calcext:value-type="float">
            <text:p>96.12</text:p>
          </table:table-cell>
          <table:table-cell table:formula="of:=(SUM([.B819:.B834]))/15" office:value-type="float" office:value="58.2781521647853" calcext:value-type="float">
            <text:p>58.2781521648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(RAND())*100" office:value-type="float" office:value="17.9192247714223" calcext:value-type="float">
            <text:p>17.92</text:p>
          </table:table-cell>
          <table:table-cell table:formula="of:=(SUM([.B820:.B835]))/15" office:value-type="float" office:value="63.5604980840431" calcext:value-type="float">
            <text:p>63.560498084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RAND())*100" office:value-type="float" office:value="4.43419358528623" calcext:value-type="float">
            <text:p>4.43</text:p>
          </table:table-cell>
          <table:table-cell table:formula="of:=(SUM([.B821:.B836]))/15" office:value-type="float" office:value="58.3336787845768" calcext:value-type="float">
            <text:p>58.3336787846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(RAND())*100" office:value-type="float" office:value="34.0144926028336" calcext:value-type="float">
            <text:p>34.01</text:p>
          </table:table-cell>
          <table:table-cell table:formula="of:=(SUM([.B822:.B837]))/15" office:value-type="float" office:value="55.0923414419427" calcext:value-type="float">
            <text:p>55.0923414419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(RAND())*100" office:value-type="float" office:value="68.7663743521543" calcext:value-type="float">
            <text:p>68.77</text:p>
          </table:table-cell>
          <table:table-cell table:formula="of:=(SUM([.B823:.B838]))/15" office:value-type="float" office:value="55.2032631825911" calcext:value-type="float">
            <text:p>55.2032631826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(RAND())*100" office:value-type="float" office:value="65.4791035830264" calcext:value-type="float">
            <text:p>65.48</text:p>
          </table:table-cell>
          <table:table-cell table:formula="of:=(SUM([.B824:.B839]))/15" office:value-type="float" office:value="53.3882647580202" calcext:value-type="float">
            <text:p>53.388264758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RAND())*100" office:value-type="float" office:value="79.0311278580895" calcext:value-type="float">
            <text:p>79.03</text:p>
          </table:table-cell>
          <table:table-cell table:formula="of:=(SUM([.B825:.B840]))/15" office:value-type="float" office:value="51.6003267338264" calcext:value-type="float">
            <text:p>51.6003267338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(RAND())*100" office:value-type="float" office:value="89.2176943686046" calcext:value-type="float">
            <text:p>89.22</text:p>
          </table:table-cell>
          <table:table-cell table:formula="of:=(SUM([.B826:.B841]))/15" office:value-type="float" office:value="50.9722783236869" calcext:value-type="float">
            <text:p>50.9722783237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(RAND())*100" office:value-type="float" office:value="38.5514736701611" calcext:value-type="float">
            <text:p>38.55</text:p>
          </table:table-cell>
          <table:table-cell table:formula="of:=(SUM([.B827:.B842]))/15" office:value-type="float" office:value="51.8658099496912" calcext:value-type="float">
            <text:p>51.8658099497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(RAND())*100" office:value-type="float" office:value="43.1569799670842" calcext:value-type="float">
            <text:p>43.16</text:p>
          </table:table-cell>
          <table:table-cell table:formula="of:=(SUM([.B828:.B843]))/15" office:value-type="float" office:value="52.900223778519" calcext:value-type="float">
            <text:p>52.9002237785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RAND())*100" office:value-type="float" office:value="63.2854386937523" calcext:value-type="float">
            <text:p>63.29</text:p>
          </table:table-cell>
          <table:table-cell table:formula="of:=(SUM([.B829:.B844]))/15" office:value-type="float" office:value="51.9376016836932" calcext:value-type="float">
            <text:p>51.9376016837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(RAND())*100" office:value-type="float" office:value="59.9654197764025" calcext:value-type="float">
            <text:p>59.97</text:p>
          </table:table-cell>
          <table:table-cell table:formula="of:=(SUM([.B830:.B845]))/15" office:value-type="float" office:value="51.7826153442092" calcext:value-type="float">
            <text:p>51.7826153442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(RAND())*100" office:value-type="float" office:value="32.0502781701051" calcext:value-type="float">
            <text:p>32.05</text:p>
          </table:table-cell>
          <table:table-cell table:formula="of:=(SUM([.B831:.B846]))/15" office:value-type="float" office:value="55.721093455889" calcext:value-type="float">
            <text:p>55.7210934559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(RAND())*100" office:value-type="float" office:value="28.7310001499538" calcext:value-type="float">
            <text:p>28.73</text:p>
          </table:table-cell>
          <table:table-cell table:formula="of:=(SUM([.B832:.B847]))/15" office:value-type="float" office:value="56.2817286027527" calcext:value-type="float">
            <text:p>56.2817286028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RAND())*100" office:value-type="float" office:value="44.0826757240348" calcext:value-type="float">
            <text:p>44.08</text:p>
          </table:table-cell>
          <table:table-cell table:formula="of:=(SUM([.B833:.B848]))/15" office:value-type="float" office:value="52.691674407428" calcext:value-type="float">
            <text:p>52.6916744074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(RAND())*100" office:value-type="float" office:value="62.932484201676" calcext:value-type="float">
            <text:p>62.93</text:p>
          </table:table-cell>
          <table:table-cell table:formula="of:=(SUM([.B834:.B849]))/15" office:value-type="float" office:value="55.4801066196348" calcext:value-type="float">
            <text:p>55.4801066196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RAND())*100" office:value-type="float" office:value="44.4263389066431" calcext:value-type="float">
            <text:p>44.43</text:p>
          </table:table-cell>
          <table:table-cell table:formula="of:=(SUM([.B835:.B850]))/15" office:value-type="float" office:value="55.1824412492172" calcext:value-type="float">
            <text:p>55.1824412492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(RAND())*100" office:value-type="float" office:value="96.8555189204186" calcext:value-type="float">
            <text:p>96.86</text:p>
          </table:table-cell>
          <table:table-cell table:formula="of:=(SUM([.B836:.B851]))/15" office:value-type="float" office:value="51.736286692082" calcext:value-type="float">
            <text:p>51.736286692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RAND())*100" office:value-type="float" office:value="98.7897674285268" calcext:value-type="float">
            <text:p>98.79</text:p>
          </table:table-cell>
          <table:table-cell table:formula="of:=(SUM([.B837:.B852]))/15" office:value-type="float" office:value="56.9987063020151" calcext:value-type="float">
            <text:p>56.998706302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(RAND())*100" office:value-type="float" office:value="15.7637438334836" calcext:value-type="float">
            <text:p>15.76</text:p>
          </table:table-cell>
          <table:table-cell table:formula="of:=(SUM([.B838:.B853]))/15" office:value-type="float" office:value="63.2890778915645" calcext:value-type="float">
            <text:p>63.2890778916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RAND())*100" office:value-type="float" office:value="35.0639480602454" calcext:value-type="float">
            <text:p>35.06</text:p>
          </table:table-cell>
          <table:table-cell table:formula="of:=(SUM([.B839:.B854]))/15" office:value-type="float" office:value="62.0723613069411" calcext:value-type="float">
            <text:p>62.0723613069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(RAND())*100" office:value-type="float" office:value="70.7676642861695" calcext:value-type="float">
            <text:p>70.77</text:p>
          </table:table-cell>
          <table:table-cell table:formula="of:=(SUM([.B840:.B855]))/15" office:value-type="float" office:value="59.8255328874805" calcext:value-type="float">
            <text:p>59.8255328875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RAND())*100" office:value-type="float" office:value="21.3680696875963" calcext:value-type="float">
            <text:p>21.37</text:p>
          </table:table-cell>
          <table:table-cell table:formula="of:=(SUM([.B841:.B856]))/15" office:value-type="float" office:value="60.1781036010234" calcext:value-type="float">
            <text:p>60.17810360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(RAND())*100" office:value-type="float" office:value="80.1469660432247" calcext:value-type="float">
            <text:p>80.15</text:p>
          </table:table-cell>
          <table:table-cell table:formula="of:=(SUM([.B842:.B857]))/15" office:value-type="float" office:value="56.3338997229905" calcext:value-type="float">
            <text:p>56.333899723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(RAND())*100" office:value-type="float" office:value="96.3104528724889" calcext:value-type="float">
            <text:p>96.31</text:p>
          </table:table-cell>
          <table:table-cell table:formula="of:=(SUM([.B843:.B858]))/15" office:value-type="float" office:value="55.7291845012985" calcext:value-type="float">
            <text:p>55.7291845013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(RAND())*100" office:value-type="float" office:value="46.0407091245095" calcext:value-type="float">
            <text:p>46.04</text:p>
          </table:table-cell>
          <table:table-cell table:formula="of:=(SUM([.B844:.B859]))/15" office:value-type="float" office:value="59.5797831147871" calcext:value-type="float">
            <text:p>59.5797831148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RAND())*100" office:value-type="float" office:value="52.0185125681047" calcext:value-type="float">
            <text:p>52.02</text:p>
          </table:table-cell>
          <table:table-cell table:formula="of:=(SUM([.B845:.B860]))/15" office:value-type="float" office:value="59.7720317252821" calcext:value-type="float">
            <text:p>59.7720317253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(RAND())*100" office:value-type="float" office:value="95.9561256798212" calcext:value-type="float">
            <text:p>95.96</text:p>
          </table:table-cell>
          <table:table-cell table:formula="of:=(SUM([.B846:.B861]))/15" office:value-type="float" office:value="59.0209033169056" calcext:value-type="float">
            <text:p>59.0209033169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(RAND())*100" office:value-type="float" office:value="24.5645453049222" calcext:value-type="float">
            <text:p>24.56</text:p>
          </table:table-cell>
          <table:table-cell table:formula="of:=(SUM([.B847:.B862]))/15" office:value-type="float" office:value="61.4202837104668" calcext:value-type="float">
            <text:p>61.4202837105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(RAND())*100" office:value-type="float" office:value="20.9423024094168" calcext:value-type="float">
            <text:p>20.94</text:p>
          </table:table-cell>
          <table:table-cell table:formula="of:=(SUM([.B848:.B863]))/15" office:value-type="float" office:value="60.921234852788" calcext:value-type="float">
            <text:p>60.9212348528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RAND())*100" office:value-type="float" office:value="8.11857177508381" calcext:value-type="float">
            <text:p>8.12</text:p>
          </table:table-cell>
          <table:table-cell table:formula="of:=(SUM([.B849:.B864]))/15" office:value-type="float" office:value="60.4019883367522" calcext:value-type="float">
            <text:p>60.4019883368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(RAND())*100" office:value-type="float" office:value="58.2439630202988" calcext:value-type="float">
            <text:p>58.24</text:p>
          </table:table-cell>
          <table:table-cell table:formula="of:=(SUM([.B850:.B865]))/15" office:value-type="float" office:value="58.0043814068221" calcext:value-type="float">
            <text:p>58.0043814068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(RAND())*100" office:value-type="float" office:value="82.234313074935" calcext:value-type="float">
            <text:p>82.23</text:p>
          </table:table-cell>
          <table:table-cell table:formula="of:=(SUM([.B851:.B866]))/15" office:value-type="float" office:value="57.6918133280636" calcext:value-type="float">
            <text:p>57.6918133281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(RAND())*100" office:value-type="float" office:value="39.023845889668" calcext:value-type="float">
            <text:p>39.02</text:p>
          </table:table-cell>
          <table:table-cell table:formula="of:=(SUM([.B852:.B867]))/15" office:value-type="float" office:value="60.2123449392831" calcext:value-type="float">
            <text:p>60.2123449393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(RAND())*100" office:value-type="float" office:value="93.1335573092292" calcext:value-type="float">
            <text:p>93.13</text:p>
          </table:table-cell>
          <table:table-cell table:formula="of:=(SUM([.B853:.B868]))/15" office:value-type="float" office:value="56.3569000705664" calcext:value-type="float">
            <text:p>56.3569000706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(RAND())*100" office:value-type="float" office:value="51.059488111933" calcext:value-type="float">
            <text:p>51.06</text:p>
          </table:table-cell>
          <table:table-cell table:formula="of:=(SUM([.B854:.B869]))/15" office:value-type="float" office:value="55.9798193959465" calcext:value-type="float">
            <text:p>55.9798193959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RAND())*100" office:value-type="float" office:value="10.3104604035535" calcext:value-type="float">
            <text:p>10.31</text:p>
          </table:table-cell>
          <table:table-cell table:formula="of:=(SUM([.B855:.B870]))/15" office:value-type="float" office:value="58.3328690145098" calcext:value-type="float">
            <text:p>58.3328690145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(RAND())*100" office:value-type="float" office:value="70.938120433894" calcext:value-type="float">
            <text:p>70.94</text:p>
          </table:table-cell>
          <table:table-cell table:formula="of:=(SUM([.B856:.B871]))/15" office:value-type="float" office:value="56.6826365040637" calcext:value-type="float">
            <text:p>56.682636504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(RAND())*100" office:value-type="float" office:value="3.73685930939849" calcext:value-type="float">
            <text:p>3.74</text:p>
          </table:table-cell>
          <table:table-cell table:formula="of:=(SUM([.B857:.B872]))/15" office:value-type="float" office:value="56.6940002472453" calcext:value-type="float">
            <text:p>56.6940002472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(RAND())*100" office:value-type="float" office:value="10.1382268305885" calcext:value-type="float">
            <text:p>10.14</text:p>
          </table:table-cell>
          <table:table-cell table:formula="of:=(SUM([.B858:.B873]))/15" office:value-type="float" office:value="55.5185862220321" calcext:value-type="float">
            <text:p>55.518586222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(RAND())*100" office:value-type="float" office:value="0.231146080010748" calcext:value-type="float">
            <text:p>0.23</text:p>
          </table:table-cell>
          <table:table-cell table:formula="of:=(SUM([.B859:.B874]))/15" office:value-type="float" office:value="50.8513369411897" calcext:value-type="float">
            <text:p>50.8513369412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(RAND())*100" office:value-type="float" office:value="77.5282868317285" calcext:value-type="float">
            <text:p>77.53</text:p>
          </table:table-cell>
          <table:table-cell table:formula="of:=(SUM([.B860:.B875]))/15" office:value-type="float" office:value="44.4460498216912" calcext:value-type="float">
            <text:p>44.4460498217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RAND())*100" office:value-type="float" office:value="72.2439106027208" calcext:value-type="float">
            <text:p>72.24</text:p>
          </table:table-cell>
          <table:table-cell table:formula="of:=(SUM([.B861:.B876]))/15" office:value-type="float" office:value="46.5452216688391" calcext:value-type="float">
            <text:p>46.5452216688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(RAND())*100" office:value-type="float" office:value="1.02906819619625" calcext:value-type="float">
            <text:p>1.03</text:p>
          </table:table-cell>
          <table:table-cell table:formula="of:=(SUM([.B862:.B877]))/15" office:value-type="float" office:value="47.8935815378135" calcext:value-type="float">
            <text:p>47.8935815378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(RAND())*100" office:value-type="float" office:value="56.7429871605491" calcext:value-type="float">
            <text:p>56.74</text:p>
          </table:table-cell>
          <table:table-cell table:formula="of:=(SUM([.B863:.B878]))/15" office:value-type="float" office:value="41.5651110389052" calcext:value-type="float">
            <text:p>41.5651110389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(RAND())*100" office:value-type="float" office:value="13.0284578546133" calcext:value-type="float">
            <text:p>13.03</text:p>
          </table:table-cell>
          <table:table-cell table:formula="of:=(SUM([.B864:.B879]))/15" office:value-type="float" office:value="43.710340495947" calcext:value-type="float">
            <text:p>43.7103404959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RAND())*100" office:value-type="float" office:value="91.6364259496007" calcext:value-type="float">
            <text:p>91.64</text:p>
          </table:table-cell>
          <table:table-cell table:formula="of:=(SUM([.B865:.B880]))/15" office:value-type="float" office:value="43.1827508589601" calcext:value-type="float">
            <text:p>43.182750859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(RAND())*100" office:value-type="float" office:value="65.2187947614002" calcext:value-type="float">
            <text:p>65.22</text:p>
          </table:table-cell>
          <table:table-cell table:formula="of:=(SUM([.B866:.B881]))/15" office:value-type="float" office:value="48.7506078039279" calcext:value-type="float">
            <text:p>48.7506078039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(RAND())*100" office:value-type="float" office:value="97.1889648715278" calcext:value-type="float">
            <text:p>97.19</text:p>
          </table:table-cell>
          <table:table-cell table:formula="of:=(SUM([.B867:.B882]))/15" office:value-type="float" office:value="49.215596586668" calcext:value-type="float">
            <text:p>49.2155965867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(RAND())*100" office:value-type="float" office:value="50.9012450385398" calcext:value-type="float">
            <text:p>50.90</text:p>
          </table:table-cell>
          <table:table-cell table:formula="of:=(SUM([.B868:.B883]))/15" office:value-type="float" office:value="50.2125733731075" calcext:value-type="float">
            <text:p>50.212573373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RAND())*100" office:value-type="float" office:value="29.1416834328238" calcext:value-type="float">
            <text:p>29.14</text:p>
          </table:table-cell>
          <table:table-cell table:formula="of:=(SUM([.B869:.B884]))/15" office:value-type="float" office:value="51.0043999830323" calcext:value-type="float">
            <text:p>51.004399983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(RAND())*100" office:value-type="float" office:value="6.86948369570907" calcext:value-type="float">
            <text:p>6.87</text:p>
          </table:table-cell>
          <table:table-cell table:formula="of:=(SUM([.B870:.B885]))/15" office:value-type="float" office:value="46.7382750579386" calcext:value-type="float">
            <text:p>46.7382750579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(RAND())*100" office:value-type="float" office:value="18.0816307111319" calcext:value-type="float">
            <text:p>18.08</text:p>
          </table:table-cell>
          <table:table-cell table:formula="of:=(SUM([.B871:.B886]))/15" office:value-type="float" office:value="43.7922747635236" calcext:value-type="float">
            <text:p>43.7922747635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(RAND())*100" office:value-type="float" office:value="57.8913128554332" calcext:value-type="float">
            <text:p>57.89</text:p>
          </table:table-cell>
          <table:table-cell table:formula="of:=(SUM([.B872:.B887]))/15" office:value-type="float" office:value="44.3103527840289" calcext:value-type="float">
            <text:p>44.310352784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RAND())*100" office:value-type="float" office:value="82.0075305106493" calcext:value-type="float">
            <text:p>82.01</text:p>
          </table:table-cell>
          <table:table-cell table:formula="of:=(SUM([.B873:.B888]))/15" office:value-type="float" office:value="43.4405656121315" calcext:value-type="float">
            <text:p>43.4405656121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(RAND())*100" office:value-type="float" office:value="25.5532661314396" calcext:value-type="float">
            <text:p>25.55</text:p>
          </table:table-cell>
          <table:table-cell table:formula="of:=(SUM([.B874:.B889]))/15" office:value-type="float" office:value="48.6586103588815" calcext:value-type="float">
            <text:p>48.6586103589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RAND())*100" office:value-type="float" office:value="76.8703588268017" calcext:value-type="float">
            <text:p>76.87</text:p>
          </table:table-cell>
          <table:table-cell table:formula="of:=(SUM([.B875:.B890]))/15" office:value-type="float" office:value="49.6862796456049" calcext:value-type="float">
            <text:p>49.6862796456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(RAND())*100" office:value-type="float" office:value="8.20175665996574" calcext:value-type="float">
            <text:p>8.20</text:p>
          </table:table-cell>
          <table:table-cell table:formula="of:=(SUM([.B876:.B891]))/15" office:value-type="float" office:value="54.795560495391" calcext:value-type="float">
            <text:p>54.7955604954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RAND())*100" office:value-type="float" office:value="86.5701523335974" calcext:value-type="float">
            <text:p>86.57</text:p>
          </table:table-cell>
          <table:table-cell table:formula="of:=(SUM([.B877:.B892]))/15" office:value-type="float" office:value="50.1737918172735" calcext:value-type="float">
            <text:p>50.1737918173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(RAND())*100" office:value-type="float" office:value="10.6176795546895" calcext:value-type="float">
            <text:p>10.62</text:p>
          </table:table-cell>
          <table:table-cell table:formula="of:=(SUM([.B878:.B893]))/15" office:value-type="float" office:value="51.1288745993319" calcext:value-type="float">
            <text:p>51.1288745993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(RAND())*100" office:value-type="float" office:value="70.8360791880852" calcext:value-type="float">
            <text:p>70.84</text:p>
          </table:table-cell>
          <table:table-cell table:formula="of:=(SUM([.B879:.B894]))/15" office:value-type="float" office:value="51.7681153565648" calcext:value-type="float">
            <text:p>51.7681153566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(RAND())*100" office:value-type="float" office:value="90.4770194404741" calcext:value-type="float">
            <text:p>90.48</text:p>
          </table:table-cell>
          <table:table-cell table:formula="of:=(SUM([.B880:.B895]))/15" office:value-type="float" office:value="52.7076548250672" calcext:value-type="float">
            <text:p>52.7076548251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RAND())*100" office:value-type="float" office:value="77.0979908841969" calcext:value-type="float">
            <text:p>77.10</text:p>
          </table:table-cell>
          <table:table-cell table:formula="of:=(SUM([.B881:.B896]))/15" office:value-type="float" office:value="57.8708922641246" calcext:value-type="float">
            <text:p>57.8708922641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(RAND())*100" office:value-type="float" office:value="49.3472437947046" calcext:value-type="float">
            <text:p>49.35</text:p>
          </table:table-cell>
          <table:table-cell table:formula="of:=(SUM([.B882:.B897]))/15" office:value-type="float" office:value="56.9016632597644" calcext:value-type="float">
            <text:p>56.9016632598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(RAND())*100" office:value-type="float" office:value="51.803427056645" calcext:value-type="float">
            <text:p>51.80</text:p>
          </table:table-cell>
          <table:table-cell table:formula="of:=(SUM([.B883:.B898]))/15" office:value-type="float" office:value="55.8435598619847" calcext:value-type="float">
            <text:p>55.843559862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(RAND())*100" office:value-type="float" office:value="70.3207152077937" calcext:value-type="float">
            <text:p>70.32</text:p>
          </table:table-cell>
          <table:table-cell table:formula="of:=(SUM([.B884:.B899]))/15" office:value-type="float" office:value="52.8178573409925" calcext:value-type="float">
            <text:p>52.817857341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RAND())*100" office:value-type="float" office:value="66.0091352896201" calcext:value-type="float">
            <text:p>66.01</text:p>
          </table:table-cell>
          <table:table-cell table:formula="of:=(SUM([.B885:.B900]))/15" office:value-type="float" office:value="54.1124886856094" calcext:value-type="float">
            <text:p>54.1124886856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(RAND())*100" office:value-type="float" office:value="42.1370697997733" calcext:value-type="float">
            <text:p>42.14</text:p>
          </table:table-cell>
          <table:table-cell table:formula="of:=(SUM([.B886:.B901]))/15" office:value-type="float" office:value="56.5703188093958" calcext:value-type="float">
            <text:p>56.5703188094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(RAND())*100" office:value-type="float" office:value="73.4746605819348" calcext:value-type="float">
            <text:p>73.47</text:p>
          </table:table-cell>
          <table:table-cell table:formula="of:=(SUM([.B887:.B902]))/15" office:value-type="float" office:value="58.9214912163334" calcext:value-type="float">
            <text:p>58.9214912163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(RAND())*100" office:value-type="float" office:value="77.4855043091244" calcext:value-type="float">
            <text:p>77.49</text:p>
          </table:table-cell>
          <table:table-cell table:formula="of:=(SUM([.B888:.B903]))/15" office:value-type="float" office:value="62.614359874387" calcext:value-type="float">
            <text:p>62.6143598744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(RAND())*100" office:value-type="float" office:value="33.7257694760761" calcext:value-type="float">
            <text:p>33.73</text:p>
          </table:table-cell>
          <table:table-cell table:formula="of:=(SUM([.B889:.B904]))/15" office:value-type="float" office:value="63.920639304633" calcext:value-type="float">
            <text:p>63.9206393046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(RAND())*100" office:value-type="float" office:value="94.6403120884788" calcext:value-type="float">
            <text:p>94.64</text:p>
          </table:table-cell>
          <table:table-cell table:formula="of:=(SUM([.B890:.B905]))/15" office:value-type="float" office:value="60.7018552356615" calcext:value-type="float">
            <text:p>60.7018552357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(RAND())*100" office:value-type="float" office:value="27.781461512171" calcext:value-type="float">
            <text:p>27.78</text:p>
          </table:table-cell>
          <table:table-cell table:formula="of:=(SUM([.B891:.B906]))/15" office:value-type="float" office:value="65.3076582994641" calcext:value-type="float">
            <text:p>65.3076582995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(RAND())*100" office:value-type="float" office:value="70.6201245570655" calcext:value-type="float">
            <text:p>70.62</text:p>
          </table:table-cell>
          <table:table-cell table:formula="of:=(SUM([.B892:.B907]))/15" office:value-type="float" office:value="62.0350651451554" calcext:value-type="float">
            <text:p>62.0350651452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(RAND())*100" office:value-type="float" office:value="84.8316536020466" calcext:value-type="float">
            <text:p>84.83</text:p>
          </table:table-cell>
          <table:table-cell table:formula="of:=(SUM([.B893:.B908]))/15" office:value-type="float" office:value="66.1962896716287" calcext:value-type="float">
            <text:p>66.1962896716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(RAND())*100" office:value-type="float" office:value="15.9831995417361" calcext:value-type="float">
            <text:p>15.98</text:p>
          </table:table-cell>
          <table:table-cell table:formula="of:=(SUM([.B894:.B909]))/15" office:value-type="float" office:value="66.080389756192" calcext:value-type="float">
            <text:p>66.0803897562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RAND())*100" office:value-type="float" office:value="23.6126634796176" calcext:value-type="float">
            <text:p>23.61</text:p>
          </table:table-cell>
          <table:table-cell table:formula="of:=(SUM([.B895:.B910]))/15" office:value-type="float" office:value="66.4380910886618" calcext:value-type="float">
            <text:p>66.4380910887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(RAND())*100" office:value-type="float" office:value="7.02736693720186" calcext:value-type="float">
            <text:p>7.03</text:p>
          </table:table-cell>
          <table:table-cell table:formula="of:=(SUM([.B896:.B911]))/15" office:value-type="float" office:value="63.2898633747639" calcext:value-type="float">
            <text:p>63.2898633748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RAND())*100" office:value-type="float" office:value="2.79421554007377" calcext:value-type="float">
            <text:p>2.79</text:p>
          </table:table-cell>
          <table:table-cell table:formula="of:=(SUM([.B897:.B912]))/15" office:value-type="float" office:value="57.7265532078791" calcext:value-type="float">
            <text:p>57.7265532079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(RAND())*100" office:value-type="float" office:value="91.9566122720956" calcext:value-type="float">
            <text:p>91.96</text:p>
          </table:table-cell>
          <table:table-cell table:formula="of:=(SUM([.B898:.B913]))/15" office:value-type="float" office:value="52.7729681849375" calcext:value-type="float">
            <text:p>52.7729681849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(RAND())*100" office:value-type="float" office:value="11.4499790160552" calcext:value-type="float">
            <text:p>11.45</text:p>
          </table:table-cell>
          <table:table-cell table:formula="of:=(SUM([.B899:.B914]))/15" office:value-type="float" office:value="55.6135927500969" calcext:value-type="float">
            <text:p>55.613592750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(RAND())*100" office:value-type="float" office:value="97.5878629829917" calcext:value-type="float">
            <text:p>97.59</text:p>
          </table:table-cell>
          <table:table-cell table:formula="of:=(SUM([.B900:.B915]))/15" office:value-type="float" office:value="52.9233628807243" calcext:value-type="float">
            <text:p>52.9233628807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RAND())*100" office:value-type="float" office:value="68.5676402598554" calcext:value-type="float">
            <text:p>68.57</text:p>
          </table:table-cell>
          <table:table-cell table:formula="of:=(SUM([.B901:.B916]))/15" office:value-type="float" office:value="54.7411727324042" calcext:value-type="float">
            <text:p>54.7411727324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(RAND())*100" office:value-type="float" office:value="95.4275384690238" calcext:value-type="float">
            <text:p>95.43</text:p>
          </table:table-cell>
          <table:table-cell table:formula="of:=(SUM([.B902:.B917]))/15" office:value-type="float" office:value="54.9117397304198" calcext:value-type="float">
            <text:p>54.9117397304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(RAND())*100" office:value-type="float" office:value="50.6661197680553" calcext:value-type="float">
            <text:p>50.67</text:p>
          </table:table-cell>
          <table:table-cell table:formula="of:=(SUM([.B903:.B918]))/15" office:value-type="float" office:value="58.4644376417032" calcext:value-type="float">
            <text:p>58.4644376417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(RAND())*100" office:value-type="float" office:value="7.74154721986263" calcext:value-type="float">
            <text:p>7.74</text:p>
          </table:table-cell>
          <table:table-cell table:formula="of:=(SUM([.B904:.B919]))/15" office:value-type="float" office:value="56.9438682541112" calcext:value-type="float">
            <text:p>56.9438682541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RAND())*100" office:value-type="float" office:value="80.9854736324331" calcext:value-type="float">
            <text:p>80.99</text:p>
          </table:table-cell>
          <table:table-cell table:formula="of:=(SUM([.B905:.B920]))/15" office:value-type="float" office:value="52.2942711148271" calcext:value-type="float">
            <text:p>52.2942711148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(RAND())*100" office:value-type="float" office:value="15.350170791726" calcext:value-type="float">
            <text:p>15.35</text:p>
          </table:table-cell>
          <table:table-cell table:formula="of:=(SUM([.B906:.B921]))/15" office:value-type="float" office:value="55.4449180585843" calcext:value-type="float">
            <text:p>55.4449180586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(RAND())*100" office:value-type="float" office:value="20.0185734011499" calcext:value-type="float">
            <text:p>20.02</text:p>
          </table:table-cell>
          <table:table-cell table:formula="of:=(SUM([.B907:.B922]))/15" office:value-type="float" office:value="50.1589086388008" calcext:value-type="float">
            <text:p>50.1589086388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(RAND())*100" office:value-type="float" office:value="81.048524783229" calcext:value-type="float">
            <text:p>81.05</text:p>
          </table:table-cell>
          <table:table-cell table:formula="of:=(SUM([.B908:.B923]))/15" office:value-type="float" office:value="49.6413827647327" calcext:value-type="float">
            <text:p>49.6413827647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RAND())*100" office:value-type="float" office:value="87.9753421974441" calcext:value-type="float">
            <text:p>87.98</text:p>
          </table:table-cell>
          <table:table-cell table:formula="of:=(SUM([.B909:.B924]))/15" office:value-type="float" office:value="50.3366094464769" calcext:value-type="float">
            <text:p>50.3366094465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(RAND())*100" office:value-type="float" office:value="60.1209880180449" calcext:value-type="float">
            <text:p>60.12</text:p>
          </table:table-cell>
          <table:table-cell table:formula="of:=(SUM([.B910:.B925]))/15" office:value-type="float" office:value="50.5461886861701" calcext:value-type="float">
            <text:p>50.5461886862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(RAND())*100" office:value-type="float" office:value="64.0913693268844" calcext:value-type="float">
            <text:p>64.09</text:p>
          </table:table-cell>
          <table:table-cell table:formula="of:=(SUM([.B911:.B926]))/15" office:value-type="float" office:value="53.488707917924" calcext:value-type="float">
            <text:p>53.4887079179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(RAND())*100" office:value-type="float" office:value="50.1890208405007" calcext:value-type="float">
            <text:p>50.19</text:p>
          </table:table-cell>
          <table:table-cell table:formula="of:=(SUM([.B912:.B927]))/15" office:value-type="float" office:value="56.1872883077418" calcext:value-type="float">
            <text:p>56.1872883077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(RAND())*100" office:value-type="float" office:value="56.0480072279311" calcext:value-type="float">
            <text:p>56.05</text:p>
          </table:table-cell>
          <table:table-cell table:formula="of:=(SUM([.B913:.B928]))/15" office:value-type="float" office:value="59.064731901295" calcext:value-type="float">
            <text:p>59.0647319013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(RAND())*100" office:value-type="float" office:value="28.9073173251068" calcext:value-type="float">
            <text:p>28.91</text:p>
          </table:table-cell>
          <table:table-cell table:formula="of:=(SUM([.B914:.B929]))/15" office:value-type="float" office:value="62.6149846804855" calcext:value-type="float">
            <text:p>62.6149846805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RAND())*100" office:value-type="float" office:value="40.3431905180636" calcext:value-type="float">
            <text:p>40.34</text:p>
          </table:table-cell>
          <table:table-cell table:formula="of:=(SUM([.B915:.B930]))/15" office:value-type="float" office:value="58.4116983506863" calcext:value-type="float">
            <text:p>58.4116983507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(RAND())*100" office:value-type="float" office:value="57.1451399253628" calcext:value-type="float">
            <text:p>57.15</text:p>
          </table:table-cell>
          <table:table-cell table:formula="of:=(SUM([.B916:.B931]))/15" office:value-type="float" office:value="60.3379124508201" calcext:value-type="float">
            <text:p>60.3379124508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RAND())*100" office:value-type="float" office:value="87.0019149955608" calcext:value-type="float">
            <text:p>87.00</text:p>
          </table:table-cell>
          <table:table-cell table:formula="of:=(SUM([.B917:.B932]))/15" office:value-type="float" office:value="57.6417309136449" calcext:value-type="float">
            <text:p>57.6417309136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(RAND())*100" office:value-type="float" office:value="35.8586151306994" calcext:value-type="float">
            <text:p>35.86</text:p>
          </table:table-cell>
          <table:table-cell table:formula="of:=(SUM([.B918:.B933]))/15" office:value-type="float" office:value="58.8706825626919" calcext:value-type="float">
            <text:p>58.8706825627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(RAND())*100" office:value-type="float" office:value="27.684968755608" calcext:value-type="float">
            <text:p>27.68</text:p>
          </table:table-cell>
          <table:table-cell table:formula="of:=(SUM([.B919:.B934]))/15" office:value-type="float" office:value="54.8994210068036" calcext:value-type="float">
            <text:p>54.8994210068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(RAND())*100" office:value-type="float" office:value="68.8593081873439" calcext:value-type="float">
            <text:p>68.86</text:p>
          </table:table-cell>
          <table:table-cell table:formula="of:=(SUM([.B920:.B935]))/15" office:value-type="float" office:value="53.3673442726405" calcext:value-type="float">
            <text:p>53.3673442726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RAND())*100" office:value-type="float" office:value="57.2881326141143" calcext:value-type="float">
            <text:p>57.29</text:p>
          </table:table-cell>
          <table:table-cell table:formula="of:=(SUM([.B921:.B936]))/15" office:value-type="float" office:value="57.4418616704726" calcext:value-type="float">
            <text:p>57.4418616705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(RAND())*100" office:value-type="float" office:value="16.2484259554973" calcext:value-type="float">
            <text:p>16.25</text:p>
          </table:table-cell>
          <table:table-cell table:formula="of:=(SUM([.B922:.B937]))/15" office:value-type="float" office:value="55.862038935918" calcext:value-type="float">
            <text:p>55.8620389359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(RAND())*100" office:value-type="float" office:value="93.6023821885624" calcext:value-type="float">
            <text:p>93.60</text:p>
          </table:table-cell>
          <table:table-cell table:formula="of:=(SUM([.B923:.B938]))/15" office:value-type="float" office:value="55.9219226135027" calcext:value-type="float">
            <text:p>55.9219226135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(RAND())*100" office:value-type="float" office:value="29.3054301039439" calcext:value-type="float">
            <text:p>29.31</text:p>
          </table:table-cell>
          <table:table-cell table:formula="of:=(SUM([.B924:.B939]))/15" office:value-type="float" office:value="60.8275098659969" calcext:value-type="float">
            <text:p>60.827509866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RAND())*100" office:value-type="float" office:value="96.462237584344" calcext:value-type="float">
            <text:p>96.46</text:p>
          </table:table-cell>
          <table:table-cell table:formula="of:=(SUM([.B925:.B940]))/15" office:value-type="float" office:value="57.3779702207112" calcext:value-type="float">
            <text:p>57.3779702207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(RAND())*100" office:value-type="float" office:value="12.8013795183463" calcext:value-type="float">
            <text:p>12.80</text:p>
          </table:table-cell>
          <table:table-cell table:formula="of:=(SUM([.B926:.B941]))/15" office:value-type="float" office:value="57.9437632465046" calcext:value-type="float">
            <text:p>57.9437632465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(RAND())*100" office:value-type="float" office:value="8.71013312151814" calcext:value-type="float">
            <text:p>8.71</text:p>
          </table:table-cell>
          <table:table-cell table:formula="of:=(SUM([.B927:.B942]))/15" office:value-type="float" office:value="54.789122679858" calcext:value-type="float">
            <text:p>54.7891226799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(RAND())*100" office:value-type="float" office:value="13.5032183223445" calcext:value-type="float">
            <text:p>13.50</text:p>
          </table:table-cell>
          <table:table-cell table:formula="of:=(SUM([.B928:.B943]))/15" office:value-type="float" office:value="51.0970402661669" calcext:value-type="float">
            <text:p>51.0970402662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RAND())*100" office:value-type="float" office:value="65.4906393727317" calcext:value-type="float">
            <text:p>65.49</text:p>
          </table:table-cell>
          <table:table-cell table:formula="of:=(SUM([.B929:.B944]))/15" office:value-type="float" office:value="48.6513200982898" calcext:value-type="float">
            <text:p>48.6513200983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(RAND())*100" office:value-type="float" office:value="26.778725093614" calcext:value-type="float">
            <text:p>26.78</text:p>
          </table:table-cell>
          <table:table-cell table:formula="of:=(SUM([.B930:.B945]))/15" office:value-type="float" office:value="49.2808289079432" calcext:value-type="float">
            <text:p>49.2808289079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(RAND())*100" office:value-type="float" office:value="20.4993716325186" calcext:value-type="float">
            <text:p>20.50</text:p>
          </table:table-cell>
          <table:table-cell table:formula="of:=(SUM([.B931:.B946]))/15" office:value-type="float" office:value="49.138922759177" calcext:value-type="float">
            <text:p>49.1389227592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(RAND())*100" office:value-type="float" office:value="99.1686829630756" calcext:value-type="float">
            <text:p>99.17</text:p>
          </table:table-cell>
          <table:table-cell table:formula="of:=(SUM([.B932:.B947]))/15" office:value-type="float" office:value="47.8160015001407" calcext:value-type="float">
            <text:p>47.8160015001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(RAND())*100" office:value-type="float" office:value="61.6560576016011" calcext:value-type="float">
            <text:p>61.66</text:p>
          </table:table-cell>
          <table:table-cell table:formula="of:=(SUM([.B933:.B948]))/15" office:value-type="float" office:value="50.6175710359882" calcext:value-type="float">
            <text:p>50.617571036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(RAND())*100" office:value-type="float" office:value="47.9595355037105" calcext:value-type="float">
            <text:p>47.96</text:p>
          </table:table-cell>
          <table:table-cell table:formula="of:=(SUM([.B934:.B949]))/15" office:value-type="float" office:value="48.9278472097242" calcext:value-type="float">
            <text:p>48.9278472097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RAND())*100" office:value-type="float" office:value="49.1935451020658" calcext:value-type="float">
            <text:p>49.19</text:p>
          </table:table-cell>
          <table:table-cell table:formula="of:=(SUM([.B935:.B950]))/15" office:value-type="float" office:value="49.7345752345916" calcext:value-type="float">
            <text:p>49.7345752346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(RAND())*100" office:value-type="float" office:value="66.2104480174488" calcext:value-type="float">
            <text:p>66.21</text:p>
          </table:table-cell>
          <table:table-cell table:formula="of:=(SUM([.B936:.B951]))/15" office:value-type="float" office:value="51.1684803243555" calcext:value-type="float">
            <text:p>51.1684803244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RAND())*100" office:value-type="float" office:value="34.4481754538848" calcext:value-type="float">
            <text:p>34.45</text:p>
          </table:table-cell>
          <table:table-cell table:formula="of:=(SUM([.B937:.B952]))/15" office:value-type="float" office:value="50.9918896463625" calcext:value-type="float">
            <text:p>50.9918896464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(RAND())*100" office:value-type="float" office:value="30.2834766823443" calcext:value-type="float">
            <text:p>30.28</text:p>
          </table:table-cell>
          <table:table-cell table:formula="of:=(SUM([.B938:.B953]))/15" office:value-type="float" office:value="49.4692258356805" calcext:value-type="float">
            <text:p>49.4692258357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(RAND())*100" office:value-type="float" office:value="12.3872628336529" calcext:value-type="float">
            <text:p>12.39</text:p>
          </table:table-cell>
          <table:table-cell table:formula="of:=(SUM([.B939:.B954]))/15" office:value-type="float" office:value="50.404895884137" calcext:value-type="float">
            <text:p>50.4048958841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(RAND())*100" office:value-type="float" office:value="50.1754023431188" calcext:value-type="float">
            <text:p>50.18</text:p>
          </table:table-cell>
          <table:table-cell table:formula="of:=(SUM([.B940:.B955]))/15" office:value-type="float" office:value="44.9905545938097" calcext:value-type="float">
            <text:p>44.9905545938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RAND())*100" office:value-type="float" office:value="58.1062309340561" calcext:value-type="float">
            <text:p>58.11</text:p>
          </table:table-cell>
          <table:table-cell table:formula="of:=(SUM([.B941:.B956]))/15" office:value-type="float" office:value="46.3818860764213" calcext:value-type="float">
            <text:p>46.3818860764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(RAND())*100" office:value-type="float" office:value="57.8734246917447" calcext:value-type="float">
            <text:p>57.87</text:p>
          </table:table-cell>
          <table:table-cell table:formula="of:=(SUM([.B942:.B957]))/15" office:value-type="float" office:value="43.8248189664021" calcext:value-type="float">
            <text:p>43.8248189664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(RAND())*100" office:value-type="float" office:value="66.9624918407607" calcext:value-type="float">
            <text:p>66.96</text:p>
          </table:table-cell>
          <table:table-cell table:formula="of:=(SUM([.B943:.B958]))/15" office:value-type="float" office:value="46.829621977962" calcext:value-type="float">
            <text:p>46.829621978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(RAND())*100" office:value-type="float" office:value="4.10103618909376" calcext:value-type="float">
            <text:p>4.10</text:p>
          </table:table-cell>
          <table:table-cell table:formula="of:=(SUM([.B944:.B959]))/15" office:value-type="float" office:value="50.7131125592449" calcext:value-type="float">
            <text:p>50.7131125592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RAND())*100" office:value-type="float" office:value="67.1337669897079" calcext:value-type="float">
            <text:p>67.13</text:p>
          </table:table-cell>
          <table:table-cell table:formula="of:=(SUM([.B945:.B960]))/15" office:value-type="float" office:value="50.0863004170282" calcext:value-type="float">
            <text:p>50.086300417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(RAND())*100" office:value-type="float" office:value="96.6176782415203" calcext:value-type="float">
            <text:p>96.62</text:p>
          </table:table-cell>
          <table:table-cell table:formula="of:=(SUM([.B946:.B961]))/15" office:value-type="float" office:value="50.1958422581599" calcext:value-type="float">
            <text:p>50.1958422582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(RAND())*100" office:value-type="float" office:value="98.1552023355347" calcext:value-type="float">
            <text:p>98.16</text:p>
          </table:table-cell>
          <table:table-cell table:formula="of:=(SUM([.B947:.B962]))/15" office:value-type="float" office:value="54.8517724680203" calcext:value-type="float">
            <text:p>54.851772468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(RAND())*100" office:value-type="float" office:value="40.6928823440844" calcext:value-type="float">
            <text:p>40.69</text:p>
          </table:table-cell>
          <table:table-cell table:formula="of:=(SUM([.B948:.B963]))/15" office:value-type="float" office:value="60.0288278482214" calcext:value-type="float">
            <text:p>60.0288278482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RAND())*100" office:value-type="float" office:value="50.927892579519" calcext:value-type="float">
            <text:p>50.93</text:p>
          </table:table-cell>
          <table:table-cell table:formula="of:=(SUM([.B949:.B964]))/15" office:value-type="float" office:value="56.1304411402886" calcext:value-type="float">
            <text:p>56.1304411403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(RAND())*100" office:value-type="float" office:value="84.3569710022359" calcext:value-type="float">
            <text:p>84.36</text:p>
          </table:table-cell>
          <table:table-cell table:formula="of:=(SUM([.B950:.B965]))/15" office:value-type="float" office:value="55.4152301388165" calcext:value-type="float">
            <text:p>55.4152301388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(RAND())*100" office:value-type="float" office:value="6.3686476627141" calcext:value-type="float">
            <text:p>6.37</text:p>
          </table:table-cell>
          <table:table-cell table:formula="of:=(SUM([.B951:.B966]))/15" office:value-type="float" office:value="57.8417258387182" calcext:value-type="float">
            <text:p>57.8417258387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(RAND())*100" office:value-type="float" office:value="69.8273953355469" calcext:value-type="float">
            <text:p>69.83</text:p>
          </table:table-cell>
          <table:table-cell table:formula="of:=(SUM([.B952:.B967]))/15" office:value-type="float" office:value="54.9867326760947" calcext:value-type="float">
            <text:p>54.9867326761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(RAND())*100" office:value-type="float" office:value="95.2254130980969" calcext:value-type="float">
            <text:p>95.23</text:p>
          </table:table-cell>
          <table:table-cell table:formula="of:=(SUM([.B953:.B968]))/15" office:value-type="float" office:value="55.2278624973013" calcext:value-type="float">
            <text:p>55.2278624973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(RAND())*100" office:value-type="float" office:value="37.0966556343254" calcext:value-type="float">
            <text:p>37.10</text:p>
          </table:table-cell>
          <table:table-cell table:formula="of:=(SUM([.B954:.B969]))/15" office:value-type="float" office:value="59.2796783402488" calcext:value-type="float">
            <text:p>59.2796783402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RAND())*100" office:value-type="float" office:value="4.85839787129753" calcext:value-type="float">
            <text:p>4.86</text:p>
          </table:table-cell>
          <table:table-cell table:formula="of:=(SUM([.B955:.B970]))/15" office:value-type="float" office:value="59.7338902703808" calcext:value-type="float">
            <text:p>59.7338902704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(RAND())*100" office:value-type="float" office:value="71.8581970036595" calcext:value-type="float">
            <text:p>71.86</text:p>
          </table:table-cell>
          <table:table-cell table:formula="of:=(SUM([.B956:.B971]))/15" office:value-type="float" office:value="59.2319659395572" calcext:value-type="float">
            <text:p>59.2319659396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RAND())*100" office:value-type="float" office:value="74.4651717436269" calcext:value-type="float">
            <text:p>74.47</text:p>
          </table:table-cell>
          <table:table-cell table:formula="of:=(SUM([.B957:.B972]))/15" office:value-type="float" office:value="60.6774855835932" calcext:value-type="float">
            <text:p>60.6774855836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(RAND())*100" office:value-type="float" office:value="31.6153354519708" calcext:value-type="float">
            <text:p>31.62</text:p>
          </table:table-cell>
          <table:table-cell table:formula="of:=(SUM([.B958:.B973]))/15" office:value-type="float" office:value="61.7680816375646" calcext:value-type="float">
            <text:p>61.7680816376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(RAND())*100" office:value-type="float" office:value="68.2037002158239" calcext:value-type="float">
            <text:p>68.20</text:p>
          </table:table-cell>
          <table:table-cell table:formula="of:=(SUM([.B959:.B974]))/15" office:value-type="float" office:value="60.017542354913" calcext:value-type="float">
            <text:p>60.0175423549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(RAND())*100" office:value-type="float" office:value="22.7281263964597" calcext:value-type="float">
            <text:p>22.73</text:p>
          </table:table-cell>
          <table:table-cell table:formula="of:=(SUM([.B960:.B975]))/15" office:value-type="float" office:value="60.1002895799172" calcext:value-type="float">
            <text:p>60.1002895799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RAND())*100" office:value-type="float" office:value="92.9846841171778" calcext:value-type="float">
            <text:p>92.98</text:p>
          </table:table-cell>
          <table:table-cell table:formula="of:=(SUM([.B961:.B976]))/15" office:value-type="float" office:value="61.3420955937416" calcext:value-type="float">
            <text:p>61.3420955937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(RAND())*100" office:value-type="float" office:value="20.4197207015022" calcext:value-type="float">
            <text:p>20.42</text:p>
          </table:table-cell>
          <table:table-cell table:formula="of:=(SUM([.B962:.B977]))/15" office:value-type="float" office:value="63.0654900689062" calcext:value-type="float">
            <text:p>63.0654900689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(RAND())*100" office:value-type="float" office:value="75.8117053617683" calcext:value-type="float">
            <text:p>75.81</text:p>
          </table:table-cell>
          <table:table-cell table:formula="of:=(SUM([.B963:.B978]))/15" office:value-type="float" office:value="57.985626232905" calcext:value-type="float">
            <text:p>57.9856262329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(RAND())*100" office:value-type="float" office:value="71.9426606952483" calcext:value-type="float">
            <text:p>71.94</text:p>
          </table:table-cell>
          <table:table-cell table:formula="of:=(SUM([.B964:.B979]))/15" office:value-type="float" office:value="56.4960597679873" calcext:value-type="float">
            <text:p>56.496059768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RAND())*100" office:value-type="float" office:value="3.353006285628" calcext:value-type="float">
            <text:p>3.35</text:p>
          </table:table-cell>
          <table:table-cell table:formula="of:=(SUM([.B965:.B980]))/15" office:value-type="float" office:value="58.5793783247316" calcext:value-type="float">
            <text:p>58.5793783247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(RAND())*100" office:value-type="float" office:value="54.0671093391523" calcext:value-type="float">
            <text:p>54.07</text:p>
          </table:table-cell>
          <table:table-cell table:formula="of:=(SUM([.B966:.B981]))/15" office:value-type="float" office:value="55.4077192384722" calcext:value-type="float">
            <text:p>55.4077192385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(RAND())*100" office:value-type="float" office:value="95.9551476267342" calcext:value-type="float">
            <text:p>95.96</text:p>
          </table:table-cell>
          <table:table-cell table:formula="of:=(SUM([.B967:.B982]))/15" office:value-type="float" office:value="53.3883951275999" calcext:value-type="float">
            <text:p>53.3883951276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(RAND())*100" office:value-type="float" office:value="46.623816229633" calcext:value-type="float">
            <text:p>46.62</text:p>
          </table:table-cell>
          <table:table-cell table:formula="of:=(SUM([.B968:.B983]))/15" office:value-type="float" office:value="59.3608284585346" calcext:value-type="float">
            <text:p>59.3608284585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RAND())*100" office:value-type="float" office:value="55.3567207126219" calcext:value-type="float">
            <text:p>55.36</text:p>
          </table:table-cell>
          <table:table-cell table:formula="of:=(SUM([.B969:.B984]))/15" office:value-type="float" office:value="57.813923184807" calcext:value-type="float">
            <text:p>57.8139231848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(RAND())*100" office:value-type="float" office:value="47.9562788990926" calcext:value-type="float">
            <text:p>47.96</text:p>
          </table:table-cell>
          <table:table-cell table:formula="of:=(SUM([.B970:.B985]))/15" office:value-type="float" office:value="55.1560103591087" calcext:value-type="float">
            <text:p>55.1560103591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(RAND())*100" office:value-type="float" office:value="59.629345631842" calcext:value-type="float">
            <text:p>59.63</text:p>
          </table:table-cell>
          <table:table-cell table:formula="of:=(SUM([.B971:.B986]))/15" office:value-type="float" office:value="55.8799852434265" calcext:value-type="float">
            <text:p>55.8799852434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(RAND())*100" office:value-type="float" office:value="48.845416000382" calcext:value-type="float">
            <text:p>48.85</text:p>
          </table:table-cell>
          <table:table-cell table:formula="of:=(SUM([.B972:.B987]))/15" office:value-type="float" office:value="59.5313817607961" calcext:value-type="float">
            <text:p>59.5313817608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RAND())*100" office:value-type="float" office:value="60.8034302032762" calcext:value-type="float">
            <text:p>60.80</text:p>
          </table:table-cell>
          <table:table-cell table:formula="of:=(SUM([.B973:.B988]))/15" office:value-type="float" office:value="57.9971963605776" calcext:value-type="float">
            <text:p>57.9971963606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(RAND())*100" office:value-type="float" office:value="7.69789562645081" calcext:value-type="float">
            <text:p>7.70</text:p>
          </table:table-cell>
          <table:table-cell table:formula="of:=(SUM([.B974:.B989]))/15" office:value-type="float" office:value="57.0864135912209" calcext:value-type="float">
            <text:p>57.0864135912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RAND())*100" office:value-type="float" office:value="52.0740395916447" calcext:value-type="float">
            <text:p>52.07</text:p>
          </table:table-cell>
          <table:table-cell table:formula="of:=(SUM([.B975:.B990]))/15" office:value-type="float" office:value="55.4919176028529" calcext:value-type="float">
            <text:p>55.4919176029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(RAND())*100" office:value-type="float" office:value="36.4437324289268" calcext:value-type="float">
            <text:p>36.44</text:p>
          </table:table-cell>
          <table:table-cell table:formula="of:=(SUM([.B976:.B991]))/15" office:value-type="float" office:value="54.4166068945743" calcext:value-type="float">
            <text:p>54.4166068946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RAND())*100" office:value-type="float" office:value="36.2280752904079" calcext:value-type="float">
            <text:p>36.23</text:p>
          </table:table-cell>
          <table:table-cell table:formula="of:=(SUM([.B977:.B992]))/15" office:value-type="float" office:value="55.3309806300721" calcext:value-type="float">
            <text:p>55.3309806301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(RAND())*100" office:value-type="float" office:value="0.862070911572755" calcext:value-type="float">
            <text:p>0.86</text:p>
          </table:table-cell>
          <table:table-cell table:formula="of:=(SUM([.B978:.B993]))/15" office:value-type="float" office:value="51.5472067082874" calcext:value-type="float">
            <text:p>51.5472067083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(RAND())*100" office:value-type="float" office:value="22.0290453447642" calcext:value-type="float">
            <text:p>22.03</text:p>
          </table:table-cell>
          <table:table-cell table:formula="of:=(SUM([.B979:.B994]))/15" office:value-type="float" office:value="50.2433633889588" calcext:value-type="float">
            <text:p>50.243363389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(RAND())*100" office:value-type="float" office:value="72.1128916755984" calcext:value-type="float">
            <text:p>72.11</text:p>
          </table:table-cell>
          <table:table-cell table:formula="of:=(SUM([.B980:.B995]))/15" office:value-type="float" office:value="46.6578527211585" calcext:value-type="float">
            <text:p>46.6578527212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RAND())*100" office:value-type="float" office:value="84.7026113938188" calcext:value-type="float">
            <text:p>84.70</text:p>
          </table:table-cell>
          <table:table-cell table:formula="of:=(SUM([.B981:.B996]))/15" office:value-type="float" office:value="46.6692014531819" calcext:value-type="float">
            <text:p>46.6692014532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(RAND())*100" office:value-type="float" office:value="72.4764854113102" calcext:value-type="float">
            <text:p>72.48</text:p>
          </table:table-cell>
          <table:table-cell table:formula="of:=(SUM([.B982:.B997]))/15" office:value-type="float" office:value="52.0925084603946" calcext:value-type="float">
            <text:p>52.0925084604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(RAND())*100" office:value-type="float" office:value="84.0313752024989" calcext:value-type="float">
            <text:p>84.03</text:p>
          </table:table-cell>
          <table:table-cell table:formula="of:=(SUM([.B983:.B998]))/15" office:value-type="float" office:value="53.3198001985384" calcext:value-type="float">
            <text:p>53.3198001985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(RAND())*100" office:value-type="float" office:value="0.203089178725302" calcext:value-type="float">
            <text:p>0.20</text:p>
          </table:table-cell>
          <table:table-cell table:formula="of:=(SUM([.B984:.B999]))/15" office:value-type="float" office:value="52.5248820369227" calcext:value-type="float">
            <text:p>52.524882036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RAND())*100" office:value-type="float" office:value="91.9954303382517" calcext:value-type="float">
            <text:p>92.00</text:p>
          </table:table-cell>
          <table:table-cell table:formula="of:=(SUM([.B985:.B1000]))/15" office:value-type="float" office:value="49.4301669001956" calcext:value-type="float">
            <text:p>49.4301669002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159.99mm" svg:height="89.99mm" svg:x="23.58mm" svg:y="1mm">
            <draw:object draw:notify-on-update-of-ranges="Sheet1.A2:Sheet1.A1001 Sheet1.A2:Sheet1.A1001 Sheet1.B1:Sheet1.B1 Sheet1.B2:Sheet1.B1001 Sheet1.D1:Sheet1.D1 Sheet1.D2:Sheet1.D1001 Sheet1.A2:Sheet1.A1001 Sheet1.A2:Sheet1.A1001 Sheet1.C1:Sheet1.C1 Sheet1.C2:Sheet1.C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9"/>
          <table:table-cell table:style-name="ce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7"/>
          <table:table-cell table:style-name="ce3" office:value-type="string" calcext:value-type="string">
            <text:p>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/00/0000</text:date>, <text:time style:data-style-name="N2" text:time-value="20:07:16.538832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07:28.435032132</meta:creation-date>
    <meta:editing-duration>PT27M48S</meta:editing-duration>
    <meta:editing-cycles>7</meta:editing-cycles>
    <meta:generator>LibreOffice/4.4.3.2$Linux_X86_64 LibreOffice_project/40m0$Build-2</meta:generator>
    <meta:initial-creator>Jaime Catano</meta:initial-creator>
    <dc:date>2016-08-27T20:35:06.223115647</dc:date>
    <dc:creator>Jaime Catano</dc:creator>
    <meta:document-statistic meta:table-count="2" meta:cell-count="37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52" chart:maximum="26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01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01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legend chart:legend-position="end" svg:x="13.518cm" svg:y="3.703cm" style:legend-expansion="high" chart:style-name="ch2"/>
        <chart:plot-area chart:style-name="ch3" table:cell-range-address="Sheet1.A2:Sheet1.C1001 Sheet1.A1:Sheet1.C1 Sheet1.D1:Sheet1.D1001" chart:data-source-has-labels="both" svg:x="0.32cm" svg:y="0.18cm" svg:width="12.878cm" svg:height="8.64cm">
          <chartooo:coordinate-region svg:x="2.053cm" svg:y="0.38cm" svg:width="11.145cm" svg:height="7.793cm"/>
          <chart:axis chart:dimension="x" chart:name="primary-x" chart:style-name="ch4" chartooo:axis-type="auto">
            <chart:categories table:cell-range-address="Sheet1.A2:Sheet1.A1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01" chart:label-cell-address="Sheet1.B1:Sheet1.B1" chart:class="chart:scatter">
            <chart:domain table:cell-range-address="Sheet1.A2:Sheet1.A1001"/>
            <chart:data-point chart:repeated="1000"/>
          </chart:series>
          <chart:series chart:style-name="ch8" chart:values-cell-range-address="Sheet1.D2:Sheet1.D1001" chart:label-cell-address="Sheet1.D1:Sheet1.D1" chart:class="chart:scatter">
            <chart:data-point chart:repeated="1000"/>
          </chart:series>
          <chart:series chart:style-name="ch9" chart:values-cell-range-address="Sheet1.C2:Sheet1.C1001" chart:label-cell-address="Sheet1.C1:Sheet1.C1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ose</text:p>
                <draw:g>
                  <svg:desc>Sheet1.B1:Sheet1.B1</svg:desc>
                </draw:g>
              </table:table-cell>
              <table:table-cell office:value-type="string">
                <text:p>Volume</text:p>
                <draw:g>
                  <svg:desc>Sheet1.D1:Sheet1.D1</svg:desc>
                </draw:g>
              </table:table-cell>
              <table:table-cell office:value-type="string">
                <text:p>SM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001</svg:desc>
                </draw:g>
              </table:table-cell>
              <table:table-cell office:value-type="float" office:value="1">
                <text:p>1</text:p>
                <draw:g>
                  <svg:desc>Sheet1.A2:Sheet1.A1001</svg:desc>
                </draw:g>
              </table:table-cell>
              <table:table-cell office:value-type="float" office:value="85.5">
                <text:p>85.5</text:p>
                <draw:g>
                  <svg:desc>Sheet1.B2:Sheet1.B1001</svg:desc>
                </draw:g>
              </table:table-cell>
              <table:table-cell office:value-type="float" office:value="167200">
                <text:p>167200</text:p>
                <draw:g>
                  <svg:desc>Sheet1.D2:Sheet1.D1001</svg:desc>
                </draw:g>
              </table:table-cell>
              <table:table-cell office:value-type="float" office:value="0">
                <text:p>0</text:p>
                <draw:g>
                  <svg:desc>Sheet1.C2:Sheet1.C10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84.5">
                <text:p>84.5</text:p>
              </table:table-cell>
              <table:table-cell office:value-type="float" office:value="49400">
                <text:p>49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85.5">
                <text:p>85.5</text:p>
              </table:table-cell>
              <table:table-cell office:value-type="float" office:value="219200">
                <text:p>219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380000">
                <text:p>38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4">
                <text:p>84</text:p>
              </table:table-cell>
              <table:table-cell office:value-type="float" office:value="260800">
                <text:p>260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5.25">
                <text:p>85.25</text:p>
              </table:table-cell>
              <table:table-cell office:value-type="float" office:value="272000">
                <text:p>27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489400">
                <text:p>489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5.75">
                <text:p>85.75</text:p>
              </table:table-cell>
              <table:table-cell office:value-type="float" office:value="97100">
                <text:p>97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822000">
                <text:p>82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4.25">
                <text:p>94.25</text:p>
              </table:table-cell>
              <table:table-cell office:value-type="float" office:value="11700">
                <text:p>11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5">
                <text:p>95</text:p>
              </table:table-cell>
              <table:table-cell office:value-type="float" office:value="22300">
                <text:p>22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5.75">
                <text:p>95.75</text:p>
              </table:table-cell>
              <table:table-cell office:value-type="float" office:value="34700">
                <text:p>34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93.75">
                <text:p>93.75</text:p>
              </table:table-cell>
              <table:table-cell office:value-type="float" office:value="38800">
                <text:p>38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2.25">
                <text:p>92.25</text:p>
              </table:table-cell>
              <table:table-cell office:value-type="float" office:value="26400">
                <text:p>26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92.75">
                <text:p>92.75</text:p>
              </table:table-cell>
              <table:table-cell office:value-type="float" office:value="18100">
                <text:p>18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90.75">
                <text:p>90.75</text:p>
              </table:table-cell>
              <table:table-cell office:value-type="float" office:value="22700">
                <text:p>2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88.75">
                <text:p>88.75</text:p>
              </table:table-cell>
              <table:table-cell office:value-type="float" office:value="24800">
                <text:p>2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7.25">
                <text:p>87.25</text:p>
              </table:table-cell>
              <table:table-cell office:value-type="float" office:value="34100">
                <text:p>34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8.75">
                <text:p>88.75</text:p>
              </table:table-cell>
              <table:table-cell office:value-type="float" office:value="24200">
                <text:p>2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8.5">
                <text:p>88.5</text:p>
              </table:table-cell>
              <table:table-cell office:value-type="float" office:value="20900">
                <text:p>20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0.25">
                <text:p>90.25</text:p>
              </table:table-cell>
              <table:table-cell office:value-type="float" office:value="17100">
                <text:p>17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89.5">
                <text:p>89.5</text:p>
              </table:table-cell>
              <table:table-cell office:value-type="float" office:value="52200">
                <text:p>5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91.5">
                <text:p>91.5</text:p>
              </table:table-cell>
              <table:table-cell office:value-type="float" office:value="77700">
                <text:p>77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88.25">
                <text:p>88.25</text:p>
              </table:table-cell>
              <table:table-cell office:value-type="float" office:value="8600">
                <text:p>8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89">
                <text:p>89</text:p>
              </table:table-cell>
              <table:table-cell office:value-type="float" office:value="42600">
                <text:p>42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89.5">
                <text:p>89.5</text:p>
              </table:table-cell>
              <table:table-cell office:value-type="float" office:value="4400">
                <text:p>4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89.5">
                <text:p>89.5</text:p>
              </table:table-cell>
              <table:table-cell office:value-type="float" office:value="16900">
                <text:p>16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89.75">
                <text:p>89.75</text:p>
              </table:table-cell>
              <table:table-cell office:value-type="float" office:value="578900">
                <text:p>578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0.5">
                <text:p>90.5</text:p>
              </table:table-cell>
              <table:table-cell office:value-type="float" office:value="5300">
                <text:p>5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1.25">
                <text:p>91.25</text:p>
              </table:table-cell>
              <table:table-cell office:value-type="float" office:value="13400">
                <text:p>13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89.5">
                <text:p>89.5</text:p>
              </table:table-cell>
              <table:table-cell office:value-type="float" office:value="33500">
                <text:p>33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90.5">
                <text:p>90.5</text:p>
              </table:table-cell>
              <table:table-cell office:value-type="float" office:value="31400">
                <text:p>3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17400">
                <text:p>17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91.75">
                <text:p>91.75</text:p>
              </table:table-cell>
              <table:table-cell office:value-type="float" office:value="186800">
                <text:p>186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90.75">
                <text:p>90.75</text:p>
              </table:table-cell>
              <table:table-cell office:value-type="float" office:value="10900">
                <text:p>10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88.75">
                <text:p>88.75</text:p>
              </table:table-cell>
              <table:table-cell office:value-type="float" office:value="16600">
                <text:p>16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89.75">
                <text:p>89.75</text:p>
              </table:table-cell>
              <table:table-cell office:value-type="float" office:value="25700">
                <text:p>25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87">
                <text:p>87</text:p>
              </table:table-cell>
              <table:table-cell office:value-type="float" office:value="52800">
                <text:p>5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8.25">
                <text:p>88.25</text:p>
              </table:table-cell>
              <table:table-cell office:value-type="float" office:value="39500">
                <text:p>39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1.5">
                <text:p>91.5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2">
                <text:p>92</text:p>
              </table:table-cell>
              <table:table-cell office:value-type="float" office:value="14200">
                <text:p>1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91.25">
                <text:p>91.25</text:p>
              </table:table-cell>
              <table:table-cell office:value-type="float" office:value="279000">
                <text:p>27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87.5">
                <text:p>87.5</text:p>
              </table:table-cell>
              <table:table-cell office:value-type="float" office:value="66000">
                <text:p>6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49500">
                <text:p>49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65500">
                <text:p>65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92.75">
                <text:p>9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92.75">
                <text:p>92.75</text:p>
              </table:table-cell>
              <table:table-cell office:value-type="float" office:value="138300">
                <text:p>138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89.25">
                <text:p>89.25</text:p>
              </table:table-cell>
              <table:table-cell office:value-type="float" office:value="166800">
                <text:p>166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8.75">
                <text:p>88.75</text:p>
              </table:table-cell>
              <table:table-cell office:value-type="float" office:value="71800">
                <text:p>7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0.25">
                <text:p>90.25</text:p>
              </table:table-cell>
              <table:table-cell office:value-type="float" office:value="5500">
                <text:p>5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88.5">
                <text:p>88.5</text:p>
              </table:table-cell>
              <table:table-cell office:value-type="float" office:value="235200">
                <text:p>235200</text:p>
              </table:table-cell>
              <table:table-cell office:value-type="float" office:value="95.5666666666667">
                <text:p>95.56666666666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88.5">
                <text:p>88.5</text:p>
              </table:table-cell>
              <table:table-cell office:value-type="float" office:value="97500">
                <text:p>97500</text:p>
              </table:table-cell>
              <table:table-cell office:value-type="float" office:value="95.4166666666667">
                <text:p>95.4166666666667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90.5">
                <text:p>90.5</text:p>
              </table:table-cell>
              <table:table-cell office:value-type="float" office:value="103200">
                <text:p>10320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91.75">
                <text:p>91.75</text:p>
              </table:table-cell>
              <table:table-cell office:value-type="float" office:value="63100">
                <text:p>63100</text:p>
              </table:table-cell>
              <table:table-cell office:value-type="float" office:value="95.45">
                <text:p>95.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92.75">
                <text:p>92.75</text:p>
              </table:table-cell>
              <table:table-cell office:value-type="float" office:value="49400">
                <text:p>49400</text:p>
              </table:table-cell>
              <table:table-cell office:value-type="float" office:value="95.7666666666667">
                <text:p>95.766666666666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92">
                <text:p>92</text:p>
              </table:table-cell>
              <table:table-cell office:value-type="float" office:value="49500">
                <text:p>49500</text:p>
              </table:table-cell>
              <table:table-cell office:value-type="float" office:value="96.0666666666667">
                <text:p>96.0666666666667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94.75">
                <text:p>94.75</text:p>
              </table:table-cell>
              <table:table-cell office:value-type="float" office:value="39600">
                <text:p>39600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95">
                <text:p>95</text:p>
              </table:table-cell>
              <table:table-cell office:value-type="float" office:value="42800">
                <text:p>42800</text:p>
              </table:table-cell>
              <table:table-cell office:value-type="float" office:value="96.2833333333333">
                <text:p>96.283333333333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97">
                <text:p>97</text:p>
              </table:table-cell>
              <table:table-cell office:value-type="float" office:value="269800">
                <text:p>269800</text:p>
              </table:table-cell>
              <table:table-cell office:value-type="float" office:value="96.5333333333333">
                <text:p>96.533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97.25">
                <text:p>97.25</text:p>
              </table:table-cell>
              <table:table-cell office:value-type="float" office:value="0">
                <text:p>0</text:p>
              </table:table-cell>
              <table:table-cell office:value-type="float" office:value="97.1666666666667">
                <text:p>97.1666666666667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97.25">
                <text:p>97.25</text:p>
              </table:table-cell>
              <table:table-cell office:value-type="float" office:value="66300">
                <text:p>66300</text:p>
              </table:table-cell>
              <table:table-cell office:value-type="float" office:value="97.9166666666667">
                <text:p>97.916666666666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98">
                <text:p>98</text:p>
              </table:table-cell>
              <table:table-cell office:value-type="float" office:value="110300">
                <text:p>110300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96">
                <text:p>96</text:p>
              </table:table-cell>
              <table:table-cell office:value-type="float" office:value="4914700">
                <text:p>4914700</text:p>
              </table:table-cell>
              <table:table-cell office:value-type="float" office:value="98.95">
                <text:p>98.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95">
                <text:p>95</text:p>
              </table:table-cell>
              <table:table-cell office:value-type="float" office:value="192700">
                <text:p>192700</text:p>
              </table:table-cell>
              <table:table-cell office:value-type="float" office:value="99.1666666666667">
                <text:p>99.166666666666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92.5">
                <text:p>92.5</text:p>
              </table:table-cell>
              <table:table-cell office:value-type="float" office:value="7900">
                <text:p>7900</text:p>
              </table:table-cell>
              <table:table-cell office:value-type="float" office:value="99.55">
                <text:p>99.5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92.75">
                <text:p>92.75</text:p>
              </table:table-cell>
              <table:table-cell office:value-type="float" office:value="24600">
                <text:p>2460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93">
                <text:p>93</text:p>
              </table:table-cell>
              <table:table-cell office:value-type="float" office:value="35800">
                <text:p>35800</text:p>
              </table:table-cell>
              <table:table-cell office:value-type="float" office:value="99.9666666666667">
                <text:p>99.966666666666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93">
                <text:p>93</text:p>
              </table:table-cell>
              <table:table-cell office:value-type="float" office:value="70400">
                <text:p>70400</text:p>
              </table:table-cell>
              <table:table-cell office:value-type="float" office:value="100.266666666667">
                <text:p>100.26666666666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2.75">
                <text:p>92.75</text:p>
              </table:table-cell>
              <table:table-cell office:value-type="float" office:value="77800">
                <text:p>77800</text:p>
              </table:table-cell>
              <table:table-cell office:value-type="float" office:value="100.566666666667">
                <text:p>100.5666666666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4.75">
                <text:p>94.75</text:p>
              </table:table-cell>
              <table:table-cell office:value-type="float" office:value="23400">
                <text:p>23400</text:p>
              </table:table-cell>
              <table:table-cell office:value-type="float" office:value="100.716666666667">
                <text:p>100.71666666666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92.75">
                <text:p>92.75</text:p>
              </table:table-cell>
              <table:table-cell office:value-type="float" office:value="61500">
                <text:p>61500</text:p>
              </table:table-cell>
              <table:table-cell office:value-type="float" office:value="100.916666666667">
                <text:p>100.91666666666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91">
                <text:p>91</text:p>
              </table:table-cell>
              <table:table-cell office:value-type="float" office:value="48400">
                <text:p>48400</text:p>
              </table:table-cell>
              <table:table-cell office:value-type="float" office:value="100.916666666667">
                <text:p>100.91666666666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92.75">
                <text:p>92.75</text:p>
              </table:table-cell>
              <table:table-cell office:value-type="float" office:value="20700">
                <text:p>20700</text:p>
              </table:table-cell>
              <table:table-cell office:value-type="float" office:value="100.85">
                <text:p>100.8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93.75">
                <text:p>93.75</text:p>
              </table:table-cell>
              <table:table-cell office:value-type="float" office:value="78100">
                <text:p>78100</text:p>
              </table:table-cell>
              <table:table-cell office:value-type="float" office:value="100.716666666667">
                <text:p>100.716666666667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94.5">
                <text:p>94.5</text:p>
              </table:table-cell>
              <table:table-cell office:value-type="float" office:value="29800">
                <text:p>29800</text:p>
              </table:table-cell>
              <table:table-cell office:value-type="float" office:value="100.633333333333">
                <text:p>100.63333333333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94.25">
                <text:p>94.25</text:p>
              </table:table-cell>
              <table:table-cell office:value-type="float" office:value="198800">
                <text:p>198800</text:p>
              </table:table-cell>
              <table:table-cell office:value-type="float" office:value="100.466666666667">
                <text:p>100.46666666666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92.5">
                <text:p>92.5</text:p>
              </table:table-cell>
              <table:table-cell office:value-type="float" office:value="24600">
                <text:p>24600</text:p>
              </table:table-cell>
              <table:table-cell office:value-type="float" office:value="100.266666666667">
                <text:p>100.26666666666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92.5">
                <text:p>92.5</text:p>
              </table:table-cell>
              <table:table-cell office:value-type="float" office:value="122200">
                <text:p>122200</text:p>
              </table:table-cell>
              <table:table-cell office:value-type="float" office:value="99.95">
                <text:p>99.9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4.25">
                <text:p>94.25</text:p>
              </table:table-cell>
              <table:table-cell office:value-type="float" office:value="52800">
                <text:p>52800</text:p>
              </table:table-cell>
              <table:table-cell office:value-type="float" office:value="99.5833333333333">
                <text:p>99.5833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1.5">
                <text:p>91.5</text:p>
              </table:table-cell>
              <table:table-cell office:value-type="float" office:value="43700">
                <text:p>43700</text:p>
              </table:table-cell>
              <table:table-cell office:value-type="float" office:value="99.4666666666667">
                <text:p>99.466666666666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91.25">
                <text:p>91.25</text:p>
              </table:table-cell>
              <table:table-cell office:value-type="float" office:value="164400">
                <text:p>164400</text:p>
              </table:table-cell>
              <table:table-cell office:value-type="float" office:value="99.2333333333333">
                <text:p>99.233333333333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99.15">
                <text:p>99.1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2.5">
                <text:p>92.5</text:p>
              </table:table-cell>
              <table:table-cell office:value-type="float" office:value="123000">
                <text:p>123000</text:p>
              </table:table-cell>
              <table:table-cell office:value-type="float" office:value="99.1333333333333">
                <text:p>99.1333333333333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94.25">
                <text:p>94.25</text:p>
              </table:table-cell>
              <table:table-cell office:value-type="float" office:value="33700">
                <text:p>337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97.5">
                <text:p>97.5</text:p>
              </table:table-cell>
              <table:table-cell office:value-type="float" office:value="31400">
                <text:p>31400</text:p>
              </table:table-cell>
              <table:table-cell office:value-type="float" office:value="99.1833333333333">
                <text:p>99.183333333333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96.25">
                <text:p>96.25</text:p>
              </table:table-cell>
              <table:table-cell office:value-type="float" office:value="80500">
                <text:p>8050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97.75">
                <text:p>97.75</text:p>
              </table:table-cell>
              <table:table-cell office:value-type="float" office:value="27600">
                <text:p>27600</text:p>
              </table:table-cell>
              <table:table-cell office:value-type="float" office:value="99.6">
                <text:p>99.6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98.5">
                <text:p>98.5</text:p>
              </table:table-cell>
              <table:table-cell office:value-type="float" office:value="29600">
                <text:p>29600</text:p>
              </table:table-cell>
              <table:table-cell office:value-type="float" office:value="99.9333333333333">
                <text:p>99.933333333333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9.25">
                <text:p>99.25</text:p>
              </table:table-cell>
              <table:table-cell office:value-type="float" office:value="44100">
                <text:p>44100</text:p>
              </table:table-cell>
              <table:table-cell office:value-type="float" office:value="100.433333333333">
                <text:p>100.43333333333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  <table:table-cell office:value-type="float" office:value="276600">
                <text:p>276600</text:p>
              </table:table-cell>
              <table:table-cell office:value-type="float" office:value="100.866666666667">
                <text:p>100.86666666666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8.75">
                <text:p>98.75</text:p>
              </table:table-cell>
              <table:table-cell office:value-type="float" office:value="57200">
                <text:p>57200</text:p>
              </table:table-cell>
              <table:table-cell office:value-type="float" office:value="101.216666666667">
                <text:p>101.216666666667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7.5">
                <text:p>97.5</text:p>
              </table:table-cell>
              <table:table-cell office:value-type="float" office:value="90900">
                <text:p>90900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7.75">
                <text:p>97.75</text:p>
              </table:table-cell>
              <table:table-cell office:value-type="float" office:value="96600">
                <text:p>96600</text:p>
              </table:table-cell>
              <table:table-cell office:value-type="float" office:value="101.716666666667">
                <text:p>101.71666666666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6.25">
                <text:p>96.25</text:p>
              </table:table-cell>
              <table:table-cell office:value-type="float" office:value="69500">
                <text:p>69500</text:p>
              </table:table-cell>
              <table:table-cell office:value-type="float" office:value="102.066666666667">
                <text:p>102.06666666666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96.25">
                <text:p>96.25</text:p>
              </table:table-cell>
              <table:table-cell office:value-type="float" office:value="63200">
                <text:p>63200</text:p>
              </table:table-cell>
              <table:table-cell office:value-type="float" office:value="102.316666666667">
                <text:p>102.31666666666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6.25">
                <text:p>96.25</text:p>
              </table:table-cell>
              <table:table-cell office:value-type="float" office:value="82000">
                <text:p>82000</text:p>
              </table:table-cell>
              <table:table-cell office:value-type="float" office:value="102.45">
                <text:p>102.4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7.25">
                <text:p>97.25</text:p>
              </table:table-cell>
              <table:table-cell office:value-type="float" office:value="214000">
                <text:p>214000</text:p>
              </table:table-cell>
              <table:table-cell office:value-type="float" office:value="102.766666666667">
                <text:p>102.76666666666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5.25">
                <text:p>95.25</text:p>
              </table:table-cell>
              <table:table-cell office:value-type="float" office:value="39100">
                <text:p>39100</text:p>
              </table:table-cell>
              <table:table-cell office:value-type="float" office:value="103.166666666667">
                <text:p>103.16666666666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5.25">
                <text:p>95.25</text:p>
              </table:table-cell>
              <table:table-cell office:value-type="float" office:value="129000">
                <text:p>129000</text:p>
              </table:table-cell>
              <table:table-cell office:value-type="float" office:value="103.35">
                <text:p>103.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.5">
                <text:p>95.5</text:p>
              </table:table-cell>
              <table:table-cell office:value-type="float" office:value="205800">
                <text:p>205800</text:p>
              </table:table-cell>
              <table:table-cell office:value-type="float" office:value="103.533333333333">
                <text:p>103.53333333333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90.75">
                <text:p>90.75</text:p>
              </table:table-cell>
              <table:table-cell office:value-type="float" office:value="125800">
                <text:p>125800</text:p>
              </table:table-cell>
              <table:table-cell office:value-type="float" office:value="103.616666666667">
                <text:p>103.616666666667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88.5">
                <text:p>88.5</text:p>
              </table:table-cell>
              <table:table-cell office:value-type="float" office:value="24500">
                <text:p>24500</text:p>
              </table:table-cell>
              <table:table-cell office:value-type="float" office:value="103.166666666667">
                <text:p>103.166666666667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88.75">
                <text:p>88.75</text:p>
              </table:table-cell>
              <table:table-cell office:value-type="float" office:value="31500">
                <text:p>31500</text:p>
              </table:table-cell>
              <table:table-cell office:value-type="float" office:value="102.65">
                <text:p>102.65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  <table:table-cell office:value-type="float" office:value="85900">
                <text:p>85900</text:p>
              </table:table-cell>
              <table:table-cell office:value-type="float" office:value="102.05">
                <text:p>102.0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86.25">
                <text:p>86.25</text:p>
              </table:table-cell>
              <table:table-cell office:value-type="float" office:value="22400">
                <text:p>22400</text:p>
              </table:table-cell>
              <table:table-cell office:value-type="float" office:value="101.283333333333">
                <text:p>101.28333333333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86">
                <text:p>86</text:p>
              </table:table-cell>
              <table:table-cell office:value-type="float" office:value="33600">
                <text:p>33600</text:p>
              </table:table-cell>
              <table:table-cell office:value-type="float" office:value="100.416666666667">
                <text:p>100.41666666666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87.25">
                <text:p>87.25</text:p>
              </table:table-cell>
              <table:table-cell office:value-type="float" office:value="36800">
                <text:p>36800</text:p>
              </table:table-cell>
              <table:table-cell office:value-type="float" office:value="99.55">
                <text:p>99.5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86.75">
                <text:p>86.75</text:p>
              </table:table-cell>
              <table:table-cell office:value-type="float" office:value="52000">
                <text:p>52000</text:p>
              </table:table-cell>
              <table:table-cell office:value-type="float" office:value="98.7833333333333">
                <text:p>98.783333333333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86.25">
                <text:p>86.25</text:p>
              </table:table-cell>
              <table:table-cell office:value-type="float" office:value="86700">
                <text:p>86700</text:p>
              </table:table-cell>
              <table:table-cell office:value-type="float" office:value="98.0666666666667">
                <text:p>98.066666666666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0.75">
                <text:p>90.75</text:p>
              </table:table-cell>
              <table:table-cell office:value-type="float" office:value="0">
                <text:p>0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90.75">
                <text:p>90.75</text:p>
              </table:table-cell>
              <table:table-cell office:value-type="float" office:value="0">
                <text:p>0</text:p>
              </table:table-cell>
              <table:table-cell office:value-type="float" office:value="96.9333333333333">
                <text:p>96.933333333333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90.75">
                <text:p>90.75</text:p>
              </table:table-cell>
              <table:table-cell office:value-type="float" office:value="147300">
                <text:p>147300</text:p>
              </table:table-cell>
              <table:table-cell office:value-type="float" office:value="96.5666666666667">
                <text:p>96.5666666666667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87.75">
                <text:p>87.75</text:p>
              </table:table-cell>
              <table:table-cell office:value-type="float" office:value="116100">
                <text:p>116100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75500">
                <text:p>75500</text:p>
              </table:table-cell>
              <table:table-cell office:value-type="float" office:value="95.5666666666667">
                <text:p>95.5666666666667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244700">
                <text:p>244700</text:p>
              </table:table-cell>
              <table:table-cell office:value-type="float" office:value="95.2166666666667">
                <text:p>95.216666666666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86.75">
                <text:p>86.75</text:p>
              </table:table-cell>
              <table:table-cell office:value-type="float" office:value="63700">
                <text:p>63700</text:p>
              </table:table-cell>
              <table:table-cell office:value-type="float" office:value="94.8">
                <text:p>94.8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85.75">
                <text:p>85.75</text:p>
              </table:table-cell>
              <table:table-cell office:value-type="float" office:value="252000">
                <text:p>252000</text:p>
              </table:table-cell>
              <table:table-cell office:value-type="float" office:value="94.2166666666667">
                <text:p>94.216666666666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85.5">
                <text:p>85.5</text:p>
              </table:table-cell>
              <table:table-cell office:value-type="float" office:value="53100">
                <text:p>53100</text:p>
              </table:table-cell>
              <table:table-cell office:value-type="float" office:value="93.8833333333333">
                <text:p>93.883333333333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84.5">
                <text:p>84.5</text:p>
              </table:table-cell>
              <table:table-cell office:value-type="float" office:value="103000">
                <text:p>103000</text:p>
              </table:table-cell>
              <table:table-cell office:value-type="float" office:value="93.6833333333333">
                <text:p>93.68333333333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5">
                <text:p>85</text:p>
              </table:table-cell>
              <table:table-cell office:value-type="float" office:value="25700">
                <text:p>257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84.5">
                <text:p>84.5</text:p>
              </table:table-cell>
              <table:table-cell office:value-type="float" office:value="142500">
                <text:p>142500</text:p>
              </table:table-cell>
              <table:table-cell office:value-type="float" office:value="93.2666666666667">
                <text:p>93.266666666666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82.5">
                <text:p>82.5</text:p>
              </table:table-cell>
              <table:table-cell office:value-type="float" office:value="61000">
                <text:p>61000</text:p>
              </table:table-cell>
              <table:table-cell office:value-type="float" office:value="93.15">
                <text:p>93.1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82.5">
                <text:p>82.5</text:p>
              </table:table-cell>
              <table:table-cell office:value-type="float" office:value="84300">
                <text:p>84300</text:p>
              </table:table-cell>
              <table:table-cell office:value-type="float" office:value="92.9166666666667">
                <text:p>92.916666666666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82.5">
                <text:p>82.5</text:p>
              </table:table-cell>
              <table:table-cell office:value-type="float" office:value="351200">
                <text:p>351200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83">
                <text:p>83</text:p>
              </table:table-cell>
              <table:table-cell office:value-type="float" office:value="125800">
                <text:p>125800</text:p>
              </table:table-cell>
              <table:table-cell office:value-type="float" office:value="92.3166666666667">
                <text:p>92.316666666666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81.5">
                <text:p>81.5</text:p>
              </table:table-cell>
              <table:table-cell office:value-type="float" office:value="225300">
                <text:p>225300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  <table:table-cell office:value-type="float" office:value="64600">
                <text:p>64600</text:p>
              </table:table-cell>
              <table:table-cell office:value-type="float" office:value="91.4833333333333">
                <text:p>91.48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81">
                <text:p>81</text:p>
              </table:table-cell>
              <table:table-cell office:value-type="float" office:value="170600">
                <text:p>170600</text:p>
              </table:table-cell>
              <table:table-cell office:value-type="float" office:value="90.8333333333333">
                <text:p>90.833333333333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81">
                <text:p>81</text:p>
              </table:table-cell>
              <table:table-cell office:value-type="float" office:value="65000">
                <text:p>65000</text:p>
              </table:table-cell>
              <table:table-cell office:value-type="float" office:value="90.1833333333333">
                <text:p>90.183333333333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1">
                <text:p>81</text:p>
              </table:table-cell>
              <table:table-cell office:value-type="float" office:value="279900">
                <text:p>279900</text:p>
              </table:table-cell>
              <table:table-cell office:value-type="float" office:value="89.7333333333333">
                <text:p>89.7333333333333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80.5">
                <text:p>80.5</text:p>
              </table:table-cell>
              <table:table-cell office:value-type="float" office:value="10994300">
                <text:p>10994300</text:p>
              </table:table-cell>
              <table:table-cell office:value-type="float" office:value="89.1333333333333">
                <text:p>89.133333333333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84.75">
                <text:p>84.75</text:p>
              </table:table-cell>
              <table:table-cell office:value-type="float" office:value="18300">
                <text:p>18300</text:p>
              </table:table-cell>
              <table:table-cell office:value-type="float" office:value="88.5666666666667">
                <text:p>88.566666666666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85">
                <text:p>85</text:p>
              </table:table-cell>
              <table:table-cell office:value-type="float" office:value="30800">
                <text:p>30800</text:p>
              </table:table-cell>
              <table:table-cell office:value-type="float" office:value="88.4333333333333">
                <text:p>88.433333333333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85.5">
                <text:p>85.5</text:p>
              </table:table-cell>
              <table:table-cell office:value-type="float" office:value="170300">
                <text:p>170300</text:p>
              </table:table-cell>
              <table:table-cell office:value-type="float" office:value="88.3833333333334">
                <text:p>88.383333333333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85.5">
                <text:p>85.5</text:p>
              </table:table-cell>
              <table:table-cell office:value-type="float" office:value="78300">
                <text:p>78300</text:p>
              </table:table-cell>
              <table:table-cell office:value-type="float" office:value="88.3833333333334">
                <text:p>88.3833333333334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82.25">
                <text:p>82.25</text:p>
              </table:table-cell>
              <table:table-cell office:value-type="float" office:value="76200">
                <text:p>76200</text:p>
              </table:table-cell>
              <table:table-cell office:value-type="float" office:value="88.45">
                <text:p>88.45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81">
                <text:p>81</text:p>
              </table:table-cell>
              <table:table-cell office:value-type="float" office:value="28400">
                <text:p>28400</text:p>
              </table:table-cell>
              <table:table-cell office:value-type="float" office:value="88.2666666666667">
                <text:p>88.266666666666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80.25">
                <text:p>80.25</text:p>
              </table:table-cell>
              <table:table-cell office:value-type="float" office:value="21900">
                <text:p>21900</text:p>
              </table:table-cell>
              <table:table-cell office:value-type="float" office:value="88.0333333333333">
                <text:p>88.033333333333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81.75">
                <text:p>81.75</text:p>
              </table:table-cell>
              <table:table-cell office:value-type="float" office:value="55100">
                <text:p>55100</text:p>
              </table:table-cell>
              <table:table-cell office:value-type="float" office:value="87.8833333333333">
                <text:p>87.883333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1.5">
                <text:p>81.5</text:p>
              </table:table-cell>
              <table:table-cell office:value-type="float" office:value="6800">
                <text:p>6800</text:p>
              </table:table-cell>
              <table:table-cell office:value-type="float" office:value="87.8333333333333">
                <text:p>87.833333333333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78.5">
                <text:p>78.5</text:p>
              </table:table-cell>
              <table:table-cell office:value-type="float" office:value="62500">
                <text:p>62500</text:p>
              </table:table-cell>
              <table:table-cell office:value-type="float" office:value="87.7666666666667">
                <text:p>87.766666666666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79">
                <text:p>79</text:p>
              </table:table-cell>
              <table:table-cell office:value-type="float" office:value="21700">
                <text:p>21700</text:p>
              </table:table-cell>
              <table:table-cell office:value-type="float" office:value="87.4666666666667">
                <text:p>87.466666666666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80.25">
                <text:p>80.25</text:p>
              </table:table-cell>
              <table:table-cell office:value-type="float" office:value="113500">
                <text:p>113500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79">
                <text:p>79</text:p>
              </table:table-cell>
              <table:table-cell office:value-type="float" office:value="33400">
                <text:p>33400</text:p>
              </table:table-cell>
              <table:table-cell office:value-type="float" office:value="87.25">
                <text:p>87.25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82.25">
                <text:p>82.25</text:p>
              </table:table-cell>
              <table:table-cell office:value-type="float" office:value="94100">
                <text:p>94100</text:p>
              </table:table-cell>
              <table:table-cell office:value-type="float" office:value="87.1166666666667">
                <text:p>87.116666666666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85.75">
                <text:p>85.75</text:p>
              </table:table-cell>
              <table:table-cell office:value-type="float" office:value="5500">
                <text:p>5500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85.5">
                <text:p>85.5</text:p>
              </table:table-cell>
              <table:table-cell office:value-type="float" office:value="9900">
                <text:p>9900</text:p>
              </table:table-cell>
              <table:table-cell office:value-type="float" office:value="87.5166666666667">
                <text:p>87.516666666666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83.5">
                <text:p>83.5</text:p>
              </table:table-cell>
              <table:table-cell office:value-type="float" office:value="21600">
                <text:p>21600</text:p>
              </table:table-cell>
              <table:table-cell office:value-type="float" office:value="87.85">
                <text:p>87.8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85.25">
                <text:p>85.25</text:p>
              </table:table-cell>
              <table:table-cell office:value-type="float" office:value="1800">
                <text:p>1800</text:p>
              </table:table-cell>
              <table:table-cell office:value-type="float" office:value="87.7666666666667">
                <text:p>87.76666666666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7">
                <text:p>87</text:p>
              </table:table-cell>
              <table:table-cell office:value-type="float" office:value="38900">
                <text:p>38900</text:p>
              </table:table-cell>
              <table:table-cell office:value-type="float" office:value="87.7833333333333">
                <text:p>87.7833333333333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85.5">
                <text:p>85.5</text:p>
              </table:table-cell>
              <table:table-cell office:value-type="float" office:value="3500">
                <text:p>3500</text:p>
              </table:table-cell>
              <table:table-cell office:value-type="float" office:value="87.8833333333333">
                <text:p>87.883333333333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84">
                <text:p>84</text:p>
              </table:table-cell>
              <table:table-cell office:value-type="float" office:value="2000">
                <text:p>2000</text:p>
              </table:table-cell>
              <table:table-cell office:value-type="float" office:value="87.8833333333333">
                <text:p>87.883333333333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85.75">
                <text:p>85.75</text:p>
              </table:table-cell>
              <table:table-cell office:value-type="float" office:value="2100">
                <text:p>210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86">
                <text:p>86</text:p>
              </table:table-cell>
              <table:table-cell office:value-type="float" office:value="153000">
                <text:p>153000</text:p>
              </table:table-cell>
              <table:table-cell office:value-type="float" office:value="88.3166666666667">
                <text:p>88.3166666666667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86">
                <text:p>86</text:p>
              </table:table-cell>
              <table:table-cell office:value-type="float" office:value="6900">
                <text:p>6900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  <table:table-cell office:value-type="float" office:value="62500">
                <text:p>62500</text:p>
              </table:table-cell>
              <table:table-cell office:value-type="float" office:value="88.9833333333333">
                <text:p>88.983333333333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78.5">
                <text:p>78.5</text:p>
              </table:table-cell>
              <table:table-cell office:value-type="float" office:value="45000">
                <text:p>45000</text:p>
              </table:table-cell>
              <table:table-cell office:value-type="float" office:value="89.2166666666667">
                <text:p>89.216666666666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78.75">
                <text:p>78.75</text:p>
              </table:table-cell>
              <table:table-cell office:value-type="float" office:value="19500">
                <text:p>19500</text:p>
              </table:table-cell>
              <table:table-cell office:value-type="float" office:value="89.2166666666667">
                <text:p>89.216666666666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82">
                <text:p>82</text:p>
              </table:table-cell>
              <table:table-cell office:value-type="float" office:value="27400">
                <text:p>274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155400">
                <text:p>155400</text:p>
              </table:table-cell>
              <table:table-cell office:value-type="float" office:value="89.3166666666667">
                <text:p>89.316666666666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81">
                <text:p>81</text:p>
              </table:table-cell>
              <table:table-cell office:value-type="float" office:value="178800">
                <text:p>178800</text:p>
              </table:table-cell>
              <table:table-cell office:value-type="float" office:value="89.3833333333333">
                <text:p>89.383333333333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83">
                <text:p>83</text:p>
              </table:table-cell>
              <table:table-cell office:value-type="float" office:value="40800">
                <text:p>4080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86.25">
                <text:p>86.25</text:p>
              </table:table-cell>
              <table:table-cell office:value-type="float" office:value="289900">
                <text:p>289900</text:p>
              </table:table-cell>
              <table:table-cell office:value-type="float" office:value="89.1166666666667">
                <text:p>89.1166666666667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87.25">
                <text:p>87.25</text:p>
              </table:table-cell>
              <table:table-cell office:value-type="float" office:value="56700">
                <text:p>56700</text:p>
              </table:table-cell>
              <table:table-cell office:value-type="float" office:value="89.1666666666667">
                <text:p>89.166666666666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85.25">
                <text:p>85.25</text:p>
              </table:table-cell>
              <table:table-cell office:value-type="float" office:value="22900">
                <text:p>22900</text:p>
              </table:table-cell>
              <table:table-cell office:value-type="float" office:value="89.4166666666667">
                <text:p>89.416666666666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85.25">
                <text:p>85.25</text:p>
              </table:table-cell>
              <table:table-cell office:value-type="float" office:value="36800">
                <text:p>36800</text:p>
              </table:table-cell>
              <table:table-cell office:value-type="float" office:value="89.4166666666667">
                <text:p>89.4166666666667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83.5">
                <text:p>83.5</text:p>
              </table:table-cell>
              <table:table-cell office:value-type="float" office:value="34800">
                <text:p>34800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83.75">
                <text:p>83.75</text:p>
              </table:table-cell>
              <table:table-cell office:value-type="float" office:value="0">
                <text:p>0</text:p>
              </table:table-cell>
              <table:table-cell office:value-type="float" office:value="89.1666666666667">
                <text:p>89.1666666666667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83.75">
                <text:p>83.75</text:p>
              </table:table-cell>
              <table:table-cell office:value-type="float" office:value="46400">
                <text:p>46400</text:p>
              </table:table-cell>
              <table:table-cell office:value-type="float" office:value="89.15">
                <text:p>89.1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4.75">
                <text:p>84.75</text:p>
              </table:table-cell>
              <table:table-cell office:value-type="float" office:value="27900">
                <text:p>27900</text:p>
              </table:table-cell>
              <table:table-cell office:value-type="float" office:value="89.0166666666667">
                <text:p>89.0166666666667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8.9333333333333">
                <text:p>88.9333333333333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84.5">
                <text:p>84.5</text:p>
              </table:table-cell>
              <table:table-cell office:value-type="float" office:value="0">
                <text:p>0</text:p>
              </table:table-cell>
              <table:table-cell office:value-type="float" office:value="88.8333333333333">
                <text:p>88.833333333333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84.5">
                <text:p>84.5</text:p>
              </table:table-cell>
              <table:table-cell office:value-type="float" office:value="127800">
                <text:p>127800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87.5">
                <text:p>87.5</text:p>
              </table:table-cell>
              <table:table-cell office:value-type="float" office:value="68800">
                <text:p>6880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88">
                <text:p>88</text:p>
              </table:table-cell>
              <table:table-cell office:value-type="float" office:value="10900">
                <text:p>10900</text:p>
              </table:table-cell>
              <table:table-cell office:value-type="float" office:value="89.7833333333333">
                <text:p>89.783333333333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90.1833333333333">
                <text:p>90.183333333333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90.65">
                <text:p>90.65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87">
                <text:p>87</text:p>
              </table:table-cell>
              <table:table-cell office:value-type="float" office:value="78400">
                <text:p>78400</text:p>
              </table:table-cell>
              <table:table-cell office:value-type="float" office:value="91.05">
                <text:p>91.0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86.25">
                <text:p>86.25</text:p>
              </table:table-cell>
              <table:table-cell office:value-type="float" office:value="161000">
                <text:p>161000</text:p>
              </table:table-cell>
              <table:table-cell office:value-type="float" office:value="91.3166666666667">
                <text:p>91.316666666666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6.5">
                <text:p>86.5</text:p>
              </table:table-cell>
              <table:table-cell office:value-type="float" office:value="19200">
                <text:p>19200</text:p>
              </table:table-cell>
              <table:table-cell office:value-type="float" office:value="91.3166666666667">
                <text:p>91.316666666666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88">
                <text:p>88</text:p>
              </table:table-cell>
              <table:table-cell office:value-type="float" office:value="329300">
                <text:p>329300</text:p>
              </table:table-cell>
              <table:table-cell office:value-type="float" office:value="91.2666666666667">
                <text:p>91.266666666666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86">
                <text:p>86</text:p>
              </table:table-cell>
              <table:table-cell office:value-type="float" office:value="33000">
                <text:p>33000</text:p>
              </table:table-cell>
              <table:table-cell office:value-type="float" office:value="91.45">
                <text:p>91.45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84.25">
                <text:p>84.25</text:p>
              </table:table-cell>
              <table:table-cell office:value-type="float" office:value="17900">
                <text:p>1790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82.75">
                <text:p>82.75</text:p>
              </table:table-cell>
              <table:table-cell office:value-type="float" office:value="37000">
                <text:p>37000</text:p>
              </table:table-cell>
              <table:table-cell office:value-type="float" office:value="91.55">
                <text:p>91.5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83">
                <text:p>83</text:p>
              </table:table-cell>
              <table:table-cell office:value-type="float" office:value="25200">
                <text:p>25200</text:p>
              </table:table-cell>
              <table:table-cell office:value-type="float" office:value="91.4833333333333">
                <text:p>91.483333333333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85">
                <text:p>85</text:p>
              </table:table-cell>
              <table:table-cell office:value-type="float" office:value="588900">
                <text:p>588900</text:p>
              </table:table-cell>
              <table:table-cell office:value-type="float" office:value="91.4333333333333">
                <text:p>91.4333333333333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85.25">
                <text:p>85.25</text:p>
              </table:table-cell>
              <table:table-cell office:value-type="float" office:value="24700">
                <text:p>24700</text:p>
              </table:table-cell>
              <table:table-cell office:value-type="float" office:value="91.45">
                <text:p>91.4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85.25">
                <text:p>85.25</text:p>
              </table:table-cell>
              <table:table-cell office:value-type="float" office:value="17000">
                <text:p>1700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7.75">
                <text:p>87.75</text:p>
              </table:table-cell>
              <table:table-cell office:value-type="float" office:value="19900">
                <text:p>19900</text:p>
              </table:table-cell>
              <table:table-cell office:value-type="float" office:value="91.55">
                <text:p>91.5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0.5">
                <text:p>90.5</text:p>
              </table:table-cell>
              <table:table-cell office:value-type="float" office:value="26200">
                <text:p>26200</text:p>
              </table:table-cell>
              <table:table-cell office:value-type="float" office:value="91.7666666666667">
                <text:p>91.7666666666667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92.5">
                <text:p>92.5</text:p>
              </table:table-cell>
              <table:table-cell office:value-type="float" office:value="11100">
                <text:p>11100</text:p>
              </table:table-cell>
              <table:table-cell office:value-type="float" office:value="91.9666666666667">
                <text:p>91.9666666666667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35700">
                <text:p>35700</text:p>
              </table:table-cell>
              <table:table-cell office:value-type="float" office:value="92.2666666666667">
                <text:p>92.2666666666667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92.25">
                <text:p>92.25</text:p>
              </table:table-cell>
              <table:table-cell office:value-type="float" office:value="71700">
                <text:p>71700</text:p>
              </table:table-cell>
              <table:table-cell office:value-type="float" office:value="92.7333333333333">
                <text:p>92.733333333333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94.75">
                <text:p>94.75</text:p>
              </table:table-cell>
              <table:table-cell office:value-type="float" office:value="55500">
                <text:p>55500</text:p>
              </table:table-cell>
              <table:table-cell office:value-type="float" office:value="93.0833333333333">
                <text:p>93.083333333333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93.25">
                <text:p>93.25</text:p>
              </table:table-cell>
              <table:table-cell office:value-type="float" office:value="59400">
                <text:p>594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83.75">
                <text:p>83.75</text:p>
              </table:table-cell>
              <table:table-cell office:value-type="float" office:value="16300">
                <text:p>16300</text:p>
              </table:table-cell>
              <table:table-cell office:value-type="float" office:value="94.0666666666667">
                <text:p>94.066666666666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83.75">
                <text:p>83.75</text:p>
              </table:table-cell>
              <table:table-cell office:value-type="float" office:value="16800">
                <text:p>16800</text:p>
              </table:table-cell>
              <table:table-cell office:value-type="float" office:value="93.8833333333333">
                <text:p>93.883333333333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83">
                <text:p>83</text:p>
              </table:table-cell>
              <table:table-cell office:value-type="float" office:value="56900">
                <text:p>56900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84">
                <text:p>84</text:p>
              </table:table-cell>
              <table:table-cell office:value-type="float" office:value="65900">
                <text:p>659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3">
                <text:p>83</text:p>
              </table:table-cell>
              <table:table-cell office:value-type="float" office:value="153900">
                <text:p>153900</text:p>
              </table:table-cell>
              <table:table-cell office:value-type="float" office:value="93.3833333333334">
                <text:p>93.383333333333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83">
                <text:p>83</text:p>
              </table:table-cell>
              <table:table-cell office:value-type="float" office:value="42600">
                <text:p>426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86">
                <text:p>86</text:p>
              </table:table-cell>
              <table:table-cell office:value-type="float" office:value="199800">
                <text:p>19980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90">
                <text:p>90</text:p>
              </table:table-cell>
              <table:table-cell office:value-type="float" office:value="28900">
                <text:p>28900</text:p>
              </table:table-cell>
              <table:table-cell office:value-type="float" office:value="93.4666666666667">
                <text:p>93.466666666666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94">
                <text:p>94</text:p>
              </table:table-cell>
              <table:table-cell office:value-type="float" office:value="13500">
                <text:p>13500</text:p>
              </table:table-cell>
              <table:table-cell office:value-type="float" office:value="93.7833333333333">
                <text:p>93.783333333333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93.5">
                <text:p>93.5</text:p>
              </table:table-cell>
              <table:table-cell office:value-type="float" office:value="19500">
                <text:p>19500</text:p>
              </table:table-cell>
              <table:table-cell office:value-type="float" office:value="94.3666666666667">
                <text:p>94.3666666666667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93.5">
                <text:p>93.5</text:p>
              </table:table-cell>
              <table:table-cell office:value-type="float" office:value="4200">
                <text:p>4200</text:p>
              </table:table-cell>
              <table:table-cell office:value-type="float" office:value="94.75">
                <text:p>94.7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95.25">
                <text:p>95.25</text:p>
              </table:table-cell>
              <table:table-cell office:value-type="float" office:value="24100">
                <text:p>24100</text:p>
              </table:table-cell>
              <table:table-cell office:value-type="float" office:value="94.95">
                <text:p>94.9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98">
                <text:p>98</text:p>
              </table:table-cell>
              <table:table-cell office:value-type="float" office:value="50200">
                <text:p>50200</text:p>
              </table:table-cell>
              <table:table-cell office:value-type="float" office:value="95.1333333333333">
                <text:p>95.133333333333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8.75">
                <text:p>98.75</text:p>
              </table:table-cell>
              <table:table-cell office:value-type="float" office:value="8800">
                <text:p>880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8.25">
                <text:p>98.25</text:p>
              </table:table-cell>
              <table:table-cell office:value-type="float" office:value="24600">
                <text:p>24600</text:p>
              </table:table-cell>
              <table:table-cell office:value-type="float" office:value="95.8333333333333">
                <text:p>95.833333333333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99">
                <text:p>99</text:p>
              </table:table-cell>
              <table:table-cell office:value-type="float" office:value="24400">
                <text:p>24400</text:p>
              </table:table-cell>
              <table:table-cell office:value-type="float" office:value="96.0666666666667">
                <text:p>96.066666666666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97.75">
                <text:p>97.75</text:p>
              </table:table-cell>
              <table:table-cell office:value-type="float" office:value="9300">
                <text:p>9300</text:p>
              </table:table-cell>
              <table:table-cell office:value-type="float" office:value="96.45">
                <text:p>96.45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96.75">
                <text:p>96.75</text:p>
              </table:table-cell>
              <table:table-cell office:value-type="float" office:value="25100">
                <text:p>25100</text:p>
              </table:table-cell>
              <table:table-cell office:value-type="float" office:value="97.3833333333333">
                <text:p>97.383333333333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93.5">
                <text:p>93.5</text:p>
              </table:table-cell>
              <table:table-cell office:value-type="float" office:value="7200">
                <text:p>7200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94.5">
                <text:p>94.5</text:p>
              </table:table-cell>
              <table:table-cell office:value-type="float" office:value="13900">
                <text:p>13900</text:p>
              </table:table-cell>
              <table:table-cell office:value-type="float" office:value="98.95">
                <text:p>98.9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94">
                <text:p>94</text:p>
              </table:table-cell>
              <table:table-cell office:value-type="float" office:value="21900">
                <text:p>21900</text:p>
              </table:table-cell>
              <table:table-cell office:value-type="float" office:value="99.65">
                <text:p>99.6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90.75">
                <text:p>90.75</text:p>
              </table:table-cell>
              <table:table-cell office:value-type="float" office:value="1700">
                <text:p>1700</text:p>
              </table:table-cell>
              <table:table-cell office:value-type="float" office:value="100.383333333333">
                <text:p>100.38333333333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91.5">
                <text:p>91.5</text:p>
              </table:table-cell>
              <table:table-cell office:value-type="float" office:value="108900">
                <text:p>108900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1">
                <text:p>91</text:p>
              </table:table-cell>
              <table:table-cell office:value-type="float" office:value="22800">
                <text:p>22800</text:p>
              </table:table-cell>
              <table:table-cell office:value-type="float" office:value="101.266666666667">
                <text:p>101.26666666666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0.75">
                <text:p>90.75</text:p>
              </table:table-cell>
              <table:table-cell office:value-type="float" office:value="26900">
                <text:p>26900</text:p>
              </table:table-cell>
              <table:table-cell office:value-type="float" office:value="101.333333333333">
                <text:p>101.33333333333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90.25">
                <text:p>90.25</text:p>
              </table:table-cell>
              <table:table-cell office:value-type="float" office:value="18400">
                <text:p>18400</text:p>
              </table:table-cell>
              <table:table-cell office:value-type="float" office:value="101.116666666667">
                <text:p>101.116666666667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89">
                <text:p>89</text:p>
              </table:table-cell>
              <table:table-cell office:value-type="float" office:value="127500">
                <text:p>127500</text:p>
              </table:table-cell>
              <table:table-cell office:value-type="float" office:value="100.9">
                <text:p>100.9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88.5">
                <text:p>88.5</text:p>
              </table:table-cell>
              <table:table-cell office:value-type="float" office:value="147100">
                <text:p>147100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90.25">
                <text:p>90.25</text:p>
              </table:table-cell>
              <table:table-cell office:value-type="float" office:value="9300">
                <text:p>9300</text:p>
              </table:table-cell>
              <table:table-cell office:value-type="float" office:value="100.15">
                <text:p>100.1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91">
                <text:p>91</text:p>
              </table:table-cell>
              <table:table-cell office:value-type="float" office:value="10800">
                <text:p>10800</text:p>
              </table:table-cell>
              <table:table-cell office:value-type="float" office:value="99.6333333333334">
                <text:p>99.633333333333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90.25">
                <text:p>90.25</text:p>
              </table:table-cell>
              <table:table-cell office:value-type="float" office:value="27700">
                <text:p>27700</text:p>
              </table:table-cell>
              <table:table-cell office:value-type="float" office:value="99.1166666666667">
                <text:p>99.116666666666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89.75">
                <text:p>89.75</text:p>
              </table:table-cell>
              <table:table-cell office:value-type="float" office:value="9200">
                <text:p>9200</text:p>
              </table:table-cell>
              <table:table-cell office:value-type="float" office:value="98.5833333333333">
                <text:p>98.583333333333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88.5">
                <text:p>88.5</text:p>
              </table:table-cell>
              <table:table-cell office:value-type="float" office:value="108700">
                <text:p>108700</text:p>
              </table:table-cell>
              <table:table-cell office:value-type="float" office:value="97.9666666666667">
                <text:p>97.966666666666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9.5">
                <text:p>89.5</text:p>
              </table:table-cell>
              <table:table-cell office:value-type="float" office:value="16300">
                <text:p>16300</text:p>
              </table:table-cell>
              <table:table-cell office:value-type="float" office:value="97.35">
                <text:p>97.3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0.25">
                <text:p>90.25</text:p>
              </table:table-cell>
              <table:table-cell office:value-type="float" office:value="64400">
                <text:p>64400</text:p>
              </table:table-cell>
              <table:table-cell office:value-type="float" office:value="96.8666666666667">
                <text:p>96.866666666666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91">
                <text:p>91</text:p>
              </table:table-cell>
              <table:table-cell office:value-type="float" office:value="10500">
                <text:p>10500</text:p>
              </table:table-cell>
              <table:table-cell office:value-type="float" office:value="96.65">
                <text:p>96.6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91">
                <text:p>91</text:p>
              </table:table-cell>
              <table:table-cell office:value-type="float" office:value="3100">
                <text:p>3100</text:p>
              </table:table-cell>
              <table:table-cell office:value-type="float" office:value="96.4166666666667">
                <text:p>96.4166666666667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92">
                <text:p>92</text:p>
              </table:table-cell>
              <table:table-cell office:value-type="float" office:value="67400">
                <text:p>67400</text:p>
              </table:table-cell>
              <table:table-cell office:value-type="float" office:value="96.2166666666667">
                <text:p>96.216666666666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91.5">
                <text:p>91.5</text:p>
              </table:table-cell>
              <table:table-cell office:value-type="float" office:value="20400">
                <text:p>20400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91.5">
                <text:p>91.5</text:p>
              </table:table-cell>
              <table:table-cell office:value-type="float" office:value="121300">
                <text:p>121300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91.25">
                <text:p>91.25</text:p>
              </table:table-cell>
              <table:table-cell office:value-type="float" office:value="8500">
                <text:p>8500</text:p>
              </table:table-cell>
              <table:table-cell office:value-type="float" office:value="96.3333333333333">
                <text:p>96.3333333333333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92.5">
                <text:p>92.5</text:p>
              </table:table-cell>
              <table:table-cell office:value-type="float" office:value="10600">
                <text:p>10600</text:p>
              </table:table-cell>
              <table:table-cell office:value-type="float" office:value="96.3666666666667">
                <text:p>96.366666666666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91.75">
                <text:p>91.75</text:p>
              </table:table-cell>
              <table:table-cell office:value-type="float" office:value="47400">
                <text:p>47400</text:p>
              </table:table-cell>
              <table:table-cell office:value-type="float" office:value="96.5166666666667">
                <text:p>96.516666666666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9.5">
                <text:p>89.5</text:p>
              </table:table-cell>
              <table:table-cell office:value-type="float" office:value="58200">
                <text:p>58200</text:p>
              </table:table-cell>
              <table:table-cell office:value-type="float" office:value="96.7">
                <text:p>96.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0.5">
                <text:p>90.5</text:p>
              </table:table-cell>
              <table:table-cell office:value-type="float" office:value="17600">
                <text:p>17600</text:p>
              </table:table-cell>
              <table:table-cell office:value-type="float" office:value="96.7666666666667">
                <text:p>96.766666666666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92.5">
                <text:p>92.5</text:p>
              </table:table-cell>
              <table:table-cell office:value-type="float" office:value="23500">
                <text:p>23500</text:p>
              </table:table-cell>
              <table:table-cell office:value-type="float" office:value="96.7833333333333">
                <text:p>96.783333333333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90.5">
                <text:p>90.5</text:p>
              </table:table-cell>
              <table:table-cell office:value-type="float" office:value="8500">
                <text:p>8500</text:p>
              </table:table-cell>
              <table:table-cell office:value-type="float" office:value="96.8833333333333">
                <text:p>96.883333333333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91.5">
                <text:p>91.5</text:p>
              </table:table-cell>
              <table:table-cell office:value-type="float" office:value="8800">
                <text:p>8800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89.5">
                <text:p>89.5</text:p>
              </table:table-cell>
              <table:table-cell office:value-type="float" office:value="17500">
                <text:p>17500</text:p>
              </table:table-cell>
              <table:table-cell office:value-type="float" office:value="97.0166666666667">
                <text:p>97.016666666666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90">
                <text:p>90</text:p>
              </table:table-cell>
              <table:table-cell office:value-type="float" office:value="86000">
                <text:p>86000</text:p>
              </table:table-cell>
              <table:table-cell office:value-type="float" office:value="97.0833333333333">
                <text:p>97.0833333333333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92.5">
                <text:p>92.5</text:p>
              </table:table-cell>
              <table:table-cell office:value-type="float" office:value="10600">
                <text:p>10600</text:p>
              </table:table-cell>
              <table:table-cell office:value-type="float" office:value="97.1166666666667">
                <text:p>97.1166666666667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47">
                <text:p>247</text:p>
              </table:table-cell>
              <table:table-cell office:value-type="float" office:value="94">
                <text:p>94</text:p>
              </table:table-cell>
              <table:table-cell office:value-type="float" office:value="95800">
                <text:p>95800</text:p>
              </table:table-cell>
              <table:table-cell office:value-type="float" office:value="97.2666666666667">
                <text:p>97.2666666666667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8">
                <text:p>248</text:p>
              </table:table-cell>
              <table:table-cell office:value-type="float" office:value="94.5">
                <text:p>94.5</text:p>
              </table:table-cell>
              <table:table-cell office:value-type="float" office:value="38000">
                <text:p>38000</text:p>
              </table:table-cell>
              <table:table-cell office:value-type="float" office:value="97.4666666666667">
                <text:p>97.4666666666667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92.5">
                <text:p>92.5</text:p>
              </table:table-cell>
              <table:table-cell office:value-type="float" office:value="38000">
                <text:p>38000</text:p>
              </table:table-cell>
              <table:table-cell office:value-type="float" office:value="97.7">
                <text:p>97.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4.5">
                <text:p>94.5</text:p>
              </table:table-cell>
              <table:table-cell office:value-type="float" office:value="20600">
                <text:p>20600</text:p>
              </table:table-cell>
              <table:table-cell office:value-type="float" office:value="97.7333333333333">
                <text:p>97.733333333333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97.75">
                <text:p>97.75</text:p>
              </table:table-cell>
              <table:table-cell office:value-type="float" office:value="120700">
                <text:p>120700</text:p>
              </table:table-cell>
              <table:table-cell office:value-type="float" office:value="97.9333333333333">
                <text:p>97.933333333333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98">
                <text:p>98</text:p>
              </table:table-cell>
              <table:table-cell office:value-type="float" office:value="12500">
                <text:p>12500</text:p>
              </table:table-cell>
              <table:table-cell office:value-type="float" office:value="98.35">
                <text:p>98.35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101">
                <text:p>101</text:p>
              </table:table-cell>
              <table:table-cell office:value-type="float" office:value="15100">
                <text:p>15100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4">
                <text:p>254</text:p>
              </table:table-cell>
              <table:table-cell office:value-type="float" office:value="98.25">
                <text:p>98.25</text:p>
              </table:table-cell>
              <table:table-cell office:value-type="float" office:value="6100">
                <text:p>6100</text:p>
              </table:table-cell>
              <table:table-cell office:value-type="float" office:value="99.3666666666667">
                <text:p>99.366666666666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255">
                <text:p>255</text:p>
              </table:table-cell>
              <table:table-cell office:value-type="float" office:value="97.25">
                <text:p>97.25</text:p>
              </table:table-cell>
              <table:table-cell office:value-type="float" office:value="8700">
                <text:p>8700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98">
                <text:p>98</text:p>
              </table:table-cell>
              <table:table-cell office:value-type="float" office:value="11200">
                <text:p>11200</text:p>
              </table:table-cell>
              <table:table-cell office:value-type="float" office:value="100.316666666667">
                <text:p>100.316666666667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100.75">
                <text:p>100.75</text:p>
              </table:table-cell>
              <table:table-cell office:value-type="float" office:value="40000">
                <text:p>40000</text:p>
              </table:table-cell>
              <table:table-cell office:value-type="float" office:value="100.816666666667">
                <text:p>100.816666666667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58">
                <text:p>258</text:p>
              </table:table-cell>
              <table:table-cell office:value-type="float" office:value="98.75">
                <text:p>98.75</text:p>
              </table:table-cell>
              <table:table-cell office:value-type="float" office:value="6600">
                <text:p>6600</text:p>
              </table:table-cell>
              <table:table-cell office:value-type="float" office:value="101.366666666667">
                <text:p>101.366666666667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98.75">
                <text:p>98.75</text:p>
              </table:table-cell>
              <table:table-cell office:value-type="float" office:value="21100">
                <text:p>21100</text:p>
              </table:table-cell>
              <table:table-cell office:value-type="float" office:value="101.916666666667">
                <text:p>101.9166666666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03.75">
                <text:p>103.75</text:p>
              </table:table-cell>
              <table:table-cell office:value-type="float" office:value="61600">
                <text:p>61600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1">
                <text:p>261</text:p>
              </table:table-cell>
              <table:table-cell office:value-type="float" office:value="96">
                <text:p>96</text:p>
              </table:table-cell>
              <table:table-cell office:value-type="float" office:value="13500">
                <text:p>13500</text:p>
              </table:table-cell>
              <table:table-cell office:value-type="float" office:value="103.35">
                <text:p>103.3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94.5">
                <text:p>94.5</text:p>
              </table:table-cell>
              <table:table-cell office:value-type="float" office:value="54000">
                <text:p>54000</text:p>
              </table:table-cell>
              <table:table-cell office:value-type="float" office:value="103.75">
                <text:p>103.75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36.6759965033987">
                <text:p>36.6759965033987</text:p>
              </table:table-cell>
              <table:table-cell office:value-type="float" office:value="NaN">
                <text:p>NaN</text:p>
              </table:table-cell>
              <table:table-cell office:value-type="float" office:value="103.883333333333">
                <text:p>103.88333333333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89.0591567308407">
                <text:p>89.0591567308407</text:p>
              </table:table-cell>
              <table:table-cell office:value-type="float" office:value="NaN">
                <text:p>NaN</text:p>
              </table:table-cell>
              <table:table-cell office:value-type="float" office:value="100.061733100227">
                <text:p>100.06173310022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65">
                <text:p>265</text:p>
              </table:table-cell>
              <table:table-cell office:value-type="float" office:value="73.4147699980167">
                <text:p>73.4147699980167</text:p>
              </table:table-cell>
              <table:table-cell office:value-type="float" office:value="NaN">
                <text:p>NaN</text:p>
              </table:table-cell>
              <table:table-cell office:value-type="float" office:value="99.699010215616">
                <text:p>99.699010215616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66">
                <text:p>266</text:p>
              </table:table-cell>
              <table:table-cell office:value-type="float" office:value="77.5700326535367">
                <text:p>77.5700326535367</text:p>
              </table:table-cell>
              <table:table-cell office:value-type="float" office:value="NaN">
                <text:p>NaN</text:p>
              </table:table-cell>
              <table:table-cell office:value-type="float" office:value="98.4266615488171">
                <text:p>98.4266615488171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10.507201867867">
                <text:p>10.507201867867</text:p>
              </table:table-cell>
              <table:table-cell office:value-type="float" office:value="NaN">
                <text:p>NaN</text:p>
              </table:table-cell>
              <table:table-cell office:value-type="float" office:value="97.2979970590528">
                <text:p>97.2979970590528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8">
                <text:p>268</text:p>
              </table:table-cell>
              <table:table-cell office:value-type="float" office:value="47.3405759473983">
                <text:p>47.3405759473983</text:p>
              </table:table-cell>
              <table:table-cell office:value-type="float" office:value="NaN">
                <text:p>NaN</text:p>
              </table:table-cell>
              <table:table-cell office:value-type="float" office:value="91.4818105169107">
                <text:p>91.4818105169107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1.8639087329738">
                <text:p>11.8639087329738</text:p>
              </table:table-cell>
              <table:table-cell office:value-type="float" office:value="NaN">
                <text:p>NaN</text:p>
              </table:table-cell>
              <table:table-cell office:value-type="float" office:value="88.1045155800705">
                <text:p>88.104515580070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4.2457437169447">
                <text:p>14.2457437169447</text:p>
              </table:table-cell>
              <table:table-cell office:value-type="float" office:value="NaN">
                <text:p>NaN</text:p>
              </table:table-cell>
              <table:table-cell office:value-type="float" office:value="82.1621094956021">
                <text:p>82.162109495602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64.6835358037114">
                <text:p>64.6835358037114</text:p>
              </table:table-cell>
              <table:table-cell office:value-type="float" office:value="NaN">
                <text:p>NaN</text:p>
              </table:table-cell>
              <table:table-cell office:value-type="float" office:value="76.5618257433984">
                <text:p>76.561825743398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72">
                <text:p>272</text:p>
              </table:table-cell>
              <table:table-cell office:value-type="float" office:value="27.2197107457797">
                <text:p>27.2197107457797</text:p>
              </table:table-cell>
              <table:table-cell office:value-type="float" office:value="NaN">
                <text:p>NaN</text:p>
              </table:table-cell>
              <table:table-cell office:value-type="float" office:value="74.3907281303125">
                <text:p>74.3907281303125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11.7311615429487">
                <text:p>11.7311615429487</text:p>
              </table:table-cell>
              <table:table-cell office:value-type="float" office:value="NaN">
                <text:p>NaN</text:p>
              </table:table-cell>
              <table:table-cell office:value-type="float" office:value="69.6720421800312">
                <text:p>69.6720421800312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274">
                <text:p>274</text:p>
              </table:table-cell>
              <table:table-cell office:value-type="float" office:value="13.4305197513225">
                <text:p>13.4305197513225</text:p>
              </table:table-cell>
              <table:table-cell office:value-type="float" office:value="NaN">
                <text:p>NaN</text:p>
              </table:table-cell>
              <table:table-cell office:value-type="float" office:value="63.7374529495611">
                <text:p>63.7374529495611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275">
                <text:p>275</text:p>
              </table:table-cell>
              <table:table-cell office:value-type="float" office:value="77.3853331272282">
                <text:p>77.3853331272282</text:p>
              </table:table-cell>
              <table:table-cell office:value-type="float" office:value="NaN">
                <text:p>NaN</text:p>
              </table:table-cell>
              <table:table-cell office:value-type="float" office:value="58.0494875996493">
                <text:p>58.049487599649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276">
                <text:p>276</text:p>
              </table:table-cell>
              <table:table-cell office:value-type="float" office:value="99.7868883006332">
                <text:p>99.7868883006332</text:p>
              </table:table-cell>
              <table:table-cell office:value-type="float" office:value="NaN">
                <text:p>NaN</text:p>
              </table:table-cell>
              <table:table-cell office:value-type="float" office:value="56.6251764747978">
                <text:p>56.6251764747978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77">
                <text:p>277</text:p>
              </table:table-cell>
              <table:table-cell office:value-type="float" office:value="51.8407805873601">
                <text:p>51.8407805873601</text:p>
              </table:table-cell>
              <table:table-cell office:value-type="float" office:value="NaN">
                <text:p>NaN</text:p>
              </table:table-cell>
              <table:table-cell office:value-type="float" office:value="56.3609690281733">
                <text:p>56.360969028173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78">
                <text:p>278</text:p>
              </table:table-cell>
              <table:table-cell office:value-type="float" office:value="84.6119006037653">
                <text:p>84.6119006037653</text:p>
              </table:table-cell>
              <table:table-cell office:value-type="float" office:value="NaN">
                <text:p>NaN</text:p>
              </table:table-cell>
              <table:table-cell office:value-type="float" office:value="53.4170210673307">
                <text:p>53.417021067330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8.096003565059">
                <text:p>18.096003565059</text:p>
              </table:table-cell>
              <table:table-cell office:value-type="float" office:value="NaN">
                <text:p>NaN</text:p>
              </table:table-cell>
              <table:table-cell office:value-type="float" office:value="52.757814440915">
                <text:p>52.75781444091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5.5428452404137">
                <text:p>85.5428452404137</text:p>
              </table:table-cell>
              <table:table-cell office:value-type="float" office:value="NaN">
                <text:p>NaN</text:p>
              </table:table-cell>
              <table:table-cell office:value-type="float" office:value="51.5191482450257">
                <text:p>51.519148245025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81">
                <text:p>281</text:p>
              </table:table-cell>
              <table:table-cell office:value-type="float" office:value="81.193902631859">
                <text:p>81.193902631859</text:p>
              </table:table-cell>
              <table:table-cell office:value-type="float" office:value="NaN">
                <text:p>NaN</text:p>
              </table:table-cell>
              <table:table-cell office:value-type="float" office:value="51.2847274789973">
                <text:p>51.2847274789973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82">
                <text:p>282</text:p>
              </table:table-cell>
              <table:table-cell office:value-type="float" office:value="43.3687164558806">
                <text:p>43.3687164558806</text:p>
              </table:table-cell>
              <table:table-cell office:value-type="float" office:value="NaN">
                <text:p>NaN</text:p>
              </table:table-cell>
              <table:table-cell office:value-type="float" office:value="51.8033363212534">
                <text:p>51.803336321253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82.2658737355251">
                <text:p>82.2658737355251</text:p>
              </table:table-cell>
              <table:table-cell office:value-type="float" office:value="NaN">
                <text:p>NaN</text:p>
              </table:table-cell>
              <table:table-cell office:value-type="float" office:value="49.523248574743">
                <text:p>49.523248574743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284">
                <text:p>284</text:p>
              </table:table-cell>
              <table:table-cell office:value-type="float" office:value="95.0341431057083">
                <text:p>95.0341431057083</text:p>
              </table:table-cell>
              <table:table-cell office:value-type="float" office:value="NaN">
                <text:p>NaN</text:p>
              </table:table-cell>
              <table:table-cell office:value-type="float" office:value="54.3071600325869">
                <text:p>54.307160032586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285">
                <text:p>285</text:p>
              </table:table-cell>
              <table:table-cell office:value-type="float" office:value="73.7465618542413">
                <text:p>73.7465618542413</text:p>
              </table:table-cell>
              <table:table-cell office:value-type="float" office:value="NaN">
                <text:p>NaN</text:p>
              </table:table-cell>
              <table:table-cell office:value-type="float" office:value="57.4867311764742">
                <text:p>57.4867311764742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6">
                <text:p>286</text:p>
              </table:table-cell>
              <table:table-cell office:value-type="float" office:value="53.6177714801337">
                <text:p>53.6177714801337</text:p>
              </table:table-cell>
              <table:table-cell office:value-type="float" office:value="NaN">
                <text:p>NaN</text:p>
              </table:table-cell>
              <table:table-cell office:value-type="float" office:value="61.6122413845587">
                <text:p>61.612241384558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287">
                <text:p>287</text:p>
              </table:table-cell>
              <table:table-cell office:value-type="float" office:value="54.1115513255794">
                <text:p>54.1115513255794</text:p>
              </table:table-cell>
              <table:table-cell office:value-type="float" office:value="NaN">
                <text:p>NaN</text:p>
              </table:table-cell>
              <table:table-cell office:value-type="float" office:value="64.237043235438">
                <text:p>64.23704323543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88">
                <text:p>288</text:p>
              </table:table-cell>
              <table:table-cell office:value-type="float" office:value="78.8474123520733">
                <text:p>78.8474123520733</text:p>
              </table:table-cell>
              <table:table-cell office:value-type="float" office:value="NaN">
                <text:p>NaN</text:p>
              </table:table-cell>
              <table:table-cell office:value-type="float" office:value="63.5322442702292">
                <text:p>63.532244270229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27.6286199385835">
                <text:p>27.6286199385835</text:p>
              </table:table-cell>
              <table:table-cell office:value-type="float" office:value="NaN">
                <text:p>NaN</text:p>
              </table:table-cell>
              <table:table-cell office:value-type="float" office:value="66.9740910439821">
                <text:p>66.974091043982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95.3241759589373">
                <text:p>95.3241759589373</text:p>
              </table:table-cell>
              <table:table-cell office:value-type="float" office:value="NaN">
                <text:p>NaN</text:p>
              </table:table-cell>
              <table:table-cell office:value-type="float" office:value="68.0339216036911">
                <text:p>68.0339216036911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291">
                <text:p>291</text:p>
              </table:table-cell>
              <table:table-cell office:value-type="float" office:value="8.40334070266345">
                <text:p>8.40334070266345</text:p>
              </table:table-cell>
              <table:table-cell office:value-type="float" office:value="NaN">
                <text:p>NaN</text:p>
              </table:table-cell>
              <table:table-cell office:value-type="float" office:value="73.4934986841987">
                <text:p>73.4934986841987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92">
                <text:p>292</text:p>
              </table:table-cell>
              <table:table-cell office:value-type="float" office:value="12.7099838787284">
                <text:p>12.7099838787284</text:p>
              </table:table-cell>
              <table:table-cell office:value-type="float" office:value="NaN">
                <text:p>NaN</text:p>
              </table:table-cell>
              <table:table-cell office:value-type="float" office:value="68.8946991892278">
                <text:p>68.894699189227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33.7670774387048">
                <text:p>33.7670774387048</text:p>
              </table:table-cell>
              <table:table-cell office:value-type="float" office:value="NaN">
                <text:p>NaN</text:p>
              </table:table-cell>
              <table:table-cell office:value-type="float" office:value="63.0895722277674">
                <text:p>63.089572227767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81.4198470231546">
                <text:p>81.4198470231546</text:p>
              </table:table-cell>
              <table:table-cell office:value-type="float" office:value="NaN">
                <text:p>NaN</text:p>
              </table:table-cell>
              <table:table-cell office:value-type="float" office:value="61.8846586845237">
                <text:p>61.8846586845237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95">
                <text:p>295</text:p>
              </table:table-cell>
              <table:table-cell office:value-type="float" office:value="48.0241750965822">
                <text:p>48.0241750965822</text:p>
              </table:table-cell>
              <table:table-cell office:value-type="float" office:value="NaN">
                <text:p>NaN</text:p>
              </table:table-cell>
              <table:table-cell office:value-type="float" office:value="61.671855112483">
                <text:p>61.671855112483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42.2251028617918">
                <text:p>42.2251028617918</text:p>
              </table:table-cell>
              <table:table-cell office:value-type="float" office:value="NaN">
                <text:p>NaN</text:p>
              </table:table-cell>
              <table:table-cell office:value-type="float" office:value="63.6670665479179">
                <text:p>63.667066547917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297">
                <text:p>297</text:p>
              </table:table-cell>
              <table:table-cell office:value-type="float" office:value="79.1174402603632">
                <text:p>79.1174402603632</text:p>
              </table:table-cell>
              <table:table-cell office:value-type="float" office:value="NaN">
                <text:p>NaN</text:p>
              </table:table-cell>
              <table:table-cell office:value-type="float" office:value="60.7792170560098">
                <text:p>60.779217056009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98">
                <text:p>298</text:p>
              </table:table-cell>
              <table:table-cell office:value-type="float" office:value="9.28577353518708">
                <text:p>9.28577353518708</text:p>
              </table:table-cell>
              <table:table-cell office:value-type="float" office:value="NaN">
                <text:p>NaN</text:p>
              </table:table-cell>
              <table:table-cell office:value-type="float" office:value="60.6407862312434">
                <text:p>60.6407862312434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8.9607178557684">
                <text:p>38.9607178557684</text:p>
              </table:table-cell>
              <table:table-cell office:value-type="float" office:value="NaN">
                <text:p>NaN</text:p>
              </table:table-cell>
              <table:table-cell office:value-type="float" office:value="58.3685900365305">
                <text:p>58.36859003653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2.8285004255573">
                <text:p>82.8285004255573</text:p>
              </table:table-cell>
              <table:table-cell office:value-type="float" office:value="NaN">
                <text:p>NaN</text:p>
              </table:table-cell>
              <table:table-cell office:value-type="float" office:value="55.4815796445467">
                <text:p>55.4815796445467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17.1033773264091">
                <text:p>17.1033773264091</text:p>
              </table:table-cell>
              <table:table-cell office:value-type="float" office:value="NaN">
                <text:p>NaN</text:p>
              </table:table-cell>
              <table:table-cell office:value-type="float" office:value="54.6678701325367">
                <text:p>54.6678701325367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302">
                <text:p>302</text:p>
              </table:table-cell>
              <table:table-cell office:value-type="float" office:value="20.8264256015267">
                <text:p>20.8264256015267</text:p>
              </table:table-cell>
              <table:table-cell office:value-type="float" office:value="NaN">
                <text:p>NaN</text:p>
              </table:table-cell>
              <table:table-cell office:value-type="float" office:value="50.8916578306812">
                <text:p>50.891657830681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29.1581687478136">
                <text:p>29.1581687478136</text:p>
              </table:table-cell>
              <table:table-cell office:value-type="float" office:value="NaN">
                <text:p>NaN</text:p>
              </table:table-cell>
              <table:table-cell office:value-type="float" office:value="48.7055681054407">
                <text:p>48.7055681054407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39.3902688901812">
                <text:p>39.3902688901812</text:p>
              </table:table-cell>
              <table:table-cell office:value-type="float" office:value="NaN">
                <text:p>NaN</text:p>
              </table:table-cell>
              <table:table-cell office:value-type="float" office:value="47.042009266923">
                <text:p>47.042009266923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305">
                <text:p>305</text:p>
              </table:table-cell>
              <table:table-cell office:value-type="float" office:value="54.1092884913747">
                <text:p>54.1092884913747</text:p>
              </table:table-cell>
              <table:table-cell office:value-type="float" office:value="NaN">
                <text:p>NaN</text:p>
              </table:table-cell>
              <table:table-cell office:value-type="float" office:value="44.4115330361302">
                <text:p>44.4115330361302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6">
                <text:p>306</text:p>
              </table:table-cell>
              <table:table-cell office:value-type="float" office:value="47.3200620272779">
                <text:p>47.3200620272779</text:p>
              </table:table-cell>
              <table:table-cell office:value-type="float" office:value="NaN">
                <text:p>NaN</text:p>
              </table:table-cell>
              <table:table-cell office:value-type="float" office:value="46.1769109396496">
                <text:p>46.1769109396496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307">
                <text:p>307</text:p>
              </table:table-cell>
              <table:table-cell office:value-type="float" office:value="61.1906692671182">
                <text:p>61.1906692671182</text:p>
              </table:table-cell>
              <table:table-cell office:value-type="float" office:value="NaN">
                <text:p>NaN</text:p>
              </table:table-cell>
              <table:table-cell office:value-type="float" office:value="42.976636677539">
                <text:p>42.97663667753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58.6952315362355">
                <text:p>58.6952315362355</text:p>
              </table:table-cell>
              <table:table-cell office:value-type="float" office:value="NaN">
                <text:p>NaN</text:p>
              </table:table-cell>
              <table:table-cell office:value-type="float" office:value="46.4957919151693">
                <text:p>46.4957919151693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54.2549623340054">
                <text:p>54.2549623340054</text:p>
              </table:table-cell>
              <table:table-cell office:value-type="float" office:value="NaN">
                <text:p>NaN</text:p>
              </table:table-cell>
              <table:table-cell office:value-type="float" office:value="49.5614750923364">
                <text:p>49.56147509233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7.3111690115653">
                <text:p>57.3111690115653</text:p>
              </table:table-cell>
              <table:table-cell office:value-type="float" office:value="NaN">
                <text:p>NaN</text:p>
              </table:table-cell>
              <table:table-cell office:value-type="float" office:value="50.9273340853565">
                <text:p>50.9273340853565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311">
                <text:p>311</text:p>
              </table:table-cell>
              <table:table-cell office:value-type="float" office:value="2.25745767728205">
                <text:p>2.25745767728205</text:p>
              </table:table-cell>
              <table:table-cell office:value-type="float" office:value="NaN">
                <text:p>NaN</text:p>
              </table:table-cell>
              <table:table-cell office:value-type="float" office:value="49.3200888845839">
                <text:p>49.320088884583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2">
                <text:p>312</text:p>
              </table:table-cell>
              <table:table-cell office:value-type="float" office:value="63.3346134028544">
                <text:p>63.3346134028544</text:p>
              </table:table-cell>
              <table:table-cell office:value-type="float" office:value="NaN">
                <text:p>NaN</text:p>
              </table:table-cell>
              <table:table-cell office:value-type="float" office:value="46.2689743899638">
                <text:p>46.268974389963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78.61214996496">
                <text:p>78.61214996496</text:p>
              </table:table-cell>
              <table:table-cell office:value-type="float" office:value="NaN">
                <text:p>NaN</text:p>
              </table:table-cell>
              <table:table-cell office:value-type="float" office:value="47.6762750927013">
                <text:p>47.6762750927013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314">
                <text:p>314</text:p>
              </table:table-cell>
              <table:table-cell office:value-type="float" office:value="68.3948247606603">
                <text:p>68.3948247606603</text:p>
              </table:table-cell>
              <table:table-cell office:value-type="float" office:value="NaN">
                <text:p>NaN</text:p>
              </table:table-cell>
              <table:table-cell office:value-type="float" office:value="47.6425890730078">
                <text:p>47.6425890730078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315">
                <text:p>315</text:p>
              </table:table-cell>
              <table:table-cell office:value-type="float" office:value="54.1492058892337">
                <text:p>54.1492058892337</text:p>
              </table:table-cell>
              <table:table-cell office:value-type="float" office:value="NaN">
                <text:p>NaN</text:p>
              </table:table-cell>
              <table:table-cell office:value-type="float" office:value="51.5831924880394">
                <text:p>51.583192488039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57.5042719017686">
                <text:p>57.5042719017686</text:p>
              </table:table-cell>
              <table:table-cell office:value-type="float" office:value="NaN">
                <text:p>NaN</text:p>
              </table:table-cell>
              <table:table-cell office:value-type="float" office:value="52.595758356937">
                <text:p>52.59575835693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317">
                <text:p>317</text:p>
              </table:table-cell>
              <table:table-cell office:value-type="float" office:value="41.9662388229611">
                <text:p>41.9662388229611</text:p>
              </table:table-cell>
              <table:table-cell office:value-type="float" office:value="NaN">
                <text:p>NaN</text:p>
              </table:table-cell>
              <table:table-cell office:value-type="float" office:value="50.9074764553511">
                <text:p>50.9074764553511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18">
                <text:p>318</text:p>
              </table:table-cell>
              <table:table-cell office:value-type="float" office:value="75.5933470859272">
                <text:p>75.5933470859272</text:p>
              </table:table-cell>
              <table:table-cell office:value-type="float" office:value="NaN">
                <text:p>NaN</text:p>
              </table:table-cell>
              <table:table-cell office:value-type="float" office:value="52.5650005551213">
                <text:p>52.565000555121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45.1809977178492">
                <text:p>45.1809977178492</text:p>
              </table:table-cell>
              <table:table-cell office:value-type="float" office:value="NaN">
                <text:p>NaN</text:p>
              </table:table-cell>
              <table:table-cell office:value-type="float" office:value="56.2161286540813">
                <text:p>56.216128654081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98.1298197688909">
                <text:p>98.1298197688909</text:p>
              </table:table-cell>
              <table:table-cell office:value-type="float" office:value="NaN">
                <text:p>NaN</text:p>
              </table:table-cell>
              <table:table-cell office:value-type="float" office:value="57.2843172520837">
                <text:p>57.2843172520837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48.617532610935">
                <text:p>48.617532610935</text:p>
              </table:table-cell>
              <table:table-cell office:value-type="float" office:value="NaN">
                <text:p>NaN</text:p>
              </table:table-cell>
              <table:table-cell office:value-type="float" office:value="61.2002873106643">
                <text:p>61.2002873106643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22">
                <text:p>322</text:p>
              </table:table-cell>
              <table:table-cell office:value-type="float" office:value="25.7262587271257">
                <text:p>25.7262587271257</text:p>
              </table:table-cell>
              <table:table-cell office:value-type="float" office:value="NaN">
                <text:p>NaN</text:p>
              </table:table-cell>
              <table:table-cell office:value-type="float" office:value="60.8341702519683">
                <text:p>60.8341702519683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99.0290213998201">
                <text:p>99.0290213998201</text:p>
              </table:table-cell>
              <table:table-cell office:value-type="float" office:value="NaN">
                <text:p>NaN</text:p>
              </table:table-cell>
              <table:table-cell office:value-type="float" office:value="59.3945833652915">
                <text:p>59.3945833652915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324">
                <text:p>324</text:p>
              </table:table-cell>
              <table:table-cell office:value-type="float" office:value="12.5624930030664">
                <text:p>12.5624930030664</text:p>
              </table:table-cell>
              <table:table-cell office:value-type="float" office:value="NaN">
                <text:p>NaN</text:p>
              </table:table-cell>
              <table:table-cell office:value-type="float" office:value="61.9171401741383">
                <text:p>61.9171401741383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325">
                <text:p>325</text:p>
              </table:table-cell>
              <table:table-cell office:value-type="float" office:value="21.7672634919945">
                <text:p>21.7672634919945</text:p>
              </table:table-cell>
              <table:table-cell office:value-type="float" office:value="NaN">
                <text:p>NaN</text:p>
              </table:table-cell>
              <table:table-cell office:value-type="float" office:value="58.841624271927">
                <text:p>58.841624271927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26">
                <text:p>326</text:p>
              </table:table-cell>
              <table:table-cell office:value-type="float" office:value="3.98576555212511">
                <text:p>3.98576555212511</text:p>
              </table:table-cell>
              <table:table-cell office:value-type="float" office:value="NaN">
                <text:p>NaN</text:p>
              </table:table-cell>
              <table:table-cell office:value-type="float" office:value="56.6757776824596">
                <text:p>56.6757776824596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47.9480253849817">
                <text:p>47.9480253849817</text:p>
              </table:table-cell>
              <table:table-cell office:value-type="float" office:value="NaN">
                <text:p>NaN</text:p>
              </table:table-cell>
              <table:table-cell office:value-type="float" office:value="53.1207507851636">
                <text:p>53.1207507851636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328">
                <text:p>328</text:p>
              </table:table-cell>
              <table:table-cell office:value-type="float" office:value="31.8508788626721">
                <text:p>31.8508788626721</text:p>
              </table:table-cell>
              <table:table-cell office:value-type="float" office:value="NaN">
                <text:p>NaN</text:p>
              </table:table-cell>
              <table:table-cell office:value-type="float" office:value="56.1667886323436">
                <text:p>56.1667886323436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.7943990727638">
                <text:p>1.7943990727638</text:p>
              </table:table-cell>
              <table:table-cell office:value-type="float" office:value="NaN">
                <text:p>NaN</text:p>
              </table:table-cell>
              <table:table-cell office:value-type="float" office:value="54.0678729963314">
                <text:p>54.067872996331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3.3590056348378">
                <text:p>73.3590056348378</text:p>
              </table:table-cell>
              <table:table-cell office:value-type="float" office:value="NaN">
                <text:p>NaN</text:p>
              </table:table-cell>
              <table:table-cell office:value-type="float" office:value="48.9466896035184">
                <text:p>48.946689603518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331">
                <text:p>331</text:p>
              </table:table-cell>
              <table:table-cell office:value-type="float" office:value="97.9611250012458">
                <text:p>97.9611250012458</text:p>
              </table:table-cell>
              <table:table-cell office:value-type="float" office:value="NaN">
                <text:p>NaN</text:p>
              </table:table-cell>
              <table:table-cell office:value-type="float" office:value="49.2776349951302">
                <text:p>49.2776349951302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32">
                <text:p>332</text:p>
              </table:table-cell>
              <table:table-cell office:value-type="float" office:value="12.6785098971056">
                <text:p>12.6785098971056</text:p>
              </table:table-cell>
              <table:table-cell office:value-type="float" office:value="NaN">
                <text:p>NaN</text:p>
              </table:table-cell>
              <table:table-cell office:value-type="float" office:value="52.1984296025977">
                <text:p>52.1984296025977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52.1250685228672">
                <text:p>52.1250685228672</text:p>
              </table:table-cell>
              <table:table-cell office:value-type="float" office:value="NaN">
                <text:p>NaN</text:p>
              </table:table-cell>
              <table:table-cell office:value-type="float" office:value="49.2100454689535">
                <text:p>49.2100454689535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334">
                <text:p>334</text:p>
              </table:table-cell>
              <table:table-cell office:value-type="float" office:value="1.6548362949941">
                <text:p>1.6548362949941</text:p>
              </table:table-cell>
              <table:table-cell office:value-type="float" office:value="NaN">
                <text:p>NaN</text:p>
              </table:table-cell>
              <table:table-cell office:value-type="float" office:value="49.8873007822805">
                <text:p>49.8873007822805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335">
                <text:p>335</text:p>
              </table:table-cell>
              <table:table-cell office:value-type="float" office:value="96.222618126378">
                <text:p>96.222618126378</text:p>
              </table:table-cell>
              <table:table-cell office:value-type="float" office:value="NaN">
                <text:p>NaN</text:p>
              </table:table-cell>
              <table:table-cell office:value-type="float" office:value="44.9580667295517">
                <text:p>44.9580667295517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336">
                <text:p>336</text:p>
              </table:table-cell>
              <table:table-cell office:value-type="float" office:value="29.0718475317376">
                <text:p>29.0718475317376</text:p>
              </table:table-cell>
              <table:table-cell office:value-type="float" office:value="NaN">
                <text:p>NaN</text:p>
              </table:table-cell>
              <table:table-cell office:value-type="float" office:value="48.3608414234536">
                <text:p>48.3608414234536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337">
                <text:p>337</text:p>
              </table:table-cell>
              <table:table-cell office:value-type="float" office:value="86.8922461460698">
                <text:p>86.8922461460698</text:p>
              </table:table-cell>
              <table:table-cell office:value-type="float" office:value="NaN">
                <text:p>NaN</text:p>
              </table:table-cell>
              <table:table-cell office:value-type="float" office:value="43.7569766076434">
                <text:p>43.7569766076434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38">
                <text:p>338</text:p>
              </table:table-cell>
              <table:table-cell office:value-type="float" office:value="79.7070519546191">
                <text:p>79.7070519546191</text:p>
              </table:table-cell>
              <table:table-cell office:value-type="float" office:value="NaN">
                <text:p>NaN</text:p>
              </table:table-cell>
              <table:table-cell office:value-type="float" office:value="46.3086241766523">
                <text:p>46.308624176652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77.9557952736717">
                <text:p>77.9557952736717</text:p>
              </table:table-cell>
              <table:table-cell office:value-type="float" office:value="NaN">
                <text:p>NaN</text:p>
              </table:table-cell>
              <table:table-cell office:value-type="float" office:value="49.9073437251519">
                <text:p>49.907343725151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2.2484375852214">
                <text:p>42.2484375852214</text:p>
              </table:table-cell>
              <table:table-cell office:value-type="float" office:value="NaN">
                <text:p>NaN</text:p>
              </table:table-cell>
              <table:table-cell office:value-type="float" office:value="48.5024619834087">
                <text:p>48.5024619834087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341">
                <text:p>341</text:p>
              </table:table-cell>
              <table:table-cell office:value-type="float" office:value="22.3676709184329">
                <text:p>22.3676709184329</text:p>
              </table:table-cell>
              <table:table-cell office:value-type="float" office:value="NaN">
                <text:p>NaN</text:p>
              </table:table-cell>
              <table:table-cell office:value-type="float" office:value="50.4815249555523">
                <text:p>50.4815249555523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42">
                <text:p>342</text:p>
              </table:table-cell>
              <table:table-cell office:value-type="float" office:value="92.5644428081999">
                <text:p>92.5644428081999</text:p>
              </table:table-cell>
              <table:table-cell office:value-type="float" office:value="NaN">
                <text:p>NaN</text:p>
              </table:table-cell>
              <table:table-cell office:value-type="float" office:value="50.5215521173149">
                <text:p>50.5215521173149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37.8608734806981">
                <text:p>37.8608734806981</text:p>
              </table:table-cell>
              <table:table-cell office:value-type="float" office:value="NaN">
                <text:p>NaN</text:p>
              </table:table-cell>
              <table:table-cell office:value-type="float" office:value="56.4267972677199">
                <text:p>56.4267972677199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344">
                <text:p>344</text:p>
              </table:table-cell>
              <table:table-cell office:value-type="float" office:value="63.2277312450166">
                <text:p>63.2277312450166</text:p>
              </table:table-cell>
              <table:table-cell office:value-type="float" office:value="NaN">
                <text:p>NaN</text:p>
              </table:table-cell>
              <table:table-cell office:value-type="float" office:value="55.754320474101">
                <text:p>55.754320474101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345">
                <text:p>345</text:p>
              </table:table-cell>
              <table:table-cell office:value-type="float" office:value="39.441148191028">
                <text:p>39.441148191028</text:p>
              </table:table-cell>
              <table:table-cell office:value-type="float" office:value="NaN">
                <text:p>NaN</text:p>
              </table:table-cell>
              <table:table-cell office:value-type="float" office:value="57.846110632924">
                <text:p>57.84611063292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346">
                <text:p>346</text:p>
              </table:table-cell>
              <table:table-cell office:value-type="float" office:value="89.2298931245375">
                <text:p>89.2298931245375</text:p>
              </table:table-cell>
              <table:table-cell office:value-type="float" office:value="NaN">
                <text:p>NaN</text:p>
              </table:table-cell>
              <table:table-cell office:value-type="float" office:value="60.3558939074749">
                <text:p>60.3558939074749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347">
                <text:p>347</text:p>
              </table:table-cell>
              <table:table-cell office:value-type="float" office:value="64.0130871490022">
                <text:p>64.0130871490022</text:p>
              </table:table-cell>
              <table:table-cell office:value-type="float" office:value="NaN">
                <text:p>NaN</text:p>
              </table:table-cell>
              <table:table-cell office:value-type="float" office:value="61.4139530734549">
                <text:p>61.413953073454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48">
                <text:p>348</text:p>
              </table:table-cell>
              <table:table-cell office:value-type="float" office:value="23.9700285944848">
                <text:p>23.9700285944848</text:p>
              </table:table-cell>
              <table:table-cell office:value-type="float" office:value="NaN">
                <text:p>NaN</text:p>
              </table:table-cell>
              <table:table-cell office:value-type="float" office:value="59.150750549972">
                <text:p>59.150750549972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98.4449766056595">
                <text:p>98.4449766056595</text:p>
              </table:table-cell>
              <table:table-cell office:value-type="float" office:value="NaN">
                <text:p>NaN</text:p>
              </table:table-cell>
              <table:table-cell office:value-type="float" office:value="59.9035184631306">
                <text:p>59.903518463130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.57473118201251">
                <text:p>3.57473118201251</text:p>
              </table:table-cell>
              <table:table-cell office:value-type="float" office:value="NaN">
                <text:p>NaN</text:p>
              </table:table-cell>
              <table:table-cell office:value-type="float" office:value="62.9915123353167">
                <text:p>62.9915123353167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351">
                <text:p>351</text:p>
              </table:table-cell>
              <table:table-cell office:value-type="float" office:value="26.7034755174156">
                <text:p>26.7034755174156</text:p>
              </table:table-cell>
              <table:table-cell office:value-type="float" office:value="NaN">
                <text:p>NaN</text:p>
              </table:table-cell>
              <table:table-cell office:value-type="float" office:value="63.1195053277846">
                <text:p>63.1195053277846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352">
                <text:p>352</text:p>
              </table:table-cell>
              <table:table-cell office:value-type="float" office:value="94.5233575712802">
                <text:p>94.5233575712802</text:p>
              </table:table-cell>
              <table:table-cell office:value-type="float" office:value="NaN">
                <text:p>NaN</text:p>
              </table:table-cell>
              <table:table-cell office:value-type="float" office:value="58.4848958205205">
                <text:p>58.4848958205205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29.3839511422053">
                <text:p>29.3839511422053</text:p>
              </table:table-cell>
              <table:table-cell office:value-type="float" office:value="NaN">
                <text:p>NaN</text:p>
              </table:table-cell>
              <table:table-cell office:value-type="float" office:value="62.8483298231567">
                <text:p>62.8483298231567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354">
                <text:p>354</text:p>
              </table:table-cell>
              <table:table-cell office:value-type="float" office:value="78.1322806624482">
                <text:p>78.1322806624482</text:p>
              </table:table-cell>
              <table:table-cell office:value-type="float" office:value="NaN">
                <text:p>NaN</text:p>
              </table:table-cell>
              <table:table-cell office:value-type="float" office:value="59.0144434895657">
                <text:p>59.0144434895657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355">
                <text:p>355</text:p>
              </table:table-cell>
              <table:table-cell office:value-type="float" office:value="38.1323614806396">
                <text:p>38.1323614806396</text:p>
              </table:table-cell>
              <table:table-cell office:value-type="float" office:value="NaN">
                <text:p>NaN</text:p>
              </table:table-cell>
              <table:table-cell office:value-type="float" office:value="58.9094587367543">
                <text:p>58.9094587367543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56">
                <text:p>356</text:p>
              </table:table-cell>
              <table:table-cell office:value-type="float" office:value="75.1326520823583">
                <text:p>75.1326520823583</text:p>
              </table:table-cell>
              <table:table-cell office:value-type="float" office:value="NaN">
                <text:p>NaN</text:p>
              </table:table-cell>
              <table:table-cell office:value-type="float" office:value="56.2545631505522">
                <text:p>56.254563150552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357">
                <text:p>357</text:p>
              </table:table-cell>
              <table:table-cell office:value-type="float" office:value="49.3461944530805">
                <text:p>49.3461944530805</text:p>
              </table:table-cell>
              <table:table-cell office:value-type="float" office:value="NaN">
                <text:p>NaN</text:p>
              </table:table-cell>
              <table:table-cell office:value-type="float" office:value="58.446844117028">
                <text:p>58.446844117028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58">
                <text:p>358</text:p>
              </table:table-cell>
              <table:table-cell office:value-type="float" office:value="12.3712138487808">
                <text:p>12.3712138487808</text:p>
              </table:table-cell>
              <table:table-cell office:value-type="float" office:value="NaN">
                <text:p>NaN</text:p>
              </table:table-cell>
              <table:table-cell office:value-type="float" office:value="60.2454123526711">
                <text:p>60.2454123526711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81.8066512047075">
                <text:p>81.8066512047075</text:p>
              </table:table-cell>
              <table:table-cell office:value-type="float" office:value="NaN">
                <text:p>NaN</text:p>
              </table:table-cell>
              <table:table-cell office:value-type="float" office:value="54.8991970887099">
                <text:p>54.899197088709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91.0424419398784">
                <text:p>91.0424419398784</text:p>
              </table:table-cell>
              <table:table-cell office:value-type="float" office:value="NaN">
                <text:p>NaN</text:p>
              </table:table-cell>
              <table:table-cell office:value-type="float" office:value="57.8289156036438">
                <text:p>57.8289156036438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361">
                <text:p>361</text:p>
              </table:table-cell>
              <table:table-cell office:value-type="float" office:value="27.9601633331981">
                <text:p>27.9601633331981</text:p>
              </table:table-cell>
              <table:table-cell office:value-type="float" office:value="NaN">
                <text:p>NaN</text:p>
              </table:table-cell>
              <table:table-cell office:value-type="float" office:value="59.683229649968">
                <text:p>59.68322964996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362">
                <text:p>362</text:p>
              </table:table-cell>
              <table:table-cell office:value-type="float" office:value="0.639467936177583">
                <text:p>0.639467936177583</text:p>
              </table:table-cell>
              <table:table-cell office:value-type="float" office:value="NaN">
                <text:p>NaN</text:p>
              </table:table-cell>
              <table:table-cell office:value-type="float" office:value="58.917830659446">
                <text:p>58.917830659446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84.143902972586">
                <text:p>84.143902972586</text:p>
              </table:table-cell>
              <table:table-cell office:value-type="float" office:value="NaN">
                <text:p>NaN</text:p>
              </table:table-cell>
              <table:table-cell office:value-type="float" office:value="53.0118023135553">
                <text:p>53.0118023135553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4">
                <text:p>364</text:p>
              </table:table-cell>
              <table:table-cell office:value-type="float" office:value="40.7857500875858">
                <text:p>40.7857500875858</text:p>
              </table:table-cell>
              <table:table-cell office:value-type="float" office:value="NaN">
                <text:p>NaN</text:p>
              </table:table-cell>
              <table:table-cell office:value-type="float" office:value="54.3538567017942">
                <text:p>54.353856701794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13.9748656528918">
                <text:p>13.9748656528918</text:p>
              </table:table-cell>
              <table:table-cell office:value-type="float" office:value="NaN">
                <text:p>NaN</text:p>
              </table:table-cell>
              <table:table-cell office:value-type="float" office:value="55.4749048013343">
                <text:p>55.4749048013343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66">
                <text:p>366</text:p>
              </table:table-cell>
              <table:table-cell office:value-type="float" office:value="33.6141842257999">
                <text:p>33.6141842257999</text:p>
              </table:table-cell>
              <table:table-cell office:value-type="float" office:value="NaN">
                <text:p>NaN</text:p>
              </table:table-cell>
              <table:table-cell office:value-type="float" office:value="49.8435640711498">
                <text:p>49.843564071149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367">
                <text:p>367</text:p>
              </table:table-cell>
              <table:table-cell office:value-type="float" office:value="46.7568574095068">
                <text:p>46.7568574095068</text:p>
              </table:table-cell>
              <table:table-cell office:value-type="float" office:value="NaN">
                <text:p>NaN</text:p>
              </table:table-cell>
              <table:table-cell office:value-type="float" office:value="51.8461942740689">
                <text:p>51.8461942740689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368">
                <text:p>368</text:p>
              </table:table-cell>
              <table:table-cell office:value-type="float" office:value="78.4986039108856">
                <text:p>78.4986039108856</text:p>
              </table:table-cell>
              <table:table-cell office:value-type="float" office:value="NaN">
                <text:p>NaN</text:p>
              </table:table-cell>
              <table:table-cell office:value-type="float" office:value="53.1830864002083">
                <text:p>53.1830864002083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6.8159740027141">
                <text:p>16.8159740027141</text:p>
              </table:table-cell>
              <table:table-cell office:value-type="float" office:value="NaN">
                <text:p>NaN</text:p>
              </table:table-cell>
              <table:table-cell office:value-type="float" office:value="52.1147694895154">
                <text:p>52.114769489515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7.946726738471">
                <text:p>17.946726738471</text:p>
              </table:table-cell>
              <table:table-cell office:value-type="float" office:value="NaN">
                <text:p>NaN</text:p>
              </table:table-cell>
              <table:table-cell office:value-type="float" office:value="51.2769043468826">
                <text:p>51.2769043468826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93.7704658911113">
                <text:p>93.7704658911113</text:p>
              </table:table-cell>
              <table:table-cell office:value-type="float" office:value="NaN">
                <text:p>NaN</text:p>
              </table:table-cell>
              <table:table-cell office:value-type="float" office:value="47.2645340852841">
                <text:p>47.2645340852841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72">
                <text:p>372</text:p>
              </table:table-cell>
              <table:table-cell office:value-type="float" office:value="66.9945659201312">
                <text:p>66.9945659201312</text:p>
              </table:table-cell>
              <table:table-cell office:value-type="float" office:value="NaN">
                <text:p>NaN</text:p>
              </table:table-cell>
              <table:table-cell office:value-type="float" office:value="50.9737410459822">
                <text:p>50.973741045982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38.7134304682474">
                <text:p>38.7134304682474</text:p>
              </table:table-cell>
              <table:table-cell office:value-type="float" office:value="NaN">
                <text:p>NaN</text:p>
              </table:table-cell>
              <table:table-cell office:value-type="float" office:value="50.4312019685004">
                <text:p>50.4312019685004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374">
                <text:p>374</text:p>
              </table:table-cell>
              <table:table-cell office:value-type="float" office:value="35.8489875126416">
                <text:p>35.8489875126416</text:p>
              </table:table-cell>
              <table:table-cell office:value-type="float" office:value="NaN">
                <text:p>NaN</text:p>
              </table:table-cell>
              <table:table-cell office:value-type="float" office:value="49.7223510361782">
                <text:p>49.722351036178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375">
                <text:p>375</text:p>
              </table:table-cell>
              <table:table-cell office:value-type="float" office:value="8.53596797911983">
                <text:p>8.53596797911983</text:p>
              </table:table-cell>
              <table:table-cell office:value-type="float" office:value="NaN">
                <text:p>NaN</text:p>
              </table:table-cell>
              <table:table-cell office:value-type="float" office:value="51.2875359471023">
                <text:p>51.287535947102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376">
                <text:p>376</text:p>
              </table:table-cell>
              <table:table-cell office:value-type="float" office:value="36.5695648984172">
                <text:p>36.5695648984172</text:p>
              </table:table-cell>
              <table:table-cell office:value-type="float" office:value="NaN">
                <text:p>NaN</text:p>
              </table:table-cell>
              <table:table-cell office:value-type="float" office:value="46.4028237320631">
                <text:p>46.402823732063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377">
                <text:p>377</text:p>
              </table:table-cell>
              <table:table-cell office:value-type="float" office:value="29.7175441045632">
                <text:p>29.7175441045632</text:p>
              </table:table-cell>
              <table:table-cell office:value-type="float" office:value="NaN">
                <text:p>NaN</text:p>
              </table:table-cell>
              <table:table-cell office:value-type="float" office:value="42.7712985959657">
                <text:p>42.7712985959657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78">
                <text:p>378</text:p>
              </table:table-cell>
              <table:table-cell office:value-type="float" office:value="14.2649601863303">
                <text:p>14.2649601863303</text:p>
              </table:table-cell>
              <table:table-cell office:value-type="float" office:value="NaN">
                <text:p>NaN</text:p>
              </table:table-cell>
              <table:table-cell office:value-type="float" office:value="42.8884573140567">
                <text:p>42.8884573140567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66.327380067115">
                <text:p>66.327380067115</text:p>
              </table:table-cell>
              <table:table-cell office:value-type="float" office:value="NaN">
                <text:p>NaN</text:p>
              </table:table-cell>
              <table:table-cell office:value-type="float" office:value="43.7968234640668">
                <text:p>43.796823464066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6.8553056546947">
                <text:p>46.8553056546947</text:p>
              </table:table-cell>
              <table:table-cell office:value-type="float" office:value="NaN">
                <text:p>NaN</text:p>
              </table:table-cell>
              <table:table-cell office:value-type="float" office:value="42.6090552703688">
                <text:p>42.609055270368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381">
                <text:p>381</text:p>
              </table:table-cell>
              <table:table-cell office:value-type="float" office:value="55.4920799215958">
                <text:p>55.4920799215958</text:p>
              </table:table-cell>
              <table:table-cell office:value-type="float" office:value="NaN">
                <text:p>NaN</text:p>
              </table:table-cell>
              <table:table-cell office:value-type="float" office:value="43.0136923081761">
                <text:p>43.0136923081761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82">
                <text:p>382</text:p>
              </table:table-cell>
              <table:table-cell office:value-type="float" office:value="78.408460219491">
                <text:p>78.408460219491</text:p>
              </table:table-cell>
              <table:table-cell office:value-type="float" office:value="NaN">
                <text:p>NaN</text:p>
              </table:table-cell>
              <table:table-cell office:value-type="float" office:value="45.7815065927563">
                <text:p>45.7815065927563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47.6599964999595">
                <text:p>47.6599964999595</text:p>
              </table:table-cell>
              <table:table-cell office:value-type="float" office:value="NaN">
                <text:p>NaN</text:p>
              </table:table-cell>
              <table:table-cell office:value-type="float" office:value="48.7677916590024">
                <text:p>48.7677916590024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84">
                <text:p>384</text:p>
              </table:table-cell>
              <table:table-cell office:value-type="float" office:value="58.4218224402767">
                <text:p>58.4218224402767</text:p>
              </table:table-cell>
              <table:table-cell office:value-type="float" office:value="NaN">
                <text:p>NaN</text:p>
              </table:table-cell>
              <table:table-cell office:value-type="float" office:value="48.8280009316992">
                <text:p>48.828000931699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385">
                <text:p>385</text:p>
              </table:table-cell>
              <table:table-cell office:value-type="float" office:value="60.3620646910212">
                <text:p>60.3620646910212</text:p>
              </table:table-cell>
              <table:table-cell office:value-type="float" office:value="NaN">
                <text:p>NaN</text:p>
              </table:table-cell>
              <table:table-cell office:value-type="float" office:value="47.4895488336586">
                <text:p>47.4895488336586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86">
                <text:p>386</text:p>
              </table:table-cell>
              <table:table-cell office:value-type="float" office:value="52.4019012891426">
                <text:p>52.4019012891426</text:p>
              </table:table-cell>
              <table:table-cell office:value-type="float" office:value="NaN">
                <text:p>NaN</text:p>
              </table:table-cell>
              <table:table-cell office:value-type="float" office:value="50.3926215462124">
                <text:p>50.3926215462124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387">
                <text:p>387</text:p>
              </table:table-cell>
              <table:table-cell office:value-type="float" office:value="12.345312513481">
                <text:p>12.345312513481</text:p>
              </table:table-cell>
              <table:table-cell office:value-type="float" office:value="NaN">
                <text:p>NaN</text:p>
              </table:table-cell>
              <table:table-cell office:value-type="float" office:value="52.6896331829239">
                <text:p>52.6896331829239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67.2801524824879">
                <text:p>67.2801524824879</text:p>
              </table:table-cell>
              <table:table-cell office:value-type="float" office:value="NaN">
                <text:p>NaN</text:p>
              </table:table-cell>
              <table:table-cell office:value-type="float" office:value="47.2612896244152">
                <text:p>47.2612896244152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55.7074944101219">
                <text:p>55.7074944101219</text:p>
              </table:table-cell>
              <table:table-cell office:value-type="float" office:value="NaN">
                <text:p>NaN</text:p>
              </table:table-cell>
              <table:table-cell office:value-type="float" office:value="47.2803287285723">
                <text:p>47.28032872857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63.2137236080086">
                <text:p>63.2137236080086</text:p>
              </table:table-cell>
              <table:table-cell office:value-type="float" office:value="NaN">
                <text:p>NaN</text:p>
              </table:table-cell>
              <table:table-cell office:value-type="float" office:value="48.4132663246973">
                <text:p>48.4132663246973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391">
                <text:p>391</text:p>
              </table:table-cell>
              <table:table-cell office:value-type="float" office:value="22.5184244608703">
                <text:p>22.5184244608703</text:p>
              </table:table-cell>
              <table:table-cell office:value-type="float" office:value="NaN">
                <text:p>NaN</text:p>
              </table:table-cell>
              <table:table-cell office:value-type="float" office:value="50.2375820643884">
                <text:p>50.237582064388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392">
                <text:p>392</text:p>
              </table:table-cell>
              <table:table-cell office:value-type="float" office:value="86.5454145762232">
                <text:p>86.5454145762232</text:p>
              </table:table-cell>
              <table:table-cell office:value-type="float" office:value="NaN">
                <text:p>NaN</text:p>
              </table:table-cell>
              <table:table-cell office:value-type="float" office:value="51.1697458298385">
                <text:p>51.1697458298385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84.8998979926178">
                <text:p>84.8998979926178</text:p>
              </table:table-cell>
              <table:table-cell office:value-type="float" office:value="NaN">
                <text:p>NaN</text:p>
              </table:table-cell>
              <table:table-cell office:value-type="float" office:value="54.5014691416922">
                <text:p>54.5014691416922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94">
                <text:p>394</text:p>
              </table:table-cell>
              <table:table-cell office:value-type="float" office:value="52.6781188307539">
                <text:p>52.6781188307539</text:p>
              </table:table-cell>
              <table:table-cell office:value-type="float" office:value="NaN">
                <text:p>NaN</text:p>
              </table:table-cell>
              <table:table-cell office:value-type="float" office:value="58.1802927342292">
                <text:p>58.180292734229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395">
                <text:p>395</text:p>
              </table:table-cell>
              <table:table-cell office:value-type="float" office:value="18.6967576929455">
                <text:p>18.6967576929455</text:p>
              </table:table-cell>
              <table:table-cell office:value-type="float" office:value="NaN">
                <text:p>NaN</text:p>
              </table:table-cell>
              <table:table-cell office:value-type="float" office:value="60.7411699771907">
                <text:p>60.7411699771907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96">
                <text:p>396</text:p>
              </table:table-cell>
              <table:table-cell office:value-type="float" office:value="22.9171887227555">
                <text:p>22.9171887227555</text:p>
              </table:table-cell>
              <table:table-cell office:value-type="float" office:value="NaN">
                <text:p>NaN</text:p>
              </table:table-cell>
              <table:table-cell office:value-type="float" office:value="57.5657951522461">
                <text:p>57.5657951522461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397">
                <text:p>397</text:p>
              </table:table-cell>
              <table:table-cell office:value-type="float" office:value="29.3419245216606">
                <text:p>29.3419245216606</text:p>
              </table:table-cell>
              <table:table-cell office:value-type="float" office:value="NaN">
                <text:p>NaN</text:p>
              </table:table-cell>
              <table:table-cell office:value-type="float" office:value="55.9699206901168">
                <text:p>55.9699206901168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98">
                <text:p>398</text:p>
              </table:table-cell>
              <table:table-cell office:value-type="float" office:value="56.6337102192933">
                <text:p>56.6337102192933</text:p>
              </table:table-cell>
              <table:table-cell office:value-type="float" office:value="NaN">
                <text:p>NaN</text:p>
              </table:table-cell>
              <table:table-cell office:value-type="float" office:value="54.2265769967878">
                <text:p>54.2265769967878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25.7099770505061">
                <text:p>25.7099770505061</text:p>
              </table:table-cell>
              <table:table-cell office:value-type="float" office:value="NaN">
                <text:p>NaN</text:p>
              </table:table-cell>
              <table:table-cell office:value-type="float" office:value="52.7749269967747">
                <text:p>52.774926996774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51382151582021">
                <text:p>8.51382151582021</text:p>
              </table:table-cell>
              <table:table-cell office:value-type="float" office:value="NaN">
                <text:p>NaN</text:p>
              </table:table-cell>
              <table:table-cell office:value-type="float" office:value="51.3115923668111">
                <text:p>51.3115923668111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401">
                <text:p>401</text:p>
              </table:table-cell>
              <table:table-cell office:value-type="float" office:value="32.8338700020929">
                <text:p>32.8338700020929</text:p>
              </table:table-cell>
              <table:table-cell office:value-type="float" office:value="NaN">
                <text:p>NaN</text:p>
              </table:table-cell>
              <table:table-cell office:value-type="float" office:value="47.9843923051806">
                <text:p>47.9843923051806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02">
                <text:p>402</text:p>
              </table:table-cell>
              <table:table-cell office:value-type="float" office:value="4.61648482093577">
                <text:p>4.61648482093577</text:p>
              </table:table-cell>
              <table:table-cell office:value-type="float" office:value="NaN">
                <text:p>NaN</text:p>
              </table:table-cell>
              <table:table-cell office:value-type="float" office:value="46.1491793259188">
                <text:p>46.149179325918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5.21754488802948">
                <text:p>5.21754488802948</text:p>
              </table:table-cell>
              <table:table-cell office:value-type="float" office:value="NaN">
                <text:p>NaN</text:p>
              </table:table-cell>
              <table:table-cell office:value-type="float" office:value="42.963484894705">
                <text:p>42.96348489470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04">
                <text:p>404</text:p>
              </table:table-cell>
              <table:table-cell office:value-type="float" office:value="51.8141232992913">
                <text:p>51.8141232992913</text:p>
              </table:table-cell>
              <table:table-cell office:value-type="float" office:value="NaN">
                <text:p>NaN</text:p>
              </table:table-cell>
              <table:table-cell office:value-type="float" office:value="42.4883003863415">
                <text:p>42.488300386341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405">
                <text:p>405</text:p>
              </table:table-cell>
              <table:table-cell office:value-type="float" office:value="86.7125062520116">
                <text:p>86.7125062520116</text:p>
              </table:table-cell>
              <table:table-cell office:value-type="float" office:value="NaN">
                <text:p>NaN</text:p>
              </table:table-cell>
              <table:table-cell office:value-type="float" office:value="41.4572317741284">
                <text:p>41.4572317741284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406">
                <text:p>406</text:p>
              </table:table-cell>
              <table:table-cell office:value-type="float" office:value="21.7772077321868">
                <text:p>21.7772077321868</text:p>
              </table:table-cell>
              <table:table-cell office:value-type="float" office:value="NaN">
                <text:p>NaN</text:p>
              </table:table-cell>
              <table:table-cell office:value-type="float" office:value="43.5242325635877">
                <text:p>43.5242325635877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407">
                <text:p>407</text:p>
              </table:table-cell>
              <table:table-cell office:value-type="float" office:value="9.27724540814369">
                <text:p>9.27724540814369</text:p>
              </table:table-cell>
              <table:table-cell office:value-type="float" office:value="NaN">
                <text:p>NaN</text:p>
              </table:table-cell>
              <table:table-cell office:value-type="float" office:value="40.7617981718663">
                <text:p>40.7617981718663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408">
                <text:p>408</text:p>
              </table:table-cell>
              <table:table-cell office:value-type="float" office:value="58.2105857658256">
                <text:p>58.2105857658256</text:p>
              </table:table-cell>
              <table:table-cell office:value-type="float" office:value="NaN">
                <text:p>NaN</text:p>
              </table:table-cell>
              <table:table-cell office:value-type="float" office:value="39.8790529016845">
                <text:p>39.8790529016845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40.403794489272">
                <text:p>40.403794489272</text:p>
              </table:table-cell>
              <table:table-cell office:value-type="float" office:value="NaN">
                <text:p>NaN</text:p>
              </table:table-cell>
              <table:table-cell office:value-type="float" office:value="37.9900643143247">
                <text:p>37.9900643143247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7.7432421085324">
                <text:p>77.7432421085324</text:p>
              </table:table-cell>
              <table:table-cell office:value-type="float" office:value="NaN">
                <text:p>NaN</text:p>
              </table:table-cell>
              <table:table-cell office:value-type="float" office:value="35.0236574141016">
                <text:p>35.0236574141016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411">
                <text:p>411</text:p>
              </table:table-cell>
              <table:table-cell office:value-type="float" office:value="50.5638544755689">
                <text:p>50.5638544755689</text:p>
              </table:table-cell>
              <table:table-cell office:value-type="float" office:value="NaN">
                <text:p>NaN</text:p>
              </table:table-cell>
              <table:table-cell office:value-type="float" office:value="36.6946656326202">
                <text:p>36.6946656326202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412">
                <text:p>412</text:p>
              </table:table-cell>
              <table:table-cell office:value-type="float" office:value="10.6782518484554">
                <text:p>10.6782518484554</text:p>
              </table:table-cell>
              <table:table-cell office:value-type="float" office:value="NaN">
                <text:p>NaN</text:p>
              </table:table-cell>
              <table:table-cell office:value-type="float" office:value="38.8191387514618">
                <text:p>38.8191387514618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71.7667737726412">
                <text:p>71.7667737726412</text:p>
              </table:table-cell>
              <table:table-cell office:value-type="float" office:value="NaN">
                <text:p>NaN</text:p>
              </table:table-cell>
              <table:table-cell office:value-type="float" office:value="38.0032096265084">
                <text:p>38.0032096265084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414">
                <text:p>414</text:p>
              </table:table-cell>
              <table:table-cell office:value-type="float" office:value="23.2800189112607">
                <text:p>23.2800189112607</text:p>
              </table:table-cell>
              <table:table-cell office:value-type="float" office:value="NaN">
                <text:p>NaN</text:p>
              </table:table-cell>
              <table:table-cell office:value-type="float" office:value="40.8315329099071">
                <text:p>40.831532909907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415">
                <text:p>415</text:p>
              </table:table-cell>
              <table:table-cell office:value-type="float" office:value="17.2603529070947">
                <text:p>17.2603529070947</text:p>
              </table:table-cell>
              <table:table-cell office:value-type="float" office:value="NaN">
                <text:p>NaN</text:p>
              </table:table-cell>
              <table:table-cell office:value-type="float" office:value="38.6079534893716">
                <text:p>38.6079534893716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416">
                <text:p>416</text:p>
              </table:table-cell>
              <table:table-cell office:value-type="float" office:value="14.658699832608">
                <text:p>14.658699832608</text:p>
              </table:table-cell>
              <table:table-cell office:value-type="float" office:value="NaN">
                <text:p>NaN</text:p>
              </table:table-cell>
              <table:table-cell office:value-type="float" office:value="38.0446452131442">
                <text:p>38.0446452131442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417">
                <text:p>417</text:p>
              </table:table-cell>
              <table:table-cell office:value-type="float" office:value="69.1229154306812">
                <text:p>69.1229154306812</text:p>
              </table:table-cell>
              <table:table-cell office:value-type="float" office:value="NaN">
                <text:p>NaN</text:p>
              </table:table-cell>
              <table:table-cell office:value-type="float" office:value="38.4543037675967">
                <text:p>38.4543037675967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418">
                <text:p>418</text:p>
              </table:table-cell>
              <table:table-cell office:value-type="float" office:value="10.6365972477356">
                <text:p>10.6365972477356</text:p>
              </table:table-cell>
              <table:table-cell office:value-type="float" office:value="NaN">
                <text:p>NaN</text:p>
              </table:table-cell>
              <table:table-cell office:value-type="float" office:value="40.8735734628359">
                <text:p>40.8735734628359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51.0549471674643">
                <text:p>51.0549471674643</text:p>
              </table:table-cell>
              <table:table-cell office:value-type="float" office:value="NaN">
                <text:p>NaN</text:p>
              </table:table-cell>
              <table:table-cell office:value-type="float" office:value="41.2749142912892">
                <text:p>41.274914291289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99.8263821588441">
                <text:p>99.8263821588441</text:p>
              </table:table-cell>
              <table:table-cell office:value-type="float" office:value="NaN">
                <text:p>NaN</text:p>
              </table:table-cell>
              <table:table-cell office:value-type="float" office:value="44.3307411099182">
                <text:p>44.3307411099182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421">
                <text:p>421</text:p>
              </table:table-cell>
              <table:table-cell office:value-type="float" office:value="14.8682505700834">
                <text:p>14.8682505700834</text:p>
              </table:table-cell>
              <table:table-cell office:value-type="float" office:value="NaN">
                <text:p>NaN</text:p>
              </table:table-cell>
              <table:table-cell office:value-type="float" office:value="47.5315583672217">
                <text:p>47.5315583672217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422">
                <text:p>422</text:p>
              </table:table-cell>
              <table:table-cell office:value-type="float" office:value="38.1984731390383">
                <text:p>38.1984731390383</text:p>
              </table:table-cell>
              <table:table-cell office:value-type="float" office:value="NaN">
                <text:p>NaN</text:p>
              </table:table-cell>
              <table:table-cell office:value-type="float" office:value="42.7419413217599">
                <text:p>42.741941321759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24.0915391287421">
                <text:p>24.0915391287421</text:p>
              </table:table-cell>
              <table:table-cell office:value-type="float" office:value="NaN">
                <text:p>NaN</text:p>
              </table:table-cell>
              <table:table-cell office:value-type="float" office:value="43.8366923488833">
                <text:p>43.836692348883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424">
                <text:p>424</text:p>
              </table:table-cell>
              <table:table-cell office:value-type="float" office:value="84.8002760262029">
                <text:p>84.8002760262029</text:p>
              </table:table-cell>
              <table:table-cell office:value-type="float" office:value="NaN">
                <text:p>NaN</text:p>
              </table:table-cell>
              <table:table-cell office:value-type="float" office:value="44.8243119302565">
                <text:p>44.8243119302565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425">
                <text:p>425</text:p>
              </table:table-cell>
              <table:table-cell office:value-type="float" office:value="43.656087434324">
                <text:p>43.656087434324</text:p>
              </table:table-cell>
              <table:table-cell office:value-type="float" office:value="NaN">
                <text:p>NaN</text:p>
              </table:table-cell>
              <table:table-cell office:value-type="float" office:value="46.596957947615">
                <text:p>46.596957947615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426">
                <text:p>426</text:p>
              </table:table-cell>
              <table:table-cell office:value-type="float" office:value="92.3015416383052">
                <text:p>92.3015416383052</text:p>
              </table:table-cell>
              <table:table-cell office:value-type="float" office:value="NaN">
                <text:p>NaN</text:p>
              </table:table-cell>
              <table:table-cell office:value-type="float" office:value="46.8137774772852">
                <text:p>46.8137774772852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427">
                <text:p>427</text:p>
              </table:table-cell>
              <table:table-cell office:value-type="float" office:value="19.6333744940074">
                <text:p>19.6333744940074</text:p>
              </table:table-cell>
              <table:table-cell office:value-type="float" office:value="NaN">
                <text:p>NaN</text:p>
              </table:table-cell>
              <table:table-cell office:value-type="float" office:value="47.78433077927">
                <text:p>47.7843307792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428">
                <text:p>428</text:p>
              </table:table-cell>
              <table:table-cell office:value-type="float" office:value="46.0037085865439">
                <text:p>46.0037085865439</text:p>
              </table:table-cell>
              <table:table-cell office:value-type="float" office:value="NaN">
                <text:p>NaN</text:p>
              </table:table-cell>
              <table:table-cell office:value-type="float" office:value="45.7222987804992">
                <text:p>45.7222987804992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82.2234177799968">
                <text:p>82.2234177799968</text:p>
              </table:table-cell>
              <table:table-cell office:value-type="float" office:value="NaN">
                <text:p>NaN</text:p>
              </table:table-cell>
              <table:table-cell office:value-type="float" office:value="48.0773292297051">
                <text:p>48.077329229705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93.8064091855735">
                <text:p>93.8064091855735</text:p>
              </table:table-cell>
              <table:table-cell office:value-type="float" office:value="NaN">
                <text:p>NaN</text:p>
              </table:table-cell>
              <table:table-cell office:value-type="float" office:value="48.7744388301955">
                <text:p>48.774438830195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431">
                <text:p>431</text:p>
              </table:table-cell>
              <table:table-cell office:value-type="float" office:value="81.0230102092703">
                <text:p>81.0230102092703</text:p>
              </table:table-cell>
              <table:table-cell office:value-type="float" office:value="NaN">
                <text:p>NaN</text:p>
              </table:table-cell>
              <table:table-cell office:value-type="float" office:value="53.4761981818164">
                <text:p>53.4761981818164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432">
                <text:p>432</text:p>
              </table:table-cell>
              <table:table-cell office:value-type="float" office:value="95.8337846830286">
                <text:p>95.8337846830286</text:p>
              </table:table-cell>
              <table:table-cell office:value-type="float" office:value="NaN">
                <text:p>NaN</text:p>
              </table:table-cell>
              <table:table-cell office:value-type="float" office:value="57.7270420019614">
                <text:p>57.7270420019614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50.1543212738165">
                <text:p>50.1543212738165</text:p>
              </table:table-cell>
              <table:table-cell office:value-type="float" office:value="NaN">
                <text:p>NaN</text:p>
              </table:table-cell>
              <table:table-cell office:value-type="float" office:value="63.1387143253228">
                <text:p>63.1387143253228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434">
                <text:p>434</text:p>
              </table:table-cell>
              <table:table-cell office:value-type="float" office:value="66.6175349184419">
                <text:p>66.6175349184419</text:p>
              </table:table-cell>
              <table:table-cell office:value-type="float" office:value="NaN">
                <text:p>NaN</text:p>
              </table:table-cell>
              <table:table-cell office:value-type="float" office:value="61.8741413815318">
                <text:p>61.8741413815318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435">
                <text:p>435</text:p>
              </table:table-cell>
              <table:table-cell office:value-type="float" office:value="93.9900633628954">
                <text:p>93.9900633628954</text:p>
              </table:table-cell>
              <table:table-cell office:value-type="float" office:value="NaN">
                <text:p>NaN</text:p>
              </table:table-cell>
              <table:table-cell office:value-type="float" office:value="65.6062038929122">
                <text:p>65.606203892912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436">
                <text:p>436</text:p>
              </table:table-cell>
              <table:table-cell office:value-type="float" office:value="41.2264114243051">
                <text:p>41.2264114243051</text:p>
              </table:table-cell>
              <table:table-cell office:value-type="float" office:value="NaN">
                <text:p>NaN</text:p>
              </table:table-cell>
              <table:table-cell office:value-type="float" office:value="68.4685449726076">
                <text:p>68.4685449726076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437">
                <text:p>437</text:p>
              </table:table-cell>
              <table:table-cell office:value-type="float" office:value="65.8214823249139">
                <text:p>65.8214823249139</text:p>
              </table:table-cell>
              <table:table-cell office:value-type="float" office:value="NaN">
                <text:p>NaN</text:p>
              </table:table-cell>
              <table:table-cell office:value-type="float" office:value="64.5618802569717">
                <text:p>64.561880256971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38">
                <text:p>438</text:p>
              </table:table-cell>
              <table:table-cell office:value-type="float" office:value="88.9687263730501">
                <text:p>88.9687263730501</text:p>
              </table:table-cell>
              <table:table-cell office:value-type="float" office:value="NaN">
                <text:p>NaN</text:p>
              </table:table-cell>
              <table:table-cell office:value-type="float" office:value="67.9587623739604">
                <text:p>67.958762373960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28.3139657113589">
                <text:p>28.3139657113589</text:p>
              </table:table-cell>
              <table:table-cell office:value-type="float" office:value="NaN">
                <text:p>NaN</text:p>
              </table:table-cell>
              <table:table-cell office:value-type="float" office:value="71.3434459228945">
                <text:p>71.343445922894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8.8208387260433">
                <text:p>78.8208387260433</text:p>
              </table:table-cell>
              <table:table-cell office:value-type="float" office:value="NaN">
                <text:p>NaN</text:p>
              </table:table-cell>
              <table:table-cell office:value-type="float" office:value="71.6249410284023">
                <text:p>71.6249410284023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441">
                <text:p>441</text:p>
              </table:table-cell>
              <table:table-cell office:value-type="float" office:value="18.2656337425608">
                <text:p>18.2656337425608</text:p>
              </table:table-cell>
              <table:table-cell office:value-type="float" office:value="NaN">
                <text:p>NaN</text:p>
              </table:table-cell>
              <table:table-cell office:value-type="float" office:value="71.2263118750583">
                <text:p>71.2263118750583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442">
                <text:p>442</text:p>
              </table:table-cell>
              <table:table-cell office:value-type="float" office:value="4.38112623073018">
                <text:p>4.38112623073018</text:p>
              </table:table-cell>
              <table:table-cell office:value-type="float" office:value="NaN">
                <text:p>NaN</text:p>
              </table:table-cell>
              <table:table-cell office:value-type="float" office:value="69.5336149622741">
                <text:p>69.533614962274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24.9996932953247">
                <text:p>24.9996932953247</text:p>
              </table:table-cell>
              <table:table-cell office:value-type="float" office:value="NaN">
                <text:p>NaN</text:p>
              </table:table-cell>
              <table:table-cell office:value-type="float" office:value="63.6722539351024">
                <text:p>63.672253935102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444">
                <text:p>444</text:p>
              </table:table-cell>
              <table:table-cell office:value-type="float" office:value="67.4970295150773">
                <text:p>67.4970295150773</text:p>
              </table:table-cell>
              <table:table-cell office:value-type="float" office:value="NaN">
                <text:p>NaN</text:p>
              </table:table-cell>
              <table:table-cell office:value-type="float" office:value="64.0300085218569">
                <text:p>64.0300085218569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99.967751172239">
                <text:p>99.967751172239</text:p>
              </table:table-cell>
              <table:table-cell office:value-type="float" office:value="NaN">
                <text:p>NaN</text:p>
              </table:table-cell>
              <table:table-cell office:value-type="float" office:value="65.4628965837592">
                <text:p>65.4628965837592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446">
                <text:p>446</text:p>
              </table:table-cell>
              <table:table-cell office:value-type="float" office:value="14.0758973975654">
                <text:p>14.0758973975654</text:p>
              </table:table-cell>
              <table:table-cell office:value-type="float" office:value="NaN">
                <text:p>NaN</text:p>
              </table:table-cell>
              <table:table-cell office:value-type="float" office:value="66.645852143242">
                <text:p>66.645852143242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447">
                <text:p>447</text:p>
              </table:table-cell>
              <table:table-cell office:value-type="float" office:value="71.4538373337384">
                <text:p>71.4538373337384</text:p>
              </table:table-cell>
              <table:table-cell office:value-type="float" office:value="NaN">
                <text:p>NaN</text:p>
              </table:table-cell>
              <table:table-cell office:value-type="float" office:value="61.3304846907081">
                <text:p>61.330484690708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448">
                <text:p>448</text:p>
              </table:table-cell>
              <table:table-cell office:value-type="float" office:value="45.0214443340932">
                <text:p>45.0214443340932</text:p>
              </table:table-cell>
              <table:table-cell office:value-type="float" office:value="NaN">
                <text:p>NaN</text:p>
              </table:table-cell>
              <table:table-cell office:value-type="float" office:value="60.6925398323393">
                <text:p>60.6925398323393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73.6488369766654">
                <text:p>73.6488369766654</text:p>
              </table:table-cell>
              <table:table-cell office:value-type="float" office:value="NaN">
                <text:p>NaN</text:p>
              </table:table-cell>
              <table:table-cell office:value-type="float" office:value="57.3050504757436">
                <text:p>57.305050475743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4.658124775669">
                <text:p>14.658124775669</text:p>
              </table:table-cell>
              <table:table-cell office:value-type="float" office:value="NaN">
                <text:p>NaN</text:p>
              </table:table-cell>
              <table:table-cell office:value-type="float" office:value="58.8713515226002">
                <text:p>58.8713515226002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451">
                <text:p>451</text:p>
              </table:table-cell>
              <table:table-cell office:value-type="float" office:value="51.0598462645945">
                <text:p>51.0598462645945</text:p>
              </table:table-cell>
              <table:table-cell office:value-type="float" office:value="NaN">
                <text:p>NaN</text:p>
              </table:table-cell>
              <table:table-cell office:value-type="float" office:value="55.4073908464153">
                <text:p>55.4073908464153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452">
                <text:p>452</text:p>
              </table:table-cell>
              <table:table-cell office:value-type="float" office:value="98.5938486850035">
                <text:p>98.5938486850035</text:p>
              </table:table-cell>
              <table:table-cell office:value-type="float" office:value="NaN">
                <text:p>NaN</text:p>
              </table:table-cell>
              <table:table-cell office:value-type="float" office:value="52.5453763731953">
                <text:p>52.5453763731953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90.7019098778006">
                <text:p>90.7019098778006</text:p>
              </table:table-cell>
              <table:table-cell office:value-type="float" office:value="NaN">
                <text:p>NaN</text:p>
              </table:table-cell>
              <table:table-cell office:value-type="float" office:value="56.3698721905752">
                <text:p>56.3698721905752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454">
                <text:p>454</text:p>
              </table:table-cell>
              <table:table-cell office:value-type="float" office:value="84.0664167846186">
                <text:p>84.0664167846186</text:p>
              </table:table-cell>
              <table:table-cell office:value-type="float" office:value="NaN">
                <text:p>NaN</text:p>
              </table:table-cell>
              <table:table-cell office:value-type="float" office:value="58.0285673607676">
                <text:p>58.0285673607676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455">
                <text:p>455</text:p>
              </table:table-cell>
              <table:table-cell office:value-type="float" office:value="61.0411848795824">
                <text:p>61.0411848795824</text:p>
              </table:table-cell>
              <table:table-cell office:value-type="float" office:value="NaN">
                <text:p>NaN</text:p>
              </table:table-cell>
              <table:table-cell office:value-type="float" office:value="57.7017467215388">
                <text:p>57.7017467215388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456">
                <text:p>456</text:p>
              </table:table-cell>
              <table:table-cell office:value-type="float" office:value="22.5076979667223">
                <text:p>22.5076979667223</text:p>
              </table:table-cell>
              <table:table-cell office:value-type="float" office:value="NaN">
                <text:p>NaN</text:p>
              </table:table-cell>
              <table:table-cell office:value-type="float" office:value="59.8835613327537">
                <text:p>59.8835613327537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457">
                <text:p>457</text:p>
              </table:table-cell>
              <table:table-cell office:value-type="float" office:value="40.5855649551737">
                <text:p>40.5855649551737</text:p>
              </table:table-cell>
              <table:table-cell office:value-type="float" office:value="NaN">
                <text:p>NaN</text:p>
              </table:table-cell>
              <table:table-cell office:value-type="float" office:value="56.129351948799">
                <text:p>56.129351948799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29.2992457029835">
                <text:p>29.2992457029835</text:p>
              </table:table-cell>
              <table:table-cell office:value-type="float" office:value="NaN">
                <text:p>NaN</text:p>
              </table:table-cell>
              <table:table-cell office:value-type="float" office:value="57.6173473629732">
                <text:p>57.6173473629732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1.0361189795306">
                <text:p>41.0361189795306</text:p>
              </table:table-cell>
              <table:table-cell office:value-type="float" office:value="NaN">
                <text:p>NaN</text:p>
              </table:table-cell>
              <table:table-cell office:value-type="float" office:value="59.2785553277901">
                <text:p>59.278555327790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9.869509352131">
                <text:p>69.869509352131</text:p>
              </table:table-cell>
              <table:table-cell office:value-type="float" office:value="NaN">
                <text:p>NaN</text:p>
              </table:table-cell>
              <table:table-cell office:value-type="float" office:value="60.3476503734038">
                <text:p>60.3476503734038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461">
                <text:p>461</text:p>
              </table:table-cell>
              <table:table-cell office:value-type="float" office:value="1.07662496596096">
                <text:p>1.07662496596096</text:p>
              </table:table-cell>
              <table:table-cell office:value-type="float" office:value="NaN">
                <text:p>NaN</text:p>
              </table:table-cell>
              <table:table-cell office:value-type="float" office:value="60.5058156958741">
                <text:p>60.505815695874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462">
                <text:p>462</text:p>
              </table:table-cell>
              <table:table-cell office:value-type="float" office:value="11.4612305068917">
                <text:p>11.4612305068917</text:p>
              </table:table-cell>
              <table:table-cell office:value-type="float" office:value="NaN">
                <text:p>NaN</text:p>
              </table:table-cell>
              <table:table-cell office:value-type="float" office:value="53.9130739487889">
                <text:p>53.9130739487889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56.0652674901564">
                <text:p>56.0652674901564</text:p>
              </table:table-cell>
              <table:table-cell office:value-type="float" office:value="NaN">
                <text:p>NaN</text:p>
              </table:table-cell>
              <table:table-cell office:value-type="float" office:value="53.738762822744">
                <text:p>53.738762822744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464">
                <text:p>464</text:p>
              </table:table-cell>
              <table:table-cell office:value-type="float" office:value="8.11897850881054">
                <text:p>8.11897850881054</text:p>
              </table:table-cell>
              <table:table-cell office:value-type="float" office:value="NaN">
                <text:p>NaN</text:p>
              </table:table-cell>
              <table:table-cell office:value-type="float" office:value="52.7128581665052">
                <text:p>52.7128581665052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465">
                <text:p>465</text:p>
              </table:table-cell>
              <table:table-cell office:value-type="float" office:value="37.6211685746316">
                <text:p>37.6211685746316</text:p>
              </table:table-cell>
              <table:table-cell office:value-type="float" office:value="NaN">
                <text:p>NaN</text:p>
              </table:table-cell>
              <table:table-cell office:value-type="float" office:value="50.252693778153">
                <text:p>50.252693778153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66">
                <text:p>466</text:p>
              </table:table-cell>
              <table:table-cell office:value-type="float" office:value="89.1051203746418">
                <text:p>89.1051203746418</text:p>
              </table:table-cell>
              <table:table-cell office:value-type="float" office:value="NaN">
                <text:p>NaN</text:p>
              </table:table-cell>
              <table:table-cell office:value-type="float" office:value="47.8508492180174">
                <text:p>47.850849218017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467">
                <text:p>467</text:p>
              </table:table-cell>
              <table:table-cell office:value-type="float" office:value="47.7736927517676">
                <text:p>47.7736927517676</text:p>
              </table:table-cell>
              <table:table-cell office:value-type="float" office:value="NaN">
                <text:p>NaN</text:p>
              </table:table-cell>
              <table:table-cell office:value-type="float" office:value="52.8139822579489">
                <text:p>52.8139822579489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468">
                <text:p>468</text:p>
              </table:table-cell>
              <table:table-cell office:value-type="float" office:value="70.15939628824">
                <text:p>70.15939628824</text:p>
              </table:table-cell>
              <table:table-cell office:value-type="float" office:value="NaN">
                <text:p>NaN</text:p>
              </table:table-cell>
              <table:table-cell office:value-type="float" office:value="52.5949053570938">
                <text:p>52.594905357093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56.0542338978527">
                <text:p>56.0542338978527</text:p>
              </table:table-cell>
              <table:table-cell office:value-type="float" office:value="NaN">
                <text:p>NaN</text:p>
              </table:table-cell>
              <table:table-cell office:value-type="float" office:value="50.6992751973096">
                <text:p>50.699275197309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0.2070992470347">
                <text:p>70.2070992470347</text:p>
              </table:table-cell>
              <table:table-cell office:value-type="float" office:value="NaN">
                <text:p>NaN</text:p>
              </table:table-cell>
              <table:table-cell office:value-type="float" office:value="48.3894301319797">
                <text:p>48.3894301319797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471">
                <text:p>471</text:p>
              </table:table-cell>
              <table:table-cell office:value-type="float" office:value="52.6348513079585">
                <text:p>52.6348513079585</text:p>
              </table:table-cell>
              <table:table-cell office:value-type="float" office:value="NaN">
                <text:p>NaN</text:p>
              </table:table-cell>
              <table:table-cell office:value-type="float" office:value="47.4654756294741">
                <text:p>47.4654756294741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472">
                <text:p>472</text:p>
              </table:table-cell>
              <table:table-cell office:value-type="float" office:value="3.41006968660518">
                <text:p>3.41006968660518</text:p>
              </table:table-cell>
              <table:table-cell office:value-type="float" office:value="NaN">
                <text:p>NaN</text:p>
              </table:table-cell>
              <table:table-cell office:value-type="float" office:value="46.9050533913658">
                <text:p>46.9050533913658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69.7089009364767">
                <text:p>69.7089009364767</text:p>
              </table:table-cell>
              <table:table-cell office:value-type="float" office:value="NaN">
                <text:p>NaN</text:p>
              </table:table-cell>
              <table:table-cell office:value-type="float" office:value="45.6318781726914">
                <text:p>45.6318781726914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474">
                <text:p>474</text:p>
              </table:table-cell>
              <table:table-cell office:value-type="float" office:value="21.5225498979983">
                <text:p>21.5225498979983</text:p>
              </table:table-cell>
              <table:table-cell office:value-type="float" office:value="NaN">
                <text:p>NaN</text:p>
              </table:table-cell>
              <table:table-cell office:value-type="float" office:value="47.5734339047782">
                <text:p>47.573433904778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475">
                <text:p>475</text:p>
              </table:table-cell>
              <table:table-cell office:value-type="float" office:value="30.1446919703651">
                <text:p>30.1446919703651</text:p>
              </table:table-cell>
              <table:table-cell office:value-type="float" office:value="NaN">
                <text:p>NaN</text:p>
              </table:table-cell>
              <table:table-cell office:value-type="float" office:value="47.0549875177792">
                <text:p>47.054987517779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476">
                <text:p>476</text:p>
              </table:table-cell>
              <table:table-cell office:value-type="float" office:value="46.6470633894982">
                <text:p>46.6470633894982</text:p>
              </table:table-cell>
              <table:table-cell office:value-type="float" office:value="NaN">
                <text:p>NaN</text:p>
              </table:table-cell>
              <table:table-cell office:value-type="float" office:value="46.3288923838349">
                <text:p>46.3288923838349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477">
                <text:p>477</text:p>
              </table:table-cell>
              <table:table-cell office:value-type="float" office:value="43.472794367489">
                <text:p>43.472794367489</text:p>
              </table:table-cell>
              <table:table-cell office:value-type="float" office:value="NaN">
                <text:p>NaN</text:p>
              </table:table-cell>
              <table:table-cell office:value-type="float" office:value="44.7807293196594">
                <text:p>44.7807293196594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478">
                <text:p>478</text:p>
              </table:table-cell>
              <table:table-cell office:value-type="float" office:value="54.6788827547161">
                <text:p>54.6788827547161</text:p>
              </table:table-cell>
              <table:table-cell office:value-type="float" office:value="NaN">
                <text:p>NaN</text:p>
              </table:table-cell>
              <table:table-cell office:value-type="float" office:value="47.6071406130945">
                <text:p>47.6071406130945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1.8684878080005">
                <text:p>11.8684878080005</text:p>
              </table:table-cell>
              <table:table-cell office:value-type="float" office:value="NaN">
                <text:p>NaN</text:p>
              </table:table-cell>
              <table:table-cell office:value-type="float" office:value="50.4883174296162">
                <text:p>50.488317429616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95.5224269558359">
                <text:p>95.5224269558359</text:p>
              </table:table-cell>
              <table:table-cell office:value-type="float" office:value="NaN">
                <text:p>NaN</text:p>
              </table:table-cell>
              <table:table-cell office:value-type="float" office:value="47.5418654508058">
                <text:p>47.541865450805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75.9863973149322">
                <text:p>75.9863973149322</text:p>
              </table:table-cell>
              <table:table-cell office:value-type="float" office:value="NaN">
                <text:p>NaN</text:p>
              </table:table-cell>
              <table:table-cell office:value-type="float" office:value="53.3687620139408">
                <text:p>53.3687620139408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82">
                <text:p>482</text:p>
              </table:table-cell>
              <table:table-cell office:value-type="float" office:value="64.2728451643058">
                <text:p>64.2728451643058</text:p>
              </table:table-cell>
              <table:table-cell office:value-type="float" office:value="NaN">
                <text:p>NaN</text:p>
              </table:table-cell>
              <table:table-cell office:value-type="float" office:value="55.9264439299608">
                <text:p>55.9264439299608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77.8092675364947">
                <text:p>77.8092675364947</text:p>
              </table:table-cell>
              <table:table-cell office:value-type="float" office:value="NaN">
                <text:p>NaN</text:p>
              </table:table-cell>
              <table:table-cell office:value-type="float" office:value="54.2709589159384">
                <text:p>54.270958915938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484">
                <text:p>484</text:p>
              </table:table-cell>
              <table:table-cell office:value-type="float" office:value="42.3727723456599">
                <text:p>42.3727723456599</text:p>
              </table:table-cell>
              <table:table-cell office:value-type="float" office:value="NaN">
                <text:p>NaN</text:p>
              </table:table-cell>
              <table:table-cell office:value-type="float" office:value="56.2733305682536">
                <text:p>56.2733305682536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485">
                <text:p>485</text:p>
              </table:table-cell>
              <table:table-cell office:value-type="float" office:value="0.751894021614898">
                <text:p>0.751894021614898</text:p>
              </table:table-cell>
              <table:table-cell office:value-type="float" office:value="NaN">
                <text:p>NaN</text:p>
              </table:table-cell>
              <table:table-cell office:value-type="float" office:value="54.4208889720816">
                <text:p>54.4208889720816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486">
                <text:p>486</text:p>
              </table:table-cell>
              <table:table-cell office:value-type="float" office:value="67.3383816893585">
                <text:p>67.3383816893585</text:p>
              </table:table-cell>
              <table:table-cell office:value-type="float" office:value="NaN">
                <text:p>NaN</text:p>
              </table:table-cell>
              <table:table-cell office:value-type="float" office:value="50.7340663136657">
                <text:p>50.734066313665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87">
                <text:p>487</text:p>
              </table:table-cell>
              <table:table-cell office:value-type="float" office:value="4.28703759514185">
                <text:p>4.28703759514185</text:p>
              </table:table-cell>
              <table:table-cell office:value-type="float" office:value="NaN">
                <text:p>NaN</text:p>
              </table:table-cell>
              <table:table-cell office:value-type="float" office:value="50.5428184764873">
                <text:p>50.5428184764873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488">
                <text:p>488</text:p>
              </table:table-cell>
              <table:table-cell office:value-type="float" office:value="56.7375155142827">
                <text:p>56.7375155142827</text:p>
              </table:table-cell>
              <table:table-cell office:value-type="float" office:value="NaN">
                <text:p>NaN</text:p>
              </table:table-cell>
              <table:table-cell office:value-type="float" office:value="47.3196308956329">
                <text:p>47.319630895632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575331307187641">
                <text:p>0.575331307187641</text:p>
              </table:table-cell>
              <table:table-cell office:value-type="float" office:value="NaN">
                <text:p>NaN</text:p>
              </table:table-cell>
              <table:table-cell office:value-type="float" office:value="50.8747939508114">
                <text:p>50.87479395081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5.4140281563409">
                <text:p>35.4140281563409</text:p>
              </table:table-cell>
              <table:table-cell office:value-type="float" office:value="NaN">
                <text:p>NaN</text:p>
              </table:table-cell>
              <table:table-cell office:value-type="float" office:value="46.2658893088588">
                <text:p>46.2658893088588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491">
                <text:p>491</text:p>
              </table:table-cell>
              <table:table-cell office:value-type="float" office:value="72.6425581356289">
                <text:p>72.6425581356289</text:p>
              </table:table-cell>
              <table:table-cell office:value-type="float" office:value="NaN">
                <text:p>NaN</text:p>
              </table:table-cell>
              <table:table-cell office:value-type="float" office:value="47.1919878594149">
                <text:p>47.1919878594149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98.7720490656261">
                <text:p>98.7720490656261</text:p>
              </table:table-cell>
              <table:table-cell office:value-type="float" office:value="NaN">
                <text:p>NaN</text:p>
              </table:table-cell>
              <table:table-cell office:value-type="float" office:value="50.0251789370992">
                <text:p>50.0251789370992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95.1262224432722">
                <text:p>95.1262224432722</text:p>
              </table:table-cell>
              <table:table-cell office:value-type="float" office:value="NaN">
                <text:p>NaN</text:p>
              </table:table-cell>
              <table:table-cell office:value-type="float" office:value="53.5001779821744">
                <text:p>53.5001779821744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494">
                <text:p>494</text:p>
              </table:table-cell>
              <table:table-cell office:value-type="float" office:value="93.3672464856722">
                <text:p>93.3672464856722</text:p>
              </table:table-cell>
              <table:table-cell office:value-type="float" office:value="NaN">
                <text:p>NaN</text:p>
              </table:table-cell>
              <table:table-cell office:value-type="float" office:value="56.9437398538932">
                <text:p>56.9437398538932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495">
                <text:p>495</text:p>
              </table:table-cell>
              <table:table-cell office:value-type="float" office:value="39.0323639235689">
                <text:p>39.0323639235689</text:p>
              </table:table-cell>
              <table:table-cell office:value-type="float" office:value="NaN">
                <text:p>NaN</text:p>
              </table:table-cell>
              <table:table-cell office:value-type="float" office:value="59.5229641026237">
                <text:p>59.5229641026237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496">
                <text:p>496</text:p>
              </table:table-cell>
              <table:table-cell office:value-type="float" office:value="53.6058194812596">
                <text:p>53.6058194812596</text:p>
              </table:table-cell>
              <table:table-cell office:value-type="float" office:value="NaN">
                <text:p>NaN</text:p>
              </table:table-cell>
              <table:table-cell office:value-type="float" office:value="61.3338891769949">
                <text:p>61.3338891769949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497">
                <text:p>497</text:p>
              </table:table-cell>
              <table:table-cell office:value-type="float" office:value="27.4292155009485">
                <text:p>27.4292155009485</text:p>
              </table:table-cell>
              <table:table-cell office:value-type="float" office:value="NaN">
                <text:p>NaN</text:p>
              </table:table-cell>
              <table:table-cell office:value-type="float" office:value="58.5394486786898">
                <text:p>58.539448678689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498">
                <text:p>498</text:p>
              </table:table-cell>
              <table:table-cell office:value-type="float" office:value="68.9210597068641">
                <text:p>68.9210597068641</text:p>
              </table:table-cell>
              <table:table-cell office:value-type="float" office:value="NaN">
                <text:p>NaN</text:p>
              </table:table-cell>
              <table:table-cell office:value-type="float" office:value="55.3023032244242">
                <text:p>55.3023032244242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42.3774198821912">
                <text:p>42.3774198821912</text:p>
              </table:table-cell>
              <table:table-cell office:value-type="float" office:value="NaN">
                <text:p>NaN</text:p>
              </table:table-cell>
              <table:table-cell office:value-type="float" office:value="55.6121841939281">
                <text:p>55.61218419392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7.7633764603816">
                <text:p>37.7633764603816</text:p>
              </table:table-cell>
              <table:table-cell office:value-type="float" office:value="NaN">
                <text:p>NaN</text:p>
              </table:table-cell>
              <table:table-cell office:value-type="float" office:value="53.2500610169745">
                <text:p>53.2500610169745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501">
                <text:p>501</text:p>
              </table:table-cell>
              <table:table-cell office:value-type="float" office:value="56.8953638235719">
                <text:p>56.8953638235719</text:p>
              </table:table-cell>
              <table:table-cell office:value-type="float" office:value="NaN">
                <text:p>NaN</text:p>
              </table:table-cell>
              <table:table-cell office:value-type="float" office:value="52.942767957956">
                <text:p>52.942767957956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502">
                <text:p>502</text:p>
              </table:table-cell>
              <table:table-cell office:value-type="float" office:value="65.2365784063369">
                <text:p>65.2365784063369</text:p>
              </table:table-cell>
              <table:table-cell office:value-type="float" office:value="NaN">
                <text:p>NaN</text:p>
              </table:table-cell>
              <table:table-cell office:value-type="float" office:value="56.6856659447531">
                <text:p>56.6856659447531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503">
                <text:p>503</text:p>
              </table:table-cell>
              <table:table-cell office:value-type="float" office:value="39.2269658621383">
                <text:p>39.2269658621383</text:p>
              </table:table-cell>
              <table:table-cell office:value-type="float" office:value="NaN">
                <text:p>NaN</text:p>
              </table:table-cell>
              <table:table-cell office:value-type="float" office:value="56.545545725885">
                <text:p>56.545545725885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63.6628707048484">
                <text:p>63.6628707048484</text:p>
              </table:table-cell>
              <table:table-cell office:value-type="float" office:value="NaN">
                <text:p>NaN</text:p>
              </table:table-cell>
              <table:table-cell office:value-type="float" office:value="58.8748742770181">
                <text:p>58.8748742770181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505">
                <text:p>505</text:p>
              </table:table-cell>
              <table:table-cell office:value-type="float" office:value="24.1506645846373">
                <text:p>24.1506645846373</text:p>
              </table:table-cell>
              <table:table-cell office:value-type="float" office:value="NaN">
                <text:p>NaN</text:p>
              </table:table-cell>
              <table:table-cell office:value-type="float" office:value="59.3365646230558">
                <text:p>59.3365646230558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506">
                <text:p>506</text:p>
              </table:table-cell>
              <table:table-cell office:value-type="float" office:value="20.3849852494561">
                <text:p>20.3849852494561</text:p>
              </table:table-cell>
              <table:table-cell office:value-type="float" office:value="NaN">
                <text:p>NaN</text:p>
              </table:table-cell>
              <table:table-cell office:value-type="float" office:value="60.9082535082191">
                <text:p>60.9082535082191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507">
                <text:p>507</text:p>
              </table:table-cell>
              <table:table-cell office:value-type="float" office:value="16.1551917682358">
                <text:p>16.1551917682358</text:p>
              </table:table-cell>
              <table:table-cell office:value-type="float" office:value="NaN">
                <text:p>NaN</text:p>
              </table:table-cell>
              <table:table-cell office:value-type="float" office:value="59.9063173144268">
                <text:p>59.906317314426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508">
                <text:p>508</text:p>
              </table:table-cell>
              <table:table-cell office:value-type="float" office:value="30.8504703766778">
                <text:p>30.8504703766778</text:p>
              </table:table-cell>
              <table:table-cell office:value-type="float" office:value="NaN">
                <text:p>NaN</text:p>
              </table:table-cell>
              <table:table-cell office:value-type="float" office:value="56.1404928899339">
                <text:p>56.1404928899339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56.6449974167932">
                <text:p>56.6449974167932</text:p>
              </table:table-cell>
              <table:table-cell office:value-type="float" office:value="NaN">
                <text:p>NaN</text:p>
              </table:table-cell>
              <table:table-cell office:value-type="float" office:value="51.6123876440041">
                <text:p>51.6123876440041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7.6684219311083">
                <text:p>77.6684219311083</text:p>
              </table:table-cell>
              <table:table-cell office:value-type="float" office:value="NaN">
                <text:p>NaN</text:p>
              </table:table-cell>
              <table:table-cell office:value-type="float" office:value="49.0469726422388">
                <text:p>49.0469726422388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511">
                <text:p>511</text:p>
              </table:table-cell>
              <table:table-cell office:value-type="float" office:value="79.4533333881466">
                <text:p>79.4533333881466</text:p>
              </table:table-cell>
              <table:table-cell office:value-type="float" office:value="NaN">
                <text:p>NaN</text:p>
              </table:table-cell>
              <table:table-cell office:value-type="float" office:value="48.0003843386012">
                <text:p>48.000384338601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37.3461910387211">
                <text:p>37.3461910387211</text:p>
              </table:table-cell>
              <table:table-cell office:value-type="float" office:value="NaN">
                <text:p>NaN</text:p>
              </table:table-cell>
              <table:table-cell office:value-type="float" office:value="50.6951156362397">
                <text:p>50.6951156362397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90.5271500939769">
                <text:p>90.5271500939769</text:p>
              </table:table-cell>
              <table:table-cell office:value-type="float" office:value="NaN">
                <text:p>NaN</text:p>
              </table:table-cell>
              <table:table-cell office:value-type="float" office:value="49.6111404067372">
                <text:p>49.6111404067372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514">
                <text:p>514</text:p>
              </table:table-cell>
              <table:table-cell office:value-type="float" office:value="15.9835409382162">
                <text:p>15.9835409382162</text:p>
              </table:table-cell>
              <table:table-cell office:value-type="float" office:value="NaN">
                <text:p>NaN</text:p>
              </table:table-cell>
              <table:table-cell office:value-type="float" office:value="53.8176693796057">
                <text:p>53.8176693796057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515">
                <text:p>515</text:p>
              </table:table-cell>
              <table:table-cell office:value-type="float" office:value="65.6320762318989">
                <text:p>65.6320762318989</text:p>
              </table:table-cell>
              <table:table-cell office:value-type="float" office:value="NaN">
                <text:p>NaN</text:p>
              </table:table-cell>
              <table:table-cell office:value-type="float" office:value="50.2885014616959">
                <text:p>50.2885014616959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516">
                <text:p>516</text:p>
              </table:table-cell>
              <table:table-cell office:value-type="float" office:value="15.2788907970391">
                <text:p>15.2788907970391</text:p>
              </table:table-cell>
              <table:table-cell office:value-type="float" office:value="NaN">
                <text:p>NaN</text:p>
              </table:table-cell>
              <table:table-cell office:value-type="float" office:value="51.8388118850097">
                <text:p>51.8388118850097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517">
                <text:p>517</text:p>
              </table:table-cell>
              <table:table-cell office:value-type="float" office:value="53.2182344043295">
                <text:p>53.2182344043295</text:p>
              </table:table-cell>
              <table:table-cell office:value-type="float" office:value="NaN">
                <text:p>NaN</text:p>
              </table:table-cell>
              <table:table-cell office:value-type="float" office:value="50.3398461741202">
                <text:p>50.3398461741202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18">
                <text:p>518</text:p>
              </table:table-cell>
              <table:table-cell office:value-type="float" office:value="79.2662127678312">
                <text:p>79.2662127678312</text:p>
              </table:table-cell>
              <table:table-cell office:value-type="float" office:value="NaN">
                <text:p>NaN</text:p>
              </table:table-cell>
              <table:table-cell office:value-type="float" office:value="50.0947042128374">
                <text:p>50.0947042128374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38.2900651959699">
                <text:p>38.2900651959699</text:p>
              </table:table-cell>
              <table:table-cell office:value-type="float" office:value="NaN">
                <text:p>NaN</text:p>
              </table:table-cell>
              <table:table-cell office:value-type="float" office:value="51.0300131702703">
                <text:p>51.0300131702703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02114733363255">
                <text:p>1.02114733363255</text:p>
              </table:table-cell>
              <table:table-cell office:value-type="float" office:value="NaN">
                <text:p>NaN</text:p>
              </table:table-cell>
              <table:table-cell office:value-type="float" office:value="50.9675531258591">
                <text:p>50.9675531258591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67.8478965952994">
                <text:p>67.8478965952994</text:p>
              </table:table-cell>
              <table:table-cell office:value-type="float" office:value="NaN">
                <text:p>NaN</text:p>
              </table:table-cell>
              <table:table-cell office:value-type="float" office:value="46.7914382344447">
                <text:p>46.7914382344447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10.6610622156467">
                <text:p>10.6610622156467</text:p>
              </table:table-cell>
              <table:table-cell office:value-type="float" office:value="NaN">
                <text:p>NaN</text:p>
              </table:table-cell>
              <table:table-cell office:value-type="float" office:value="49.7045870351555">
                <text:p>49.7045870351555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523">
                <text:p>523</text:p>
              </table:table-cell>
              <table:table-cell office:value-type="float" office:value="18.6527319250524">
                <text:p>18.6527319250524</text:p>
              </table:table-cell>
              <table:table-cell office:value-type="float" office:value="NaN">
                <text:p>NaN</text:p>
              </table:table-cell>
              <table:table-cell office:value-type="float" office:value="49.0563254995682">
                <text:p>49.056325499568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24">
                <text:p>524</text:p>
              </table:table-cell>
              <table:table-cell office:value-type="float" office:value="59.7103054610329">
                <text:p>59.7103054610329</text:p>
              </table:table-cell>
              <table:table-cell office:value-type="float" office:value="NaN">
                <text:p>NaN</text:p>
              </table:table-cell>
              <table:table-cell office:value-type="float" office:value="49.2228281766893">
                <text:p>49.2228281766893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525">
                <text:p>525</text:p>
              </table:table-cell>
              <table:table-cell office:value-type="float" office:value="16.47592305088">
                <text:p>16.47592305088</text:p>
              </table:table-cell>
              <table:table-cell office:value-type="float" office:value="NaN">
                <text:p>NaN</text:p>
              </table:table-cell>
              <table:table-cell office:value-type="float" office:value="51.146817182313">
                <text:p>51.14681718231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526">
                <text:p>526</text:p>
              </table:table-cell>
              <table:table-cell office:value-type="float" office:value="18.3393687831225">
                <text:p>18.3393687831225</text:p>
              </table:table-cell>
              <table:table-cell office:value-type="float" office:value="NaN">
                <text:p>NaN</text:p>
              </table:table-cell>
              <table:table-cell office:value-type="float" office:value="48.4688788912521">
                <text:p>48.4688788912521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527">
                <text:p>527</text:p>
              </table:table-cell>
              <table:table-cell office:value-type="float" office:value="12.6899928060647">
                <text:p>12.6899928060647</text:p>
              </table:table-cell>
              <table:table-cell office:value-type="float" office:value="NaN">
                <text:p>NaN</text:p>
              </table:table-cell>
              <table:table-cell office:value-type="float" office:value="44.5136086813864">
                <text:p>44.5136086813864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528">
                <text:p>528</text:p>
              </table:table-cell>
              <table:table-cell office:value-type="float" office:value="17.0559350481087">
                <text:p>17.0559350481087</text:p>
              </table:table-cell>
              <table:table-cell office:value-type="float" office:value="NaN">
                <text:p>NaN</text:p>
              </table:table-cell>
              <table:table-cell office:value-type="float" office:value="40.0627193092476">
                <text:p>40.0627193092476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2.3042910447505">
                <text:p>22.3042910447505</text:p>
              </table:table-cell>
              <table:table-cell office:value-type="float" office:value="NaN">
                <text:p>NaN</text:p>
              </table:table-cell>
              <table:table-cell office:value-type="float" office:value="38.7100355765401">
                <text:p>38.7100355765401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3.2753120098226">
                <text:p>23.2753120098226</text:p>
              </table:table-cell>
              <table:table-cell office:value-type="float" office:value="NaN">
                <text:p>NaN</text:p>
              </table:table-cell>
              <table:table-cell office:value-type="float" office:value="34.1618449732583">
                <text:p>34.1618449732583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531">
                <text:p>531</text:p>
              </table:table-cell>
              <table:table-cell office:value-type="float" office:value="33.1558509509438">
                <text:p>33.1558509509438</text:p>
              </table:table-cell>
              <table:table-cell office:value-type="float" office:value="NaN">
                <text:p>NaN</text:p>
              </table:table-cell>
              <table:table-cell office:value-type="float" office:value="34.6479630446988">
                <text:p>34.6479630446988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532">
                <text:p>532</text:p>
              </table:table-cell>
              <table:table-cell office:value-type="float" office:value="29.028782395689">
                <text:p>29.028782395689</text:p>
              </table:table-cell>
              <table:table-cell office:value-type="float" office:value="NaN">
                <text:p>NaN</text:p>
              </table:table-cell>
              <table:table-cell office:value-type="float" office:value="32.4828813593018">
                <text:p>32.482881359301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27.7281268271212">
                <text:p>27.7281268271212</text:p>
              </table:table-cell>
              <table:table-cell office:value-type="float" office:value="NaN">
                <text:p>NaN</text:p>
              </table:table-cell>
              <table:table-cell office:value-type="float" office:value="33.3995407992117">
                <text:p>33.3995407992117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534">
                <text:p>534</text:p>
              </table:table-cell>
              <table:table-cell office:value-type="float" office:value="9.53501592392915">
                <text:p>9.53501592392915</text:p>
              </table:table-cell>
              <table:table-cell office:value-type="float" office:value="NaN">
                <text:p>NaN</text:p>
              </table:table-cell>
              <table:table-cell office:value-type="float" office:value="31.7002002940645">
                <text:p>31.7002002940645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535">
                <text:p>535</text:p>
              </table:table-cell>
              <table:table-cell office:value-type="float" office:value="54.9284430908838">
                <text:p>54.9284430908838</text:p>
              </table:table-cell>
              <table:table-cell office:value-type="float" office:value="NaN">
                <text:p>NaN</text:p>
              </table:table-cell>
              <table:table-cell office:value-type="float" office:value="27.0514538378044">
                <text:p>27.0514538378044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536">
                <text:p>536</text:p>
              </table:table-cell>
              <table:table-cell office:value-type="float" office:value="54.7033674358384">
                <text:p>54.7033674358384</text:p>
              </table:table-cell>
              <table:table-cell office:value-type="float" office:value="NaN">
                <text:p>NaN</text:p>
              </table:table-cell>
              <table:table-cell office:value-type="float" office:value="28.1606790307986">
                <text:p>28.1606790307986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537">
                <text:p>537</text:p>
              </table:table-cell>
              <table:table-cell office:value-type="float" office:value="31.9736652014536">
                <text:p>31.9736652014536</text:p>
              </table:table-cell>
              <table:table-cell office:value-type="float" office:value="NaN">
                <text:p>NaN</text:p>
              </table:table-cell>
              <table:table-cell office:value-type="float" office:value="31.739493704279">
                <text:p>31.73949370427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538">
                <text:p>538</text:p>
              </table:table-cell>
              <table:table-cell office:value-type="float" office:value="46.3448174932516">
                <text:p>46.3448174932516</text:p>
              </table:table-cell>
              <table:table-cell office:value-type="float" office:value="NaN">
                <text:p>NaN</text:p>
              </table:table-cell>
              <table:table-cell office:value-type="float" office:value="29.3478782780227">
                <text:p>29.347878278022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5.60544938699487">
                <text:p>5.60544938699487</text:p>
              </table:table-cell>
              <table:table-cell office:value-type="float" office:value="NaN">
                <text:p>NaN</text:p>
              </table:table-cell>
              <table:table-cell office:value-type="float" office:value="31.7267952965296">
                <text:p>31.726795296529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2.0341325220972">
                <text:p>12.0341325220972</text:p>
              </table:table-cell>
              <table:table-cell office:value-type="float" office:value="NaN">
                <text:p>NaN</text:p>
              </table:table-cell>
              <table:table-cell office:value-type="float" office:value="30.8569764606591">
                <text:p>30.8569764606591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541">
                <text:p>541</text:p>
              </table:table-cell>
              <table:table-cell office:value-type="float" office:value="31.0079377380697">
                <text:p>31.0079377380697</text:p>
              </table:table-cell>
              <table:table-cell office:value-type="float" office:value="NaN">
                <text:p>NaN</text:p>
              </table:table-cell>
              <table:table-cell office:value-type="float" office:value="27.6785649313968">
                <text:p>27.6785649313968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542">
                <text:p>542</text:p>
              </table:table-cell>
              <table:table-cell office:value-type="float" office:value="34.9037128706559">
                <text:p>34.9037128706559</text:p>
              </table:table-cell>
              <table:table-cell office:value-type="float" office:value="NaN">
                <text:p>NaN</text:p>
              </table:table-cell>
              <table:table-cell office:value-type="float" office:value="28.6473659105427">
                <text:p>28.6473659105427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90.0886891302617">
                <text:p>90.0886891302617</text:p>
              </table:table-cell>
              <table:table-cell office:value-type="float" office:value="NaN">
                <text:p>NaN</text:p>
              </table:table-cell>
              <table:table-cell office:value-type="float" office:value="29.7516555163783">
                <text:p>29.7516555163783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544">
                <text:p>544</text:p>
              </table:table-cell>
              <table:table-cell office:value-type="float" office:value="22.9359659974504">
                <text:p>22.9359659974504</text:p>
              </table:table-cell>
              <table:table-cell office:value-type="float" office:value="NaN">
                <text:p>NaN</text:p>
              </table:table-cell>
              <table:table-cell office:value-type="float" office:value="34.9115686046581">
                <text:p>34.9115686046581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545">
                <text:p>545</text:p>
              </table:table-cell>
              <table:table-cell office:value-type="float" office:value="88.8396864693547">
                <text:p>88.8396864693547</text:p>
              </table:table-cell>
              <table:table-cell office:value-type="float" office:value="NaN">
                <text:p>NaN</text:p>
              </table:table-cell>
              <table:table-cell office:value-type="float" office:value="35.3035706679475">
                <text:p>35.3035706679475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546">
                <text:p>546</text:p>
              </table:table-cell>
              <table:table-cell office:value-type="float" office:value="58.955856850291">
                <text:p>58.955856850291</text:p>
              </table:table-cell>
              <table:table-cell office:value-type="float" office:value="NaN">
                <text:p>NaN</text:p>
              </table:table-cell>
              <table:table-cell office:value-type="float" office:value="39.7392636962545">
                <text:p>39.7392636962545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547">
                <text:p>547</text:p>
              </table:table-cell>
              <table:table-cell office:value-type="float" office:value="23.795764163323">
                <text:p>23.795764163323</text:p>
              </table:table-cell>
              <table:table-cell office:value-type="float" office:value="NaN">
                <text:p>NaN</text:p>
              </table:table-cell>
              <table:table-cell office:value-type="float" office:value="42.1179666856191">
                <text:p>42.1179666856191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548">
                <text:p>548</text:p>
              </table:table-cell>
              <table:table-cell office:value-type="float" office:value="31.0488675657045">
                <text:p>31.0488675657045</text:p>
              </table:table-cell>
              <table:table-cell office:value-type="float" office:value="NaN">
                <text:p>NaN</text:p>
              </table:table-cell>
              <table:table-cell office:value-type="float" office:value="41.4939608997777">
                <text:p>41.4939608997777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49.4093754940461">
                <text:p>49.4093754940461</text:p>
              </table:table-cell>
              <table:table-cell office:value-type="float" office:value="NaN">
                <text:p>NaN</text:p>
              </table:table-cell>
              <table:table-cell office:value-type="float" office:value="41.6286332444454">
                <text:p>41.628633244445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1.6948740324184">
                <text:p>71.6948740324184</text:p>
              </table:table-cell>
              <table:table-cell office:value-type="float" office:value="NaN">
                <text:p>NaN</text:p>
              </table:table-cell>
              <table:table-cell office:value-type="float" office:value="43.0740498222404">
                <text:p>43.0740498222404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72.50359586153">
                <text:p>72.50359586153</text:p>
              </table:table-cell>
              <table:table-cell office:value-type="float" office:value="NaN">
                <text:p>NaN</text:p>
              </table:table-cell>
              <table:table-cell office:value-type="float" office:value="47.2180403628063">
                <text:p>47.218040362806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552">
                <text:p>552</text:p>
              </table:table-cell>
              <table:table-cell office:value-type="float" office:value="67.7449779188687">
                <text:p>67.7449779188687</text:p>
              </table:table-cell>
              <table:table-cell office:value-type="float" office:value="NaN">
                <text:p>NaN</text:p>
              </table:table-cell>
              <table:table-cell office:value-type="float" office:value="48.3897172141827">
                <text:p>48.3897172141827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44.761516479904">
                <text:p>44.761516479904</text:p>
              </table:table-cell>
              <table:table-cell office:value-type="float" office:value="NaN">
                <text:p>NaN</text:p>
              </table:table-cell>
              <table:table-cell office:value-type="float" office:value="49.2591579130514">
                <text:p>49.2591579130514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554">
                <text:p>554</text:p>
              </table:table-cell>
              <table:table-cell office:value-type="float" office:value="88.8540503103273">
                <text:p>88.8540503103273</text:p>
              </table:table-cell>
              <table:table-cell office:value-type="float" office:value="NaN">
                <text:p>NaN</text:p>
              </table:table-cell>
              <table:table-cell office:value-type="float" office:value="50.1116813316148">
                <text:p>50.1116813316148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555">
                <text:p>555</text:p>
              </table:table-cell>
              <table:table-cell office:value-type="float" office:value="48.282667159928">
                <text:p>48.282667159928</text:p>
              </table:table-cell>
              <table:table-cell office:value-type="float" office:value="NaN">
                <text:p>NaN</text:p>
              </table:table-cell>
              <table:table-cell office:value-type="float" office:value="52.9456301860865">
                <text:p>52.9456301860865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556">
                <text:p>556</text:p>
              </table:table-cell>
              <table:table-cell office:value-type="float" office:value="25.7418565620185">
                <text:p>25.7418565620185</text:p>
              </table:table-cell>
              <table:table-cell office:value-type="float" office:value="NaN">
                <text:p>NaN</text:p>
              </table:table-cell>
              <table:table-cell office:value-type="float" office:value="55.7907780376154">
                <text:p>55.7907780376154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557">
                <text:p>557</text:p>
              </table:table-cell>
              <table:table-cell office:value-type="float" office:value="43.0081991357319">
                <text:p>43.0081991357319</text:p>
              </table:table-cell>
              <table:table-cell office:value-type="float" office:value="NaN">
                <text:p>NaN</text:p>
              </table:table-cell>
              <table:table-cell office:value-type="float" office:value="56.7046263069435">
                <text:p>56.7046263069435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558">
                <text:p>558</text:p>
              </table:table-cell>
              <table:table-cell office:value-type="float" office:value="1.94116465729315">
                <text:p>1.94116465729315</text:p>
              </table:table-cell>
              <table:table-cell office:value-type="float" office:value="NaN">
                <text:p>NaN</text:p>
              </table:table-cell>
              <table:table-cell office:value-type="float" office:value="57.5046437334543">
                <text:p>57.5046437334543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30.6351893706609">
                <text:p>30.6351893706609</text:p>
              </table:table-cell>
              <table:table-cell office:value-type="float" office:value="NaN">
                <text:p>NaN</text:p>
              </table:table-cell>
              <table:table-cell office:value-type="float" office:value="55.3071405192301">
                <text:p>55.307140519230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9.6832418244984">
                <text:p>49.6832418244984</text:p>
              </table:table-cell>
              <table:table-cell office:value-type="float" office:value="NaN">
                <text:p>NaN</text:p>
              </table:table-cell>
              <table:table-cell office:value-type="float" office:value="51.34357386859">
                <text:p>51.34357386859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561">
                <text:p>561</text:p>
              </table:table-cell>
              <table:table-cell office:value-type="float" office:value="27.3204386756391">
                <text:p>27.3204386756391</text:p>
              </table:table-cell>
              <table:table-cell office:value-type="float" office:value="NaN">
                <text:p>NaN</text:p>
              </table:table-cell>
              <table:table-cell office:value-type="float" office:value="53.1267255903932">
                <text:p>53.1267255903932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562">
                <text:p>562</text:p>
              </table:table-cell>
              <table:table-cell office:value-type="float" office:value="30.104063822319">
                <text:p>30.104063822319</text:p>
              </table:table-cell>
              <table:table-cell office:value-type="float" office:value="NaN">
                <text:p>NaN</text:p>
              </table:table-cell>
              <table:table-cell office:value-type="float" office:value="49.0254424041455">
                <text:p>49.0254424041455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563">
                <text:p>563</text:p>
              </table:table-cell>
              <table:table-cell office:value-type="float" office:value="18.7338272460173">
                <text:p>18.7338272460173</text:p>
              </table:table-cell>
              <table:table-cell office:value-type="float" office:value="NaN">
                <text:p>NaN</text:p>
              </table:table-cell>
              <table:table-cell office:value-type="float" office:value="47.1019895356141">
                <text:p>47.101989535614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564">
                <text:p>564</text:p>
              </table:table-cell>
              <table:table-cell office:value-type="float" office:value="85.9770827955531">
                <text:p>85.9770827955531</text:p>
              </table:table-cell>
              <table:table-cell office:value-type="float" office:value="NaN">
                <text:p>NaN</text:p>
              </table:table-cell>
              <table:table-cell office:value-type="float" office:value="46.7645270744604">
                <text:p>46.7645270744604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565">
                <text:p>565</text:p>
              </table:table-cell>
              <table:table-cell office:value-type="float" office:value="34.406510711246">
                <text:p>34.406510711246</text:p>
              </table:table-cell>
              <table:table-cell office:value-type="float" office:value="NaN">
                <text:p>NaN</text:p>
              </table:table-cell>
              <table:table-cell office:value-type="float" office:value="50.4264080897836">
                <text:p>50.4264080897836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566">
                <text:p>566</text:p>
              </table:table-cell>
              <table:table-cell office:value-type="float" office:value="15.7752967403405">
                <text:p>15.7752967403405</text:p>
              </table:table-cell>
              <table:table-cell office:value-type="float" office:value="NaN">
                <text:p>NaN</text:p>
              </table:table-cell>
              <table:table-cell office:value-type="float" office:value="49.4262171042636">
                <text:p>49.4262171042636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567">
                <text:p>567</text:p>
              </table:table-cell>
              <table:table-cell office:value-type="float" office:value="29.1477167521189">
                <text:p>29.1477167521189</text:p>
              </table:table-cell>
              <table:table-cell office:value-type="float" office:value="NaN">
                <text:p>NaN</text:p>
              </table:table-cell>
              <table:table-cell office:value-type="float" office:value="45.6982452847917">
                <text:p>45.6982452847917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568">
                <text:p>568</text:p>
              </table:table-cell>
              <table:table-cell office:value-type="float" office:value="19.783820879628">
                <text:p>19.783820879628</text:p>
              </table:table-cell>
              <table:table-cell office:value-type="float" office:value="NaN">
                <text:p>NaN</text:p>
              </table:table-cell>
              <table:table-cell office:value-type="float" office:value="42.8078533441643">
                <text:p>42.8078533441643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28.0441124725839">
                <text:p>28.0441124725839</text:p>
              </table:table-cell>
              <table:table-cell office:value-type="float" office:value="NaN">
                <text:p>NaN</text:p>
              </table:table-cell>
              <table:table-cell office:value-type="float" office:value="39.6104428748816">
                <text:p>39.6104428748816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66.8910945450517">
                <text:p>66.8910945450517</text:p>
              </table:table-cell>
              <table:table-cell office:value-type="float" office:value="NaN">
                <text:p>NaN</text:p>
              </table:table-cell>
              <table:table-cell office:value-type="float" office:value="38.4959492743936">
                <text:p>38.4959492743936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571">
                <text:p>571</text:p>
              </table:table-cell>
              <table:table-cell office:value-type="float" office:value="82.9615476848315">
                <text:p>82.9615476848315</text:p>
              </table:table-cell>
              <table:table-cell office:value-type="float" office:value="NaN">
                <text:p>NaN</text:p>
              </table:table-cell>
              <table:table-cell office:value-type="float" office:value="37.0317522233752">
                <text:p>37.0317522233752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572">
                <text:p>572</text:p>
              </table:table-cell>
              <table:table-cell office:value-type="float" office:value="5.24137576351265">
                <text:p>5.24137576351265</text:p>
              </table:table-cell>
              <table:table-cell office:value-type="float" office:value="NaN">
                <text:p>NaN</text:p>
              </table:table-cell>
              <table:table-cell office:value-type="float" office:value="39.3436775917021">
                <text:p>39.3436775917021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573">
                <text:p>573</text:p>
              </table:table-cell>
              <table:table-cell office:value-type="float" office:value="92.8490893013387">
                <text:p>92.8490893013387</text:p>
              </table:table-cell>
              <table:table-cell office:value-type="float" office:value="NaN">
                <text:p>NaN</text:p>
              </table:table-cell>
              <table:table-cell office:value-type="float" office:value="37.9769788718017">
                <text:p>37.9769788718017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574">
                <text:p>574</text:p>
              </table:table-cell>
              <table:table-cell office:value-type="float" office:value="17.6844304789855">
                <text:p>17.6844304789855</text:p>
              </table:table-cell>
              <table:table-cell office:value-type="float" office:value="NaN">
                <text:p>NaN</text:p>
              </table:table-cell>
              <table:table-cell office:value-type="float" office:value="41.2997048828422">
                <text:p>41.299704882842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575">
                <text:p>575</text:p>
              </table:table-cell>
              <table:table-cell office:value-type="float" office:value="76.6808771837761">
                <text:p>76.6808771837761</text:p>
              </table:table-cell>
              <table:table-cell office:value-type="float" office:value="NaN">
                <text:p>NaN</text:p>
              </table:table-cell>
              <table:table-cell office:value-type="float" office:value="42.3492559376217">
                <text:p>42.3492559376217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76">
                <text:p>576</text:p>
              </table:table-cell>
              <table:table-cell office:value-type="float" office:value="5.55500978031264">
                <text:p>5.55500978031264</text:p>
              </table:table-cell>
              <table:table-cell office:value-type="float" office:value="NaN">
                <text:p>NaN</text:p>
              </table:table-cell>
              <table:table-cell office:value-type="float" office:value="45.418968458496">
                <text:p>45.418968458496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577">
                <text:p>577</text:p>
              </table:table-cell>
              <table:table-cell office:value-type="float" office:value="41.7420148678856">
                <text:p>41.7420148678856</text:p>
              </table:table-cell>
              <table:table-cell office:value-type="float" office:value="NaN">
                <text:p>NaN</text:p>
              </table:table-cell>
              <table:table-cell office:value-type="float" office:value="42.477086322217">
                <text:p>42.477086322217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578">
                <text:p>578</text:p>
              </table:table-cell>
              <table:table-cell office:value-type="float" office:value="64.8415147874456">
                <text:p>64.8415147874456</text:p>
              </table:table-cell>
              <table:table-cell office:value-type="float" office:value="NaN">
                <text:p>NaN</text:p>
              </table:table-cell>
              <table:table-cell office:value-type="float" office:value="43.4385247350334">
                <text:p>43.4385247350334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43.7175003533667">
                <text:p>43.7175003533667</text:p>
              </table:table-cell>
              <table:table-cell office:value-type="float" office:value="NaN">
                <text:p>NaN</text:p>
              </table:table-cell>
              <table:table-cell office:value-type="float" office:value="45.7543547993752">
                <text:p>45.754354799375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2.3672434703979">
                <text:p>12.3672434703979</text:p>
              </table:table-cell>
              <table:table-cell office:value-type="float" office:value="NaN">
                <text:p>NaN</text:p>
              </table:table-cell>
              <table:table-cell office:value-type="float" office:value="47.4199330065318">
                <text:p>47.4199330065318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581">
                <text:p>581</text:p>
              </table:table-cell>
              <table:table-cell office:value-type="float" office:value="18.5532454499204">
                <text:p>18.5532454499204</text:p>
              </table:table-cell>
              <table:table-cell office:value-type="float" office:value="NaN">
                <text:p>NaN</text:p>
              </table:table-cell>
              <table:table-cell office:value-type="float" office:value="42.5126103848548">
                <text:p>42.5126103848548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582">
                <text:p>582</text:p>
              </table:table-cell>
              <table:table-cell office:value-type="float" office:value="97.3243403548066">
                <text:p>97.3243403548066</text:p>
              </table:table-cell>
              <table:table-cell office:value-type="float" office:value="NaN">
                <text:p>NaN</text:p>
              </table:table-cell>
              <table:table-cell office:value-type="float" office:value="41.4557260340998">
                <text:p>41.4557260340998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583">
                <text:p>583</text:p>
              </table:table-cell>
              <table:table-cell office:value-type="float" office:value="89.4083729902838">
                <text:p>89.4083729902838</text:p>
              </table:table-cell>
              <table:table-cell office:value-type="float" office:value="NaN">
                <text:p>NaN</text:p>
              </table:table-cell>
              <table:table-cell office:value-type="float" office:value="46.8923289417308">
                <text:p>46.8923289417308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584">
                <text:p>584</text:p>
              </table:table-cell>
              <table:table-cell office:value-type="float" office:value="48.6153342709193">
                <text:p>48.6153342709193</text:p>
              </table:table-cell>
              <table:table-cell office:value-type="float" office:value="NaN">
                <text:p>NaN</text:p>
              </table:table-cell>
              <table:table-cell office:value-type="float" office:value="50.9097060242752">
                <text:p>50.9097060242752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585">
                <text:p>585</text:p>
              </table:table-cell>
              <table:table-cell office:value-type="float" office:value="51.9714816584908">
                <text:p>51.9714816584908</text:p>
              </table:table-cell>
              <table:table-cell office:value-type="float" office:value="NaN">
                <text:p>NaN</text:p>
              </table:table-cell>
              <table:table-cell office:value-type="float" office:value="52.8318069170279">
                <text:p>52.831806917027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586">
                <text:p>586</text:p>
              </table:table-cell>
              <table:table-cell office:value-type="float" office:value="60.7460256230174">
                <text:p>60.7460256230174</text:p>
              </table:table-cell>
              <table:table-cell office:value-type="float" office:value="NaN">
                <text:p>NaN</text:p>
              </table:table-cell>
              <table:table-cell office:value-type="float" office:value="54.426964862755">
                <text:p>54.426964862755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587">
                <text:p>587</text:p>
              </table:table-cell>
              <table:table-cell office:value-type="float" office:value="37.5716518829498">
                <text:p>37.5716518829498</text:p>
              </table:table-cell>
              <table:table-cell office:value-type="float" office:value="NaN">
                <text:p>NaN</text:p>
              </table:table-cell>
              <table:table-cell office:value-type="float" office:value="54.0172936012861">
                <text:p>54.0172936012861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588">
                <text:p>588</text:p>
              </table:table-cell>
              <table:table-cell office:value-type="float" office:value="24.2545971581833">
                <text:p>24.2545971581833</text:p>
              </table:table-cell>
              <table:table-cell office:value-type="float" office:value="NaN">
                <text:p>NaN</text:p>
              </table:table-cell>
              <table:table-cell office:value-type="float" office:value="50.9913005478273">
                <text:p>50.9913005478273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95.9553581190766">
                <text:p>95.9553581190766</text:p>
              </table:table-cell>
              <table:table-cell office:value-type="float" office:value="NaN">
                <text:p>NaN</text:p>
              </table:table-cell>
              <table:table-cell office:value-type="float" office:value="52.2588486408054">
                <text:p>52.2588486408054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93.4863386753213">
                <text:p>93.4863386753213</text:p>
              </table:table-cell>
              <table:table-cell office:value-type="float" office:value="NaN">
                <text:p>NaN</text:p>
              </table:table-cell>
              <table:table-cell office:value-type="float" office:value="52.4659332286545">
                <text:p>52.4659332286545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591">
                <text:p>591</text:p>
              </table:table-cell>
              <table:table-cell office:value-type="float" office:value="30.9031939321582">
                <text:p>30.9031939321582</text:p>
              </table:table-cell>
              <table:table-cell office:value-type="float" office:value="NaN">
                <text:p>NaN</text:p>
              </table:table-cell>
              <table:table-cell office:value-type="float" office:value="57.5193937750769">
                <text:p>57.5193937750769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592">
                <text:p>592</text:p>
              </table:table-cell>
              <table:table-cell office:value-type="float" office:value="75.1033659153633">
                <text:p>75.1033659153633</text:p>
              </table:table-cell>
              <table:table-cell office:value-type="float" office:value="NaN">
                <text:p>NaN</text:p>
              </table:table-cell>
              <table:table-cell office:value-type="float" office:value="54.4675482249691">
                <text:p>54.467548224969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593">
                <text:p>593</text:p>
              </table:table-cell>
              <table:table-cell office:value-type="float" office:value="89.4052770083299">
                <text:p>89.4052770083299</text:p>
              </table:table-cell>
              <table:table-cell office:value-type="float" office:value="NaN">
                <text:p>NaN</text:p>
              </table:table-cell>
              <table:table-cell office:value-type="float" office:value="59.1041053006391">
                <text:p>59.104105300639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594">
                <text:p>594</text:p>
              </table:table-cell>
              <table:table-cell office:value-type="float" office:value="42.5719449907489">
                <text:p>42.5719449907489</text:p>
              </table:table-cell>
              <table:table-cell office:value-type="float" office:value="NaN">
                <text:p>NaN</text:p>
              </table:table-cell>
              <table:table-cell office:value-type="float" office:value="62.2816561100021">
                <text:p>62.281656110002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595">
                <text:p>595</text:p>
              </table:table-cell>
              <table:table-cell office:value-type="float" office:value="1.52323032244265">
                <text:p>1.52323032244265</text:p>
              </table:table-cell>
              <table:table-cell office:value-type="float" office:value="NaN">
                <text:p>NaN</text:p>
              </table:table-cell>
              <table:table-cell office:value-type="float" office:value="60.7970181235556">
                <text:p>60.7970181235556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596">
                <text:p>596</text:p>
              </table:table-cell>
              <table:table-cell office:value-type="float" office:value="64.1761632125628">
                <text:p>64.1761632125628</text:p>
              </table:table-cell>
              <table:table-cell office:value-type="float" office:value="NaN">
                <text:p>NaN</text:p>
              </table:table-cell>
              <table:table-cell office:value-type="float" office:value="57.9840667881607">
                <text:p>57.9840667881607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597">
                <text:p>597</text:p>
              </table:table-cell>
              <table:table-cell office:value-type="float" office:value="50.2387561689842">
                <text:p>50.2387561689842</text:p>
              </table:table-cell>
              <table:table-cell office:value-type="float" office:value="NaN">
                <text:p>NaN</text:p>
              </table:table-cell>
              <table:table-cell office:value-type="float" office:value="61.4379947709717">
                <text:p>61.4379947709717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598">
                <text:p>598</text:p>
              </table:table-cell>
              <table:table-cell office:value-type="float" office:value="58.1362413717647">
                <text:p>58.1362413717647</text:p>
              </table:table-cell>
              <table:table-cell office:value-type="float" office:value="NaN">
                <text:p>NaN</text:p>
              </table:table-cell>
              <table:table-cell office:value-type="float" office:value="63.5503621522426">
                <text:p>63.5503621522426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43.5466381751276">
                <text:p>43.5466381751276</text:p>
              </table:table-cell>
              <table:table-cell office:value-type="float" office:value="NaN">
                <text:p>NaN</text:p>
              </table:table-cell>
              <table:table-cell office:value-type="float" office:value="60.9378222200398">
                <text:p>60.937822220039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5.8103528204143">
                <text:p>45.8103528204143</text:p>
              </table:table-cell>
              <table:table-cell office:value-type="float" office:value="NaN">
                <text:p>NaN</text:p>
              </table:table-cell>
              <table:table-cell office:value-type="float" office:value="57.8803732323627">
                <text:p>57.8803732323627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601">
                <text:p>601</text:p>
              </table:table-cell>
              <table:table-cell office:value-type="float" office:value="82.201275219239">
                <text:p>82.201275219239</text:p>
              </table:table-cell>
              <table:table-cell office:value-type="float" office:value="NaN">
                <text:p>NaN</text:p>
              </table:table-cell>
              <table:table-cell office:value-type="float" office:value="57.6933744689957">
                <text:p>57.6933744689957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602">
                <text:p>602</text:p>
              </table:table-cell>
              <table:table-cell office:value-type="float" office:value="16.595325576543">
                <text:p>16.595325576543</text:p>
              </table:table-cell>
              <table:table-cell office:value-type="float" office:value="NaN">
                <text:p>NaN</text:p>
              </table:table-cell>
              <table:table-cell office:value-type="float" office:value="59.7086940397122">
                <text:p>59.7086940397122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603">
                <text:p>603</text:p>
              </table:table-cell>
              <table:table-cell office:value-type="float" office:value="4.81119003987447">
                <text:p>4.81119003987447</text:p>
              </table:table-cell>
              <table:table-cell office:value-type="float" office:value="NaN">
                <text:p>NaN</text:p>
              </table:table-cell>
              <table:table-cell office:value-type="float" office:value="56.765314036614">
                <text:p>56.765314036614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604">
                <text:p>604</text:p>
              </table:table-cell>
              <table:table-cell office:value-type="float" office:value="97.2407928352142">
                <text:p>97.2407928352142</text:p>
              </table:table-cell>
              <table:table-cell office:value-type="float" office:value="NaN">
                <text:p>NaN</text:p>
              </table:table-cell>
              <table:table-cell office:value-type="float" office:value="54.5812832470756">
                <text:p>54.5812832470756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605">
                <text:p>605</text:p>
              </table:table-cell>
              <table:table-cell office:value-type="float" office:value="91.715690836962">
                <text:p>91.715690836962</text:p>
              </table:table-cell>
              <table:table-cell office:value-type="float" office:value="NaN">
                <text:p>NaN</text:p>
              </table:table-cell>
              <table:table-cell office:value-type="float" office:value="59.4470296255443">
                <text:p>59.4470296255443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606">
                <text:p>606</text:p>
              </table:table-cell>
              <table:table-cell office:value-type="float" office:value="56.9328580146584">
                <text:p>56.9328580146584</text:p>
              </table:table-cell>
              <table:table-cell office:value-type="float" office:value="NaN">
                <text:p>NaN</text:p>
              </table:table-cell>
              <table:table-cell office:value-type="float" office:value="59.16438514007">
                <text:p>59.1643851400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607">
                <text:p>607</text:p>
              </table:table-cell>
              <table:table-cell office:value-type="float" office:value="64.8078784236684">
                <text:p>64.8078784236684</text:p>
              </table:table-cell>
              <table:table-cell office:value-type="float" office:value="NaN">
                <text:p>NaN</text:p>
              </table:table-cell>
              <table:table-cell office:value-type="float" office:value="56.7274864293592">
                <text:p>56.7274864293592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608">
                <text:p>608</text:p>
              </table:table-cell>
              <table:table-cell office:value-type="float" office:value="52.5953008127627">
                <text:p>52.5953008127627</text:p>
              </table:table-cell>
              <table:table-cell office:value-type="float" office:value="NaN">
                <text:p>NaN</text:p>
              </table:table-cell>
              <table:table-cell office:value-type="float" office:value="58.9877987287932">
                <text:p>58.9877987287932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32.1604552154401">
                <text:p>32.1604552154401</text:p>
              </table:table-cell>
              <table:table-cell office:value-type="float" office:value="NaN">
                <text:p>NaN</text:p>
              </table:table-cell>
              <table:table-cell office:value-type="float" office:value="57.4872610552865">
                <text:p>57.487261055286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4.3976981808637">
                <text:p>24.3976981808637</text:p>
              </table:table-cell>
              <table:table-cell office:value-type="float" office:value="NaN">
                <text:p>NaN</text:p>
              </table:table-cell>
              <table:table-cell office:value-type="float" office:value="53.6709396024271">
                <text:p>53.6709396024271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611">
                <text:p>611</text:p>
              </table:table-cell>
              <table:table-cell office:value-type="float" office:value="27.0709213333647">
                <text:p>27.0709213333647</text:p>
              </table:table-cell>
              <table:table-cell office:value-type="float" office:value="NaN">
                <text:p>NaN</text:p>
              </table:table-cell>
              <table:table-cell office:value-type="float" office:value="52.4593231484348">
                <text:p>52.459323148434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612">
                <text:p>612</text:p>
              </table:table-cell>
              <table:table-cell office:value-type="float" office:value="73.6394687005252">
                <text:p>73.6394687005252</text:p>
              </table:table-cell>
              <table:table-cell office:value-type="float" office:value="NaN">
                <text:p>NaN</text:p>
              </table:table-cell>
              <table:table-cell office:value-type="float" office:value="54.1625025491629">
                <text:p>54.1625025491629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613">
                <text:p>613</text:p>
              </table:table-cell>
              <table:table-cell office:value-type="float" office:value="47.2353094328536">
                <text:p>47.2353094328536</text:p>
              </table:table-cell>
              <table:table-cell office:value-type="float" office:value="NaN">
                <text:p>NaN</text:p>
              </table:table-cell>
              <table:table-cell office:value-type="float" office:value="54.7933895816938">
                <text:p>54.7933895816938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614">
                <text:p>614</text:p>
              </table:table-cell>
              <table:table-cell office:value-type="float" office:value="70.9854044054447">
                <text:p>70.9854044054447</text:p>
              </table:table-cell>
              <table:table-cell office:value-type="float" office:value="NaN">
                <text:p>NaN</text:p>
              </table:table-cell>
              <table:table-cell office:value-type="float" office:value="54.5931597992851">
                <text:p>54.5931597992851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615">
                <text:p>615</text:p>
              </table:table-cell>
              <table:table-cell office:value-type="float" office:value="52.2912700545155">
                <text:p>52.2912700545155</text:p>
              </table:table-cell>
              <table:table-cell office:value-type="float" office:value="NaN">
                <text:p>NaN</text:p>
              </table:table-cell>
              <table:table-cell office:value-type="float" office:value="55.4497706681971">
                <text:p>55.4497706681971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616">
                <text:p>616</text:p>
              </table:table-cell>
              <table:table-cell office:value-type="float" office:value="36.2455288588117">
                <text:p>36.2455288588117</text:p>
              </table:table-cell>
              <table:table-cell office:value-type="float" office:value="NaN">
                <text:p>NaN</text:p>
              </table:table-cell>
              <table:table-cell office:value-type="float" office:value="56.0327461268229">
                <text:p>56.0327461268229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617">
                <text:p>617</text:p>
              </table:table-cell>
              <table:table-cell office:value-type="float" office:value="6.29208801511123">
                <text:p>6.29208801511123</text:p>
              </table:table-cell>
              <table:table-cell office:value-type="float" office:value="NaN">
                <text:p>NaN</text:p>
              </table:table-cell>
              <table:table-cell office:value-type="float" office:value="55.3950911960494">
                <text:p>55.3950911960494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618">
                <text:p>618</text:p>
              </table:table-cell>
              <table:table-cell office:value-type="float" office:value="93.969849449949">
                <text:p>93.969849449949</text:p>
              </table:table-cell>
              <table:table-cell office:value-type="float" office:value="NaN">
                <text:p>NaN</text:p>
              </table:table-cell>
              <table:table-cell office:value-type="float" office:value="50.3344787157742">
                <text:p>50.334478715774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87.5127899599235">
                <text:p>87.5127899599235</text:p>
              </table:table-cell>
              <table:table-cell office:value-type="float" office:value="NaN">
                <text:p>NaN</text:p>
              </table:table-cell>
              <table:table-cell office:value-type="float" office:value="55.4927803073347">
                <text:p>55.492780307334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8.7900975108145">
                <text:p>78.7900975108145</text:p>
              </table:table-cell>
              <table:table-cell office:value-type="float" office:value="NaN">
                <text:p>NaN</text:p>
              </table:table-cell>
              <table:table-cell office:value-type="float" office:value="61.0062203020046">
                <text:p>61.0062203020046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621">
                <text:p>621</text:p>
              </table:table-cell>
              <table:table-cell office:value-type="float" office:value="68.7411118036988">
                <text:p>68.7411118036988</text:p>
              </table:table-cell>
              <table:table-cell office:value-type="float" office:value="NaN">
                <text:p>NaN</text:p>
              </table:table-cell>
              <table:table-cell office:value-type="float" office:value="59.7761739470446">
                <text:p>59.776173947044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622">
                <text:p>622</text:p>
              </table:table-cell>
              <table:table-cell office:value-type="float" office:value="16.6087633270743">
                <text:p>16.6087633270743</text:p>
              </table:table-cell>
              <table:table-cell office:value-type="float" office:value="NaN">
                <text:p>NaN</text:p>
              </table:table-cell>
              <table:table-cell office:value-type="float" office:value="58.2445353448271">
                <text:p>58.2445353448271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623">
                <text:p>623</text:p>
              </table:table-cell>
              <table:table-cell office:value-type="float" office:value="94.0254335840833">
                <text:p>94.0254335840833</text:p>
              </table:table-cell>
              <table:table-cell office:value-type="float" office:value="NaN">
                <text:p>NaN</text:p>
              </table:table-cell>
              <table:table-cell office:value-type="float" office:value="55.5562623656548">
                <text:p>55.5562623656548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624">
                <text:p>624</text:p>
              </table:table-cell>
              <table:table-cell office:value-type="float" office:value="17.4293461792774">
                <text:p>17.4293461792774</text:p>
              </table:table-cell>
              <table:table-cell office:value-type="float" office:value="NaN">
                <text:p>NaN</text:p>
              </table:table-cell>
              <table:table-cell office:value-type="float" office:value="57.5040993763491">
                <text:p>57.504099376349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625">
                <text:p>625</text:p>
              </table:table-cell>
              <table:table-cell office:value-type="float" office:value="38.6775930819042">
                <text:p>38.6775930819042</text:p>
              </table:table-cell>
              <table:table-cell office:value-type="float" office:value="NaN">
                <text:p>NaN</text:p>
              </table:table-cell>
              <table:table-cell office:value-type="float" office:value="55.1597024007834">
                <text:p>55.1597024007834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626">
                <text:p>626</text:p>
              </table:table-cell>
              <table:table-cell office:value-type="float" office:value="91.1719147843948">
                <text:p>91.1719147843948</text:p>
              </table:table-cell>
              <table:table-cell office:value-type="float" office:value="NaN">
                <text:p>NaN</text:p>
              </table:table-cell>
              <table:table-cell office:value-type="float" office:value="55.5941782585477">
                <text:p>55.5941782585477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627">
                <text:p>627</text:p>
              </table:table-cell>
              <table:table-cell office:value-type="float" office:value="86.136388571077">
                <text:p>86.136388571077</text:p>
              </table:table-cell>
              <table:table-cell office:value-type="float" office:value="NaN">
                <text:p>NaN</text:p>
              </table:table-cell>
              <table:table-cell office:value-type="float" office:value="60.0457926987831">
                <text:p>60.045792698783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628">
                <text:p>628</text:p>
              </table:table-cell>
              <table:table-cell office:value-type="float" office:value="83.8771149554836">
                <text:p>83.8771149554836</text:p>
              </table:table-cell>
              <table:table-cell office:value-type="float" office:value="NaN">
                <text:p>NaN</text:p>
              </table:table-cell>
              <table:table-cell office:value-type="float" office:value="63.9834905146306">
                <text:p>63.9834905146306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87.4774415591986">
                <text:p>87.4774415591986</text:p>
              </table:table-cell>
              <table:table-cell office:value-type="float" office:value="NaN">
                <text:p>NaN</text:p>
              </table:table-cell>
              <table:table-cell office:value-type="float" office:value="64.6660002649611">
                <text:p>64.666000264961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5.2753646586143">
                <text:p>75.2753646586143</text:p>
              </table:table-cell>
              <table:table-cell office:value-type="float" office:value="NaN">
                <text:p>NaN</text:p>
              </table:table-cell>
              <table:table-cell office:value-type="float" office:value="67.3488090733841">
                <text:p>67.348809073384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631">
                <text:p>631</text:p>
              </table:table-cell>
              <table:table-cell office:value-type="float" office:value="94.8187660149243">
                <text:p>94.8187660149243</text:p>
              </table:table-cell>
              <table:table-cell office:value-type="float" office:value="NaN">
                <text:p>NaN</text:p>
              </table:table-cell>
              <table:table-cell office:value-type="float" office:value="67.6348064235954">
                <text:p>67.6348064235954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69.1249398390149">
                <text:p>69.1249398390149</text:p>
              </table:table-cell>
              <table:table-cell office:value-type="float" office:value="NaN">
                <text:p>NaN</text:p>
              </table:table-cell>
              <table:table-cell office:value-type="float" office:value="70.469972820956">
                <text:p>70.46997282095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633">
                <text:p>633</text:p>
              </table:table-cell>
              <table:table-cell office:value-type="float" office:value="39.0353283961845">
                <text:p>39.0353283961845</text:p>
              </table:table-cell>
              <table:table-cell office:value-type="float" office:value="NaN">
                <text:p>NaN</text:p>
              </table:table-cell>
              <table:table-cell office:value-type="float" office:value="72.6619335529696">
                <text:p>72.6619335529696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634">
                <text:p>634</text:p>
              </table:table-cell>
              <table:table-cell office:value-type="float" office:value="76.9982807656507">
                <text:p>76.9982807656507</text:p>
              </table:table-cell>
              <table:table-cell office:value-type="float" office:value="NaN">
                <text:p>NaN</text:p>
              </table:table-cell>
              <table:table-cell office:value-type="float" office:value="74.8448162450411">
                <text:p>74.844816245041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635">
                <text:p>635</text:p>
              </table:table-cell>
              <table:table-cell office:value-type="float" office:value="94.6109697716773">
                <text:p>94.6109697716773</text:p>
              </table:table-cell>
              <table:table-cell office:value-type="float" office:value="NaN">
                <text:p>NaN</text:p>
              </table:table-cell>
              <table:table-cell office:value-type="float" office:value="73.7133783327546">
                <text:p>73.7133783327546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636">
                <text:p>636</text:p>
              </table:table-cell>
              <table:table-cell office:value-type="float" office:value="17.936782707813">
                <text:p>17.936782707813</text:p>
              </table:table-cell>
              <table:table-cell office:value-type="float" office:value="NaN">
                <text:p>NaN</text:p>
              </table:table-cell>
              <table:table-cell office:value-type="float" office:value="74.1865903202048">
                <text:p>74.186590320204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637">
                <text:p>637</text:p>
              </table:table-cell>
              <table:table-cell office:value-type="float" office:value="16.7723615349005">
                <text:p>16.7723615349005</text:p>
              </table:table-cell>
              <table:table-cell office:value-type="float" office:value="NaN">
                <text:p>NaN</text:p>
              </table:table-cell>
              <table:table-cell office:value-type="float" office:value="70.1297026666714">
                <text:p>70.1297026666714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638">
                <text:p>638</text:p>
              </table:table-cell>
              <table:table-cell office:value-type="float" office:value="31.1011877254004">
                <text:p>31.1011877254004</text:p>
              </table:table-cell>
              <table:table-cell office:value-type="float" office:value="NaN">
                <text:p>NaN</text:p>
              </table:table-cell>
              <table:table-cell office:value-type="float" office:value="66.6651193154182">
                <text:p>66.6651193154182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7.73394289509736">
                <text:p>7.73394289509736</text:p>
              </table:table-cell>
              <table:table-cell office:value-type="float" office:value="NaN">
                <text:p>NaN</text:p>
              </table:table-cell>
              <table:table-cell office:value-type="float" office:value="67.6312809419732">
                <text:p>67.631280941973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32.7139990411727">
                <text:p>32.7139990411727</text:p>
              </table:table-cell>
              <table:table-cell office:value-type="float" office:value="NaN">
                <text:p>NaN</text:p>
              </table:table-cell>
              <table:table-cell office:value-type="float" office:value="61.8785148960409">
                <text:p>61.8785148960409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641">
                <text:p>641</text:p>
              </table:table-cell>
              <table:table-cell office:value-type="float" office:value="27.9952652144967">
                <text:p>27.9952652144967</text:p>
              </table:table-cell>
              <table:table-cell office:value-type="float" office:value="NaN">
                <text:p>NaN</text:p>
              </table:table-cell>
              <table:table-cell office:value-type="float" office:value="62.8974917535006">
                <text:p>62.8974917535006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642">
                <text:p>642</text:p>
              </table:table-cell>
              <table:table-cell office:value-type="float" office:value="97.7154654959345">
                <text:p>97.7154654959345</text:p>
              </table:table-cell>
              <table:table-cell office:value-type="float" office:value="NaN">
                <text:p>NaN</text:p>
              </table:table-cell>
              <table:table-cell office:value-type="float" office:value="62.1853365623401">
                <text:p>62.185336562340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643">
                <text:p>643</text:p>
              </table:table-cell>
              <table:table-cell office:value-type="float" office:value="28.0067566506066">
                <text:p>28.0067566506066</text:p>
              </table:table-cell>
              <table:table-cell office:value-type="float" office:value="NaN">
                <text:p>NaN</text:p>
              </table:table-cell>
              <table:table-cell office:value-type="float" office:value="62.6215732764427">
                <text:p>62.6215732764427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644">
                <text:p>644</text:p>
              </table:table-cell>
              <table:table-cell office:value-type="float" office:value="43.1479865392844">
                <text:p>43.1479865392844</text:p>
              </table:table-cell>
              <table:table-cell office:value-type="float" office:value="NaN">
                <text:p>NaN</text:p>
              </table:table-cell>
              <table:table-cell office:value-type="float" office:value="58.7462644817447">
                <text:p>58.7462644817447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645">
                <text:p>645</text:p>
              </table:table-cell>
              <table:table-cell office:value-type="float" office:value="29.7930174629284">
                <text:p>29.7930174629284</text:p>
              </table:table-cell>
              <table:table-cell office:value-type="float" office:value="NaN">
                <text:p>NaN</text:p>
              </table:table-cell>
              <table:table-cell office:value-type="float" office:value="56.0309892539981">
                <text:p>56.0309892539981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646">
                <text:p>646</text:p>
              </table:table-cell>
              <table:table-cell office:value-type="float" office:value="70.5756218178216">
                <text:p>70.5756218178216</text:p>
              </table:table-cell>
              <table:table-cell office:value-type="float" office:value="NaN">
                <text:p>NaN</text:p>
              </table:table-cell>
              <table:table-cell office:value-type="float" office:value="52.1853609809134">
                <text:p>52.1853609809134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647">
                <text:p>647</text:p>
              </table:table-cell>
              <table:table-cell office:value-type="float" office:value="50.3002375590019">
                <text:p>50.3002375590019</text:p>
              </table:table-cell>
              <table:table-cell office:value-type="float" office:value="NaN">
                <text:p>NaN</text:p>
              </table:table-cell>
              <table:table-cell office:value-type="float" office:value="51.8720447915272">
                <text:p>51.8720447915272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648">
                <text:p>648</text:p>
              </table:table-cell>
              <table:table-cell office:value-type="float" office:value="51.7550898792153">
                <text:p>51.7550898792153</text:p>
              </table:table-cell>
              <table:table-cell office:value-type="float" office:value="NaN">
                <text:p>NaN</text:p>
              </table:table-cell>
              <table:table-cell office:value-type="float" office:value="48.9041428944657">
                <text:p>48.9041428944657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45.5422542934983">
                <text:p>45.5422542934983</text:p>
              </table:table-cell>
              <table:table-cell office:value-type="float" office:value="NaN">
                <text:p>NaN</text:p>
              </table:table-cell>
              <table:table-cell office:value-type="float" office:value="47.7461528971457">
                <text:p>47.746152897145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30.2471352660812">
                <text:p>30.2471352660812</text:p>
              </table:table-cell>
              <table:table-cell office:value-type="float" office:value="NaN">
                <text:p>NaN</text:p>
              </table:table-cell>
              <table:table-cell office:value-type="float" office:value="48.1799479569667">
                <text:p>48.1799479569667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651">
                <text:p>651</text:p>
              </table:table-cell>
              <table:table-cell office:value-type="float" office:value="93.8908057700365">
                <text:p>93.8908057700365</text:p>
              </table:table-cell>
              <table:table-cell office:value-type="float" office:value="NaN">
                <text:p>NaN</text:p>
              </table:table-cell>
              <table:table-cell office:value-type="float" office:value="45.063204923662">
                <text:p>45.063204923662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652">
                <text:p>652</text:p>
              </table:table-cell>
              <table:table-cell office:value-type="float" office:value="65.0963047452595">
                <text:p>65.0963047452595</text:p>
              </table:table-cell>
              <table:table-cell office:value-type="float" office:value="NaN">
                <text:p>NaN</text:p>
              </table:table-cell>
              <table:table-cell office:value-type="float" office:value="45.0151939902193">
                <text:p>45.0151939902193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653">
                <text:p>653</text:p>
              </table:table-cell>
              <table:table-cell office:value-type="float" office:value="85.9650021096072">
                <text:p>85.9650021096072</text:p>
              </table:table-cell>
              <table:table-cell office:value-type="float" office:value="NaN">
                <text:p>NaN</text:p>
              </table:table-cell>
              <table:table-cell office:value-type="float" office:value="48.1591621260491">
                <text:p>48.1591621260491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654">
                <text:p>654</text:p>
              </table:table-cell>
              <table:table-cell office:value-type="float" office:value="85.1371327874231">
                <text:p>85.1371327874231</text:p>
              </table:table-cell>
              <table:table-cell office:value-type="float" office:value="NaN">
                <text:p>NaN</text:p>
              </table:table-cell>
              <table:table-cell office:value-type="float" office:value="52.7720048310295">
                <text:p>52.7720048310295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655">
                <text:p>655</text:p>
              </table:table-cell>
              <table:table-cell office:value-type="float" office:value="51.7298853785945">
                <text:p>51.7298853785945</text:p>
              </table:table-cell>
              <table:table-cell office:value-type="float" office:value="NaN">
                <text:p>NaN</text:p>
              </table:table-cell>
              <table:table-cell office:value-type="float" office:value="56.3744011684977">
                <text:p>56.3744011684977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656">
                <text:p>656</text:p>
              </table:table-cell>
              <table:table-cell office:value-type="float" office:value="78.5443121836186">
                <text:p>78.5443121836186</text:p>
              </table:table-cell>
              <table:table-cell office:value-type="float" office:value="NaN">
                <text:p>NaN</text:p>
              </table:table-cell>
              <table:table-cell office:value-type="float" office:value="59.3074640007309">
                <text:p>59.3074640007309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657">
                <text:p>657</text:p>
              </table:table-cell>
              <table:table-cell office:value-type="float" office:value="85.1320556714196">
                <text:p>85.1320556714196</text:p>
              </table:table-cell>
              <table:table-cell office:value-type="float" office:value="NaN">
                <text:p>NaN</text:p>
              </table:table-cell>
              <table:table-cell office:value-type="float" office:value="62.3628182102272">
                <text:p>62.3628182102272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658">
                <text:p>658</text:p>
              </table:table-cell>
              <table:table-cell office:value-type="float" office:value="80.7850478330726">
                <text:p>80.7850478330726</text:p>
              </table:table-cell>
              <table:table-cell office:value-type="float" office:value="NaN">
                <text:p>NaN</text:p>
              </table:table-cell>
              <table:table-cell office:value-type="float" office:value="66.1719375740221">
                <text:p>66.1719375740221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7.1501922491382">
                <text:p>17.1501922491382</text:p>
              </table:table-cell>
              <table:table-cell office:value-type="float" office:value="NaN">
                <text:p>NaN</text:p>
              </table:table-cell>
              <table:table-cell office:value-type="float" office:value="65.0432430631646">
                <text:p>65.043243063164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0.2992652742736">
                <text:p>10.2992652742736</text:p>
              </table:table-cell>
              <table:table-cell office:value-type="float" office:value="NaN">
                <text:p>NaN</text:p>
              </table:table-cell>
              <table:table-cell office:value-type="float" office:value="64.3194721030667">
                <text:p>64.3194721030667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23.0241072132458">
                <text:p>23.0241072132458</text:p>
              </table:table-cell>
              <table:table-cell office:value-type="float" office:value="NaN">
                <text:p>NaN</text:p>
              </table:table-cell>
              <table:table-cell office:value-type="float" office:value="62.129557352066">
                <text:p>62.12955735206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662">
                <text:p>662</text:p>
              </table:table-cell>
              <table:table-cell office:value-type="float" office:value="11.4098641899203">
                <text:p>11.4098641899203</text:p>
              </table:table-cell>
              <table:table-cell office:value-type="float" office:value="NaN">
                <text:p>NaN</text:p>
              </table:table-cell>
              <table:table-cell office:value-type="float" office:value="61.6782966687539">
                <text:p>61.6782966687539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663">
                <text:p>663</text:p>
              </table:table-cell>
              <table:table-cell office:value-type="float" office:value="37.0950460188145">
                <text:p>37.0950460188145</text:p>
              </table:table-cell>
              <table:table-cell office:value-type="float" office:value="NaN">
                <text:p>NaN</text:p>
              </table:table-cell>
              <table:table-cell office:value-type="float" office:value="57.7339128268938">
                <text:p>57.7339128268938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664">
                <text:p>664</text:p>
              </table:table-cell>
              <table:table-cell office:value-type="float" office:value="85.9270466964862">
                <text:p>85.9270466964862</text:p>
              </table:table-cell>
              <table:table-cell office:value-type="float" office:value="NaN">
                <text:p>NaN</text:p>
              </table:table-cell>
              <table:table-cell office:value-type="float" office:value="56.8535667242146">
                <text:p>56.8535667242146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665">
                <text:p>665</text:p>
              </table:table-cell>
              <table:table-cell office:value-type="float" office:value="16.5027465705427">
                <text:p>16.5027465705427</text:p>
              </table:table-cell>
              <table:table-cell office:value-type="float" office:value="NaN">
                <text:p>NaN</text:p>
              </table:table-cell>
              <table:table-cell office:value-type="float" office:value="59.1316971786993">
                <text:p>59.1316971786993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666">
                <text:p>666</text:p>
              </table:table-cell>
              <table:table-cell office:value-type="float" office:value="36.3760637819345">
                <text:p>36.3760637819345</text:p>
              </table:table-cell>
              <table:table-cell office:value-type="float" office:value="NaN">
                <text:p>NaN</text:p>
              </table:table-cell>
              <table:table-cell office:value-type="float" office:value="57.195729997169">
                <text:p>57.195729997169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667">
                <text:p>667</text:p>
              </table:table-cell>
              <table:table-cell office:value-type="float" office:value="96.7016341171906">
                <text:p>96.7016341171906</text:p>
              </table:table-cell>
              <table:table-cell office:value-type="float" office:value="NaN">
                <text:p>NaN</text:p>
              </table:table-cell>
              <table:table-cell office:value-type="float" office:value="57.6043252315592">
                <text:p>57.6043252315592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668">
                <text:p>668</text:p>
              </table:table-cell>
              <table:table-cell office:value-type="float" office:value="89.141036783772">
                <text:p>89.141036783772</text:p>
              </table:table-cell>
              <table:table-cell office:value-type="float" office:value="NaN">
                <text:p>NaN</text:p>
              </table:table-cell>
              <table:table-cell office:value-type="float" office:value="57.7917137880361">
                <text:p>57.7917137880361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87.7912764537156">
                <text:p>87.7912764537156</text:p>
              </table:table-cell>
              <table:table-cell office:value-type="float" office:value="NaN">
                <text:p>NaN</text:p>
              </table:table-cell>
              <table:table-cell office:value-type="float" office:value="59.3946959239369">
                <text:p>59.394695923936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.08122982254551">
                <text:p>5.08122982254551</text:p>
              </table:table-cell>
              <table:table-cell office:value-type="float" office:value="NaN">
                <text:p>NaN</text:p>
              </table:table-cell>
              <table:table-cell office:value-type="float" office:value="59.5164475468775">
                <text:p>59.516447546877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41.7175296906132">
                <text:p>41.7175296906132</text:p>
              </table:table-cell>
              <table:table-cell office:value-type="float" office:value="NaN">
                <text:p>NaN</text:p>
              </table:table-cell>
              <table:table-cell office:value-type="float" office:value="54.179387349219">
                <text:p>54.179387349219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672">
                <text:p>672</text:p>
              </table:table-cell>
              <table:table-cell office:value-type="float" office:value="2.13668547635437">
                <text:p>2.13668547635437</text:p>
              </table:table-cell>
              <table:table-cell office:value-type="float" office:value="NaN">
                <text:p>NaN</text:p>
              </table:table-cell>
              <table:table-cell office:value-type="float" office:value="53.5118969700202">
                <text:p>53.5118969700202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673">
                <text:p>673</text:p>
              </table:table-cell>
              <table:table-cell office:value-type="float" office:value="28.892644479428">
                <text:p>28.892644479428</text:p>
              </table:table-cell>
              <table:table-cell office:value-type="float" office:value="NaN">
                <text:p>NaN</text:p>
              </table:table-cell>
              <table:table-cell office:value-type="float" office:value="48.418055189536">
                <text:p>48.418055189536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674">
                <text:p>674</text:p>
              </table:table-cell>
              <table:table-cell office:value-type="float" office:value="63.0902406024284">
                <text:p>63.0902406024284</text:p>
              </table:table-cell>
              <table:table-cell office:value-type="float" office:value="NaN">
                <text:p>NaN</text:p>
              </table:table-cell>
              <table:table-cell office:value-type="float" office:value="44.6687611100698">
                <text:p>44.6687611100698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675">
                <text:p>675</text:p>
              </table:table-cell>
              <table:table-cell office:value-type="float" office:value="11.236113012436">
                <text:p>11.236113012436</text:p>
              </table:table-cell>
              <table:table-cell office:value-type="float" office:value="NaN">
                <text:p>NaN</text:p>
              </table:table-cell>
              <table:table-cell office:value-type="float" office:value="43.4891072946936">
                <text:p>43.4891072946936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676">
                <text:p>676</text:p>
              </table:table-cell>
              <table:table-cell office:value-type="float" office:value="85.8039395259909">
                <text:p>85.8039395259909</text:p>
              </table:table-cell>
              <table:table-cell office:value-type="float" office:value="NaN">
                <text:p>NaN</text:p>
              </table:table-cell>
              <table:table-cell office:value-type="float" office:value="43.0948353455801">
                <text:p>43.0948353455801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677">
                <text:p>677</text:p>
              </table:table-cell>
              <table:table-cell office:value-type="float" office:value="40.4565051754725">
                <text:p>40.4565051754725</text:p>
              </table:table-cell>
              <table:table-cell office:value-type="float" office:value="NaN">
                <text:p>NaN</text:p>
              </table:table-cell>
              <table:table-cell office:value-type="float" office:value="48.1284802956946">
                <text:p>48.1284802956946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678">
                <text:p>678</text:p>
              </table:table-cell>
              <table:table-cell office:value-type="float" office:value="11.9214412739584">
                <text:p>11.9214412739584</text:p>
              </table:table-cell>
              <table:table-cell office:value-type="float" office:value="NaN">
                <text:p>NaN</text:p>
              </table:table-cell>
              <table:table-cell office:value-type="float" office:value="49.290640159843">
                <text:p>49.290640159843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7.6901117781869">
                <text:p>17.6901117781869</text:p>
              </table:table-cell>
              <table:table-cell office:value-type="float" office:value="NaN">
                <text:p>NaN</text:p>
              </table:table-cell>
              <table:table-cell office:value-type="float" office:value="49.3247452987789">
                <text:p>49.324745298778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2.5136627841097">
                <text:p>82.5136627841097</text:p>
              </table:table-cell>
              <table:table-cell office:value-type="float" office:value="NaN">
                <text:p>NaN</text:p>
              </table:table-cell>
              <table:table-cell office:value-type="float" office:value="48.0310830160704">
                <text:p>48.0310830160704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681">
                <text:p>681</text:p>
              </table:table-cell>
              <table:table-cell office:value-type="float" office:value="28.7910840136687">
                <text:p>28.7910840136687</text:p>
              </table:table-cell>
              <table:table-cell office:value-type="float" office:value="NaN">
                <text:p>NaN</text:p>
              </table:table-cell>
              <table:table-cell office:value-type="float" office:value="47.8035240885786">
                <text:p>47.8035240885786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682">
                <text:p>682</text:p>
              </table:table-cell>
              <table:table-cell office:value-type="float" office:value="77.5645291081188">
                <text:p>77.5645291081188</text:p>
              </table:table-cell>
              <table:table-cell office:value-type="float" office:value="NaN">
                <text:p>NaN</text:p>
              </table:table-cell>
              <table:table-cell office:value-type="float" office:value="48.622746584787">
                <text:p>48.622746584787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683">
                <text:p>683</text:p>
              </table:table-cell>
              <table:table-cell office:value-type="float" office:value="31.9041061771258">
                <text:p>31.9041061771258</text:p>
              </table:table-cell>
              <table:table-cell office:value-type="float" office:value="NaN">
                <text:p>NaN</text:p>
              </table:table-cell>
              <table:table-cell office:value-type="float" office:value="51.3686442731993">
                <text:p>51.3686442731993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684">
                <text:p>684</text:p>
              </table:table-cell>
              <table:table-cell office:value-type="float" office:value="93.236623249636">
                <text:p>93.236623249636</text:p>
              </table:table-cell>
              <table:table-cell office:value-type="float" office:value="NaN">
                <text:p>NaN</text:p>
              </table:table-cell>
              <table:table-cell office:value-type="float" office:value="47.048809077195">
                <text:p>47.048809077195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685">
                <text:p>685</text:p>
              </table:table-cell>
              <table:table-cell office:value-type="float" office:value="71.9667946445663">
                <text:p>71.9667946445663</text:p>
              </table:table-cell>
              <table:table-cell office:value-type="float" office:value="NaN">
                <text:p>NaN</text:p>
              </table:table-cell>
              <table:table-cell office:value-type="float" office:value="47.3218481749193">
                <text:p>47.3218481749193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686">
                <text:p>686</text:p>
              </table:table-cell>
              <table:table-cell office:value-type="float" office:value="87.9097259145133">
                <text:p>87.9097259145133</text:p>
              </table:table-cell>
              <table:table-cell office:value-type="float" office:value="NaN">
                <text:p>NaN</text:p>
              </table:table-cell>
              <table:table-cell office:value-type="float" office:value="46.2668827209759">
                <text:p>46.2668827209759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687">
                <text:p>687</text:p>
              </table:table-cell>
              <table:table-cell office:value-type="float" office:value="56.3830251767422">
                <text:p>56.3830251767422</text:p>
              </table:table-cell>
              <table:table-cell office:value-type="float" office:value="NaN">
                <text:p>NaN</text:p>
              </table:table-cell>
              <table:table-cell office:value-type="float" office:value="51.7887824604405">
                <text:p>51.7887824604405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688">
                <text:p>688</text:p>
              </table:table-cell>
              <table:table-cell office:value-type="float" office:value="47.819116636671">
                <text:p>47.819116636671</text:p>
              </table:table-cell>
              <table:table-cell office:value-type="float" office:value="NaN">
                <text:p>NaN</text:p>
              </table:table-cell>
              <table:table-cell office:value-type="float" office:value="52.7664821595157">
                <text:p>52.7664821595157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62.0164715948955">
                <text:p>62.0164715948955</text:p>
              </table:table-cell>
              <table:table-cell office:value-type="float" office:value="NaN">
                <text:p>NaN</text:p>
              </table:table-cell>
              <table:table-cell office:value-type="float" office:value="55.8119775702035">
                <text:p>55.811977570203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81823738203543">
                <text:p>7.81823738203543</text:p>
              </table:table-cell>
              <table:table-cell office:value-type="float" office:value="NaN">
                <text:p>NaN</text:p>
              </table:table-cell>
              <table:table-cell office:value-type="float" office:value="58.0202327112347">
                <text:p>58.0202327112347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6.7900587953759">
                <text:p>66.7900587953759</text:p>
              </table:table-cell>
              <table:table-cell office:value-type="float" office:value="NaN">
                <text:p>NaN</text:p>
              </table:table-cell>
              <table:table-cell office:value-type="float" office:value="54.3354324965418">
                <text:p>54.3354324965418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74.0159218847812">
                <text:p>74.0159218847812</text:p>
              </table:table-cell>
              <table:table-cell office:value-type="float" office:value="NaN">
                <text:p>NaN</text:p>
              </table:table-cell>
              <table:table-cell office:value-type="float" office:value="58.0390288820712">
                <text:p>58.0390288820712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25.9838325258491">
                <text:p>25.9838325258491</text:p>
              </table:table-cell>
              <table:table-cell office:value-type="float" office:value="NaN">
                <text:p>NaN</text:p>
              </table:table-cell>
              <table:table-cell office:value-type="float" office:value="57.2531610393238">
                <text:p>57.2531610393238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694">
                <text:p>694</text:p>
              </table:table-cell>
              <table:table-cell office:value-type="float" office:value="82.3431433227487">
                <text:p>82.3431433227487</text:p>
              </table:table-cell>
              <table:table-cell office:value-type="float" office:value="NaN">
                <text:p>NaN</text:p>
              </table:table-cell>
              <table:table-cell office:value-type="float" office:value="56.2883161960156">
                <text:p>56.2883161960156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695">
                <text:p>695</text:p>
              </table:table-cell>
              <table:table-cell office:value-type="float" office:value="46.4368194156303">
                <text:p>46.4368194156303</text:p>
              </table:table-cell>
              <table:table-cell office:value-type="float" office:value="NaN">
                <text:p>NaN</text:p>
              </table:table-cell>
              <table:table-cell office:value-type="float" office:value="60.9830963326016">
                <text:p>60.9830963326016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696">
                <text:p>696</text:p>
              </table:table-cell>
              <table:table-cell office:value-type="float" office:value="7.92888958043992">
                <text:p>7.92888958043992</text:p>
              </table:table-cell>
              <table:table-cell office:value-type="float" office:value="NaN">
                <text:p>NaN</text:p>
              </table:table-cell>
              <table:table-cell office:value-type="float" office:value="62.8995435084312">
                <text:p>62.8995435084312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697">
                <text:p>697</text:p>
              </table:table-cell>
              <table:table-cell office:value-type="float" office:value="15.5972980507719">
                <text:p>15.5972980507719</text:p>
              </table:table-cell>
              <table:table-cell office:value-type="float" office:value="NaN">
                <text:p>NaN</text:p>
              </table:table-cell>
              <table:table-cell office:value-type="float" office:value="57.9272252948532">
                <text:p>57.927225294853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698">
                <text:p>698</text:p>
              </table:table-cell>
              <table:table-cell office:value-type="float" office:value="14.1131823239541">
                <text:p>14.1131823239541</text:p>
              </table:table-cell>
              <table:table-cell office:value-type="float" office:value="NaN">
                <text:p>NaN</text:p>
              </table:table-cell>
              <table:table-cell office:value-type="float" office:value="57.0476395639934">
                <text:p>57.0476395639934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86.092730582868">
                <text:p>86.092730582868</text:p>
              </table:table-cell>
              <table:table-cell office:value-type="float" office:value="NaN">
                <text:p>NaN</text:p>
              </table:table-cell>
              <table:table-cell office:value-type="float" office:value="52.8175497783824">
                <text:p>52.817549778382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8.9359260159219">
                <text:p>88.9359260159219</text:p>
              </table:table-cell>
              <table:table-cell office:value-type="float" office:value="NaN">
                <text:p>NaN</text:p>
              </table:table-cell>
              <table:table-cell office:value-type="float" office:value="56.4301247387652">
                <text:p>56.430124738765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701">
                <text:p>701</text:p>
              </table:table-cell>
              <table:table-cell office:value-type="float" office:value="81.5098184431884">
                <text:p>81.5098184431884</text:p>
              </table:table-cell>
              <table:table-cell office:value-type="float" office:value="NaN">
                <text:p>NaN</text:p>
              </table:table-cell>
              <table:table-cell office:value-type="float" office:value="56.143411589851">
                <text:p>56.143411589851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702">
                <text:p>702</text:p>
              </table:table-cell>
              <table:table-cell office:value-type="float" office:value="20.6111994123292">
                <text:p>20.6111994123292</text:p>
              </table:table-cell>
              <table:table-cell office:value-type="float" office:value="NaN">
                <text:p>NaN</text:p>
              </table:table-cell>
              <table:table-cell office:value-type="float" office:value="56.7796131764258">
                <text:p>56.7796131764258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75.9336370159142">
                <text:p>75.9336370159142</text:p>
              </table:table-cell>
              <table:table-cell office:value-type="float" office:value="NaN">
                <text:p>NaN</text:p>
              </table:table-cell>
              <table:table-cell office:value-type="float" office:value="52.2930447429468">
                <text:p>52.2930447429468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704">
                <text:p>704</text:p>
              </table:table-cell>
              <table:table-cell office:value-type="float" office:value="79.3934115011108">
                <text:p>79.3934115011108</text:p>
              </table:table-cell>
              <table:table-cell office:value-type="float" office:value="NaN">
                <text:p>NaN</text:p>
              </table:table-cell>
              <table:table-cell office:value-type="float" office:value="53.5964188655583">
                <text:p>53.5964188655583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705">
                <text:p>705</text:p>
              </table:table-cell>
              <table:table-cell office:value-type="float" office:value="65.0485215189325">
                <text:p>65.0485215189325</text:p>
              </table:table-cell>
              <table:table-cell office:value-type="float" office:value="NaN">
                <text:p>NaN</text:p>
              </table:table-cell>
              <table:table-cell office:value-type="float" office:value="55.701371856521">
                <text:p>55.70137185652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706">
                <text:p>706</text:p>
              </table:table-cell>
              <table:table-cell office:value-type="float" office:value="84.1792493561776">
                <text:p>84.1792493561776</text:p>
              </table:table-cell>
              <table:table-cell office:value-type="float" office:value="NaN">
                <text:p>NaN</text:p>
              </table:table-cell>
              <table:table-cell office:value-type="float" office:value="55.9035085181234">
                <text:p>55.903508518123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707">
                <text:p>707</text:p>
              </table:table-cell>
              <table:table-cell office:value-type="float" office:value="72.3658596354646">
                <text:p>72.3658596354646</text:p>
              </table:table-cell>
              <table:table-cell office:value-type="float" office:value="NaN">
                <text:p>NaN</text:p>
              </table:table-cell>
              <table:table-cell office:value-type="float" office:value="60.9942426497329">
                <text:p>60.994242649732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708">
                <text:p>708</text:p>
              </table:table-cell>
              <table:table-cell office:value-type="float" office:value="29.7956989537271">
                <text:p>29.7956989537271</text:p>
              </table:table-cell>
              <table:table-cell office:value-type="float" office:value="NaN">
                <text:p>NaN</text:p>
              </table:table-cell>
              <table:table-cell office:value-type="float" office:value="61.3659627057388">
                <text:p>61.3659627057388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.83262518299828">
                <text:p>2.83262518299828</text:p>
              </table:table-cell>
              <table:table-cell office:value-type="float" office:value="NaN">
                <text:p>NaN</text:p>
              </table:table-cell>
              <table:table-cell office:value-type="float" office:value="58.4179478436686">
                <text:p>58.4179478436686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68905663764032">
                <text:p>4.68905663764032</text:p>
              </table:table-cell>
              <table:table-cell office:value-type="float" office:value="NaN">
                <text:p>NaN</text:p>
              </table:table-cell>
              <table:table-cell office:value-type="float" office:value="56.8745340208118">
                <text:p>56.8745340208118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711">
                <text:p>711</text:p>
              </table:table-cell>
              <table:table-cell office:value-type="float" office:value="48.516783546178">
                <text:p>48.516783546178</text:p>
              </table:table-cell>
              <table:table-cell office:value-type="float" office:value="NaN">
                <text:p>NaN</text:p>
              </table:table-cell>
              <table:table-cell office:value-type="float" office:value="51.6975949084713">
                <text:p>51.6975949084713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712">
                <text:p>712</text:p>
              </table:table-cell>
              <table:table-cell office:value-type="float" office:value="21.168496566709">
                <text:p>21.168496566709</text:p>
              </table:table-cell>
              <table:table-cell office:value-type="float" office:value="NaN">
                <text:p>NaN</text:p>
              </table:table-cell>
              <table:table-cell office:value-type="float" office:value="51.8362591838411">
                <text:p>51.836259183841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17.1739863631453">
                <text:p>17.1739863631453</text:p>
              </table:table-cell>
              <table:table-cell office:value-type="float" office:value="NaN">
                <text:p>NaN</text:p>
              </table:table-cell>
              <table:table-cell office:value-type="float" office:value="52.7188996495924">
                <text:p>52.7188996495924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714">
                <text:p>714</text:p>
              </table:table-cell>
              <table:table-cell office:value-type="float" office:value="74.3107966046081">
                <text:p>74.3107966046081</text:p>
              </table:table-cell>
              <table:table-cell office:value-type="float" office:value="NaN">
                <text:p>NaN</text:p>
              </table:table-cell>
              <table:table-cell office:value-type="float" office:value="52.8240122037506">
                <text:p>52.8240122037506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715">
                <text:p>715</text:p>
              </table:table-cell>
              <table:table-cell office:value-type="float" office:value="0.680381487289351">
                <text:p>0.680381487289351</text:p>
              </table:table-cell>
              <table:table-cell office:value-type="float" office:value="NaN">
                <text:p>NaN</text:p>
              </table:table-cell>
              <table:table-cell office:value-type="float" office:value="56.8371864891275">
                <text:p>56.8371864891275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716">
                <text:p>716</text:p>
              </table:table-cell>
              <table:table-cell office:value-type="float" office:value="31.4505656321552">
                <text:p>31.4505656321552</text:p>
              </table:table-cell>
              <table:table-cell office:value-type="float" office:value="NaN">
                <text:p>NaN</text:p>
              </table:table-cell>
              <table:table-cell office:value-type="float" office:value="51.1430298827556">
                <text:p>51.1430298827556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717">
                <text:p>717</text:p>
              </table:table-cell>
              <table:table-cell office:value-type="float" office:value="92.6782058895527">
                <text:p>92.6782058895527</text:p>
              </table:table-cell>
              <table:table-cell office:value-type="float" office:value="NaN">
                <text:p>NaN</text:p>
              </table:table-cell>
              <table:table-cell office:value-type="float" office:value="47.3106725238379">
                <text:p>47.3106725238379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718">
                <text:p>718</text:p>
              </table:table-cell>
              <table:table-cell office:value-type="float" office:value="39.8960367809765">
                <text:p>39.8960367809765</text:p>
              </table:table-cell>
              <table:table-cell office:value-type="float" office:value="NaN">
                <text:p>NaN</text:p>
              </table:table-cell>
              <table:table-cell office:value-type="float" office:value="48.0552316869288">
                <text:p>48.0552316869288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46.7336305756355">
                <text:p>46.7336305756355</text:p>
              </table:table-cell>
              <table:table-cell office:value-type="float" office:value="NaN">
                <text:p>NaN</text:p>
              </table:table-cell>
              <table:table-cell office:value-type="float" office:value="49.3408875115053">
                <text:p>49.340887511505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3.8227486565924">
                <text:p>83.8227486565924</text:p>
              </table:table-cell>
              <table:table-cell office:value-type="float" office:value="NaN">
                <text:p>NaN</text:p>
              </table:table-cell>
              <table:table-cell office:value-type="float" office:value="47.3942204154867">
                <text:p>47.3942204154867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721">
                <text:p>721</text:p>
              </table:table-cell>
              <table:table-cell office:value-type="float" office:value="90.8327236894241">
                <text:p>90.8327236894241</text:p>
              </table:table-cell>
              <table:table-cell office:value-type="float" office:value="NaN">
                <text:p>NaN</text:p>
              </table:table-cell>
              <table:table-cell office:value-type="float" office:value="47.6895095591855">
                <text:p>47.6895095591855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722">
                <text:p>722</text:p>
              </table:table-cell>
              <table:table-cell office:value-type="float" office:value="33.8670177574197">
                <text:p>33.8670177574197</text:p>
              </table:table-cell>
              <table:table-cell office:value-type="float" office:value="NaN">
                <text:p>NaN</text:p>
              </table:table-cell>
              <table:table-cell office:value-type="float" office:value="49.4084563705516">
                <text:p>49.408456370551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723">
                <text:p>723</text:p>
              </table:table-cell>
              <table:table-cell office:value-type="float" office:value="85.2342088452005">
                <text:p>85.2342088452005</text:p>
              </table:table-cell>
              <table:table-cell office:value-type="float" office:value="NaN">
                <text:p>NaN</text:p>
              </table:table-cell>
              <table:table-cell office:value-type="float" office:value="46.0543075973011">
                <text:p>46.0543075973011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724">
                <text:p>724</text:p>
              </table:table-cell>
              <table:table-cell office:value-type="float" office:value="45.6686866023549">
                <text:p>45.6686866023549</text:p>
              </table:table-cell>
              <table:table-cell office:value-type="float" office:value="NaN">
                <text:p>NaN</text:p>
              </table:table-cell>
              <table:table-cell office:value-type="float" office:value="46.9121975446168">
                <text:p>46.9121975446168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725">
                <text:p>725</text:p>
              </table:table-cell>
              <table:table-cell office:value-type="float" office:value="43.6231556755999">
                <text:p>43.6231556755999</text:p>
              </table:table-cell>
              <table:table-cell office:value-type="float" office:value="NaN">
                <text:p>NaN</text:p>
              </table:table-cell>
              <table:table-cell office:value-type="float" office:value="47.970396721192">
                <text:p>47.97039672119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726">
                <text:p>726</text:p>
              </table:table-cell>
              <table:table-cell office:value-type="float" office:value="8.46671539973998">
                <text:p>8.46671539973998</text:p>
              </table:table-cell>
              <table:table-cell office:value-type="float" office:value="NaN">
                <text:p>NaN</text:p>
              </table:table-cell>
              <table:table-cell office:value-type="float" office:value="50.6897654206988">
                <text:p>50.6897654206988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727">
                <text:p>727</text:p>
              </table:table-cell>
              <table:table-cell office:value-type="float" office:value="26.4480275180403">
                <text:p>26.4480275180403</text:p>
              </table:table-cell>
              <table:table-cell office:value-type="float" office:value="NaN">
                <text:p>NaN</text:p>
              </table:table-cell>
              <table:table-cell office:value-type="float" office:value="50.9416093381721">
                <text:p>50.9416093381721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728">
                <text:p>728</text:p>
              </table:table-cell>
              <table:table-cell office:value-type="float" office:value="11.9139260275206">
                <text:p>11.9139260275206</text:p>
              </table:table-cell>
              <table:table-cell office:value-type="float" office:value="NaN">
                <text:p>NaN</text:p>
              </table:table-cell>
              <table:table-cell office:value-type="float" office:value="49.4703589362962">
                <text:p>49.4703589362962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44.3541602864895">
                <text:p>44.3541602864895</text:p>
              </table:table-cell>
              <table:table-cell office:value-type="float" office:value="NaN">
                <text:p>NaN</text:p>
              </table:table-cell>
              <table:table-cell office:value-type="float" office:value="48.853387567017">
                <text:p>48.853387567017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6.0341363320317">
                <text:p>26.0341363320317</text:p>
              </table:table-cell>
              <table:table-cell office:value-type="float" office:value="NaN">
                <text:p>NaN</text:p>
              </table:table-cell>
              <table:table-cell office:value-type="float" office:value="50.6653991619066">
                <text:p>50.6653991619066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731">
                <text:p>731</text:p>
              </table:table-cell>
              <table:table-cell office:value-type="float" office:value="14.8084870311809">
                <text:p>14.8084870311809</text:p>
              </table:table-cell>
              <table:table-cell office:value-type="float" office:value="NaN">
                <text:p>NaN</text:p>
              </table:table-cell>
              <table:table-cell office:value-type="float" office:value="47.4469551437349">
                <text:p>47.4469551437349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732">
                <text:p>732</text:p>
              </table:table-cell>
              <table:table-cell office:value-type="float" office:value="60.2953558976698">
                <text:p>60.2953558976698</text:p>
              </table:table-cell>
              <table:table-cell office:value-type="float" office:value="NaN">
                <text:p>NaN</text:p>
              </table:table-cell>
              <table:table-cell office:value-type="float" office:value="48.388828846661">
                <text:p>48.388828846661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733">
                <text:p>733</text:p>
              </table:table-cell>
              <table:table-cell office:value-type="float" office:value="26.2859928168662">
                <text:p>26.2859928168662</text:p>
              </table:table-cell>
              <table:table-cell office:value-type="float" office:value="NaN">
                <text:p>NaN</text:p>
              </table:table-cell>
              <table:table-cell office:value-type="float" office:value="50.3118148643619">
                <text:p>50.3118148643619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734">
                <text:p>734</text:p>
              </table:table-cell>
              <table:table-cell office:value-type="float" office:value="75.7132718047746">
                <text:p>75.7132718047746</text:p>
              </table:table-cell>
              <table:table-cell office:value-type="float" office:value="NaN">
                <text:p>NaN</text:p>
              </table:table-cell>
              <table:table-cell office:value-type="float" office:value="45.8856673261828">
                <text:p>45.8856673261828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735">
                <text:p>735</text:p>
              </table:table-cell>
              <table:table-cell office:value-type="float" office:value="75.1868900697192">
                <text:p>75.1868900697192</text:p>
              </table:table-cell>
              <table:table-cell office:value-type="float" office:value="NaN">
                <text:p>NaN</text:p>
              </table:table-cell>
              <table:table-cell office:value-type="float" office:value="48.273482994436">
                <text:p>48.273482994436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736">
                <text:p>736</text:p>
              </table:table-cell>
              <table:table-cell office:value-type="float" office:value="56.5016828907025">
                <text:p>56.5016828907025</text:p>
              </table:table-cell>
              <table:table-cell office:value-type="float" office:value="NaN">
                <text:p>NaN</text:p>
              </table:table-cell>
              <table:table-cell office:value-type="float" office:value="50.1703669607083">
                <text:p>50.1703669607083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737">
                <text:p>737</text:p>
              </table:table-cell>
              <table:table-cell office:value-type="float" office:value="6.32785314357177">
                <text:p>6.32785314357177</text:p>
              </table:table-cell>
              <table:table-cell office:value-type="float" office:value="NaN">
                <text:p>NaN</text:p>
              </table:table-cell>
              <table:table-cell office:value-type="float" office:value="48.3489625763156">
                <text:p>48.3489625763156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738">
                <text:p>738</text:p>
              </table:table-cell>
              <table:table-cell office:value-type="float" office:value="54.1899518177214">
                <text:p>54.1899518177214</text:p>
              </table:table-cell>
              <table:table-cell office:value-type="float" office:value="NaN">
                <text:p>NaN</text:p>
              </table:table-cell>
              <table:table-cell office:value-type="float" office:value="42.7153045399255">
                <text:p>42.7153045399255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69.8673479454156">
                <text:p>69.8673479454156</text:p>
              </table:table-cell>
              <table:table-cell office:value-type="float" office:value="NaN">
                <text:p>NaN</text:p>
              </table:table-cell>
              <table:table-cell office:value-type="float" office:value="44.0701668106123">
                <text:p>44.0701668106123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2.4131710964572">
                <text:p>12.4131710964572</text:p>
              </table:table-cell>
              <table:table-cell office:value-type="float" office:value="NaN">
                <text:p>NaN</text:p>
              </table:table-cell>
              <table:table-cell office:value-type="float" office:value="43.0457094172933">
                <text:p>43.0457094172933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741">
                <text:p>741</text:p>
              </table:table-cell>
              <table:table-cell office:value-type="float" office:value="53.4267199909382">
                <text:p>53.4267199909382</text:p>
              </table:table-cell>
              <table:table-cell office:value-type="float" office:value="NaN">
                <text:p>NaN</text:p>
              </table:table-cell>
              <table:table-cell office:value-type="float" office:value="40.8286750502334">
                <text:p>40.8286750502334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742">
                <text:p>742</text:p>
              </table:table-cell>
              <table:table-cell office:value-type="float" office:value="7.79992380950293">
                <text:p>7.79992380950293</text:p>
              </table:table-cell>
              <table:table-cell office:value-type="float" office:value="NaN">
                <text:p>NaN</text:p>
              </table:table-cell>
              <table:table-cell office:value-type="float" office:value="41.4822460045893">
                <text:p>41.4822460045893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743">
                <text:p>743</text:p>
              </table:table-cell>
              <table:table-cell office:value-type="float" office:value="14.5749062770323">
                <text:p>14.5749062770323</text:p>
              </table:table-cell>
              <table:table-cell office:value-type="float" office:value="NaN">
                <text:p>NaN</text:p>
              </table:table-cell>
              <table:table-cell office:value-type="float" office:value="41.4377932319068">
                <text:p>41.4377932319068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744">
                <text:p>744</text:p>
              </table:table-cell>
              <table:table-cell office:value-type="float" office:value="9.74425858857988">
                <text:p>9.74425858857988</text:p>
              </table:table-cell>
              <table:table-cell office:value-type="float" office:value="NaN">
                <text:p>NaN</text:p>
              </table:table-cell>
              <table:table-cell office:value-type="float" office:value="40.6462518158396">
                <text:p>40.6462518158396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745">
                <text:p>745</text:p>
              </table:table-cell>
              <table:table-cell office:value-type="float" office:value="87.1839294912409">
                <text:p>87.1839294912409</text:p>
              </table:table-cell>
              <table:table-cell office:value-type="float" office:value="NaN">
                <text:p>NaN</text:p>
              </table:table-cell>
              <table:table-cell office:value-type="float" office:value="40.5016073199102">
                <text:p>40.5016073199102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746">
                <text:p>746</text:p>
              </table:table-cell>
              <table:table-cell office:value-type="float" office:value="34.6970392781916">
                <text:p>34.6970392781916</text:p>
              </table:table-cell>
              <table:table-cell office:value-type="float" office:value="NaN">
                <text:p>NaN</text:p>
              </table:table-cell>
              <table:table-cell office:value-type="float" office:value="43.3569252668937">
                <text:p>43.3569252668937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747">
                <text:p>747</text:p>
              </table:table-cell>
              <table:table-cell office:value-type="float" office:value="76.5242605649321">
                <text:p>76.5242605649321</text:p>
              </table:table-cell>
              <table:table-cell office:value-type="float" office:value="NaN">
                <text:p>NaN</text:p>
              </table:table-cell>
              <table:table-cell office:value-type="float" office:value="43.934452129971">
                <text:p>43.934452129971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748">
                <text:p>748</text:p>
              </table:table-cell>
              <table:table-cell office:value-type="float" office:value="96.0163604279215">
                <text:p>96.0163604279215</text:p>
              </table:table-cell>
              <table:table-cell office:value-type="float" office:value="NaN">
                <text:p>NaN</text:p>
              </table:table-cell>
              <table:table-cell office:value-type="float" office:value="48.0488370322211">
                <text:p>48.0488370322211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60.4647947112534">
                <text:p>60.4647947112534</text:p>
              </table:table-cell>
              <table:table-cell office:value-type="float" office:value="NaN">
                <text:p>NaN</text:p>
              </table:table-cell>
              <table:table-cell office:value-type="float" office:value="50.4302373342379">
                <text:p>50.430237334237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2.205679561927">
                <text:p>22.205679561927</text:p>
              </table:table-cell>
              <table:table-cell office:value-type="float" office:value="NaN">
                <text:p>NaN</text:p>
              </table:table-cell>
              <table:table-cell office:value-type="float" office:value="52.708824127197">
                <text:p>52.708824127197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751">
                <text:p>751</text:p>
              </table:table-cell>
              <table:table-cell office:value-type="float" office:value="37.5705722759898">
                <text:p>37.5705722759898</text:p>
              </table:table-cell>
              <table:table-cell office:value-type="float" office:value="NaN">
                <text:p>NaN</text:p>
              </table:table-cell>
              <table:table-cell office:value-type="float" office:value="49.1416513110072">
                <text:p>49.1416513110072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752">
                <text:p>752</text:p>
              </table:table-cell>
              <table:table-cell office:value-type="float" office:value="48.6473330576826">
                <text:p>48.6473330576826</text:p>
              </table:table-cell>
              <table:table-cell office:value-type="float" office:value="NaN">
                <text:p>NaN</text:p>
              </table:table-cell>
              <table:table-cell office:value-type="float" office:value="46.6338967914252">
                <text:p>46.6338967914252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753">
                <text:p>753</text:p>
              </table:table-cell>
              <table:table-cell office:value-type="float" office:value="57.5475747413095">
                <text:p>57.5475747413095</text:p>
              </table:table-cell>
              <table:table-cell office:value-type="float" office:value="NaN">
                <text:p>NaN</text:p>
              </table:table-cell>
              <table:table-cell office:value-type="float" office:value="46.1102734692239">
                <text:p>46.1102734692239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754">
                <text:p>754</text:p>
              </table:table-cell>
              <table:table-cell office:value-type="float" office:value="14.531175917434">
                <text:p>14.531175917434</text:p>
              </table:table-cell>
              <table:table-cell office:value-type="float" office:value="NaN">
                <text:p>NaN</text:p>
              </table:table-cell>
              <table:table-cell office:value-type="float" office:value="49.5249215757397">
                <text:p>49.5249215757397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755">
                <text:p>755</text:p>
              </table:table-cell>
              <table:table-cell office:value-type="float" office:value="43.9513116679789">
                <text:p>43.9513116679789</text:p>
              </table:table-cell>
              <table:table-cell office:value-type="float" office:value="NaN">
                <text:p>NaN</text:p>
              </table:table-cell>
              <table:table-cell office:value-type="float" office:value="46.8810031823872">
                <text:p>46.8810031823872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756">
                <text:p>756</text:p>
              </table:table-cell>
              <table:table-cell office:value-type="float" office:value="5.74233896476772">
                <text:p>5.74233896476772</text:p>
              </table:table-cell>
              <table:table-cell office:value-type="float" office:value="NaN">
                <text:p>NaN</text:p>
              </table:table-cell>
              <table:table-cell office:value-type="float" office:value="45.1532674305581">
                <text:p>45.1532674305581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757">
                <text:p>757</text:p>
              </table:table-cell>
              <table:table-cell office:value-type="float" office:value="20.7086002507722">
                <text:p>20.7086002507722</text:p>
              </table:table-cell>
              <table:table-cell office:value-type="float" office:value="NaN">
                <text:p>NaN</text:p>
              </table:table-cell>
              <table:table-cell office:value-type="float" office:value="44.7085452884455">
                <text:p>44.7085452884455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758">
                <text:p>758</text:p>
              </table:table-cell>
              <table:table-cell office:value-type="float" office:value="26.2602911506952">
                <text:p>26.2602911506952</text:p>
              </table:table-cell>
              <table:table-cell office:value-type="float" office:value="NaN">
                <text:p>NaN</text:p>
              </table:table-cell>
              <table:table-cell office:value-type="float" office:value="42.5273373057677">
                <text:p>42.5273373057677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1.1913732452404">
                <text:p>21.1913732452404</text:p>
              </table:table-cell>
              <table:table-cell office:value-type="float" office:value="NaN">
                <text:p>NaN</text:p>
              </table:table-cell>
              <table:table-cell office:value-type="float" office:value="43.7580284618472">
                <text:p>43.758028461847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60.3889400208885">
                <text:p>60.3889400208885</text:p>
              </table:table-cell>
              <table:table-cell office:value-type="float" office:value="NaN">
                <text:p>NaN</text:p>
              </table:table-cell>
              <table:table-cell office:value-type="float" office:value="44.1991262597278">
                <text:p>44.1991262597278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761">
                <text:p>761</text:p>
              </table:table-cell>
              <table:table-cell office:value-type="float" office:value="15.4418191117404">
                <text:p>15.4418191117404</text:p>
              </table:table-cell>
              <table:table-cell office:value-type="float" office:value="NaN">
                <text:p>NaN</text:p>
              </table:table-cell>
              <table:table-cell office:value-type="float" office:value="47.575438355215">
                <text:p>47.575438355215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762">
                <text:p>762</text:p>
              </table:table-cell>
              <table:table-cell office:value-type="float" office:value="75.7213761861881">
                <text:p>75.7213761861881</text:p>
              </table:table-cell>
              <table:table-cell office:value-type="float" office:value="NaN">
                <text:p>NaN</text:p>
              </table:table-cell>
              <table:table-cell office:value-type="float" office:value="42.7926309965817">
                <text:p>42.7926309965817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763">
                <text:p>763</text:p>
              </table:table-cell>
              <table:table-cell office:value-type="float" office:value="4.15406086319159">
                <text:p>4.15406086319159</text:p>
              </table:table-cell>
              <table:table-cell office:value-type="float" office:value="NaN">
                <text:p>NaN</text:p>
              </table:table-cell>
              <table:table-cell office:value-type="float" office:value="45.5275867904481">
                <text:p>45.5275867904481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764">
                <text:p>764</text:p>
              </table:table-cell>
              <table:table-cell office:value-type="float" office:value="52.3323894311853">
                <text:p>52.3323894311853</text:p>
              </table:table-cell>
              <table:table-cell office:value-type="float" office:value="NaN">
                <text:p>NaN</text:p>
              </table:table-cell>
              <table:table-cell office:value-type="float" office:value="40.7029068103321">
                <text:p>40.7029068103321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765">
                <text:p>765</text:p>
              </table:table-cell>
              <table:table-cell office:value-type="float" office:value="18.0371371099699">
                <text:p>18.0371371099699</text:p>
              </table:table-cell>
              <table:table-cell office:value-type="float" office:value="NaN">
                <text:p>NaN</text:p>
              </table:table-cell>
              <table:table-cell office:value-type="float" office:value="37.7906420772163">
                <text:p>37.7906420772163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766">
                <text:p>766</text:p>
              </table:table-cell>
              <table:table-cell office:value-type="float" office:value="49.2158613193076">
                <text:p>49.2158613193076</text:p>
              </table:table-cell>
              <table:table-cell office:value-type="float" office:value="NaN">
                <text:p>NaN</text:p>
              </table:table-cell>
              <table:table-cell office:value-type="float" office:value="34.9621315704641">
                <text:p>34.9621315704641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767">
                <text:p>767</text:p>
              </table:table-cell>
              <table:table-cell office:value-type="float" office:value="40.0558171122465">
                <text:p>40.0558171122465</text:p>
              </table:table-cell>
              <table:table-cell office:value-type="float" office:value="NaN">
                <text:p>NaN</text:p>
              </table:table-cell>
              <table:table-cell office:value-type="float" office:value="36.7628103542894">
                <text:p>36.7628103542894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768">
                <text:p>768</text:p>
              </table:table-cell>
              <table:table-cell office:value-type="float" office:value="16.8017499587689">
                <text:p>16.8017499587689</text:p>
              </table:table-cell>
              <table:table-cell office:value-type="float" office:value="NaN">
                <text:p>NaN</text:p>
              </table:table-cell>
              <table:table-cell office:value-type="float" office:value="36.9284933433732">
                <text:p>36.9284933433732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78.4785528880184">
                <text:p>78.4785528880184</text:p>
              </table:table-cell>
              <table:table-cell office:value-type="float" office:value="NaN">
                <text:p>NaN</text:p>
              </table:table-cell>
              <table:table-cell office:value-type="float" office:value="34.8054544701123">
                <text:p>34.805454470112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0.4040913311625">
                <text:p>70.4040913311625</text:p>
              </table:table-cell>
              <table:table-cell office:value-type="float" office:value="NaN">
                <text:p>NaN</text:p>
              </table:table-cell>
              <table:table-cell office:value-type="float" office:value="36.2008530132262">
                <text:p>36.200853013226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771">
                <text:p>771</text:p>
              </table:table-cell>
              <table:table-cell office:value-type="float" office:value="25.0278024750666">
                <text:p>25.0278024750666</text:p>
              </table:table-cell>
              <table:table-cell office:value-type="float" office:value="NaN">
                <text:p>NaN</text:p>
              </table:table-cell>
              <table:table-cell office:value-type="float" office:value="39.9257140408082">
                <text:p>39.9257140408082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772">
                <text:p>772</text:p>
              </table:table-cell>
              <table:table-cell office:value-type="float" office:value="36.1268889043305">
                <text:p>36.1268889043305</text:p>
              </table:table-cell>
              <table:table-cell office:value-type="float" office:value="NaN">
                <text:p>NaN</text:p>
              </table:table-cell>
              <table:table-cell office:value-type="float" office:value="38.6641467612807">
                <text:p>38.6641467612807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773">
                <text:p>773</text:p>
              </table:table-cell>
              <table:table-cell office:value-type="float" office:value="71.2765183800403">
                <text:p>71.2765183800403</text:p>
              </table:table-cell>
              <table:table-cell office:value-type="float" office:value="NaN">
                <text:p>NaN</text:p>
              </table:table-cell>
              <table:table-cell office:value-type="float" office:value="40.6897834239182">
                <text:p>40.689783423918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774">
                <text:p>774</text:p>
              </table:table-cell>
              <table:table-cell office:value-type="float" office:value="1.36386468170435">
                <text:p>1.36386468170435</text:p>
              </table:table-cell>
              <table:table-cell office:value-type="float" office:value="NaN">
                <text:p>NaN</text:p>
              </table:table-cell>
              <table:table-cell office:value-type="float" office:value="44.0609779658694">
                <text:p>44.0609779658694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775">
                <text:p>775</text:p>
              </table:table-cell>
              <table:table-cell office:value-type="float" office:value="7.91032774068062">
                <text:p>7.91032774068062</text:p>
              </table:table-cell>
              <table:table-cell office:value-type="float" office:value="NaN">
                <text:p>NaN</text:p>
              </table:table-cell>
              <table:table-cell office:value-type="float" office:value="42.40121620127">
                <text:p>42.40121620127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776">
                <text:p>776</text:p>
              </table:table-cell>
              <table:table-cell office:value-type="float" office:value="91.4816330513811">
                <text:p>91.4816330513811</text:p>
              </table:table-cell>
              <table:table-cell office:value-type="float" office:value="NaN">
                <text:p>NaN</text:p>
              </table:table-cell>
              <table:table-cell office:value-type="float" office:value="41.5158131676327">
                <text:p>41.5158131676327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777">
                <text:p>777</text:p>
              </table:table-cell>
              <table:table-cell office:value-type="float" office:value="24.1434006151393">
                <text:p>24.1434006151393</text:p>
              </table:table-cell>
              <table:table-cell office:value-type="float" office:value="NaN">
                <text:p>NaN</text:p>
              </table:table-cell>
              <table:table-cell office:value-type="float" office:value="43.5886593696655">
                <text:p>43.5886593696655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778">
                <text:p>778</text:p>
              </table:table-cell>
              <table:table-cell office:value-type="float" office:value="86.1625753355319">
                <text:p>86.1625753355319</text:p>
              </table:table-cell>
              <table:table-cell office:value-type="float" office:value="NaN">
                <text:p>NaN</text:p>
              </table:table-cell>
              <table:table-cell office:value-type="float" office:value="44.1687648032254">
                <text:p>44.1687648032254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68.7734662140578">
                <text:p>68.7734662140578</text:p>
              </table:table-cell>
              <table:table-cell office:value-type="float" office:value="NaN">
                <text:p>NaN</text:p>
              </table:table-cell>
              <table:table-cell office:value-type="float" office:value="44.864844746515">
                <text:p>44.86484474651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88.3566504329902">
                <text:p>88.3566504329902</text:p>
              </table:table-cell>
              <table:table-cell office:value-type="float" office:value="NaN">
                <text:p>NaN</text:p>
              </table:table-cell>
              <table:table-cell office:value-type="float" office:value="49.1728051032394">
                <text:p>49.1728051032394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781">
                <text:p>781</text:p>
              </table:table-cell>
              <table:table-cell office:value-type="float" office:value="36.3474856856819">
                <text:p>36.3474856856819</text:p>
              </table:table-cell>
              <table:table-cell office:value-type="float" office:value="NaN">
                <text:p>NaN</text:p>
              </table:table-cell>
              <table:table-cell office:value-type="float" office:value="51.5744225033598">
                <text:p>51.5744225033598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782">
                <text:p>782</text:p>
              </table:table-cell>
              <table:table-cell office:value-type="float" office:value="39.470794846427">
                <text:p>39.470794846427</text:p>
              </table:table-cell>
              <table:table-cell office:value-type="float" office:value="NaN">
                <text:p>NaN</text:p>
              </table:table-cell>
              <table:table-cell office:value-type="float" office:value="52.7951124084072">
                <text:p>52.7951124084072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783">
                <text:p>783</text:p>
              </table:table-cell>
              <table:table-cell office:value-type="float" office:value="38.0193116986521">
                <text:p>38.0193116986521</text:p>
              </table:table-cell>
              <table:table-cell office:value-type="float" office:value="NaN">
                <text:p>NaN</text:p>
              </table:table-cell>
              <table:table-cell office:value-type="float" office:value="52.1454413102152">
                <text:p>52.1454413102152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784">
                <text:p>784</text:p>
              </table:table-cell>
              <table:table-cell office:value-type="float" office:value="43.1356296469426">
                <text:p>43.1356296469426</text:p>
              </table:table-cell>
              <table:table-cell office:value-type="float" office:value="NaN">
                <text:p>NaN</text:p>
              </table:table-cell>
              <table:table-cell office:value-type="float" office:value="52.0096742826422">
                <text:p>52.0096742826422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785">
                <text:p>785</text:p>
              </table:table-cell>
              <table:table-cell office:value-type="float" office:value="46.486051275993">
                <text:p>46.486051275993</text:p>
              </table:table-cell>
              <table:table-cell office:value-type="float" office:value="NaN">
                <text:p>NaN</text:p>
              </table:table-cell>
              <table:table-cell office:value-type="float" office:value="53.7652662618538">
                <text:p>53.7652662618538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786">
                <text:p>786</text:p>
              </table:table-cell>
              <table:table-cell office:value-type="float" office:value="78.0269588044514">
                <text:p>78.0269588044514</text:p>
              </table:table-cell>
              <table:table-cell office:value-type="float" office:value="NaN">
                <text:p>NaN</text:p>
              </table:table-cell>
              <table:table-cell office:value-type="float" office:value="51.6324328210521">
                <text:p>51.6324328210521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787">
                <text:p>787</text:p>
              </table:table-cell>
              <table:table-cell office:value-type="float" office:value="89.4436381282504">
                <text:p>89.4436381282504</text:p>
              </table:table-cell>
              <table:table-cell office:value-type="float" office:value="NaN">
                <text:p>NaN</text:p>
              </table:table-cell>
              <table:table-cell office:value-type="float" office:value="52.140623985938">
                <text:p>52.140623985938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788">
                <text:p>788</text:p>
              </table:table-cell>
              <table:table-cell office:value-type="float" office:value="82.2032290541553">
                <text:p>82.2032290541553</text:p>
              </table:table-cell>
              <table:table-cell office:value-type="float" office:value="NaN">
                <text:p>NaN</text:p>
              </table:table-cell>
              <table:table-cell office:value-type="float" office:value="56.4350130294836">
                <text:p>56.4350130294836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6.7463602095942">
                <text:p>16.7463602095942</text:p>
              </table:table-cell>
              <table:table-cell office:value-type="float" office:value="NaN">
                <text:p>NaN</text:p>
              </table:table-cell>
              <table:table-cell office:value-type="float" office:value="59.5067690394719">
                <text:p>59.506769039471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4.1781909969881">
                <text:p>14.1781909969881</text:p>
              </table:table-cell>
              <table:table-cell office:value-type="float" office:value="NaN">
                <text:p>NaN</text:p>
              </table:table-cell>
              <table:table-cell office:value-type="float" office:value="55.8714251614422">
                <text:p>55.8714251614422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791">
                <text:p>791</text:p>
              </table:table-cell>
              <table:table-cell office:value-type="float" office:value="51.5807978689913">
                <text:p>51.5807978689913</text:p>
              </table:table-cell>
              <table:table-cell office:value-type="float" office:value="NaN">
                <text:p>NaN</text:p>
              </table:table-cell>
              <table:table-cell office:value-type="float" office:value="56.7257135824611">
                <text:p>56.7257135824611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792">
                <text:p>792</text:p>
              </table:table-cell>
              <table:table-cell office:value-type="float" office:value="21.7371094786199">
                <text:p>21.7371094786199</text:p>
              </table:table-cell>
              <table:table-cell office:value-type="float" office:value="NaN">
                <text:p>NaN</text:p>
              </table:table-cell>
              <table:table-cell office:value-type="float" office:value="59.6370782576818">
                <text:p>59.6370782576818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793">
                <text:p>793</text:p>
              </table:table-cell>
              <table:table-cell office:value-type="float" office:value="70.9503388101419">
                <text:p>70.9503388101419</text:p>
              </table:table-cell>
              <table:table-cell office:value-type="float" office:value="NaN">
                <text:p>NaN</text:p>
              </table:table-cell>
              <table:table-cell office:value-type="float" office:value="54.9874433528311">
                <text:p>54.9874433528311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794">
                <text:p>794</text:p>
              </table:table-cell>
              <table:table-cell office:value-type="float" office:value="65.3912014030583">
                <text:p>65.3912014030583</text:p>
              </table:table-cell>
              <table:table-cell office:value-type="float" office:value="NaN">
                <text:p>NaN</text:p>
              </table:table-cell>
              <table:table-cell office:value-type="float" office:value="58.1079058991646">
                <text:p>58.1079058991646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795">
                <text:p>795</text:p>
              </table:table-cell>
              <table:table-cell office:value-type="float" office:value="90.7751255082654">
                <text:p>90.7751255082654</text:p>
              </table:table-cell>
              <table:table-cell office:value-type="float" office:value="NaN">
                <text:p>NaN</text:p>
              </table:table-cell>
              <table:table-cell office:value-type="float" office:value="56.7231476369997">
                <text:p>56.7231476369997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796">
                <text:p>796</text:p>
              </table:table-cell>
              <table:table-cell office:value-type="float" office:value="3.52546364142975">
                <text:p>3.52546364142975</text:p>
              </table:table-cell>
              <table:table-cell office:value-type="float" office:value="NaN">
                <text:p>NaN</text:p>
              </table:table-cell>
              <table:table-cell office:value-type="float" office:value="58.1899249232802">
                <text:p>58.189924923280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797">
                <text:p>797</text:p>
              </table:table-cell>
              <table:table-cell office:value-type="float" office:value="39.3736113735802">
                <text:p>39.3736113735802</text:p>
              </table:table-cell>
              <table:table-cell office:value-type="float" office:value="NaN">
                <text:p>NaN</text:p>
              </table:table-cell>
              <table:table-cell office:value-type="float" office:value="52.5345124705095">
                <text:p>52.5345124705095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798">
                <text:p>798</text:p>
              </table:table-cell>
              <table:table-cell office:value-type="float" office:value="44.8788096119891">
                <text:p>44.8788096119891</text:p>
              </table:table-cell>
              <table:table-cell office:value-type="float" office:value="NaN">
                <text:p>NaN</text:p>
              </table:table-cell>
              <table:table-cell office:value-type="float" office:value="52.736254183036">
                <text:p>52.736254183036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95.9444304824894">
                <text:p>95.9444304824894</text:p>
              </table:table-cell>
              <table:table-cell office:value-type="float" office:value="NaN">
                <text:p>NaN</text:p>
              </table:table-cell>
              <table:table-cell office:value-type="float" office:value="53.0967885007402">
                <text:p>53.096788500740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65.0058625502628">
                <text:p>65.0058625502628</text:p>
              </table:table-cell>
              <table:table-cell office:value-type="float" office:value="NaN">
                <text:p>NaN</text:p>
              </table:table-cell>
              <table:table-cell office:value-type="float" office:value="56.9584630863293">
                <text:p>56.9584630863293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801">
                <text:p>801</text:p>
              </table:table-cell>
              <table:table-cell office:value-type="float" office:value="77.6852847745206">
                <text:p>77.6852847745206</text:p>
              </table:table-cell>
              <table:table-cell office:value-type="float" office:value="NaN">
                <text:p>NaN</text:p>
              </table:table-cell>
              <table:table-cell office:value-type="float" office:value="58.4164786132174">
                <text:p>58.4164786132174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802">
                <text:p>802</text:p>
              </table:table-cell>
              <table:table-cell office:value-type="float" office:value="15.5550901865445">
                <text:p>15.5550901865445</text:p>
              </table:table-cell>
              <table:table-cell office:value-type="float" office:value="NaN">
                <text:p>NaN</text:p>
              </table:table-cell>
              <table:table-cell office:value-type="float" office:value="60.4964275131192">
                <text:p>60.496427513119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803">
                <text:p>803</text:p>
              </table:table-cell>
              <table:table-cell office:value-type="float" office:value="98.8573505497583">
                <text:p>98.8573505497583</text:p>
              </table:table-cell>
              <table:table-cell office:value-type="float" office:value="NaN">
                <text:p>NaN</text:p>
              </table:table-cell>
              <table:table-cell office:value-type="float" office:value="56.3316362719254">
                <text:p>56.3316362719254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804">
                <text:p>804</text:p>
              </table:table-cell>
              <table:table-cell office:value-type="float" office:value="41.6816297223449">
                <text:p>41.6816297223449</text:p>
              </table:table-cell>
              <table:table-cell office:value-type="float" office:value="NaN">
                <text:p>NaN</text:p>
              </table:table-cell>
              <table:table-cell office:value-type="float" office:value="56.9592171000259">
                <text:p>56.9592171000259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805">
                <text:p>805</text:p>
              </table:table-cell>
              <table:table-cell office:value-type="float" office:value="73.6115559039973">
                <text:p>73.6115559039973</text:p>
              </table:table-cell>
              <table:table-cell office:value-type="float" office:value="NaN">
                <text:p>NaN</text:p>
              </table:table-cell>
              <table:table-cell office:value-type="float" office:value="54.2577771445719">
                <text:p>54.2577771445719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806">
                <text:p>806</text:p>
              </table:table-cell>
              <table:table-cell office:value-type="float" office:value="78.6223330512218">
                <text:p>78.6223330512218</text:p>
              </table:table-cell>
              <table:table-cell office:value-type="float" office:value="NaN">
                <text:p>NaN</text:p>
              </table:table-cell>
              <table:table-cell office:value-type="float" office:value="58.0487901908654">
                <text:p>58.0487901908654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807">
                <text:p>807</text:p>
              </table:table-cell>
              <table:table-cell office:value-type="float" office:value="85.9898604471294">
                <text:p>85.9898604471294</text:p>
              </table:table-cell>
              <table:table-cell office:value-type="float" office:value="NaN">
                <text:p>NaN</text:p>
              </table:table-cell>
              <table:table-cell office:value-type="float" office:value="62.3450663278144">
                <text:p>62.3450663278144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808">
                <text:p>808</text:p>
              </table:table-cell>
              <table:table-cell office:value-type="float" office:value="29.9331182342768">
                <text:p>29.9331182342768</text:p>
              </table:table-cell>
              <table:table-cell office:value-type="float" office:value="NaN">
                <text:p>NaN</text:p>
              </table:table-cell>
              <table:table-cell office:value-type="float" office:value="64.6390038330236">
                <text:p>64.6390038330236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35.6856736306747">
                <text:p>35.6856736306747</text:p>
              </table:table-cell>
              <table:table-cell office:value-type="float" office:value="NaN">
                <text:p>NaN</text:p>
              </table:table-cell>
              <table:table-cell office:value-type="float" office:value="65.185404416734">
                <text:p>65.185404416734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4.2182949943758">
                <text:p>14.2182949943758</text:p>
              </table:table-cell>
              <table:table-cell office:value-type="float" office:value="NaN">
                <text:p>NaN</text:p>
              </table:table-cell>
              <table:table-cell office:value-type="float" office:value="62.8344267381029">
                <text:p>62.8344267381029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811">
                <text:p>811</text:p>
              </table:table-cell>
              <table:table-cell office:value-type="float" office:value="19.9849808393999">
                <text:p>19.9849808393999</text:p>
              </table:table-cell>
              <table:table-cell office:value-type="float" office:value="NaN">
                <text:p>NaN</text:p>
              </table:table-cell>
              <table:table-cell office:value-type="float" office:value="59.4228996441907">
                <text:p>59.4228996441907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812">
                <text:p>812</text:p>
              </table:table-cell>
              <table:table-cell office:value-type="float" office:value="17.5636379062431">
                <text:p>17.5636379062431</text:p>
              </table:table-cell>
              <table:table-cell office:value-type="float" office:value="NaN">
                <text:p>NaN</text:p>
              </table:table-cell>
              <table:table-cell office:value-type="float" office:value="54.7035566662664">
                <text:p>54.7035566662664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813">
                <text:p>813</text:p>
              </table:table-cell>
              <table:table-cell office:value-type="float" office:value="56.6225078664516">
                <text:p>56.6225078664516</text:p>
              </table:table-cell>
              <table:table-cell office:value-type="float" office:value="NaN">
                <text:p>NaN</text:p>
              </table:table-cell>
              <table:table-cell office:value-type="float" office:value="55.6394349505873">
                <text:p>55.6394349505873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814">
                <text:p>814</text:p>
              </table:table-cell>
              <table:table-cell office:value-type="float" office:value="62.1592278923742">
                <text:p>62.1592278923742</text:p>
              </table:table-cell>
              <table:table-cell office:value-type="float" office:value="NaN">
                <text:p>NaN</text:p>
              </table:table-cell>
              <table:table-cell office:value-type="float" office:value="56.7893613834453">
                <text:p>56.7893613834453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815">
                <text:p>815</text:p>
              </table:table-cell>
              <table:table-cell office:value-type="float" office:value="16.8079419843778">
                <text:p>16.8079419843778</text:p>
              </table:table-cell>
              <table:table-cell office:value-type="float" office:value="NaN">
                <text:p>NaN</text:p>
              </table:table-cell>
              <table:table-cell office:value-type="float" office:value="57.9413892688043">
                <text:p>57.9413892688043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816">
                <text:p>816</text:p>
              </table:table-cell>
              <table:table-cell office:value-type="float" office:value="21.5195566185026">
                <text:p>21.5195566185026</text:p>
              </table:table-cell>
              <table:table-cell office:value-type="float" office:value="NaN">
                <text:p>NaN</text:p>
              </table:table-cell>
              <table:table-cell office:value-type="float" office:value="52.6656233689302">
                <text:p>52.6656233689302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817">
                <text:p>817</text:p>
              </table:table-cell>
              <table:table-cell office:value-type="float" office:value="81.3809405754549">
                <text:p>81.3809405754549</text:p>
              </table:table-cell>
              <table:table-cell office:value-type="float" office:value="NaN">
                <text:p>NaN</text:p>
              </table:table-cell>
              <table:table-cell office:value-type="float" office:value="49.7665363068129">
                <text:p>49.7665363068129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818">
                <text:p>818</text:p>
              </table:table-cell>
              <table:table-cell office:value-type="float" office:value="16.883468474804">
                <text:p>16.883468474804</text:p>
              </table:table-cell>
              <table:table-cell office:value-type="float" office:value="NaN">
                <text:p>NaN</text:p>
              </table:table-cell>
              <table:table-cell office:value-type="float" office:value="50.0129133602085">
                <text:p>50.0129133602085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96.3215142634181">
                <text:p>96.3215142634181</text:p>
              </table:table-cell>
              <table:table-cell office:value-type="float" office:value="NaN">
                <text:p>NaN</text:p>
              </table:table-cell>
              <table:table-cell office:value-type="float" office:value="50.1014719127591">
                <text:p>50.101471912759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53.0542537247971">
                <text:p>53.0542537247971</text:p>
              </table:table-cell>
              <table:table-cell office:value-type="float" office:value="NaN">
                <text:p>NaN</text:p>
              </table:table-cell>
              <table:table-cell office:value-type="float" office:value="49.9324161603365">
                <text:p>49.9324161603365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821">
                <text:p>821</text:p>
              </table:table-cell>
              <table:table-cell office:value-type="float" office:value="32.3506664931079">
                <text:p>32.3506664931079</text:p>
              </table:table-cell>
              <table:table-cell office:value-type="float" office:value="NaN">
                <text:p>NaN</text:p>
              </table:table-cell>
              <table:table-cell office:value-type="float" office:value="50.6905910938333">
                <text:p>50.6905910938333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822">
                <text:p>822</text:p>
              </table:table-cell>
              <table:table-cell office:value-type="float" office:value="95.9913507207169">
                <text:p>95.9913507207169</text:p>
              </table:table-cell>
              <table:table-cell office:value-type="float" office:value="NaN">
                <text:p>NaN</text:p>
              </table:table-cell>
              <table:table-cell office:value-type="float" office:value="47.9398651331073">
                <text:p>47.9398651331073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823">
                <text:p>823</text:p>
              </table:table-cell>
              <table:table-cell office:value-type="float" office:value="92.2981739459346">
                <text:p>92.2981739459346</text:p>
              </table:table-cell>
              <table:table-cell office:value-type="float" office:value="NaN">
                <text:p>NaN</text:p>
              </table:table-cell>
              <table:table-cell office:value-type="float" office:value="49.097799644407">
                <text:p>49.097799644407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824">
                <text:p>824</text:p>
              </table:table-cell>
              <table:table-cell office:value-type="float" office:value="88.4518540101814">
                <text:p>88.4518540101814</text:p>
              </table:table-cell>
              <table:table-cell office:value-type="float" office:value="NaN">
                <text:p>NaN</text:p>
              </table:table-cell>
              <table:table-cell office:value-type="float" office:value="49.5183538776607">
                <text:p>49.5183538776607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825">
                <text:p>825</text:p>
              </table:table-cell>
              <table:table-cell office:value-type="float" office:value="75.8147199785394">
                <text:p>75.8147199785394</text:p>
              </table:table-cell>
              <table:table-cell office:value-type="float" office:value="NaN">
                <text:p>NaN</text:p>
              </table:table-cell>
              <table:table-cell office:value-type="float" office:value="53.4196029293876">
                <text:p>53.4196029293876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826">
                <text:p>826</text:p>
              </table:table-cell>
              <table:table-cell office:value-type="float" office:value="23.0352662377449">
                <text:p>23.0352662377449</text:p>
              </table:table-cell>
              <table:table-cell office:value-type="float" office:value="NaN">
                <text:p>NaN</text:p>
              </table:table-cell>
              <table:table-cell office:value-type="float" office:value="56.094872685912">
                <text:p>56.094872685912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827">
                <text:p>827</text:p>
              </table:table-cell>
              <table:table-cell office:value-type="float" office:value="57.5963113894704">
                <text:p>57.5963113894704</text:p>
              </table:table-cell>
              <table:table-cell office:value-type="float" office:value="NaN">
                <text:p>NaN</text:p>
              </table:table-cell>
              <table:table-cell office:value-type="float" office:value="56.6826707688032">
                <text:p>56.6826707688032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828">
                <text:p>828</text:p>
              </table:table-cell>
              <table:table-cell office:value-type="float" office:value="65.6102337860135">
                <text:p>65.6102337860135</text:p>
              </table:table-cell>
              <table:table-cell office:value-type="float" office:value="NaN">
                <text:p>NaN</text:p>
              </table:table-cell>
              <table:table-cell office:value-type="float" office:value="59.1900928054746">
                <text:p>59.1900928054746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0.888248101205036">
                <text:p>0.888248101205036</text:p>
              </table:table-cell>
              <table:table-cell office:value-type="float" office:value="NaN">
                <text:p>NaN</text:p>
              </table:table-cell>
              <table:table-cell office:value-type="float" office:value="62.3931991974593">
                <text:p>62.3931991974593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3.640750967149">
                <text:p>23.640750967149</text:p>
              </table:table-cell>
              <table:table-cell office:value-type="float" office:value="NaN">
                <text:p>NaN</text:p>
              </table:table-cell>
              <table:table-cell office:value-type="float" office:value="58.6775818797762">
                <text:p>58.6775818797762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831">
                <text:p>831</text:p>
              </table:table-cell>
              <table:table-cell office:value-type="float" office:value="82.5818130798249">
                <text:p>82.5818130798249</text:p>
              </table:table-cell>
              <table:table-cell office:value-type="float" office:value="NaN">
                <text:p>NaN</text:p>
              </table:table-cell>
              <table:table-cell office:value-type="float" office:value="56.1096834180945">
                <text:p>56.1096834180945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832">
                <text:p>832</text:p>
              </table:table-cell>
              <table:table-cell office:value-type="float" office:value="2.25619254093351">
                <text:p>2.25619254093351</text:p>
              </table:table-cell>
              <table:table-cell office:value-type="float" office:value="NaN">
                <text:p>NaN</text:p>
              </table:table-cell>
              <table:table-cell office:value-type="float" office:value="60.494608157791">
                <text:p>60.494608157791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833">
                <text:p>833</text:p>
              </table:table-cell>
              <table:table-cell office:value-type="float" office:value="67.3974647579391">
                <text:p>67.3974647579391</text:p>
              </table:table-cell>
              <table:table-cell office:value-type="float" office:value="NaN">
                <text:p>NaN</text:p>
              </table:table-cell>
              <table:table-cell office:value-type="float" office:value="59.210383885953">
                <text:p>59.210383885953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834">
                <text:p>834</text:p>
              </table:table-cell>
              <table:table-cell office:value-type="float" office:value="96.1186572636712">
                <text:p>96.1186572636712</text:p>
              </table:table-cell>
              <table:table-cell office:value-type="float" office:value="NaN">
                <text:p>NaN</text:p>
              </table:table-cell>
              <table:table-cell office:value-type="float" office:value="58.2781521647853">
                <text:p>58.2781521647853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835">
                <text:p>835</text:p>
              </table:table-cell>
              <table:table-cell office:value-type="float" office:value="17.9192247714223">
                <text:p>17.9192247714223</text:p>
              </table:table-cell>
              <table:table-cell office:value-type="float" office:value="NaN">
                <text:p>NaN</text:p>
              </table:table-cell>
              <table:table-cell office:value-type="float" office:value="63.5604980840431">
                <text:p>63.5604980840431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836">
                <text:p>836</text:p>
              </table:table-cell>
              <table:table-cell office:value-type="float" office:value="4.43419358528623">
                <text:p>4.43419358528623</text:p>
              </table:table-cell>
              <table:table-cell office:value-type="float" office:value="NaN">
                <text:p>NaN</text:p>
              </table:table-cell>
              <table:table-cell office:value-type="float" office:value="58.3336787845768">
                <text:p>58.3336787845768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837">
                <text:p>837</text:p>
              </table:table-cell>
              <table:table-cell office:value-type="float" office:value="34.0144926028336">
                <text:p>34.0144926028336</text:p>
              </table:table-cell>
              <table:table-cell office:value-type="float" office:value="NaN">
                <text:p>NaN</text:p>
              </table:table-cell>
              <table:table-cell office:value-type="float" office:value="55.0923414419427">
                <text:p>55.0923414419427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838">
                <text:p>838</text:p>
              </table:table-cell>
              <table:table-cell office:value-type="float" office:value="68.7663743521543">
                <text:p>68.7663743521543</text:p>
              </table:table-cell>
              <table:table-cell office:value-type="float" office:value="NaN">
                <text:p>NaN</text:p>
              </table:table-cell>
              <table:table-cell office:value-type="float" office:value="55.2032631825911">
                <text:p>55.2032631825911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65.4791035830264">
                <text:p>65.4791035830264</text:p>
              </table:table-cell>
              <table:table-cell office:value-type="float" office:value="NaN">
                <text:p>NaN</text:p>
              </table:table-cell>
              <table:table-cell office:value-type="float" office:value="53.3882647580202">
                <text:p>53.388264758020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9.0311278580895">
                <text:p>79.0311278580895</text:p>
              </table:table-cell>
              <table:table-cell office:value-type="float" office:value="NaN">
                <text:p>NaN</text:p>
              </table:table-cell>
              <table:table-cell office:value-type="float" office:value="51.6003267338264">
                <text:p>51.6003267338264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841">
                <text:p>841</text:p>
              </table:table-cell>
              <table:table-cell office:value-type="float" office:value="89.2176943686046">
                <text:p>89.2176943686046</text:p>
              </table:table-cell>
              <table:table-cell office:value-type="float" office:value="NaN">
                <text:p>NaN</text:p>
              </table:table-cell>
              <table:table-cell office:value-type="float" office:value="50.9722783236869">
                <text:p>50.9722783236869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842">
                <text:p>842</text:p>
              </table:table-cell>
              <table:table-cell office:value-type="float" office:value="38.5514736701611">
                <text:p>38.5514736701611</text:p>
              </table:table-cell>
              <table:table-cell office:value-type="float" office:value="NaN">
                <text:p>NaN</text:p>
              </table:table-cell>
              <table:table-cell office:value-type="float" office:value="51.8658099496912">
                <text:p>51.8658099496912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843">
                <text:p>843</text:p>
              </table:table-cell>
              <table:table-cell office:value-type="float" office:value="43.1569799670842">
                <text:p>43.1569799670842</text:p>
              </table:table-cell>
              <table:table-cell office:value-type="float" office:value="NaN">
                <text:p>NaN</text:p>
              </table:table-cell>
              <table:table-cell office:value-type="float" office:value="52.900223778519">
                <text:p>52.900223778519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844">
                <text:p>844</text:p>
              </table:table-cell>
              <table:table-cell office:value-type="float" office:value="63.2854386937523">
                <text:p>63.2854386937523</text:p>
              </table:table-cell>
              <table:table-cell office:value-type="float" office:value="NaN">
                <text:p>NaN</text:p>
              </table:table-cell>
              <table:table-cell office:value-type="float" office:value="51.9376016836932">
                <text:p>51.9376016836932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845">
                <text:p>845</text:p>
              </table:table-cell>
              <table:table-cell office:value-type="float" office:value="59.9654197764025">
                <text:p>59.9654197764025</text:p>
              </table:table-cell>
              <table:table-cell office:value-type="float" office:value="NaN">
                <text:p>NaN</text:p>
              </table:table-cell>
              <table:table-cell office:value-type="float" office:value="51.7826153442092">
                <text:p>51.7826153442092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846">
                <text:p>846</text:p>
              </table:table-cell>
              <table:table-cell office:value-type="float" office:value="32.0502781701051">
                <text:p>32.0502781701051</text:p>
              </table:table-cell>
              <table:table-cell office:value-type="float" office:value="NaN">
                <text:p>NaN</text:p>
              </table:table-cell>
              <table:table-cell office:value-type="float" office:value="55.721093455889">
                <text:p>55.721093455889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847">
                <text:p>847</text:p>
              </table:table-cell>
              <table:table-cell office:value-type="float" office:value="28.7310001499538">
                <text:p>28.7310001499538</text:p>
              </table:table-cell>
              <table:table-cell office:value-type="float" office:value="NaN">
                <text:p>NaN</text:p>
              </table:table-cell>
              <table:table-cell office:value-type="float" office:value="56.2817286027527">
                <text:p>56.2817286027527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848">
                <text:p>848</text:p>
              </table:table-cell>
              <table:table-cell office:value-type="float" office:value="44.0826757240348">
                <text:p>44.0826757240348</text:p>
              </table:table-cell>
              <table:table-cell office:value-type="float" office:value="NaN">
                <text:p>NaN</text:p>
              </table:table-cell>
              <table:table-cell office:value-type="float" office:value="52.691674407428">
                <text:p>52.691674407428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62.932484201676">
                <text:p>62.932484201676</text:p>
              </table:table-cell>
              <table:table-cell office:value-type="float" office:value="NaN">
                <text:p>NaN</text:p>
              </table:table-cell>
              <table:table-cell office:value-type="float" office:value="55.4801066196348">
                <text:p>55.480106619634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4.4263389066431">
                <text:p>44.4263389066431</text:p>
              </table:table-cell>
              <table:table-cell office:value-type="float" office:value="NaN">
                <text:p>NaN</text:p>
              </table:table-cell>
              <table:table-cell office:value-type="float" office:value="55.1824412492172">
                <text:p>55.1824412492172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851">
                <text:p>851</text:p>
              </table:table-cell>
              <table:table-cell office:value-type="float" office:value="96.8555189204186">
                <text:p>96.8555189204186</text:p>
              </table:table-cell>
              <table:table-cell office:value-type="float" office:value="NaN">
                <text:p>NaN</text:p>
              </table:table-cell>
              <table:table-cell office:value-type="float" office:value="51.736286692082">
                <text:p>51.736286692082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852">
                <text:p>852</text:p>
              </table:table-cell>
              <table:table-cell office:value-type="float" office:value="98.7897674285268">
                <text:p>98.7897674285268</text:p>
              </table:table-cell>
              <table:table-cell office:value-type="float" office:value="NaN">
                <text:p>NaN</text:p>
              </table:table-cell>
              <table:table-cell office:value-type="float" office:value="56.9987063020151">
                <text:p>56.9987063020151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853">
                <text:p>853</text:p>
              </table:table-cell>
              <table:table-cell office:value-type="float" office:value="15.7637438334836">
                <text:p>15.7637438334836</text:p>
              </table:table-cell>
              <table:table-cell office:value-type="float" office:value="NaN">
                <text:p>NaN</text:p>
              </table:table-cell>
              <table:table-cell office:value-type="float" office:value="63.2890778915645">
                <text:p>63.2890778915645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854">
                <text:p>854</text:p>
              </table:table-cell>
              <table:table-cell office:value-type="float" office:value="35.0639480602454">
                <text:p>35.0639480602454</text:p>
              </table:table-cell>
              <table:table-cell office:value-type="float" office:value="NaN">
                <text:p>NaN</text:p>
              </table:table-cell>
              <table:table-cell office:value-type="float" office:value="62.0723613069411">
                <text:p>62.0723613069411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855">
                <text:p>855</text:p>
              </table:table-cell>
              <table:table-cell office:value-type="float" office:value="70.7676642861695">
                <text:p>70.7676642861695</text:p>
              </table:table-cell>
              <table:table-cell office:value-type="float" office:value="NaN">
                <text:p>NaN</text:p>
              </table:table-cell>
              <table:table-cell office:value-type="float" office:value="59.8255328874805">
                <text:p>59.8255328874805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856">
                <text:p>856</text:p>
              </table:table-cell>
              <table:table-cell office:value-type="float" office:value="21.3680696875963">
                <text:p>21.3680696875963</text:p>
              </table:table-cell>
              <table:table-cell office:value-type="float" office:value="NaN">
                <text:p>NaN</text:p>
              </table:table-cell>
              <table:table-cell office:value-type="float" office:value="60.1781036010234">
                <text:p>60.1781036010234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857">
                <text:p>857</text:p>
              </table:table-cell>
              <table:table-cell office:value-type="float" office:value="80.1469660432247">
                <text:p>80.1469660432247</text:p>
              </table:table-cell>
              <table:table-cell office:value-type="float" office:value="NaN">
                <text:p>NaN</text:p>
              </table:table-cell>
              <table:table-cell office:value-type="float" office:value="56.3338997229905">
                <text:p>56.3338997229905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858">
                <text:p>858</text:p>
              </table:table-cell>
              <table:table-cell office:value-type="float" office:value="96.3104528724889">
                <text:p>96.3104528724889</text:p>
              </table:table-cell>
              <table:table-cell office:value-type="float" office:value="NaN">
                <text:p>NaN</text:p>
              </table:table-cell>
              <table:table-cell office:value-type="float" office:value="55.7291845012985">
                <text:p>55.7291845012985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46.0407091245095">
                <text:p>46.0407091245095</text:p>
              </table:table-cell>
              <table:table-cell office:value-type="float" office:value="NaN">
                <text:p>NaN</text:p>
              </table:table-cell>
              <table:table-cell office:value-type="float" office:value="59.5797831147871">
                <text:p>59.579783114787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52.0185125681047">
                <text:p>52.0185125681047</text:p>
              </table:table-cell>
              <table:table-cell office:value-type="float" office:value="NaN">
                <text:p>NaN</text:p>
              </table:table-cell>
              <table:table-cell office:value-type="float" office:value="59.7720317252821">
                <text:p>59.7720317252821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861">
                <text:p>861</text:p>
              </table:table-cell>
              <table:table-cell office:value-type="float" office:value="95.9561256798212">
                <text:p>95.9561256798212</text:p>
              </table:table-cell>
              <table:table-cell office:value-type="float" office:value="NaN">
                <text:p>NaN</text:p>
              </table:table-cell>
              <table:table-cell office:value-type="float" office:value="59.0209033169056">
                <text:p>59.0209033169056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862">
                <text:p>862</text:p>
              </table:table-cell>
              <table:table-cell office:value-type="float" office:value="24.5645453049222">
                <text:p>24.5645453049222</text:p>
              </table:table-cell>
              <table:table-cell office:value-type="float" office:value="NaN">
                <text:p>NaN</text:p>
              </table:table-cell>
              <table:table-cell office:value-type="float" office:value="61.4202837104668">
                <text:p>61.4202837104668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863">
                <text:p>863</text:p>
              </table:table-cell>
              <table:table-cell office:value-type="float" office:value="20.9423024094168">
                <text:p>20.9423024094168</text:p>
              </table:table-cell>
              <table:table-cell office:value-type="float" office:value="NaN">
                <text:p>NaN</text:p>
              </table:table-cell>
              <table:table-cell office:value-type="float" office:value="60.921234852788">
                <text:p>60.921234852788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864">
                <text:p>864</text:p>
              </table:table-cell>
              <table:table-cell office:value-type="float" office:value="8.11857177508381">
                <text:p>8.11857177508381</text:p>
              </table:table-cell>
              <table:table-cell office:value-type="float" office:value="NaN">
                <text:p>NaN</text:p>
              </table:table-cell>
              <table:table-cell office:value-type="float" office:value="60.4019883367522">
                <text:p>60.4019883367522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865">
                <text:p>865</text:p>
              </table:table-cell>
              <table:table-cell office:value-type="float" office:value="58.2439630202988">
                <text:p>58.2439630202988</text:p>
              </table:table-cell>
              <table:table-cell office:value-type="float" office:value="NaN">
                <text:p>NaN</text:p>
              </table:table-cell>
              <table:table-cell office:value-type="float" office:value="58.0043814068221">
                <text:p>58.0043814068221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866">
                <text:p>866</text:p>
              </table:table-cell>
              <table:table-cell office:value-type="float" office:value="82.234313074935">
                <text:p>82.234313074935</text:p>
              </table:table-cell>
              <table:table-cell office:value-type="float" office:value="NaN">
                <text:p>NaN</text:p>
              </table:table-cell>
              <table:table-cell office:value-type="float" office:value="57.6918133280636">
                <text:p>57.6918133280636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867">
                <text:p>867</text:p>
              </table:table-cell>
              <table:table-cell office:value-type="float" office:value="39.023845889668">
                <text:p>39.023845889668</text:p>
              </table:table-cell>
              <table:table-cell office:value-type="float" office:value="NaN">
                <text:p>NaN</text:p>
              </table:table-cell>
              <table:table-cell office:value-type="float" office:value="60.2123449392831">
                <text:p>60.2123449392831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868">
                <text:p>868</text:p>
              </table:table-cell>
              <table:table-cell office:value-type="float" office:value="93.1335573092292">
                <text:p>93.1335573092292</text:p>
              </table:table-cell>
              <table:table-cell office:value-type="float" office:value="NaN">
                <text:p>NaN</text:p>
              </table:table-cell>
              <table:table-cell office:value-type="float" office:value="56.3569000705664">
                <text:p>56.3569000705664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51.059488111933">
                <text:p>51.059488111933</text:p>
              </table:table-cell>
              <table:table-cell office:value-type="float" office:value="NaN">
                <text:p>NaN</text:p>
              </table:table-cell>
              <table:table-cell office:value-type="float" office:value="55.9798193959465">
                <text:p>55.979819395946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0.3104604035535">
                <text:p>10.3104604035535</text:p>
              </table:table-cell>
              <table:table-cell office:value-type="float" office:value="NaN">
                <text:p>NaN</text:p>
              </table:table-cell>
              <table:table-cell office:value-type="float" office:value="58.3328690145098">
                <text:p>58.332869014509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871">
                <text:p>871</text:p>
              </table:table-cell>
              <table:table-cell office:value-type="float" office:value="70.938120433894">
                <text:p>70.938120433894</text:p>
              </table:table-cell>
              <table:table-cell office:value-type="float" office:value="NaN">
                <text:p>NaN</text:p>
              </table:table-cell>
              <table:table-cell office:value-type="float" office:value="56.6826365040637">
                <text:p>56.6826365040637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872">
                <text:p>872</text:p>
              </table:table-cell>
              <table:table-cell office:value-type="float" office:value="3.73685930939849">
                <text:p>3.73685930939849</text:p>
              </table:table-cell>
              <table:table-cell office:value-type="float" office:value="NaN">
                <text:p>NaN</text:p>
              </table:table-cell>
              <table:table-cell office:value-type="float" office:value="56.6940002472453">
                <text:p>56.6940002472453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873">
                <text:p>873</text:p>
              </table:table-cell>
              <table:table-cell office:value-type="float" office:value="10.1382268305885">
                <text:p>10.1382268305885</text:p>
              </table:table-cell>
              <table:table-cell office:value-type="float" office:value="NaN">
                <text:p>NaN</text:p>
              </table:table-cell>
              <table:table-cell office:value-type="float" office:value="55.5185862220321">
                <text:p>55.5185862220321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874">
                <text:p>874</text:p>
              </table:table-cell>
              <table:table-cell office:value-type="float" office:value="0.231146080010748">
                <text:p>0.231146080010748</text:p>
              </table:table-cell>
              <table:table-cell office:value-type="float" office:value="NaN">
                <text:p>NaN</text:p>
              </table:table-cell>
              <table:table-cell office:value-type="float" office:value="50.8513369411897">
                <text:p>50.8513369411897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875">
                <text:p>875</text:p>
              </table:table-cell>
              <table:table-cell office:value-type="float" office:value="77.5282868317285">
                <text:p>77.5282868317285</text:p>
              </table:table-cell>
              <table:table-cell office:value-type="float" office:value="NaN">
                <text:p>NaN</text:p>
              </table:table-cell>
              <table:table-cell office:value-type="float" office:value="44.4460498216912">
                <text:p>44.4460498216912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876">
                <text:p>876</text:p>
              </table:table-cell>
              <table:table-cell office:value-type="float" office:value="72.2439106027208">
                <text:p>72.2439106027208</text:p>
              </table:table-cell>
              <table:table-cell office:value-type="float" office:value="NaN">
                <text:p>NaN</text:p>
              </table:table-cell>
              <table:table-cell office:value-type="float" office:value="46.5452216688391">
                <text:p>46.5452216688391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877">
                <text:p>877</text:p>
              </table:table-cell>
              <table:table-cell office:value-type="float" office:value="1.02906819619625">
                <text:p>1.02906819619625</text:p>
              </table:table-cell>
              <table:table-cell office:value-type="float" office:value="NaN">
                <text:p>NaN</text:p>
              </table:table-cell>
              <table:table-cell office:value-type="float" office:value="47.8935815378135">
                <text:p>47.8935815378135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878">
                <text:p>878</text:p>
              </table:table-cell>
              <table:table-cell office:value-type="float" office:value="56.7429871605491">
                <text:p>56.7429871605491</text:p>
              </table:table-cell>
              <table:table-cell office:value-type="float" office:value="NaN">
                <text:p>NaN</text:p>
              </table:table-cell>
              <table:table-cell office:value-type="float" office:value="41.5651110389052">
                <text:p>41.5651110389052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3.0284578546133">
                <text:p>13.0284578546133</text:p>
              </table:table-cell>
              <table:table-cell office:value-type="float" office:value="NaN">
                <text:p>NaN</text:p>
              </table:table-cell>
              <table:table-cell office:value-type="float" office:value="43.710340495947">
                <text:p>43.71034049594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91.6364259496007">
                <text:p>91.6364259496007</text:p>
              </table:table-cell>
              <table:table-cell office:value-type="float" office:value="NaN">
                <text:p>NaN</text:p>
              </table:table-cell>
              <table:table-cell office:value-type="float" office:value="43.1827508589601">
                <text:p>43.1827508589601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881">
                <text:p>881</text:p>
              </table:table-cell>
              <table:table-cell office:value-type="float" office:value="65.2187947614002">
                <text:p>65.2187947614002</text:p>
              </table:table-cell>
              <table:table-cell office:value-type="float" office:value="NaN">
                <text:p>NaN</text:p>
              </table:table-cell>
              <table:table-cell office:value-type="float" office:value="48.7506078039279">
                <text:p>48.7506078039279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882">
                <text:p>882</text:p>
              </table:table-cell>
              <table:table-cell office:value-type="float" office:value="97.1889648715278">
                <text:p>97.1889648715278</text:p>
              </table:table-cell>
              <table:table-cell office:value-type="float" office:value="NaN">
                <text:p>NaN</text:p>
              </table:table-cell>
              <table:table-cell office:value-type="float" office:value="49.215596586668">
                <text:p>49.215596586668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883">
                <text:p>883</text:p>
              </table:table-cell>
              <table:table-cell office:value-type="float" office:value="50.9012450385398">
                <text:p>50.9012450385398</text:p>
              </table:table-cell>
              <table:table-cell office:value-type="float" office:value="NaN">
                <text:p>NaN</text:p>
              </table:table-cell>
              <table:table-cell office:value-type="float" office:value="50.2125733731075">
                <text:p>50.2125733731075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884">
                <text:p>884</text:p>
              </table:table-cell>
              <table:table-cell office:value-type="float" office:value="29.1416834328238">
                <text:p>29.1416834328238</text:p>
              </table:table-cell>
              <table:table-cell office:value-type="float" office:value="NaN">
                <text:p>NaN</text:p>
              </table:table-cell>
              <table:table-cell office:value-type="float" office:value="51.0043999830323">
                <text:p>51.0043999830323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885">
                <text:p>885</text:p>
              </table:table-cell>
              <table:table-cell office:value-type="float" office:value="6.86948369570907">
                <text:p>6.86948369570907</text:p>
              </table:table-cell>
              <table:table-cell office:value-type="float" office:value="NaN">
                <text:p>NaN</text:p>
              </table:table-cell>
              <table:table-cell office:value-type="float" office:value="46.7382750579386">
                <text:p>46.7382750579386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886">
                <text:p>886</text:p>
              </table:table-cell>
              <table:table-cell office:value-type="float" office:value="18.0816307111319">
                <text:p>18.0816307111319</text:p>
              </table:table-cell>
              <table:table-cell office:value-type="float" office:value="NaN">
                <text:p>NaN</text:p>
              </table:table-cell>
              <table:table-cell office:value-type="float" office:value="43.7922747635236">
                <text:p>43.7922747635236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887">
                <text:p>887</text:p>
              </table:table-cell>
              <table:table-cell office:value-type="float" office:value="57.8913128554332">
                <text:p>57.8913128554332</text:p>
              </table:table-cell>
              <table:table-cell office:value-type="float" office:value="NaN">
                <text:p>NaN</text:p>
              </table:table-cell>
              <table:table-cell office:value-type="float" office:value="44.3103527840289">
                <text:p>44.3103527840289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888">
                <text:p>888</text:p>
              </table:table-cell>
              <table:table-cell office:value-type="float" office:value="82.0075305106493">
                <text:p>82.0075305106493</text:p>
              </table:table-cell>
              <table:table-cell office:value-type="float" office:value="NaN">
                <text:p>NaN</text:p>
              </table:table-cell>
              <table:table-cell office:value-type="float" office:value="43.4405656121315">
                <text:p>43.4405656121315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25.5532661314396">
                <text:p>25.5532661314396</text:p>
              </table:table-cell>
              <table:table-cell office:value-type="float" office:value="NaN">
                <text:p>NaN</text:p>
              </table:table-cell>
              <table:table-cell office:value-type="float" office:value="48.6586103588815">
                <text:p>48.6586103588815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6.8703588268017">
                <text:p>76.8703588268017</text:p>
              </table:table-cell>
              <table:table-cell office:value-type="float" office:value="NaN">
                <text:p>NaN</text:p>
              </table:table-cell>
              <table:table-cell office:value-type="float" office:value="49.6862796456049">
                <text:p>49.6862796456049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891">
                <text:p>891</text:p>
              </table:table-cell>
              <table:table-cell office:value-type="float" office:value="8.20175665996574">
                <text:p>8.20175665996574</text:p>
              </table:table-cell>
              <table:table-cell office:value-type="float" office:value="NaN">
                <text:p>NaN</text:p>
              </table:table-cell>
              <table:table-cell office:value-type="float" office:value="54.795560495391">
                <text:p>54.795560495391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892">
                <text:p>892</text:p>
              </table:table-cell>
              <table:table-cell office:value-type="float" office:value="86.5701523335974">
                <text:p>86.5701523335974</text:p>
              </table:table-cell>
              <table:table-cell office:value-type="float" office:value="NaN">
                <text:p>NaN</text:p>
              </table:table-cell>
              <table:table-cell office:value-type="float" office:value="50.1737918172735">
                <text:p>50.1737918172735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893">
                <text:p>893</text:p>
              </table:table-cell>
              <table:table-cell office:value-type="float" office:value="10.6176795546895">
                <text:p>10.6176795546895</text:p>
              </table:table-cell>
              <table:table-cell office:value-type="float" office:value="NaN">
                <text:p>NaN</text:p>
              </table:table-cell>
              <table:table-cell office:value-type="float" office:value="51.1288745993319">
                <text:p>51.1288745993319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894">
                <text:p>894</text:p>
              </table:table-cell>
              <table:table-cell office:value-type="float" office:value="70.8360791880852">
                <text:p>70.8360791880852</text:p>
              </table:table-cell>
              <table:table-cell office:value-type="float" office:value="NaN">
                <text:p>NaN</text:p>
              </table:table-cell>
              <table:table-cell office:value-type="float" office:value="51.7681153565648">
                <text:p>51.7681153565648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895">
                <text:p>895</text:p>
              </table:table-cell>
              <table:table-cell office:value-type="float" office:value="90.4770194404741">
                <text:p>90.4770194404741</text:p>
              </table:table-cell>
              <table:table-cell office:value-type="float" office:value="NaN">
                <text:p>NaN</text:p>
              </table:table-cell>
              <table:table-cell office:value-type="float" office:value="52.7076548250672">
                <text:p>52.7076548250672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896">
                <text:p>896</text:p>
              </table:table-cell>
              <table:table-cell office:value-type="float" office:value="77.0979908841969">
                <text:p>77.0979908841969</text:p>
              </table:table-cell>
              <table:table-cell office:value-type="float" office:value="NaN">
                <text:p>NaN</text:p>
              </table:table-cell>
              <table:table-cell office:value-type="float" office:value="57.8708922641246">
                <text:p>57.870892264124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897">
                <text:p>897</text:p>
              </table:table-cell>
              <table:table-cell office:value-type="float" office:value="49.3472437947046">
                <text:p>49.3472437947046</text:p>
              </table:table-cell>
              <table:table-cell office:value-type="float" office:value="NaN">
                <text:p>NaN</text:p>
              </table:table-cell>
              <table:table-cell office:value-type="float" office:value="56.9016632597644">
                <text:p>56.9016632597644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898">
                <text:p>898</text:p>
              </table:table-cell>
              <table:table-cell office:value-type="float" office:value="51.803427056645">
                <text:p>51.803427056645</text:p>
              </table:table-cell>
              <table:table-cell office:value-type="float" office:value="NaN">
                <text:p>NaN</text:p>
              </table:table-cell>
              <table:table-cell office:value-type="float" office:value="55.8435598619847">
                <text:p>55.8435598619847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70.3207152077937">
                <text:p>70.3207152077937</text:p>
              </table:table-cell>
              <table:table-cell office:value-type="float" office:value="NaN">
                <text:p>NaN</text:p>
              </table:table-cell>
              <table:table-cell office:value-type="float" office:value="52.8178573409925">
                <text:p>52.81785734099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66.0091352896201">
                <text:p>66.0091352896201</text:p>
              </table:table-cell>
              <table:table-cell office:value-type="float" office:value="NaN">
                <text:p>NaN</text:p>
              </table:table-cell>
              <table:table-cell office:value-type="float" office:value="54.1124886856094">
                <text:p>54.1124886856094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901">
                <text:p>901</text:p>
              </table:table-cell>
              <table:table-cell office:value-type="float" office:value="42.1370697997733">
                <text:p>42.1370697997733</text:p>
              </table:table-cell>
              <table:table-cell office:value-type="float" office:value="NaN">
                <text:p>NaN</text:p>
              </table:table-cell>
              <table:table-cell office:value-type="float" office:value="56.5703188093958">
                <text:p>56.5703188093958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902">
                <text:p>902</text:p>
              </table:table-cell>
              <table:table-cell office:value-type="float" office:value="73.4746605819348">
                <text:p>73.4746605819348</text:p>
              </table:table-cell>
              <table:table-cell office:value-type="float" office:value="NaN">
                <text:p>NaN</text:p>
              </table:table-cell>
              <table:table-cell office:value-type="float" office:value="58.9214912163334">
                <text:p>58.9214912163334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903">
                <text:p>903</text:p>
              </table:table-cell>
              <table:table-cell office:value-type="float" office:value="77.4855043091244">
                <text:p>77.4855043091244</text:p>
              </table:table-cell>
              <table:table-cell office:value-type="float" office:value="NaN">
                <text:p>NaN</text:p>
              </table:table-cell>
              <table:table-cell office:value-type="float" office:value="62.614359874387">
                <text:p>62.614359874387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904">
                <text:p>904</text:p>
              </table:table-cell>
              <table:table-cell office:value-type="float" office:value="33.7257694760761">
                <text:p>33.7257694760761</text:p>
              </table:table-cell>
              <table:table-cell office:value-type="float" office:value="NaN">
                <text:p>NaN</text:p>
              </table:table-cell>
              <table:table-cell office:value-type="float" office:value="63.920639304633">
                <text:p>63.920639304633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905">
                <text:p>905</text:p>
              </table:table-cell>
              <table:table-cell office:value-type="float" office:value="94.6403120884788">
                <text:p>94.6403120884788</text:p>
              </table:table-cell>
              <table:table-cell office:value-type="float" office:value="NaN">
                <text:p>NaN</text:p>
              </table:table-cell>
              <table:table-cell office:value-type="float" office:value="60.7018552356615">
                <text:p>60.7018552356615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906">
                <text:p>906</text:p>
              </table:table-cell>
              <table:table-cell office:value-type="float" office:value="27.781461512171">
                <text:p>27.781461512171</text:p>
              </table:table-cell>
              <table:table-cell office:value-type="float" office:value="NaN">
                <text:p>NaN</text:p>
              </table:table-cell>
              <table:table-cell office:value-type="float" office:value="65.3076582994641">
                <text:p>65.3076582994641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907">
                <text:p>907</text:p>
              </table:table-cell>
              <table:table-cell office:value-type="float" office:value="70.6201245570655">
                <text:p>70.6201245570655</text:p>
              </table:table-cell>
              <table:table-cell office:value-type="float" office:value="NaN">
                <text:p>NaN</text:p>
              </table:table-cell>
              <table:table-cell office:value-type="float" office:value="62.0350651451554">
                <text:p>62.0350651451554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908">
                <text:p>908</text:p>
              </table:table-cell>
              <table:table-cell office:value-type="float" office:value="84.8316536020466">
                <text:p>84.8316536020466</text:p>
              </table:table-cell>
              <table:table-cell office:value-type="float" office:value="NaN">
                <text:p>NaN</text:p>
              </table:table-cell>
              <table:table-cell office:value-type="float" office:value="66.1962896716287">
                <text:p>66.1962896716287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5.9831995417361">
                <text:p>15.9831995417361</text:p>
              </table:table-cell>
              <table:table-cell office:value-type="float" office:value="NaN">
                <text:p>NaN</text:p>
              </table:table-cell>
              <table:table-cell office:value-type="float" office:value="66.080389756192">
                <text:p>66.08038975619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3.6126634796176">
                <text:p>23.6126634796176</text:p>
              </table:table-cell>
              <table:table-cell office:value-type="float" office:value="NaN">
                <text:p>NaN</text:p>
              </table:table-cell>
              <table:table-cell office:value-type="float" office:value="66.4380910886618">
                <text:p>66.4380910886618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911">
                <text:p>911</text:p>
              </table:table-cell>
              <table:table-cell office:value-type="float" office:value="7.02736693720186">
                <text:p>7.02736693720186</text:p>
              </table:table-cell>
              <table:table-cell office:value-type="float" office:value="NaN">
                <text:p>NaN</text:p>
              </table:table-cell>
              <table:table-cell office:value-type="float" office:value="63.2898633747639">
                <text:p>63.2898633747639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912">
                <text:p>912</text:p>
              </table:table-cell>
              <table:table-cell office:value-type="float" office:value="2.79421554007377">
                <text:p>2.79421554007377</text:p>
              </table:table-cell>
              <table:table-cell office:value-type="float" office:value="NaN">
                <text:p>NaN</text:p>
              </table:table-cell>
              <table:table-cell office:value-type="float" office:value="57.7265532078791">
                <text:p>57.7265532078791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913">
                <text:p>913</text:p>
              </table:table-cell>
              <table:table-cell office:value-type="float" office:value="91.9566122720956">
                <text:p>91.9566122720956</text:p>
              </table:table-cell>
              <table:table-cell office:value-type="float" office:value="NaN">
                <text:p>NaN</text:p>
              </table:table-cell>
              <table:table-cell office:value-type="float" office:value="52.7729681849375">
                <text:p>52.7729681849375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914">
                <text:p>914</text:p>
              </table:table-cell>
              <table:table-cell office:value-type="float" office:value="11.4499790160552">
                <text:p>11.4499790160552</text:p>
              </table:table-cell>
              <table:table-cell office:value-type="float" office:value="NaN">
                <text:p>NaN</text:p>
              </table:table-cell>
              <table:table-cell office:value-type="float" office:value="55.6135927500969">
                <text:p>55.6135927500969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915">
                <text:p>915</text:p>
              </table:table-cell>
              <table:table-cell office:value-type="float" office:value="97.5878629829917">
                <text:p>97.5878629829917</text:p>
              </table:table-cell>
              <table:table-cell office:value-type="float" office:value="NaN">
                <text:p>NaN</text:p>
              </table:table-cell>
              <table:table-cell office:value-type="float" office:value="52.9233628807243">
                <text:p>52.9233628807243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916">
                <text:p>916</text:p>
              </table:table-cell>
              <table:table-cell office:value-type="float" office:value="68.5676402598554">
                <text:p>68.5676402598554</text:p>
              </table:table-cell>
              <table:table-cell office:value-type="float" office:value="NaN">
                <text:p>NaN</text:p>
              </table:table-cell>
              <table:table-cell office:value-type="float" office:value="54.7411727324042">
                <text:p>54.7411727324042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917">
                <text:p>917</text:p>
              </table:table-cell>
              <table:table-cell office:value-type="float" office:value="95.4275384690238">
                <text:p>95.4275384690238</text:p>
              </table:table-cell>
              <table:table-cell office:value-type="float" office:value="NaN">
                <text:p>NaN</text:p>
              </table:table-cell>
              <table:table-cell office:value-type="float" office:value="54.9117397304198">
                <text:p>54.9117397304198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918">
                <text:p>918</text:p>
              </table:table-cell>
              <table:table-cell office:value-type="float" office:value="50.6661197680553">
                <text:p>50.6661197680553</text:p>
              </table:table-cell>
              <table:table-cell office:value-type="float" office:value="NaN">
                <text:p>NaN</text:p>
              </table:table-cell>
              <table:table-cell office:value-type="float" office:value="58.4644376417032">
                <text:p>58.4644376417032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7.74154721986263">
                <text:p>7.74154721986263</text:p>
              </table:table-cell>
              <table:table-cell office:value-type="float" office:value="NaN">
                <text:p>NaN</text:p>
              </table:table-cell>
              <table:table-cell office:value-type="float" office:value="56.9438682541112">
                <text:p>56.943868254111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80.9854736324331">
                <text:p>80.9854736324331</text:p>
              </table:table-cell>
              <table:table-cell office:value-type="float" office:value="NaN">
                <text:p>NaN</text:p>
              </table:table-cell>
              <table:table-cell office:value-type="float" office:value="52.2942711148271">
                <text:p>52.2942711148271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921">
                <text:p>921</text:p>
              </table:table-cell>
              <table:table-cell office:value-type="float" office:value="15.350170791726">
                <text:p>15.350170791726</text:p>
              </table:table-cell>
              <table:table-cell office:value-type="float" office:value="NaN">
                <text:p>NaN</text:p>
              </table:table-cell>
              <table:table-cell office:value-type="float" office:value="55.4449180585843">
                <text:p>55.4449180585843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922">
                <text:p>922</text:p>
              </table:table-cell>
              <table:table-cell office:value-type="float" office:value="20.0185734011499">
                <text:p>20.0185734011499</text:p>
              </table:table-cell>
              <table:table-cell office:value-type="float" office:value="NaN">
                <text:p>NaN</text:p>
              </table:table-cell>
              <table:table-cell office:value-type="float" office:value="50.1589086388008">
                <text:p>50.1589086388008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923">
                <text:p>923</text:p>
              </table:table-cell>
              <table:table-cell office:value-type="float" office:value="81.048524783229">
                <text:p>81.048524783229</text:p>
              </table:table-cell>
              <table:table-cell office:value-type="float" office:value="NaN">
                <text:p>NaN</text:p>
              </table:table-cell>
              <table:table-cell office:value-type="float" office:value="49.6413827647327">
                <text:p>49.6413827647327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924">
                <text:p>924</text:p>
              </table:table-cell>
              <table:table-cell office:value-type="float" office:value="87.9753421974441">
                <text:p>87.9753421974441</text:p>
              </table:table-cell>
              <table:table-cell office:value-type="float" office:value="NaN">
                <text:p>NaN</text:p>
              </table:table-cell>
              <table:table-cell office:value-type="float" office:value="50.3366094464769">
                <text:p>50.3366094464769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925">
                <text:p>925</text:p>
              </table:table-cell>
              <table:table-cell office:value-type="float" office:value="60.1209880180449">
                <text:p>60.1209880180449</text:p>
              </table:table-cell>
              <table:table-cell office:value-type="float" office:value="NaN">
                <text:p>NaN</text:p>
              </table:table-cell>
              <table:table-cell office:value-type="float" office:value="50.5461886861701">
                <text:p>50.5461886861701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926">
                <text:p>926</text:p>
              </table:table-cell>
              <table:table-cell office:value-type="float" office:value="64.0913693268844">
                <text:p>64.0913693268844</text:p>
              </table:table-cell>
              <table:table-cell office:value-type="float" office:value="NaN">
                <text:p>NaN</text:p>
              </table:table-cell>
              <table:table-cell office:value-type="float" office:value="53.488707917924">
                <text:p>53.488707917924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927">
                <text:p>927</text:p>
              </table:table-cell>
              <table:table-cell office:value-type="float" office:value="50.1890208405007">
                <text:p>50.1890208405007</text:p>
              </table:table-cell>
              <table:table-cell office:value-type="float" office:value="NaN">
                <text:p>NaN</text:p>
              </table:table-cell>
              <table:table-cell office:value-type="float" office:value="56.1872883077418">
                <text:p>56.1872883077418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928">
                <text:p>928</text:p>
              </table:table-cell>
              <table:table-cell office:value-type="float" office:value="56.0480072279311">
                <text:p>56.0480072279311</text:p>
              </table:table-cell>
              <table:table-cell office:value-type="float" office:value="NaN">
                <text:p>NaN</text:p>
              </table:table-cell>
              <table:table-cell office:value-type="float" office:value="59.064731901295">
                <text:p>59.064731901295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28.9073173251068">
                <text:p>28.9073173251068</text:p>
              </table:table-cell>
              <table:table-cell office:value-type="float" office:value="NaN">
                <text:p>NaN</text:p>
              </table:table-cell>
              <table:table-cell office:value-type="float" office:value="62.6149846804855">
                <text:p>62.614984680485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0.3431905180636">
                <text:p>40.3431905180636</text:p>
              </table:table-cell>
              <table:table-cell office:value-type="float" office:value="NaN">
                <text:p>NaN</text:p>
              </table:table-cell>
              <table:table-cell office:value-type="float" office:value="58.4116983506863">
                <text:p>58.4116983506863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931">
                <text:p>931</text:p>
              </table:table-cell>
              <table:table-cell office:value-type="float" office:value="57.1451399253628">
                <text:p>57.1451399253628</text:p>
              </table:table-cell>
              <table:table-cell office:value-type="float" office:value="NaN">
                <text:p>NaN</text:p>
              </table:table-cell>
              <table:table-cell office:value-type="float" office:value="60.3379124508201">
                <text:p>60.3379124508201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932">
                <text:p>932</text:p>
              </table:table-cell>
              <table:table-cell office:value-type="float" office:value="87.0019149955608">
                <text:p>87.0019149955608</text:p>
              </table:table-cell>
              <table:table-cell office:value-type="float" office:value="NaN">
                <text:p>NaN</text:p>
              </table:table-cell>
              <table:table-cell office:value-type="float" office:value="57.6417309136449">
                <text:p>57.6417309136449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933">
                <text:p>933</text:p>
              </table:table-cell>
              <table:table-cell office:value-type="float" office:value="35.8586151306994">
                <text:p>35.8586151306994</text:p>
              </table:table-cell>
              <table:table-cell office:value-type="float" office:value="NaN">
                <text:p>NaN</text:p>
              </table:table-cell>
              <table:table-cell office:value-type="float" office:value="58.8706825626919">
                <text:p>58.8706825626919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934">
                <text:p>934</text:p>
              </table:table-cell>
              <table:table-cell office:value-type="float" office:value="27.684968755608">
                <text:p>27.684968755608</text:p>
              </table:table-cell>
              <table:table-cell office:value-type="float" office:value="NaN">
                <text:p>NaN</text:p>
              </table:table-cell>
              <table:table-cell office:value-type="float" office:value="54.8994210068036">
                <text:p>54.8994210068036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935">
                <text:p>935</text:p>
              </table:table-cell>
              <table:table-cell office:value-type="float" office:value="68.8593081873439">
                <text:p>68.8593081873439</text:p>
              </table:table-cell>
              <table:table-cell office:value-type="float" office:value="NaN">
                <text:p>NaN</text:p>
              </table:table-cell>
              <table:table-cell office:value-type="float" office:value="53.3673442726405">
                <text:p>53.3673442726405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936">
                <text:p>936</text:p>
              </table:table-cell>
              <table:table-cell office:value-type="float" office:value="57.2881326141143">
                <text:p>57.2881326141143</text:p>
              </table:table-cell>
              <table:table-cell office:value-type="float" office:value="NaN">
                <text:p>NaN</text:p>
              </table:table-cell>
              <table:table-cell office:value-type="float" office:value="57.4418616704726">
                <text:p>57.4418616704726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937">
                <text:p>937</text:p>
              </table:table-cell>
              <table:table-cell office:value-type="float" office:value="16.2484259554973">
                <text:p>16.2484259554973</text:p>
              </table:table-cell>
              <table:table-cell office:value-type="float" office:value="NaN">
                <text:p>NaN</text:p>
              </table:table-cell>
              <table:table-cell office:value-type="float" office:value="55.862038935918">
                <text:p>55.86203893591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938">
                <text:p>938</text:p>
              </table:table-cell>
              <table:table-cell office:value-type="float" office:value="93.6023821885624">
                <text:p>93.6023821885624</text:p>
              </table:table-cell>
              <table:table-cell office:value-type="float" office:value="NaN">
                <text:p>NaN</text:p>
              </table:table-cell>
              <table:table-cell office:value-type="float" office:value="55.9219226135027">
                <text:p>55.9219226135027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29.3054301039439">
                <text:p>29.3054301039439</text:p>
              </table:table-cell>
              <table:table-cell office:value-type="float" office:value="NaN">
                <text:p>NaN</text:p>
              </table:table-cell>
              <table:table-cell office:value-type="float" office:value="60.8275098659969">
                <text:p>60.8275098659969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96.462237584344">
                <text:p>96.462237584344</text:p>
              </table:table-cell>
              <table:table-cell office:value-type="float" office:value="NaN">
                <text:p>NaN</text:p>
              </table:table-cell>
              <table:table-cell office:value-type="float" office:value="57.3779702207112">
                <text:p>57.3779702207112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941">
                <text:p>941</text:p>
              </table:table-cell>
              <table:table-cell office:value-type="float" office:value="12.8013795183463">
                <text:p>12.8013795183463</text:p>
              </table:table-cell>
              <table:table-cell office:value-type="float" office:value="NaN">
                <text:p>NaN</text:p>
              </table:table-cell>
              <table:table-cell office:value-type="float" office:value="57.9437632465046">
                <text:p>57.9437632465046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942">
                <text:p>942</text:p>
              </table:table-cell>
              <table:table-cell office:value-type="float" office:value="8.71013312151814">
                <text:p>8.71013312151814</text:p>
              </table:table-cell>
              <table:table-cell office:value-type="float" office:value="NaN">
                <text:p>NaN</text:p>
              </table:table-cell>
              <table:table-cell office:value-type="float" office:value="54.789122679858">
                <text:p>54.78912267985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943">
                <text:p>943</text:p>
              </table:table-cell>
              <table:table-cell office:value-type="float" office:value="13.5032183223445">
                <text:p>13.5032183223445</text:p>
              </table:table-cell>
              <table:table-cell office:value-type="float" office:value="NaN">
                <text:p>NaN</text:p>
              </table:table-cell>
              <table:table-cell office:value-type="float" office:value="51.0970402661669">
                <text:p>51.0970402661669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944">
                <text:p>944</text:p>
              </table:table-cell>
              <table:table-cell office:value-type="float" office:value="65.4906393727317">
                <text:p>65.4906393727317</text:p>
              </table:table-cell>
              <table:table-cell office:value-type="float" office:value="NaN">
                <text:p>NaN</text:p>
              </table:table-cell>
              <table:table-cell office:value-type="float" office:value="48.6513200982898">
                <text:p>48.6513200982898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945">
                <text:p>945</text:p>
              </table:table-cell>
              <table:table-cell office:value-type="float" office:value="26.778725093614">
                <text:p>26.778725093614</text:p>
              </table:table-cell>
              <table:table-cell office:value-type="float" office:value="NaN">
                <text:p>NaN</text:p>
              </table:table-cell>
              <table:table-cell office:value-type="float" office:value="49.2808289079432">
                <text:p>49.2808289079432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946">
                <text:p>946</text:p>
              </table:table-cell>
              <table:table-cell office:value-type="float" office:value="20.4993716325186">
                <text:p>20.4993716325186</text:p>
              </table:table-cell>
              <table:table-cell office:value-type="float" office:value="NaN">
                <text:p>NaN</text:p>
              </table:table-cell>
              <table:table-cell office:value-type="float" office:value="49.138922759177">
                <text:p>49.138922759177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947">
                <text:p>947</text:p>
              </table:table-cell>
              <table:table-cell office:value-type="float" office:value="99.1686829630756">
                <text:p>99.1686829630756</text:p>
              </table:table-cell>
              <table:table-cell office:value-type="float" office:value="NaN">
                <text:p>NaN</text:p>
              </table:table-cell>
              <table:table-cell office:value-type="float" office:value="47.8160015001407">
                <text:p>47.8160015001407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948">
                <text:p>948</text:p>
              </table:table-cell>
              <table:table-cell office:value-type="float" office:value="61.6560576016011">
                <text:p>61.6560576016011</text:p>
              </table:table-cell>
              <table:table-cell office:value-type="float" office:value="NaN">
                <text:p>NaN</text:p>
              </table:table-cell>
              <table:table-cell office:value-type="float" office:value="50.6175710359882">
                <text:p>50.6175710359882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47.9595355037105">
                <text:p>47.9595355037105</text:p>
              </table:table-cell>
              <table:table-cell office:value-type="float" office:value="NaN">
                <text:p>NaN</text:p>
              </table:table-cell>
              <table:table-cell office:value-type="float" office:value="48.9278472097242">
                <text:p>48.9278472097242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9.1935451020658">
                <text:p>49.1935451020658</text:p>
              </table:table-cell>
              <table:table-cell office:value-type="float" office:value="NaN">
                <text:p>NaN</text:p>
              </table:table-cell>
              <table:table-cell office:value-type="float" office:value="49.7345752345916">
                <text:p>49.7345752345916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951">
                <text:p>951</text:p>
              </table:table-cell>
              <table:table-cell office:value-type="float" office:value="66.2104480174488">
                <text:p>66.2104480174488</text:p>
              </table:table-cell>
              <table:table-cell office:value-type="float" office:value="NaN">
                <text:p>NaN</text:p>
              </table:table-cell>
              <table:table-cell office:value-type="float" office:value="51.1684803243555">
                <text:p>51.1684803243555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952">
                <text:p>952</text:p>
              </table:table-cell>
              <table:table-cell office:value-type="float" office:value="34.4481754538848">
                <text:p>34.4481754538848</text:p>
              </table:table-cell>
              <table:table-cell office:value-type="float" office:value="NaN">
                <text:p>NaN</text:p>
              </table:table-cell>
              <table:table-cell office:value-type="float" office:value="50.9918896463625">
                <text:p>50.9918896463625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953">
                <text:p>953</text:p>
              </table:table-cell>
              <table:table-cell office:value-type="float" office:value="30.2834766823443">
                <text:p>30.2834766823443</text:p>
              </table:table-cell>
              <table:table-cell office:value-type="float" office:value="NaN">
                <text:p>NaN</text:p>
              </table:table-cell>
              <table:table-cell office:value-type="float" office:value="49.4692258356805">
                <text:p>49.469225835680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954">
                <text:p>954</text:p>
              </table:table-cell>
              <table:table-cell office:value-type="float" office:value="12.3872628336529">
                <text:p>12.3872628336529</text:p>
              </table:table-cell>
              <table:table-cell office:value-type="float" office:value="NaN">
                <text:p>NaN</text:p>
              </table:table-cell>
              <table:table-cell office:value-type="float" office:value="50.404895884137">
                <text:p>50.404895884137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955">
                <text:p>955</text:p>
              </table:table-cell>
              <table:table-cell office:value-type="float" office:value="50.1754023431188">
                <text:p>50.1754023431188</text:p>
              </table:table-cell>
              <table:table-cell office:value-type="float" office:value="NaN">
                <text:p>NaN</text:p>
              </table:table-cell>
              <table:table-cell office:value-type="float" office:value="44.9905545938097">
                <text:p>44.9905545938097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956">
                <text:p>956</text:p>
              </table:table-cell>
              <table:table-cell office:value-type="float" office:value="58.1062309340561">
                <text:p>58.1062309340561</text:p>
              </table:table-cell>
              <table:table-cell office:value-type="float" office:value="NaN">
                <text:p>NaN</text:p>
              </table:table-cell>
              <table:table-cell office:value-type="float" office:value="46.3818860764213">
                <text:p>46.3818860764213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957">
                <text:p>957</text:p>
              </table:table-cell>
              <table:table-cell office:value-type="float" office:value="57.8734246917447">
                <text:p>57.8734246917447</text:p>
              </table:table-cell>
              <table:table-cell office:value-type="float" office:value="NaN">
                <text:p>NaN</text:p>
              </table:table-cell>
              <table:table-cell office:value-type="float" office:value="43.8248189664021">
                <text:p>43.8248189664021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958">
                <text:p>958</text:p>
              </table:table-cell>
              <table:table-cell office:value-type="float" office:value="66.9624918407607">
                <text:p>66.9624918407607</text:p>
              </table:table-cell>
              <table:table-cell office:value-type="float" office:value="NaN">
                <text:p>NaN</text:p>
              </table:table-cell>
              <table:table-cell office:value-type="float" office:value="46.829621977962">
                <text:p>46.829621977962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4.10103618909376">
                <text:p>4.10103618909376</text:p>
              </table:table-cell>
              <table:table-cell office:value-type="float" office:value="NaN">
                <text:p>NaN</text:p>
              </table:table-cell>
              <table:table-cell office:value-type="float" office:value="50.7131125592449">
                <text:p>50.713112559244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67.1337669897079">
                <text:p>67.1337669897079</text:p>
              </table:table-cell>
              <table:table-cell office:value-type="float" office:value="NaN">
                <text:p>NaN</text:p>
              </table:table-cell>
              <table:table-cell office:value-type="float" office:value="50.0863004170282">
                <text:p>50.0863004170282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961">
                <text:p>961</text:p>
              </table:table-cell>
              <table:table-cell office:value-type="float" office:value="96.6176782415203">
                <text:p>96.6176782415203</text:p>
              </table:table-cell>
              <table:table-cell office:value-type="float" office:value="NaN">
                <text:p>NaN</text:p>
              </table:table-cell>
              <table:table-cell office:value-type="float" office:value="50.1958422581599">
                <text:p>50.1958422581599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962">
                <text:p>962</text:p>
              </table:table-cell>
              <table:table-cell office:value-type="float" office:value="98.1552023355347">
                <text:p>98.1552023355347</text:p>
              </table:table-cell>
              <table:table-cell office:value-type="float" office:value="NaN">
                <text:p>NaN</text:p>
              </table:table-cell>
              <table:table-cell office:value-type="float" office:value="54.8517724680203">
                <text:p>54.8517724680203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963">
                <text:p>963</text:p>
              </table:table-cell>
              <table:table-cell office:value-type="float" office:value="40.6928823440844">
                <text:p>40.6928823440844</text:p>
              </table:table-cell>
              <table:table-cell office:value-type="float" office:value="NaN">
                <text:p>NaN</text:p>
              </table:table-cell>
              <table:table-cell office:value-type="float" office:value="60.0288278482214">
                <text:p>60.0288278482214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964">
                <text:p>964</text:p>
              </table:table-cell>
              <table:table-cell office:value-type="float" office:value="50.927892579519">
                <text:p>50.927892579519</text:p>
              </table:table-cell>
              <table:table-cell office:value-type="float" office:value="NaN">
                <text:p>NaN</text:p>
              </table:table-cell>
              <table:table-cell office:value-type="float" office:value="56.1304411402886">
                <text:p>56.1304411402886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965">
                <text:p>965</text:p>
              </table:table-cell>
              <table:table-cell office:value-type="float" office:value="84.3569710022359">
                <text:p>84.3569710022359</text:p>
              </table:table-cell>
              <table:table-cell office:value-type="float" office:value="NaN">
                <text:p>NaN</text:p>
              </table:table-cell>
              <table:table-cell office:value-type="float" office:value="55.4152301388165">
                <text:p>55.4152301388165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966">
                <text:p>966</text:p>
              </table:table-cell>
              <table:table-cell office:value-type="float" office:value="6.3686476627141">
                <text:p>6.3686476627141</text:p>
              </table:table-cell>
              <table:table-cell office:value-type="float" office:value="NaN">
                <text:p>NaN</text:p>
              </table:table-cell>
              <table:table-cell office:value-type="float" office:value="57.8417258387182">
                <text:p>57.841725838718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967">
                <text:p>967</text:p>
              </table:table-cell>
              <table:table-cell office:value-type="float" office:value="69.8273953355469">
                <text:p>69.8273953355469</text:p>
              </table:table-cell>
              <table:table-cell office:value-type="float" office:value="NaN">
                <text:p>NaN</text:p>
              </table:table-cell>
              <table:table-cell office:value-type="float" office:value="54.9867326760947">
                <text:p>54.9867326760947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968">
                <text:p>968</text:p>
              </table:table-cell>
              <table:table-cell office:value-type="float" office:value="95.2254130980969">
                <text:p>95.2254130980969</text:p>
              </table:table-cell>
              <table:table-cell office:value-type="float" office:value="NaN">
                <text:p>NaN</text:p>
              </table:table-cell>
              <table:table-cell office:value-type="float" office:value="55.2278624973013">
                <text:p>55.2278624973013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37.0966556343254">
                <text:p>37.0966556343254</text:p>
              </table:table-cell>
              <table:table-cell office:value-type="float" office:value="NaN">
                <text:p>NaN</text:p>
              </table:table-cell>
              <table:table-cell office:value-type="float" office:value="59.2796783402488">
                <text:p>59.279678340248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85839787129753">
                <text:p>4.85839787129753</text:p>
              </table:table-cell>
              <table:table-cell office:value-type="float" office:value="NaN">
                <text:p>NaN</text:p>
              </table:table-cell>
              <table:table-cell office:value-type="float" office:value="59.7338902703808">
                <text:p>59.7338902703808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971">
                <text:p>971</text:p>
              </table:table-cell>
              <table:table-cell office:value-type="float" office:value="71.8581970036595">
                <text:p>71.8581970036595</text:p>
              </table:table-cell>
              <table:table-cell office:value-type="float" office:value="NaN">
                <text:p>NaN</text:p>
              </table:table-cell>
              <table:table-cell office:value-type="float" office:value="59.2319659395572">
                <text:p>59.2319659395572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972">
                <text:p>972</text:p>
              </table:table-cell>
              <table:table-cell office:value-type="float" office:value="74.4651717436269">
                <text:p>74.4651717436269</text:p>
              </table:table-cell>
              <table:table-cell office:value-type="float" office:value="NaN">
                <text:p>NaN</text:p>
              </table:table-cell>
              <table:table-cell office:value-type="float" office:value="60.6774855835932">
                <text:p>60.6774855835932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973">
                <text:p>973</text:p>
              </table:table-cell>
              <table:table-cell office:value-type="float" office:value="31.6153354519708">
                <text:p>31.6153354519708</text:p>
              </table:table-cell>
              <table:table-cell office:value-type="float" office:value="NaN">
                <text:p>NaN</text:p>
              </table:table-cell>
              <table:table-cell office:value-type="float" office:value="61.7680816375646">
                <text:p>61.7680816375646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974">
                <text:p>974</text:p>
              </table:table-cell>
              <table:table-cell office:value-type="float" office:value="68.2037002158239">
                <text:p>68.2037002158239</text:p>
              </table:table-cell>
              <table:table-cell office:value-type="float" office:value="NaN">
                <text:p>NaN</text:p>
              </table:table-cell>
              <table:table-cell office:value-type="float" office:value="60.017542354913">
                <text:p>60.017542354913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975">
                <text:p>975</text:p>
              </table:table-cell>
              <table:table-cell office:value-type="float" office:value="22.7281263964597">
                <text:p>22.7281263964597</text:p>
              </table:table-cell>
              <table:table-cell office:value-type="float" office:value="NaN">
                <text:p>NaN</text:p>
              </table:table-cell>
              <table:table-cell office:value-type="float" office:value="60.1002895799172">
                <text:p>60.1002895799172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976">
                <text:p>976</text:p>
              </table:table-cell>
              <table:table-cell office:value-type="float" office:value="92.9846841171778">
                <text:p>92.9846841171778</text:p>
              </table:table-cell>
              <table:table-cell office:value-type="float" office:value="NaN">
                <text:p>NaN</text:p>
              </table:table-cell>
              <table:table-cell office:value-type="float" office:value="61.3420955937416">
                <text:p>61.3420955937416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977">
                <text:p>977</text:p>
              </table:table-cell>
              <table:table-cell office:value-type="float" office:value="20.4197207015022">
                <text:p>20.4197207015022</text:p>
              </table:table-cell>
              <table:table-cell office:value-type="float" office:value="NaN">
                <text:p>NaN</text:p>
              </table:table-cell>
              <table:table-cell office:value-type="float" office:value="63.0654900689062">
                <text:p>63.0654900689062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978">
                <text:p>978</text:p>
              </table:table-cell>
              <table:table-cell office:value-type="float" office:value="75.8117053617683">
                <text:p>75.8117053617683</text:p>
              </table:table-cell>
              <table:table-cell office:value-type="float" office:value="NaN">
                <text:p>NaN</text:p>
              </table:table-cell>
              <table:table-cell office:value-type="float" office:value="57.985626232905">
                <text:p>57.985626232905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71.9426606952483">
                <text:p>71.9426606952483</text:p>
              </table:table-cell>
              <table:table-cell office:value-type="float" office:value="NaN">
                <text:p>NaN</text:p>
              </table:table-cell>
              <table:table-cell office:value-type="float" office:value="56.4960597679873">
                <text:p>56.496059767987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3.353006285628">
                <text:p>3.353006285628</text:p>
              </table:table-cell>
              <table:table-cell office:value-type="float" office:value="NaN">
                <text:p>NaN</text:p>
              </table:table-cell>
              <table:table-cell office:value-type="float" office:value="58.5793783247316">
                <text:p>58.5793783247316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981">
                <text:p>981</text:p>
              </table:table-cell>
              <table:table-cell office:value-type="float" office:value="54.0671093391523">
                <text:p>54.0671093391523</text:p>
              </table:table-cell>
              <table:table-cell office:value-type="float" office:value="NaN">
                <text:p>NaN</text:p>
              </table:table-cell>
              <table:table-cell office:value-type="float" office:value="55.4077192384722">
                <text:p>55.4077192384722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982">
                <text:p>982</text:p>
              </table:table-cell>
              <table:table-cell office:value-type="float" office:value="95.9551476267342">
                <text:p>95.9551476267342</text:p>
              </table:table-cell>
              <table:table-cell office:value-type="float" office:value="NaN">
                <text:p>NaN</text:p>
              </table:table-cell>
              <table:table-cell office:value-type="float" office:value="53.3883951275999">
                <text:p>53.3883951275999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983">
                <text:p>983</text:p>
              </table:table-cell>
              <table:table-cell office:value-type="float" office:value="46.623816229633">
                <text:p>46.623816229633</text:p>
              </table:table-cell>
              <table:table-cell office:value-type="float" office:value="NaN">
                <text:p>NaN</text:p>
              </table:table-cell>
              <table:table-cell office:value-type="float" office:value="59.3608284585346">
                <text:p>59.3608284585346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984">
                <text:p>984</text:p>
              </table:table-cell>
              <table:table-cell office:value-type="float" office:value="55.3567207126219">
                <text:p>55.3567207126219</text:p>
              </table:table-cell>
              <table:table-cell office:value-type="float" office:value="NaN">
                <text:p>NaN</text:p>
              </table:table-cell>
              <table:table-cell office:value-type="float" office:value="57.813923184807">
                <text:p>57.813923184807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985">
                <text:p>985</text:p>
              </table:table-cell>
              <table:table-cell office:value-type="float" office:value="47.9562788990926">
                <text:p>47.9562788990926</text:p>
              </table:table-cell>
              <table:table-cell office:value-type="float" office:value="NaN">
                <text:p>NaN</text:p>
              </table:table-cell>
              <table:table-cell office:value-type="float" office:value="55.1560103591087">
                <text:p>55.1560103591087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986">
                <text:p>986</text:p>
              </table:table-cell>
              <table:table-cell office:value-type="float" office:value="59.629345631842">
                <text:p>59.629345631842</text:p>
              </table:table-cell>
              <table:table-cell office:value-type="float" office:value="NaN">
                <text:p>NaN</text:p>
              </table:table-cell>
              <table:table-cell office:value-type="float" office:value="55.8799852434265">
                <text:p>55.8799852434265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987">
                <text:p>987</text:p>
              </table:table-cell>
              <table:table-cell office:value-type="float" office:value="48.845416000382">
                <text:p>48.845416000382</text:p>
              </table:table-cell>
              <table:table-cell office:value-type="float" office:value="NaN">
                <text:p>NaN</text:p>
              </table:table-cell>
              <table:table-cell office:value-type="float" office:value="59.5313817607961">
                <text:p>59.5313817607961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988">
                <text:p>988</text:p>
              </table:table-cell>
              <table:table-cell office:value-type="float" office:value="60.8034302032762">
                <text:p>60.8034302032762</text:p>
              </table:table-cell>
              <table:table-cell office:value-type="float" office:value="NaN">
                <text:p>NaN</text:p>
              </table:table-cell>
              <table:table-cell office:value-type="float" office:value="57.9971963605776">
                <text:p>57.9971963605776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7.69789562645081">
                <text:p>7.69789562645081</text:p>
              </table:table-cell>
              <table:table-cell office:value-type="float" office:value="NaN">
                <text:p>NaN</text:p>
              </table:table-cell>
              <table:table-cell office:value-type="float" office:value="57.0864135912209">
                <text:p>57.086413591220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52.0740395916447">
                <text:p>52.0740395916447</text:p>
              </table:table-cell>
              <table:table-cell office:value-type="float" office:value="NaN">
                <text:p>NaN</text:p>
              </table:table-cell>
              <table:table-cell office:value-type="float" office:value="55.4919176028529">
                <text:p>55.4919176028529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991">
                <text:p>991</text:p>
              </table:table-cell>
              <table:table-cell office:value-type="float" office:value="36.4437324289268">
                <text:p>36.4437324289268</text:p>
              </table:table-cell>
              <table:table-cell office:value-type="float" office:value="NaN">
                <text:p>NaN</text:p>
              </table:table-cell>
              <table:table-cell office:value-type="float" office:value="54.4166068945743">
                <text:p>54.4166068945743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992">
                <text:p>992</text:p>
              </table:table-cell>
              <table:table-cell office:value-type="float" office:value="36.2280752904079">
                <text:p>36.2280752904079</text:p>
              </table:table-cell>
              <table:table-cell office:value-type="float" office:value="NaN">
                <text:p>NaN</text:p>
              </table:table-cell>
              <table:table-cell office:value-type="float" office:value="55.3309806300721">
                <text:p>55.3309806300721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993">
                <text:p>993</text:p>
              </table:table-cell>
              <table:table-cell office:value-type="float" office:value="0.862070911572755">
                <text:p>0.862070911572755</text:p>
              </table:table-cell>
              <table:table-cell office:value-type="float" office:value="NaN">
                <text:p>NaN</text:p>
              </table:table-cell>
              <table:table-cell office:value-type="float" office:value="51.5472067082874">
                <text:p>51.5472067082874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994">
                <text:p>994</text:p>
              </table:table-cell>
              <table:table-cell office:value-type="float" office:value="22.0290453447642">
                <text:p>22.0290453447642</text:p>
              </table:table-cell>
              <table:table-cell office:value-type="float" office:value="NaN">
                <text:p>NaN</text:p>
              </table:table-cell>
              <table:table-cell office:value-type="float" office:value="50.2433633889588">
                <text:p>50.243363388958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995">
                <text:p>995</text:p>
              </table:table-cell>
              <table:table-cell office:value-type="float" office:value="72.1128916755984">
                <text:p>72.1128916755984</text:p>
              </table:table-cell>
              <table:table-cell office:value-type="float" office:value="NaN">
                <text:p>NaN</text:p>
              </table:table-cell>
              <table:table-cell office:value-type="float" office:value="46.6578527211585">
                <text:p>46.6578527211585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996">
                <text:p>996</text:p>
              </table:table-cell>
              <table:table-cell office:value-type="float" office:value="84.7026113938188">
                <text:p>84.7026113938188</text:p>
              </table:table-cell>
              <table:table-cell office:value-type="float" office:value="NaN">
                <text:p>NaN</text:p>
              </table:table-cell>
              <table:table-cell office:value-type="float" office:value="46.6692014531819">
                <text:p>46.6692014531819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997">
                <text:p>997</text:p>
              </table:table-cell>
              <table:table-cell office:value-type="float" office:value="72.4764854113102">
                <text:p>72.4764854113102</text:p>
              </table:table-cell>
              <table:table-cell office:value-type="float" office:value="NaN">
                <text:p>NaN</text:p>
              </table:table-cell>
              <table:table-cell office:value-type="float" office:value="52.0925084603946">
                <text:p>52.0925084603946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998">
                <text:p>998</text:p>
              </table:table-cell>
              <table:table-cell office:value-type="float" office:value="84.0313752024989">
                <text:p>84.0313752024989</text:p>
              </table:table-cell>
              <table:table-cell office:value-type="float" office:value="NaN">
                <text:p>NaN</text:p>
              </table:table-cell>
              <table:table-cell office:value-type="float" office:value="53.3198001985384">
                <text:p>53.3198001985384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.203089178725302">
                <text:p>0.203089178725302</text:p>
              </table:table-cell>
              <table:table-cell office:value-type="float" office:value="NaN">
                <text:p>NaN</text:p>
              </table:table-cell>
              <table:table-cell office:value-type="float" office:value="52.5248820369227">
                <text:p>52.524882036922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91.9954303382517">
                <text:p>91.9954303382517</text:p>
              </table:table-cell>
              <table:table-cell office:value-type="float" office:value="NaN">
                <text:p>NaN</text:p>
              </table:table-cell>
              <table:table-cell office:value-type="float" office:value="49.4301669001956">
                <text:p>49.4301669001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